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7.61pt"/>
    </style:style>
    <style:style style:name="co2" style:family="table-column">
      <style:table-column-properties fo:break-before="auto" style:column-width="71.89pt"/>
    </style:style>
    <style:style style:name="co3" style:family="table-column">
      <style:table-column-properties fo:break-before="auto" style:column-width="61.31pt"/>
    </style:style>
    <style:style style:name="co4" style:family="table-column">
      <style:table-column-properties fo:break-before="auto" style:column-width="92.55pt"/>
    </style:style>
    <style:style style:name="co5" style:family="table-column">
      <style:table-column-properties fo:break-before="auto" style:column-width="103.8pt"/>
    </style:style>
    <style:style style:name="co6" style:family="table-column">
      <style:table-column-properties fo:break-before="auto" style:column-width="74.41pt"/>
    </style:style>
    <style:style style:name="co7" style:family="table-column">
      <style:table-column-properties fo:break-before="auto" style:column-width="35.66pt"/>
    </style:style>
    <style:style style:name="co8" style:family="table-column">
      <style:table-column-properties fo:break-before="auto" style:column-width="43.14pt"/>
    </style:style>
    <style:style style:name="co9" style:family="table-column">
      <style:table-column-properties fo:break-before="auto" style:column-width="24.41pt"/>
    </style:style>
    <style:style style:name="co10" style:family="table-column">
      <style:table-column-properties fo:break-before="auto" style:column-width="75.66pt"/>
    </style:style>
    <style:style style:name="co11" style:family="table-column">
      <style:table-column-properties fo:break-before="auto" style:column-width="52.55pt"/>
    </style:style>
    <style:style style:name="co12" style:family="table-column">
      <style:table-column-properties fo:break-before="auto" style:column-width="53.8pt"/>
    </style:style>
    <style:style style:name="co13" style:family="table-column">
      <style:table-column-properties fo:break-before="auto" style:column-width="51.31pt"/>
    </style:style>
    <style:style style:name="co14" style:family="table-column">
      <style:table-column-properties fo:break-before="auto" style:column-width="36.26pt"/>
    </style:style>
    <style:style style:name="co15" style:family="table-column">
      <style:table-column-properties fo:break-before="auto" style:column-width="57.54pt"/>
    </style:style>
    <style:style style:name="co16" style:family="table-column">
      <style:table-column-properties fo:break-before="auto" style:column-width="28.74pt"/>
    </style:style>
    <style:style style:name="co17" style:family="table-column">
      <style:table-column-properties fo:break-before="auto" style:column-width="25pt"/>
    </style:style>
    <style:style style:name="co18" style:family="table-column">
      <style:table-column-properties fo:break-before="auto" style:column-width="68.8pt"/>
    </style:style>
    <style:style style:name="co19" style:family="table-column">
      <style:table-column-properties fo:break-before="auto" style:column-width="38.75pt"/>
    </style:style>
    <style:style style:name="co20" style:family="table-column">
      <style:table-column-properties fo:break-before="auto" style:column-width="93.8pt"/>
    </style:style>
    <style:style style:name="co21" style:family="table-column">
      <style:table-column-properties fo:break-before="auto" style:column-width="81.3pt"/>
    </style:style>
    <style:style style:name="co22" style:family="table-column">
      <style:table-column-properties fo:break-before="auto" style:column-width="26.9pt"/>
    </style:style>
    <style:style style:name="co23" style:family="table-column">
      <style:table-column-properties fo:break-before="auto" style:column-width="48.16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108.14pt"/>
    </style:style>
    <style:style style:name="co26" style:family="table-column">
      <style:table-column-properties fo:break-before="auto" style:column-width="31.24pt"/>
    </style:style>
    <style:style style:name="co27" style:family="table-column">
      <style:table-column-properties fo:break-before="auto" style:column-width="38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ff"/>
    </style:style>
    <style:style style:name="ce4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table table:name="RU_diploR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DM0NAME</text:p>
          </table:table-cell>
          <table:table-cell office:value-type="string" calcext:value-type="string">
            <text:p>ADM0_A3,C,3</text:p>
          </table:table-cell>
          <table:table-cell office:value-type="string" calcext:value-type="string">
            <text:p>ISO_A2,C,5</text:p>
          </table:table-cell>
          <table:table-cell office:value-type="string" calcext:value-type="string">
            <text:p>LATITUDE,N,19,11</text:p>
          </table:table-cell>
          <table:table-cell office:value-type="string" calcext:value-type="string">
            <text:p>LONGITUDE,N,19,11</text:p>
          </table:table-cell>
          <table:table-cell office:value-type="string" calcext:value-type="string">
            <text:p>TOTAL_ORGS</text:p>
          </table:table-cell>
          <table:table-cell office:value-type="string" calcext:value-type="string">
            <text:p>isCTR</text:p>
          </table:table-cell>
          <table:table-cell office:value-type="string" calcext:value-type="string">
            <text:p>CISFTA</text:p>
          </table:table-cell>
          <table:table-cell office:value-type="string" calcext:value-type="string">
            <text:p>PfP</text:p>
          </table:table-cell>
          <table:table-cell office:value-type="string" calcext:value-type="string">
            <text:p>BSEC</text:p>
          </table:table-cell>
          <table:table-cell office:value-type="string" calcext:value-type="string">
            <text:p>ConfOnDisArm</text:p>
          </table:table-cell>
          <table:table-cell office:value-type="string" calcext:value-type="string">
            <text:p>CouncEur</text:p>
          </table:table-cell>
          <table:table-cell office:value-type="string" calcext:value-type="string">
            <text:p>EurAtlPart</text:p>
          </table:table-cell>
          <table:table-cell office:value-type="string" calcext:value-type="string">
            <text:p>ParisClub</text:p>
          </table:table-cell>
          <table:table-cell office:value-type="string" calcext:value-type="string">
            <text:p>OSCE</text:p>
          </table:table-cell>
          <table:table-cell office:value-type="string" calcext:value-type="string">
            <text:p>CSTO</text:p>
          </table:table-cell>
          <table:table-cell office:value-type="string" calcext:value-type="string">
            <text:p>UnionState</text:p>
          </table:table-cell>
          <table:table-cell office:value-type="string" calcext:value-type="string">
            <text:p>EEU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ShanghiCoop</text:p>
          </table:table-cell>
          <table:table-cell office:value-type="string" calcext:value-type="string">
            <text:p>BRICS</text:p>
          </table:table-cell>
          <table:table-cell office:value-type="string" calcext:value-type="string">
            <text:p>AsiaPacEconCOop</text:p>
          </table:table-cell>
          <table:table-cell office:value-type="string" calcext:value-type="string">
            <text:p>EastAsiaSummit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ACD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F</text:p>
          </table:table-cell>
          <table:table-cell office:value-type="float" office:value="34.5166902863" calcext:value-type="float">
            <text:p>34.5166902863</text:p>
          </table:table-cell>
          <table:table-cell office:value-type="float" office:value="69.1832600493" calcext:value-type="float">
            <text:p>69.1832600493</text:p>
          </table:table-cell>
          <table:table-cell table:formula="of:=COUNTIF([.H2:.Z2];1)"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</text:p>
          </table:table-cell>
          <table:table-cell office:value-type="float" office:value="41.3275407095" calcext:value-type="float">
            <text:p>41.3275407095</text:p>
          </table:table-cell>
          <table:table-cell office:value-type="float" office:value="19.8188830146" calcext:value-type="float">
            <text:p>19.8188830146</text:p>
          </table:table-cell>
          <table:table-cell table:formula="of:=COUNTIF([.H3:.Z3];1)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DZ</text:p>
          </table:table-cell>
          <table:table-cell office:value-type="float" office:value="36.763064798" calcext:value-type="float">
            <text:p>36.763064798</text:p>
          </table:table-cell>
          <table:table-cell office:value-type="float" office:value="3.0505525295" calcext:value-type="float">
            <text:p>3.0505525295</text:p>
          </table:table-cell>
          <table:table-cell table:formula="of:=COUNTIF([.H4:.Z4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D</text:p>
          </table:table-cell>
          <table:table-cell office:value-type="float" office:value="42.5000014435" calcext:value-type="float">
            <text:p>42.5000014435</text:p>
          </table:table-cell>
          <table:table-cell office:value-type="float" office:value="1.5164859605" calcext:value-type="float">
            <text:p>1.5164859605</text:p>
          </table:table-cell>
          <table:table-cell table:formula="of:=COUNTIF([.H5:.Z5];1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O</text:p>
          </table:table-cell>
          <table:table-cell office:value-type="float" office:value="-8.8382861136" calcext:value-type="float">
            <text:p>-8.8382861136</text:p>
          </table:table-cell>
          <table:table-cell office:value-type="float" office:value="13.2344270413" calcext:value-type="float">
            <text:p>13.2344270413</text:p>
          </table:table-cell>
          <table:table-cell table:formula="of:=COUNTIF([.H6:.Z6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G</text:p>
          </table:table-cell>
          <table:table-cell office:value-type="float" office:value="17.1180365183" calcext:value-type="float">
            <text:p>17.1180365183</text:p>
          </table:table-cell>
          <table:table-cell office:value-type="float" office:value="-61.8500338151" calcext:value-type="float">
            <text:p>-61.8500338151</text:p>
          </table:table-cell>
          <table:table-cell table:formula="of:=COUNTIF([.H7:.Z7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</text:p>
          </table:table-cell>
          <table:table-cell office:value-type="float" office:value="-34.6025016085" calcext:value-type="float">
            <text:p>-34.6025016085</text:p>
          </table:table-cell>
          <table:table-cell office:value-type="float" office:value="-58.3975313737" calcext:value-type="float">
            <text:p>-58.3975313737</text:p>
          </table:table-cell>
          <table:table-cell table:formula="of:=COUNTIF([.H8:.Z8];1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</text:p>
          </table:table-cell>
          <table:table-cell office:value-type="float" office:value="40.1811507355" calcext:value-type="float">
            <text:p>40.1811507355</text:p>
          </table:table-cell>
          <table:table-cell office:value-type="float" office:value="44.5135513904" calcext:value-type="float">
            <text:p>44.5135513904</text:p>
          </table:table-cell>
          <table:table-cell table:formula="of:=COUNTIF([.H9:.Z9];1)" office:value-type="float" office:value="9" calcext:value-type="float">
            <text:p>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</text:p>
          </table:table-cell>
          <table:table-cell office:value-type="float" office:value="-35.2830285454" calcext:value-type="float">
            <text:p>-35.2830285454</text:p>
          </table:table-cell>
          <table:table-cell office:value-type="float" office:value="149.129026244" calcext:value-type="float">
            <text:p>149.129026244</text:p>
          </table:table-cell>
          <table:table-cell table:formula="of:=COUNTIF([.H10:.Z10];1)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T</text:p>
          </table:table-cell>
          <table:table-cell office:value-type="float" office:value="48.2000152782" calcext:value-type="float">
            <text:p>48.2000152782</text:p>
          </table:table-cell>
          <table:table-cell office:value-type="float" office:value="16.3666389554" calcext:value-type="float">
            <text:p>16.3666389554</text:p>
          </table:table-cell>
          <table:table-cell table:formula="of:=COUNTIF([.H11:.Z11];1)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</text:p>
          </table:table-cell>
          <table:table-cell office:value-type="float" office:value="40.3952720327" calcext:value-type="float">
            <text:p>40.3952720327</text:p>
          </table:table-cell>
          <table:table-cell office:value-type="float" office:value="49.8622171619" calcext:value-type="float">
            <text:p>49.8622171619</text:p>
          </table:table-cell>
          <table:table-cell table:formula="of:=COUNTIF([.H12:.Z12];1)"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BH</text:p>
          </table:table-cell>
          <table:table-cell office:value-type="float" office:value="26.2361362905" calcext:value-type="float">
            <text:p>26.2361362905</text:p>
          </table:table-cell>
          <table:table-cell office:value-type="float" office:value="50.5830517159" calcext:value-type="float">
            <text:p>50.5830517159</text:p>
          </table:table-cell>
          <table:table-cell table:formula="of:=COUNTIF([.H13:.Z13];1)"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BD</text:p>
          </table:table-cell>
          <table:table-cell office:value-type="float" office:value="23.7230597117" calcext:value-type="float">
            <text:p>23.7230597117</text:p>
          </table:table-cell>
          <table:table-cell office:value-type="float" office:value="90.4085794667" calcext:value-type="float">
            <text:p>90.4085794667</text:p>
          </table:table-cell>
          <table:table-cell table:formula="of:=COUNTIF([.H14:.Z14];1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BB</text:p>
          </table:table-cell>
          <table:table-cell office:value-type="float" office:value="13.1020025828" calcext:value-type="float">
            <text:p>13.1020025828</text:p>
          </table:table-cell>
          <table:table-cell office:value-type="float" office:value="-59.6165267351" calcext:value-type="float">
            <text:p>-59.6165267351</text:p>
          </table:table-cell>
          <table:table-cell table:formula="of:=COUNTIF([.H15:.Z15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BY</text:p>
          </table:table-cell>
          <table:table-cell office:value-type="float" office:value="53.8999774364" calcext:value-type="float">
            <text:p>53.8999774364</text:p>
          </table:table-cell>
          <table:table-cell office:value-type="float" office:value="27.5666271553" calcext:value-type="float">
            <text:p>27.5666271553</text:p>
          </table:table-cell>
          <table:table-cell table:formula="of:=COUNTIF([.H16:.Z16];1)"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</text:p>
          </table:table-cell>
          <table:table-cell office:value-type="float" office:value="50.8333170767" calcext:value-type="float">
            <text:p>50.8333170767</text:p>
          </table:table-cell>
          <table:table-cell office:value-type="float" office:value="4.3333166083" calcext:value-type="float">
            <text:p>4.3333166083</text:p>
          </table:table-cell>
          <table:table-cell table:formula="of:=COUNTIF([.H17:.Z17];1)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BZ</text:p>
          </table:table-cell>
          <table:table-cell office:value-type="float" office:value="17.2520335072" calcext:value-type="float">
            <text:p>17.2520335072</text:p>
          </table:table-cell>
          <table:table-cell office:value-type="float" office:value="-88.7670729998" calcext:value-type="float">
            <text:p>-88.7670729998</text:p>
          </table:table-cell>
          <table:table-cell table:formula="of:=COUNTIF([.H18:.Z18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J</text:p>
          </table:table-cell>
          <table:table-cell office:value-type="float" office:value="6.4000085642" calcext:value-type="float">
            <text:p>6.4000085642</text:p>
          </table:table-cell>
          <table:table-cell office:value-type="float" office:value="2.5199905992" calcext:value-type="float">
            <text:p>2.5199905992</text:p>
          </table:table-cell>
          <table:table-cell table:formula="of:=COUNTIF([.H19:.Z19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T</text:p>
          </table:table-cell>
          <table:table-cell office:value-type="float" office:value="27.4729858592" calcext:value-type="float">
            <text:p>27.4729858592</text:p>
          </table:table-cell>
          <table:table-cell office:value-type="float" office:value="89.639014037" calcext:value-type="float">
            <text:p>89.639014037</text:p>
          </table:table-cell>
          <table:table-cell table:formula="of:=COUNTIF([.H20:.Z20];1)"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</text:p>
          </table:table-cell>
          <table:table-cell office:value-type="float" office:value="-19.0409708467" calcext:value-type="float">
            <text:p>-19.0409708467</text:p>
          </table:table-cell>
          <table:table-cell office:value-type="float" office:value="-65.2595156267" calcext:value-type="float">
            <text:p>-65.2595156267</text:p>
          </table:table-cell>
          <table:table-cell table:formula="of:=COUNTIF([.H21:.Z21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</text:p>
          </table:table-cell>
          <table:table-cell office:value-type="float" office:value="-16.4979736137" calcext:value-type="float">
            <text:p>-16.4979736137</text:p>
          </table:table-cell>
          <table:table-cell office:value-type="float" office:value="-68.1499851905" calcext:value-type="float">
            <text:p>-68.1499851905</text:p>
          </table:table-cell>
          <table:table-cell table:formula="of:=COUNTIF([.H22:.Z22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BA</text:p>
          </table:table-cell>
          <table:table-cell office:value-type="float" office:value="43.850022399" calcext:value-type="float">
            <text:p>43.850022399</text:p>
          </table:table-cell>
          <table:table-cell office:value-type="float" office:value="18.383001667" calcext:value-type="float">
            <text:p>18.383001667</text:p>
          </table:table-cell>
          <table:table-cell table:formula="of:=COUNTIF([.H23:.Z23];1)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W</text:p>
          </table:table-cell>
          <table:table-cell office:value-type="float" office:value="-24.6463134574" calcext:value-type="float">
            <text:p>-24.6463134574</text:p>
          </table:table-cell>
          <table:table-cell office:value-type="float" office:value="25.9119477933" calcext:value-type="float">
            <text:p>25.9119477933</text:p>
          </table:table-cell>
          <table:table-cell table:formula="of:=COUNTIF([.H24:.Z24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</text:p>
          </table:table-cell>
          <table:table-cell office:value-type="float" office:value="-15.7833402315" calcext:value-type="float">
            <text:p>-15.7833402315</text:p>
          </table:table-cell>
          <table:table-cell office:value-type="float" office:value="-47.9160522884" calcext:value-type="float">
            <text:p>-47.9160522884</text:p>
          </table:table-cell>
          <table:table-cell table:formula="of:=COUNTIF([.H25:.Z25];1)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BN</text:p>
          </table:table-cell>
          <table:table-cell office:value-type="float" office:value="4.8833311146" calcext:value-type="float">
            <text:p>4.8833311146</text:p>
          </table:table-cell>
          <table:table-cell office:value-type="float" office:value="114.933284057" calcext:value-type="float">
            <text:p>114.933284057</text:p>
          </table:table-cell>
          <table:table-cell table:formula="of:=COUNTIF([.H26:.Z26];1)" office:value-type="float" office:value="4" calcext:value-type="float">
            <text:p>4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BG</text:p>
          </table:table-cell>
          <table:table-cell office:value-type="float" office:value="42.6833494253" calcext:value-type="float">
            <text:p>42.6833494253</text:p>
          </table:table-cell>
          <table:table-cell office:value-type="float" office:value="23.3166540107" calcext:value-type="float">
            <text:p>23.3166540107</text:p>
          </table:table-cell>
          <table:table-cell table:formula="of:=COUNTIF([.H27:.Z27];1)" office:value-type="float" office:value="5" calcext:value-type="float">
            <text:p>5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BF</text:p>
          </table:table-cell>
          <table:table-cell office:value-type="float" office:value="12.3703159779" calcext:value-type="float">
            <text:p>12.3703159779</text:p>
          </table:table-cell>
          <table:table-cell office:value-type="float" office:value="-1.5247237563" calcext:value-type="float">
            <text:p>-1.5247237563</text:p>
          </table:table-cell>
          <table:table-cell table:formula="of:=COUNTIF([.H28:.Z28];1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BI</text:p>
          </table:table-cell>
          <table:table-cell office:value-type="float" office:value="-3.3760872204" calcext:value-type="float">
            <text:p>-3.3760872204</text:p>
          </table:table-cell>
          <table:table-cell office:value-type="float" office:value="29.3600060615" calcext:value-type="float">
            <text:p>29.3600060615</text:p>
          </table:table-cell>
          <table:table-cell table:formula="of:=COUNTIF([.H29:.Z29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H</text:p>
          </table:table-cell>
          <table:table-cell office:value-type="float" office:value="11.5500301299" calcext:value-type="float">
            <text:p>11.5500301299</text:p>
          </table:table-cell>
          <table:table-cell office:value-type="float" office:value="104.91663448" calcext:value-type="float">
            <text:p>104.91663448</text:p>
          </table:table-cell>
          <table:table-cell table:formula="of:=COUNTIF([.H30:.Z30];1)"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M</text:p>
          </table:table-cell>
          <table:table-cell office:value-type="float" office:value="3.8667006621" calcext:value-type="float">
            <text:p>3.8667006621</text:p>
          </table:table-cell>
          <table:table-cell office:value-type="float" office:value="11.5166507555" calcext:value-type="float">
            <text:p>11.5166507555</text:p>
          </table:table-cell>
          <table:table-cell table:formula="of:=COUNTIF([.H31:.Z31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</text:p>
          </table:table-cell>
          <table:table-cell office:value-type="float" office:value="45.4166967967" calcext:value-type="float">
            <text:p>45.4166967967</text:p>
          </table:table-cell>
          <table:table-cell office:value-type="float" office:value="-75.7000153012" calcext:value-type="float">
            <text:p>-75.7000153012</text:p>
          </table:table-cell>
          <table:table-cell table:formula="of:=COUNTIF([.H32:.Z32];1)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CV</text:p>
          </table:table-cell>
          <table:table-cell office:value-type="float" office:value="14.9166980173" calcext:value-type="float">
            <text:p>14.9166980173</text:p>
          </table:table-cell>
          <table:table-cell office:value-type="float" office:value="-23.516688885" calcext:value-type="float">
            <text:p>-23.516688885</text:p>
          </table:table-cell>
          <table:table-cell table:formula="of:=COUNTIF([.H33:.Z33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CF</text:p>
          </table:table-cell>
          <table:table-cell office:value-type="float" office:value="4.3666443064" calcext:value-type="float">
            <text:p>4.3666443064</text:p>
          </table:table-cell>
          <table:table-cell office:value-type="float" office:value="18.5582881253" calcext:value-type="float">
            <text:p>18.5582881253</text:p>
          </table:table-cell>
          <table:table-cell table:formula="of:=COUNTIF([.H34:.Z34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TD</text:p>
          </table:table-cell>
          <table:table-cell office:value-type="float" office:value="12.1130965362" calcext:value-type="float">
            <text:p>12.1130965362</text:p>
          </table:table-cell>
          <table:table-cell office:value-type="float" office:value="15.0491483141" calcext:value-type="float">
            <text:p>15.0491483141</text:p>
          </table:table-cell>
          <table:table-cell table:formula="of:=COUNTIF([.H35:.Z35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L</text:p>
          </table:table-cell>
          <table:table-cell office:value-type="float" office:value="-33.4500138155" calcext:value-type="float">
            <text:p>-33.4500138155</text:p>
          </table:table-cell>
          <table:table-cell office:value-type="float" office:value="-70.6670408546" calcext:value-type="float">
            <text:p>-70.6670408546</text:p>
          </table:table-cell>
          <table:table-cell table:formula="of:=COUNTIF([.H36:.Z36];1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N</text:p>
          </table:table-cell>
          <table:table-cell office:value-type="float" office:value="39.9288922313" calcext:value-type="float">
            <text:p>39.9288922313</text:p>
          </table:table-cell>
          <table:table-cell office:value-type="float" office:value="116.388285684" calcext:value-type="float">
            <text:p>116.388285684</text:p>
          </table:table-cell>
          <table:table-cell table:formula="of:=COUNTIF([.H37:.Z37];1)"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</text:p>
          </table:table-cell>
          <table:table-cell office:value-type="float" office:value="4.5964235625" calcext:value-type="float">
            <text:p>4.5964235625</text:p>
          </table:table-cell>
          <table:table-cell office:value-type="float" office:value="-74.0833439552" calcext:value-type="float">
            <text:p>-74.0833439552</text:p>
          </table:table-cell>
          <table:table-cell table:formula="of:=COUNTIF([.H38:.Z38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KM</text:p>
          </table:table-cell>
          <table:table-cell office:value-type="float" office:value="-11.7041576957" calcext:value-type="float">
            <text:p>-11.7041576957</text:p>
          </table:table-cell>
          <table:table-cell office:value-type="float" office:value="43.2402440987" calcext:value-type="float">
            <text:p>43.2402440987</text:p>
          </table:table-cell>
          <table:table-cell table:formula="of:=COUNTIF([.H39:.Z39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go (Brazzaville)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CG</text:p>
          </table:table-cell>
          <table:table-cell office:value-type="float" office:value="-4.2591857718" calcext:value-type="float">
            <text:p>-4.2591857718</text:p>
          </table:table-cell>
          <table:table-cell office:value-type="float" office:value="15.2846894925" calcext:value-type="float">
            <text:p>15.2846894925</text:p>
          </table:table-cell>
          <table:table-cell table:formula="of:=COUNTIF([.H40:.Z40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go (Kinshasa)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D</text:p>
          </table:table-cell>
          <table:table-cell office:value-type="float" office:value="-4.3297241019" calcext:value-type="float">
            <text:p>-4.3297241019</text:p>
          </table:table-cell>
          <table:table-cell office:value-type="float" office:value="15.3149718818" calcext:value-type="float">
            <text:p>15.3149718818</text:p>
          </table:table-cell>
          <table:table-cell table:formula="of:=COUNTIF([.H41:.Z41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R</text:p>
          </table:table-cell>
          <table:table-cell office:value-type="float" office:value="9.9350124297" calcext:value-type="float">
            <text:p>9.9350124297</text:p>
          </table:table-cell>
          <table:table-cell office:value-type="float" office:value="-84.0840513527" calcext:value-type="float">
            <text:p>-84.0840513527</text:p>
          </table:table-cell>
          <table:table-cell table:formula="of:=COUNTIF([.H42:.Z42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HR</text:p>
          </table:table-cell>
          <table:table-cell office:value-type="float" office:value="45.8000067333" calcext:value-type="float">
            <text:p>45.8000067333</text:p>
          </table:table-cell>
          <table:table-cell office:value-type="float" office:value="15.9999946682" calcext:value-type="float">
            <text:p>15.9999946682</text:p>
          </table:table-cell>
          <table:table-cell table:formula="of:=COUNTIF([.H43:.Z43];1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</text:p>
          </table:table-cell>
          <table:table-cell office:value-type="float" office:value="23.1319588409" calcext:value-type="float">
            <text:p>23.1319588409</text:p>
          </table:table-cell>
          <table:table-cell office:value-type="float" office:value="-82.3641821713" calcext:value-type="float">
            <text:p>-82.3641821713</text:p>
          </table:table-cell>
          <table:table-cell table:formula="of:=COUNTIF([.H44:.Z44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CY</text:p>
          </table:table-cell>
          <table:table-cell office:value-type="float" office:value="35.1666764517" calcext:value-type="float">
            <text:p>35.1666764517</text:p>
          </table:table-cell>
          <table:table-cell office:value-type="float" office:value="33.3666348864" calcext:value-type="float">
            <text:p>33.3666348864</text:p>
          </table:table-cell>
          <table:table-cell table:formula="of:=COUNTIF([.H45:.Z45];1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CZ</text:p>
          </table:table-cell>
          <table:table-cell office:value-type="float" office:value="50.0833370149" calcext:value-type="float">
            <text:p>50.0833370149</text:p>
          </table:table-cell>
          <table:table-cell office:value-type="float" office:value="14.4659797757" calcext:value-type="float">
            <text:p>14.4659797757</text:p>
          </table:table-cell>
          <table:table-cell table:formula="of:=COUNTIF([.H46:.Z46];1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K</text:p>
          </table:table-cell>
          <table:table-cell office:value-type="float" office:value="55.6785641904" calcext:value-type="float">
            <text:p>55.6785641904</text:p>
          </table:table-cell>
          <table:table-cell office:value-type="float" office:value="12.5634857473" calcext:value-type="float">
            <text:p>12.5634857473</text:p>
          </table:table-cell>
          <table:table-cell table:formula="of:=COUNTIF([.H47:.Z47];1)" office:value-type="float" office:value="3" calcext:value-type="float">
            <text:p>3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DJ</text:p>
          </table:table-cell>
          <table:table-cell office:value-type="float" office:value="11.5950144643" calcext:value-type="float">
            <text:p>11.5950144643</text:p>
          </table:table-cell>
          <table:table-cell office:value-type="float" office:value="43.1480016671" calcext:value-type="float">
            <text:p>43.1480016671</text:p>
          </table:table-cell>
          <table:table-cell table:formula="of:=COUNTIF([.H48:.Z48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M</text:p>
          </table:table-cell>
          <table:table-cell office:value-type="float" office:value="15.3010156443" calcext:value-type="float">
            <text:p>15.3010156443</text:p>
          </table:table-cell>
          <table:table-cell office:value-type="float" office:value="-61.3870129818" calcext:value-type="float">
            <text:p>-61.3870129818</text:p>
          </table:table-cell>
          <table:table-cell table:formula="of:=COUNTIF([.H49:.Z49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</text:p>
          </table:table-cell>
          <table:table-cell office:value-type="float" office:value="18.4700728546" calcext:value-type="float">
            <text:p>18.4700728546</text:p>
          </table:table-cell>
          <table:table-cell office:value-type="float" office:value="-69.9000850847" calcext:value-type="float">
            <text:p>-69.9000850847</text:p>
          </table:table-cell>
          <table:table-cell table:formula="of:=COUNTIF([.H50:.Z50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ast Timor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TL</text:p>
          </table:table-cell>
          <table:table-cell office:value-type="float" office:value="-8.5593884086" calcext:value-type="float">
            <text:p>-8.5593884086</text:p>
          </table:table-cell>
          <table:table-cell office:value-type="float" office:value="125.579455932" calcext:value-type="float">
            <text:p>125.579455932</text:p>
          </table:table-cell>
          <table:table-cell table:formula="of:=COUNTIF([.H51:.Z51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EC</text:p>
          </table:table-cell>
          <table:table-cell office:value-type="float" office:value="-0.2149881807" calcext:value-type="float">
            <text:p>-0.2149881807</text:p>
          </table:table-cell>
          <table:table-cell office:value-type="float" office:value="-78.5000511085" calcext:value-type="float">
            <text:p>-78.5000511085</text:p>
          </table:table-cell>
          <table:table-cell table:formula="of:=COUNTIF([.H52:.Z52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G</text:p>
          </table:table-cell>
          <table:table-cell office:value-type="float" office:value="30.0499603465" calcext:value-type="float">
            <text:p>30.0499603465</text:p>
          </table:table-cell>
          <table:table-cell office:value-type="float" office:value="31.2499682197" calcext:value-type="float">
            <text:p>31.2499682197</text:p>
          </table:table-cell>
          <table:table-cell table:formula="of:=COUNTIF([.H53:.Z53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SV</text:p>
          </table:table-cell>
          <table:table-cell office:value-type="float" office:value="13.7100016469" calcext:value-type="float">
            <text:p>13.7100016469</text:p>
          </table:table-cell>
          <table:table-cell office:value-type="float" office:value="-89.2030412208" calcext:value-type="float">
            <text:p>-89.2030412208</text:p>
          </table:table-cell>
          <table:table-cell table:formula="of:=COUNTIF([.H54:.Z54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GQ</text:p>
          </table:table-cell>
          <table:table-cell office:value-type="float" office:value="3.750015278" calcext:value-type="float">
            <text:p>3.750015278</text:p>
          </table:table-cell>
          <table:table-cell office:value-type="float" office:value="8.7832775458" calcext:value-type="float">
            <text:p>8.7832775458</text:p>
          </table:table-cell>
          <table:table-cell table:formula="of:=COUNTIF([.H55:.Z55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</text:p>
          </table:table-cell>
          <table:table-cell office:value-type="float" office:value="15.3333392527" calcext:value-type="float">
            <text:p>15.3333392527</text:p>
          </table:table-cell>
          <table:table-cell office:value-type="float" office:value="38.9333235258" calcext:value-type="float">
            <text:p>38.9333235258</text:p>
          </table:table-cell>
          <table:table-cell table:formula="of:=COUNTIF([.H56:.Z56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E</text:p>
          </table:table-cell>
          <table:table-cell office:value-type="float" office:value="59.4338773795" calcext:value-type="float">
            <text:p>59.4338773795</text:p>
          </table:table-cell>
          <table:table-cell office:value-type="float" office:value="24.7280407295" calcext:value-type="float">
            <text:p>24.7280407295</text:p>
          </table:table-cell>
          <table:table-cell table:formula="of:=COUNTIF([.H57:.Z57];1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</text:p>
          </table:table-cell>
          <table:table-cell office:value-type="float" office:value="9.0333103627" calcext:value-type="float">
            <text:p>9.0333103627</text:p>
          </table:table-cell>
          <table:table-cell office:value-type="float" office:value="38.700004434" calcext:value-type="float">
            <text:p>38.700004434</text:p>
          </table:table-cell>
          <table:table-cell table:formula="of:=COUNTIF([.H58:.Z58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derated States of Micronesia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FM</text:p>
          </table:table-cell>
          <table:table-cell office:value-type="float" office:value="6.916643696" calcext:value-type="float">
            <text:p>6.916643696</text:p>
          </table:table-cell>
          <table:table-cell office:value-type="float" office:value="158.149974324" calcext:value-type="float">
            <text:p>158.149974324</text:p>
          </table:table-cell>
          <table:table-cell table:formula="of:=COUNTIF([.H59:.Z59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FJ</text:p>
          </table:table-cell>
          <table:table-cell office:value-type="float" office:value="-18.1330159314" calcext:value-type="float">
            <text:p>-18.1330159314</text:p>
          </table:table-cell>
          <table:table-cell office:value-type="float" office:value="178.441707315" calcext:value-type="float">
            <text:p>178.441707315</text:p>
          </table:table-cell>
          <table:table-cell table:formula="of:=COUNTIF([.H60:.Z60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</text:p>
          </table:table-cell>
          <table:table-cell office:value-type="float" office:value="60.175563374" calcext:value-type="float">
            <text:p>60.175563374</text:p>
          </table:table-cell>
          <table:table-cell office:value-type="float" office:value="24.9341263415" calcext:value-type="float">
            <text:p>24.9341263415</text:p>
          </table:table-cell>
          <table:table-cell table:formula="of:=COUNTIF([.H61:.Z61];1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</text:p>
          </table:table-cell>
          <table:table-cell office:value-type="float" office:value="48.8666929312" calcext:value-type="float">
            <text:p>48.8666929312</text:p>
          </table:table-cell>
          <table:table-cell office:value-type="float" office:value="2.3333353257" calcext:value-type="float">
            <text:p>2.3333353257</text:p>
          </table:table-cell>
          <table:table-cell table:formula="of:=COUNTIF([.H62:.Z62];1)" office:value-type="float" office:value="6" calcext:value-type="float">
            <text:p>6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GA</text:p>
          </table:table-cell>
          <table:table-cell office:value-type="float" office:value="0.3853886097" calcext:value-type="float">
            <text:p>0.3853886097</text:p>
          </table:table-cell>
          <table:table-cell office:value-type="float" office:value="9.4579650458" calcext:value-type="float">
            <text:p>9.4579650458</text:p>
          </table:table-cell>
          <table:table-cell table:formula="of:=COUNTIF([.H63:.Z63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E</text:p>
          </table:table-cell>
          <table:table-cell office:value-type="float" office:value="41.7250099885" calcext:value-type="float">
            <text:p>41.7250099885</text:p>
          </table:table-cell>
          <table:table-cell office:value-type="float" office:value="44.7907954496" calcext:value-type="float">
            <text:p>44.7907954496</text:p>
          </table:table-cell>
          <table:table-cell table:formula="of:=COUNTIF([.H64:.Z64];1)"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</text:p>
          </table:table-cell>
          <table:table-cell office:value-type="float" office:value="52.5218186636" calcext:value-type="float">
            <text:p>52.5218186636</text:p>
          </table:table-cell>
          <table:table-cell office:value-type="float" office:value="13.4015486233" calcext:value-type="float">
            <text:p>13.4015486233</text:p>
          </table:table-cell>
          <table:table-cell table:formula="of:=COUNTIF([.H65:.Z65];1)" office:value-type="float" office:value="6" calcext:value-type="float">
            <text:p>6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GH</text:p>
          </table:table-cell>
          <table:table-cell office:value-type="float" office:value="5.5500346058" calcext:value-type="float">
            <text:p>5.5500346058</text:p>
          </table:table-cell>
          <table:table-cell office:value-type="float" office:value="-0.2167157404" calcext:value-type="float">
            <text:p>-0.2167157404</text:p>
          </table:table-cell>
          <table:table-cell table:formula="of:=COUNTIF([.H66:.Z66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GR</text:p>
          </table:table-cell>
          <table:table-cell office:value-type="float" office:value="37.9833262319" calcext:value-type="float">
            <text:p>37.9833262319</text:p>
          </table:table-cell>
          <table:table-cell office:value-type="float" office:value="23.7333210843" calcext:value-type="float">
            <text:p>23.7333210843</text:p>
          </table:table-cell>
          <table:table-cell table:formula="of:=COUNTIF([.H67:.Z67];1)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GD</text:p>
          </table:table-cell>
          <table:table-cell office:value-type="float" office:value="12.0526334017" calcext:value-type="float">
            <text:p>12.0526334017</text:p>
          </table:table-cell>
          <table:table-cell office:value-type="float" office:value="-61.7416432261" calcext:value-type="float">
            <text:p>-61.7416432261</text:p>
          </table:table-cell>
          <table:table-cell table:formula="of:=COUNTIF([.H68:.Z68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GT</text:p>
          </table:table-cell>
          <table:table-cell office:value-type="float" office:value="14.6211346628" calcext:value-type="float">
            <text:p>14.6211346628</text:p>
          </table:table-cell>
          <table:table-cell office:value-type="float" office:value="-90.5269655779" calcext:value-type="float">
            <text:p>-90.5269655779</text:p>
          </table:table-cell>
          <table:table-cell table:formula="of:=COUNTIF([.H69:.Z69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N</text:p>
          </table:table-cell>
          <table:table-cell office:value-type="float" office:value="9.5315228464" calcext:value-type="float">
            <text:p>9.5315228464</text:p>
          </table:table-cell>
          <table:table-cell office:value-type="float" office:value="-13.6802350275" calcext:value-type="float">
            <text:p>-13.6802350275</text:p>
          </table:table-cell>
          <table:table-cell table:formula="of:=COUNTIF([.H70:.Z70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GW</text:p>
          </table:table-cell>
          <table:table-cell office:value-type="float" office:value="11.865023823" calcext:value-type="float">
            <text:p>11.865023823</text:p>
          </table:table-cell>
          <table:table-cell office:value-type="float" office:value="-15.5983608413" calcext:value-type="float">
            <text:p>-15.5983608413</text:p>
          </table:table-cell>
          <table:table-cell table:formula="of:=COUNTIF([.H71:.Z71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GY</text:p>
          </table:table-cell>
          <table:table-cell office:value-type="float" office:value="6.8019736928" calcext:value-type="float">
            <text:p>6.8019736928</text:p>
          </table:table-cell>
          <table:table-cell office:value-type="float" office:value="-58.1670286475" calcext:value-type="float">
            <text:p>-58.1670286475</text:p>
          </table:table-cell>
          <table:table-cell table:formula="of:=COUNTIF([.H72:.Z72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T</text:p>
          </table:table-cell>
          <table:table-cell office:value-type="float" office:value="18.5410245961" calcext:value-type="float">
            <text:p>18.5410245961</text:p>
          </table:table-cell>
          <table:table-cell office:value-type="float" office:value="-72.3360345883" calcext:value-type="float">
            <text:p>-72.3360345883</text:p>
          </table:table-cell>
          <table:table-cell table:formula="of:=COUNTIF([.H73:.Z73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N</text:p>
          </table:table-cell>
          <table:table-cell office:value-type="float" office:value="14.1020449005" calcext:value-type="float">
            <text:p>14.1020449005</text:p>
          </table:table-cell>
          <table:table-cell office:value-type="float" office:value="-87.2175293393" calcext:value-type="float">
            <text:p>-87.2175293393</text:p>
          </table:table-cell>
          <table:table-cell table:formula="of:=COUNTIF([.H74:.Z74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</text:p>
          </table:table-cell>
          <table:table-cell office:value-type="float" office:value="47.5000063264" calcext:value-type="float">
            <text:p>47.5000063264</text:p>
          </table:table-cell>
          <table:table-cell office:value-type="float" office:value="19.0833206774" calcext:value-type="float">
            <text:p>19.0833206774</text:p>
          </table:table-cell>
          <table:table-cell table:formula="of:=COUNTIF([.H75:.Z75];1)" office:value-type="float" office:value="4" calcext:value-type="float">
            <text:p>4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</text:p>
          </table:table-cell>
          <table:table-cell office:value-type="float" office:value="64.1500236197" calcext:value-type="float">
            <text:p>64.1500236197</text:p>
          </table:table-cell>
          <table:table-cell office:value-type="float" office:value="-21.9500144872" calcext:value-type="float">
            <text:p>-21.9500144872</text:p>
          </table:table-cell>
          <table:table-cell table:formula="of:=COUNTIF([.H76:.Z76];1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</text:p>
          </table:table-cell>
          <table:table-cell office:value-type="float" office:value="28.6000230092" calcext:value-type="float">
            <text:p>28.6000230092</text:p>
          </table:table-cell>
          <table:table-cell office:value-type="float" office:value="77.1999800201" calcext:value-type="float">
            <text:p>77.1999800201</text:p>
          </table:table-cell>
          <table:table-cell table:formula="of:=COUNTIF([.H77:.Z77];1)"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D</text:p>
          </table:table-cell>
          <table:table-cell office:value-type="float" office:value="-6.1744177054" calcext:value-type="float">
            <text:p>-6.1744177054</text:p>
          </table:table-cell>
          <table:table-cell office:value-type="float" office:value="106.829437621" calcext:value-type="float">
            <text:p>106.829437621</text:p>
          </table:table-cell>
          <table:table-cell table:formula="of:=COUNTIF([.H78:.Z78];1)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IR</text:p>
          </table:table-cell>
          <table:table-cell office:value-type="float" office:value="35.6719427684" calcext:value-type="float">
            <text:p>35.6719427684</text:p>
          </table:table-cell>
          <table:table-cell office:value-type="float" office:value="51.4243440336" calcext:value-type="float">
            <text:p>51.4243440336</text:p>
          </table:table-cell>
          <table:table-cell table:formula="of:=COUNTIF([.H79:.Z79];1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Q</text:p>
          </table:table-cell>
          <table:table-cell office:value-type="float" office:value="33.3386484975" calcext:value-type="float">
            <text:p>33.3386484975</text:p>
          </table:table-cell>
          <table:table-cell office:value-type="float" office:value="44.3938687732" calcext:value-type="float">
            <text:p>44.3938687732</text:p>
          </table:table-cell>
          <table:table-cell table:formula="of:=COUNTIF([.H80:.Z80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IE</text:p>
          </table:table-cell>
          <table:table-cell office:value-type="float" office:value="53.333061136" calcext:value-type="float">
            <text:p>53.333061136</text:p>
          </table:table-cell>
          <table:table-cell office:value-type="float" office:value="-6.2489056818" calcext:value-type="float">
            <text:p>-6.2489056818</text:p>
          </table:table-cell>
          <table:table-cell table:formula="of:=COUNTIF([.H81:.Z81];1)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IL</text:p>
          </table:table-cell>
          <table:table-cell office:value-type="float" office:value="31.7784078156" calcext:value-type="float">
            <text:p>31.7784078156</text:p>
          </table:table-cell>
          <table:table-cell office:value-type="float" office:value="35.2066259346" calcext:value-type="float">
            <text:p>35.2066259346</text:p>
          </table:table-cell>
          <table:table-cell table:formula="of:=COUNTIF([.H82:.Z82];1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</text:p>
          </table:table-cell>
          <table:table-cell office:value-type="float" office:value="41.8959556265" calcext:value-type="float">
            <text:p>41.8959556265</text:p>
          </table:table-cell>
          <table:table-cell office:value-type="float" office:value="12.4832584215" calcext:value-type="float">
            <text:p>12.4832584215</text:p>
          </table:table-cell>
          <table:table-cell table:formula="of:=COUNTIF([.H83:.Z83];1)" office:value-type="float" office:value="6" calcext:value-type="float">
            <text:p>6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CI</text:p>
          </table:table-cell>
          <table:table-cell office:value-type="float" office:value="5.3199969675" calcext:value-type="float">
            <text:p>5.3199969675</text:p>
          </table:table-cell>
          <table:table-cell office:value-type="float" office:value="-4.0400482599" calcext:value-type="float">
            <text:p>-4.0400482599</text:p>
          </table:table-cell>
          <table:table-cell table:formula="of:=COUNTIF([.H84:.Z84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CI</text:p>
          </table:table-cell>
          <table:table-cell office:value-type="float" office:value="6.81838096" calcext:value-type="float">
            <text:p>6.81838096</text:p>
          </table:table-cell>
          <table:table-cell office:value-type="float" office:value="-5.2755025649" calcext:value-type="float">
            <text:p>-5.2755025649</text:p>
          </table:table-cell>
          <table:table-cell table:formula="of:=COUNTIF([.H85:.Z85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M</text:p>
          </table:table-cell>
          <table:table-cell office:value-type="float" office:value="17.9770766238" calcext:value-type="float">
            <text:p>17.9770766238</text:p>
          </table:table-cell>
          <table:table-cell office:value-type="float" office:value="-76.7674337137" calcext:value-type="float">
            <text:p>-76.7674337137</text:p>
          </table:table-cell>
          <table:table-cell table:formula="of:=COUNTIF([.H86:.Z86];1)"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P</text:p>
          </table:table-cell>
          <table:table-cell office:value-type="float" office:value="35.6850169058" calcext:value-type="float">
            <text:p>35.6850169058</text:p>
          </table:table-cell>
          <table:table-cell office:value-type="float" office:value="139.751407429" calcext:value-type="float">
            <text:p>139.751407429</text:p>
          </table:table-cell>
          <table:table-cell table:formula="of:=COUNTIF([.H87:.Z87];1)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</text:p>
          </table:table-cell>
          <table:table-cell office:value-type="float" office:value="31.9500252472" calcext:value-type="float">
            <text:p>31.9500252472</text:p>
          </table:table-cell>
          <table:table-cell office:value-type="float" office:value="35.9332999255" calcext:value-type="float">
            <text:p>35.9332999255</text:p>
          </table:table-cell>
          <table:table-cell table:formula="of:=COUNTIF([.H88:.Z88];1)"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KZ</text:p>
          </table:table-cell>
          <table:table-cell office:value-type="float" office:value="51.1811253043" calcext:value-type="float">
            <text:p>51.1811253043</text:p>
          </table:table-cell>
          <table:table-cell office:value-type="float" office:value="71.4277742095" calcext:value-type="float">
            <text:p>71.4277742095</text:p>
          </table:table-cell>
          <table:table-cell table:formula="of:=COUNTIF([.H89:.Z89];1)"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</text:p>
          </table:table-cell>
          <table:table-cell office:value-type="float" office:value="-1.2833467419" calcext:value-type="float">
            <text:p>-1.2833467419</text:p>
          </table:table-cell>
          <table:table-cell office:value-type="float" office:value="36.8166568591" calcext:value-type="float">
            <text:p>36.8166568591</text:p>
          </table:table-cell>
          <table:table-cell table:formula="of:=COUNTIF([.H90:.Z90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</text:p>
          </table:table-cell>
          <table:table-cell office:value-type="float" office:value="1.3381875056" calcext:value-type="float">
            <text:p>1.3381875056</text:p>
          </table:table-cell>
          <table:table-cell office:value-type="float" office:value="173.017570829" calcext:value-type="float">
            <text:p>173.017570829</text:p>
          </table:table-cell>
          <table:table-cell table:formula="of:=COUNTIF([.H91:.Z91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KOS</text:p>
          </table:table-cell>
          <table:table-cell office:value-type="float" office:value="-99" calcext:value-type="float">
            <text:p>-99</text:p>
          </table:table-cell>
          <table:table-cell office:value-type="float" office:value="42.6667096141" calcext:value-type="float">
            <text:p>42.6667096141</text:p>
          </table:table-cell>
          <table:table-cell office:value-type="float" office:value="21.1659842516" calcext:value-type="float">
            <text:p>21.1659842516</text:p>
          </table:table-cell>
          <table:table-cell table:formula="of:=COUNTIF([.H92:.Z92];1)"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KW</text:p>
          </table:table-cell>
          <table:table-cell office:value-type="float" office:value="29.36971763" calcext:value-type="float">
            <text:p>29.36971763</text:p>
          </table:table-cell>
          <table:table-cell office:value-type="float" office:value="47.9783011462" calcext:value-type="float">
            <text:p>47.9783011462</text:p>
          </table:table-cell>
          <table:table-cell table:formula="of:=COUNTIF([.H93:.Z93];1)"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KG</text:p>
          </table:table-cell>
          <table:table-cell office:value-type="float" office:value="42.8730794465" calcext:value-type="float">
            <text:p>42.8730794465</text:p>
          </table:table-cell>
          <table:table-cell office:value-type="float" office:value="74.5852042225" calcext:value-type="float">
            <text:p>74.5852042225</text:p>
          </table:table-cell>
          <table:table-cell table:formula="of:=COUNTIF([.H94:.Z94];1)"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</text:p>
          </table:table-cell>
          <table:table-cell office:value-type="float" office:value="17.9666927276" calcext:value-type="float">
            <text:p>17.9666927276</text:p>
          </table:table-cell>
          <table:table-cell office:value-type="float" office:value="102.59998002" calcext:value-type="float">
            <text:p>102.59998002</text:p>
          </table:table-cell>
          <table:table-cell table:formula="of:=COUNTIF([.H95:.Z95];1)"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V</text:p>
          </table:table-cell>
          <table:table-cell office:value-type="float" office:value="56.9500238232" calcext:value-type="float">
            <text:p>56.9500238232</text:p>
          </table:table-cell>
          <table:table-cell office:value-type="float" office:value="24.0999653714" calcext:value-type="float">
            <text:p>24.0999653714</text:p>
          </table:table-cell>
          <table:table-cell table:formula="of:=COUNTIF([.H96:.Z96];1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B</text:p>
          </table:table-cell>
          <table:table-cell office:value-type="float" office:value="33.871975117" calcext:value-type="float">
            <text:p>33.871975117</text:p>
          </table:table-cell>
          <table:table-cell office:value-type="float" office:value="35.50970821" calcext:value-type="float">
            <text:p>35.50970821</text:p>
          </table:table-cell>
          <table:table-cell table:formula="of:=COUNTIF([.H97:.Z97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S</text:p>
          </table:table-cell>
          <table:table-cell office:value-type="float" office:value="-29.3166743787" calcext:value-type="float">
            <text:p>-29.3166743787</text:p>
          </table:table-cell>
          <table:table-cell office:value-type="float" office:value="27.48327307" calcext:value-type="float">
            <text:p>27.48327307</text:p>
          </table:table-cell>
          <table:table-cell table:formula="of:=COUNTIF([.H98:.Z98];1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R</text:p>
          </table:table-cell>
          <table:table-cell office:value-type="float" office:value="6.3105566599" calcext:value-type="float">
            <text:p>6.3105566599</text:p>
          </table:table-cell>
          <table:table-cell office:value-type="float" office:value="-10.8047516291" calcext:value-type="float">
            <text:p>-10.8047516291</text:p>
          </table:table-cell>
          <table:table-cell table:formula="of:=COUNTIF([.H99:.Z99];1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LY</text:p>
          </table:table-cell>
          <table:table-cell office:value-type="float" office:value="32.8925000194" calcext:value-type="float">
            <text:p>32.8925000194</text:p>
          </table:table-cell>
          <table:table-cell office:value-type="float" office:value="13.1800117581" calcext:value-type="float">
            <text:p>13.1800117581</text:p>
          </table:table-cell>
          <table:table-cell table:formula="of:=COUNTIF([.H100:.Z100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I</text:p>
          </table:table-cell>
          <table:table-cell office:value-type="float" office:value="47.1337237743" calcext:value-type="float">
            <text:p>47.1337237743</text:p>
          </table:table-cell>
          <table:table-cell office:value-type="float" office:value="9.5166694729" calcext:value-type="float">
            <text:p>9.5166694729</text:p>
          </table:table-cell>
          <table:table-cell table:formula="of:=COUNTIF([.H101:.Z101];1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LT</text:p>
          </table:table-cell>
          <table:table-cell office:value-type="float" office:value="54.6833663118" calcext:value-type="float">
            <text:p>54.6833663118</text:p>
          </table:table-cell>
          <table:table-cell office:value-type="float" office:value="25.3166352933" calcext:value-type="float">
            <text:p>25.3166352933</text:p>
          </table:table-cell>
          <table:table-cell table:formula="of:=COUNTIF([.H102:.Z102];1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</text:p>
          </table:table-cell>
          <table:table-cell office:value-type="float" office:value="49.6116603791" calcext:value-type="float">
            <text:p>49.6116603791</text:p>
          </table:table-cell>
          <table:table-cell office:value-type="float" office:value="6.1300028062" calcext:value-type="float">
            <text:p>6.1300028062</text:p>
          </table:table-cell>
          <table:table-cell table:formula="of:=COUNTIF([.H103:.Z103];1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K</text:p>
          </table:table-cell>
          <table:table-cell office:value-type="float" office:value="42.0000061229" calcext:value-type="float">
            <text:p>42.0000061229</text:p>
          </table:table-cell>
          <table:table-cell office:value-type="float" office:value="21.4334614651" calcext:value-type="float">
            <text:p>21.4334614651</text:p>
          </table:table-cell>
          <table:table-cell table:formula="of:=COUNTIF([.H104:.Z104];1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G</text:p>
          </table:table-cell>
          <table:table-cell office:value-type="float" office:value="-18.9166373506" calcext:value-type="float">
            <text:p>-18.9166373506</text:p>
          </table:table-cell>
          <table:table-cell office:value-type="float" office:value="47.5166239001" calcext:value-type="float">
            <text:p>47.5166239001</text:p>
          </table:table-cell>
          <table:table-cell table:formula="of:=COUNTIF([.H105:.Z105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W</text:p>
          </table:table-cell>
          <table:table-cell office:value-type="float" office:value="-13.9832950655" calcext:value-type="float">
            <text:p>-13.9832950655</text:p>
          </table:table-cell>
          <table:table-cell office:value-type="float" office:value="33.78330196" calcext:value-type="float">
            <text:p>33.78330196</text:p>
          </table:table-cell>
          <table:table-cell table:formula="of:=COUNTIF([.H106:.Z106];1)"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Y</text:p>
          </table:table-cell>
          <table:table-cell office:value-type="float" office:value="3.1666658721" calcext:value-type="float">
            <text:p>3.1666658721</text:p>
          </table:table-cell>
          <table:table-cell office:value-type="float" office:value="101.699983275" calcext:value-type="float">
            <text:p>101.699983275</text:p>
          </table:table-cell>
          <table:table-cell table:formula="of:=COUNTIF([.H107:.Z107];1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MV</text:p>
          </table:table-cell>
          <table:table-cell office:value-type="float" office:value="4.1667081898" calcext:value-type="float">
            <text:p>4.1667081898</text:p>
          </table:table-cell>
          <table:table-cell office:value-type="float" office:value="73.499947468" calcext:value-type="float">
            <text:p>73.499947468</text:p>
          </table:table-cell>
          <table:table-cell table:formula="of:=COUNTIF([.H108:.Z108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L</text:p>
          </table:table-cell>
          <table:table-cell office:value-type="float" office:value="12.6500146677" calcext:value-type="float">
            <text:p>12.6500146677</text:p>
          </table:table-cell>
          <table:table-cell office:value-type="float" office:value="-8.0000391046" calcext:value-type="float">
            <text:p>-8.0000391046</text:p>
          </table:table-cell>
          <table:table-cell table:formula="of:=COUNTIF([.H109:.Z109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MT</text:p>
          </table:table-cell>
          <table:table-cell office:value-type="float" office:value="35.8997324819" calcext:value-type="float">
            <text:p>35.8997324819</text:p>
          </table:table-cell>
          <table:table-cell office:value-type="float" office:value="14.5147106513" calcext:value-type="float">
            <text:p>14.5147106513</text:p>
          </table:table-cell>
          <table:table-cell table:formula="of:=COUNTIF([.H110:.Z110];1)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MH</text:p>
          </table:table-cell>
          <table:table-cell office:value-type="float" office:value="7.1030043112" calcext:value-type="float">
            <text:p>7.1030043112</text:p>
          </table:table-cell>
          <table:table-cell office:value-type="float" office:value="171.380000176" calcext:value-type="float">
            <text:p>171.380000176</text:p>
          </table:table-cell>
          <table:table-cell table:formula="of:=COUNTIF([.H111:.Z111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MR</text:p>
          </table:table-cell>
          <table:table-cell office:value-type="float" office:value="18.0864270212" calcext:value-type="float">
            <text:p>18.0864270212</text:p>
          </table:table-cell>
          <table:table-cell office:value-type="float" office:value="-15.9753404149" calcext:value-type="float">
            <text:p>-15.9753404149</text:p>
          </table:table-cell>
          <table:table-cell table:formula="of:=COUNTIF([.H112:.Z112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U</text:p>
          </table:table-cell>
          <table:table-cell office:value-type="float" office:value="-20.1666385714" calcext:value-type="float">
            <text:p>-20.1666385714</text:p>
          </table:table-cell>
          <table:table-cell office:value-type="float" office:value="57.4999938546" calcext:value-type="float">
            <text:p>57.4999938546</text:p>
          </table:table-cell>
          <table:table-cell table:formula="of:=COUNTIF([.H113:.Z113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X</text:p>
          </table:table-cell>
          <table:table-cell office:value-type="float" office:value="19.4424424428" calcext:value-type="float">
            <text:p>19.4424424428</text:p>
          </table:table-cell>
          <table:table-cell office:value-type="float" office:value="-99.1309882017" calcext:value-type="float">
            <text:p>-99.1309882017</text:p>
          </table:table-cell>
          <table:table-cell table:formula="of:=COUNTIF([.H114:.Z114];1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MD</text:p>
          </table:table-cell>
          <table:table-cell office:value-type="float" office:value="47.0050236197" calcext:value-type="float">
            <text:p>47.0050236197</text:p>
          </table:table-cell>
          <table:table-cell office:value-type="float" office:value="28.8577111397" calcext:value-type="float">
            <text:p>28.8577111397</text:p>
          </table:table-cell>
          <table:table-cell table:formula="of:=COUNTIF([.H115:.Z115];1)" office:value-type="float" office:value="8" calcext:value-type="float">
            <text:p>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MC</text:p>
          </table:table-cell>
          <table:table-cell office:value-type="float" office:value="43.7396456879" calcext:value-type="float">
            <text:p>43.7396456879</text:p>
          </table:table-cell>
          <table:table-cell office:value-type="float" office:value="7.4069131735" calcext:value-type="float">
            <text:p>7.4069131735</text:p>
          </table:table-cell>
          <table:table-cell table:formula="of:=COUNTIF([.H116:.Z116];1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N</text:p>
          </table:table-cell>
          <table:table-cell office:value-type="float" office:value="47.9166733999" calcext:value-type="float">
            <text:p>47.9166733999</text:p>
          </table:table-cell>
          <table:table-cell office:value-type="float" office:value="106.916615762" calcext:value-type="float">
            <text:p>106.916615762</text:p>
          </table:table-cell>
          <table:table-cell table:formula="of:=COUNTIF([.H117:.Z117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ME</text:p>
          </table:table-cell>
          <table:table-cell office:value-type="float" office:value="42.4659725129" calcext:value-type="float">
            <text:p>42.4659725129</text:p>
          </table:table-cell>
          <table:table-cell office:value-type="float" office:value="19.2663069241" calcext:value-type="float">
            <text:p>19.2663069241</text:p>
          </table:table-cell>
          <table:table-cell table:formula="of:=COUNTIF([.H118:.Z118];1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</text:p>
          </table:table-cell>
          <table:table-cell office:value-type="float" office:value="34.0252990916" calcext:value-type="float">
            <text:p>34.0252990916</text:p>
          </table:table-cell>
          <table:table-cell office:value-type="float" office:value="-6.8361308201" calcext:value-type="float">
            <text:p>-6.8361308201</text:p>
          </table:table-cell>
          <table:table-cell table:formula="of:=COUNTIF([.H119:.Z119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Z</text:p>
          </table:table-cell>
          <table:table-cell office:value-type="float" office:value="-25.9552774874" calcext:value-type="float">
            <text:p>-25.9552774874</text:p>
          </table:table-cell>
          <table:table-cell office:value-type="float" office:value="32.5891629626" calcext:value-type="float">
            <text:p>32.5891629626</text:p>
          </table:table-cell>
          <table:table-cell table:formula="of:=COUNTIF([.H120:.Z120];1)"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M</text:p>
          </table:table-cell>
          <table:table-cell office:value-type="float" office:value="19.7665570261" calcext:value-type="float">
            <text:p>19.7665570261</text:p>
          </table:table-cell>
          <table:table-cell office:value-type="float" office:value="96.1186185292" calcext:value-type="float">
            <text:p>96.1186185292</text:p>
          </table:table-cell>
          <table:table-cell table:formula="of:=COUNTIF([.H121:.Z121];1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</text:p>
          </table:table-cell>
          <table:table-cell office:value-type="float" office:value="-22.5700060844" calcext:value-type="float">
            <text:p>-22.5700060844</text:p>
          </table:table-cell>
          <table:table-cell office:value-type="float" office:value="17.0835461005" calcext:value-type="float">
            <text:p>17.0835461005</text:p>
          </table:table-cell>
          <table:table-cell table:formula="of:=COUNTIF([.H122:.Z122];1)"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P</text:p>
          </table:table-cell>
          <table:table-cell office:value-type="float" office:value="27.7166919139" calcext:value-type="float">
            <text:p>27.7166919139</text:p>
          </table:table-cell>
          <table:table-cell office:value-type="float" office:value="85.3166422108" calcext:value-type="float">
            <text:p>85.3166422108</text:p>
          </table:table-cell>
          <table:table-cell table:formula="of:=COUNTIF([.H123:.Z123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L</text:p>
          </table:table-cell>
          <table:table-cell office:value-type="float" office:value="52.3499686881" calcext:value-type="float">
            <text:p>52.3499686881</text:p>
          </table:table-cell>
          <table:table-cell office:value-type="float" office:value="4.916640176" calcext:value-type="float">
            <text:p>4.916640176</text:p>
          </table:table-cell>
          <table:table-cell table:formula="of:=COUNTIF([.H124:.Z124];1)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NZ</text:p>
          </table:table-cell>
          <table:table-cell office:value-type="float" office:value="-41.2999739393" calcext:value-type="float">
            <text:p>-41.2999739393</text:p>
          </table:table-cell>
          <table:table-cell office:value-type="float" office:value="174.783274291" calcext:value-type="float">
            <text:p>174.783274291</text:p>
          </table:table-cell>
          <table:table-cell table:formula="of:=COUNTIF([.H125:.Z125];1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</text:p>
          </table:table-cell>
          <table:table-cell office:value-type="float" office:value="12.1530165801" calcext:value-type="float">
            <text:p>12.1530165801</text:p>
          </table:table-cell>
          <table:table-cell office:value-type="float" office:value="-86.2684916603" calcext:value-type="float">
            <text:p>-86.2684916603</text:p>
          </table:table-cell>
          <table:table-cell table:formula="of:=COUNTIF([.H126:.Z126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E</text:p>
          </table:table-cell>
          <table:table-cell office:value-type="float" office:value="13.5167059519" calcext:value-type="float">
            <text:p>13.5167059519</text:p>
          </table:table-cell>
          <table:table-cell office:value-type="float" office:value="2.1166560451" calcext:value-type="float">
            <text:p>2.1166560451</text:p>
          </table:table-cell>
          <table:table-cell table:formula="of:=COUNTIF([.H127:.Z127];1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</text:p>
          </table:table-cell>
          <table:table-cell office:value-type="float" office:value="9.0833331491" calcext:value-type="float">
            <text:p>9.0833331491</text:p>
          </table:table-cell>
          <table:table-cell office:value-type="float" office:value="7.5333280016" calcext:value-type="float">
            <text:p>7.5333280016</text:p>
          </table:table-cell>
          <table:table-cell table:formula="of:=COUNTIF([.H128:.Z128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KP</text:p>
          </table:table-cell>
          <table:table-cell office:value-type="float" office:value="39.0194386994" calcext:value-type="float">
            <text:p>39.0194386994</text:p>
          </table:table-cell>
          <table:table-cell office:value-type="float" office:value="125.754690714" calcext:value-type="float">
            <text:p>125.754690714</text:p>
          </table:table-cell>
          <table:table-cell table:formula="of:=COUNTIF([.H129:.Z129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</text:p>
          </table:table-cell>
          <table:table-cell office:value-type="float" office:value="59.9166902864" calcext:value-type="float">
            <text:p>59.9166902864</text:p>
          </table:table-cell>
          <table:table-cell office:value-type="float" office:value="10.749979206" calcext:value-type="float">
            <text:p>10.749979206</text:p>
          </table:table-cell>
          <table:table-cell table:formula="of:=COUNTIF([.H130:.Z130];1)" office:value-type="float" office:value="6" calcext:value-type="float">
            <text:p>6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OM</text:p>
          </table:table-cell>
          <table:table-cell office:value-type="float" office:value="23.6133248077" calcext:value-type="float">
            <text:p>23.6133248077</text:p>
          </table:table-cell>
          <table:table-cell office:value-type="float" office:value="58.5933121326" calcext:value-type="float">
            <text:p>58.5933121326</text:p>
          </table:table-cell>
          <table:table-cell table:formula="of:=COUNTIF([.H131:.Z131];1)"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K</text:p>
          </table:table-cell>
          <table:table-cell office:value-type="float" office:value="33.6999959503" calcext:value-type="float">
            <text:p>33.6999959503</text:p>
          </table:table-cell>
          <table:table-cell office:value-type="float" office:value="73.1666344797" calcext:value-type="float">
            <text:p>73.1666344797</text:p>
          </table:table-cell>
          <table:table-cell table:formula="of:=COUNTIF([.H132:.Z132];1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PW</text:p>
          </table:table-cell>
          <table:table-cell office:value-type="float" office:value="7.487396173" calcext:value-type="float">
            <text:p>7.487396173</text:p>
          </table:table-cell>
          <table:table-cell office:value-type="float" office:value="134.626548467" calcext:value-type="float">
            <text:p>134.626548467</text:p>
          </table:table-cell>
          <table:table-cell table:formula="of:=COUNTIF([.H133:.Z133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</text:p>
          </table:table-cell>
          <table:table-cell office:value-type="float" office:value="8.9680171905" calcext:value-type="float">
            <text:p>8.9680171905</text:p>
          </table:table-cell>
          <table:table-cell office:value-type="float" office:value="-79.5330371518" calcext:value-type="float">
            <text:p>-79.5330371518</text:p>
          </table:table-cell>
          <table:table-cell table:formula="of:=COUNTIF([.H134:.Z134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G</text:p>
          </table:table-cell>
          <table:table-cell office:value-type="float" office:value="-9.4647078259" calcext:value-type="float">
            <text:p>-9.4647078259</text:p>
          </table:table-cell>
          <table:table-cell office:value-type="float" office:value="147.192503621" calcext:value-type="float">
            <text:p>147.192503621</text:p>
          </table:table-cell>
          <table:table-cell table:formula="of:=COUNTIF([.H135:.Z135];1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PY</text:p>
          </table:table-cell>
          <table:table-cell office:value-type="float" office:value="-25.2964029757" calcext:value-type="float">
            <text:p>-25.2964029757</text:p>
          </table:table-cell>
          <table:table-cell office:value-type="float" office:value="-57.6415051693" calcext:value-type="float">
            <text:p>-57.6415051693</text:p>
          </table:table-cell>
          <table:table-cell table:formula="of:=COUNTIF([.H136:.Z136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</text:p>
          </table:table-cell>
          <table:table-cell office:value-type="float" office:value="-12.0480126761" calcext:value-type="float">
            <text:p>-12.0480126761</text:p>
          </table:table-cell>
          <table:table-cell office:value-type="float" office:value="-77.0500620948" calcext:value-type="float">
            <text:p>-77.0500620948</text:p>
          </table:table-cell>
          <table:table-cell table:formula="of:=COUNTIF([.H137:.Z137];1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H</text:p>
          </table:table-cell>
          <table:table-cell office:value-type="float" office:value="14.6041589548" calcext:value-type="float">
            <text:p>14.6041589548</text:p>
          </table:table-cell>
          <table:table-cell office:value-type="float" office:value="120.982217162" calcext:value-type="float">
            <text:p>120.982217162</text:p>
          </table:table-cell>
          <table:table-cell table:formula="of:=COUNTIF([.H138:.Z138];1)" office:value-type="float" office:value="3" calcext:value-type="float">
            <text:p>3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L</text:p>
          </table:table-cell>
          <table:table-cell office:value-type="float" office:value="52.2500006298" calcext:value-type="float">
            <text:p>52.2500006298</text:p>
          </table:table-cell>
          <table:table-cell office:value-type="float" office:value="20.9999995511" calcext:value-type="float">
            <text:p>20.9999995511</text:p>
          </table:table-cell>
          <table:table-cell table:formula="of:=COUNTIF([.H139:.Z139];1)" office:value-type="float" office:value="4" calcext:value-type="float">
            <text:p>4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PT</text:p>
          </table:table-cell>
          <table:table-cell office:value-type="float" office:value="38.7227228779" calcext:value-type="float">
            <text:p>38.7227228779</text:p>
          </table:table-cell>
          <table:table-cell office:value-type="float" office:value="-9.1448663055" calcext:value-type="float">
            <text:p>-9.1448663055</text:p>
          </table:table-cell>
          <table:table-cell table:formula="of:=COUNTIF([.H140:.Z140];1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QA</text:p>
          </table:table-cell>
          <table:table-cell office:value-type="float" office:value="25.2865560089" calcext:value-type="float">
            <text:p>25.2865560089</text:p>
          </table:table-cell>
          <table:table-cell office:value-type="float" office:value="51.5329678943" calcext:value-type="float">
            <text:p>51.5329678943</text:p>
          </table:table-cell>
          <table:table-cell table:formula="of:=COUNTIF([.H141:.Z141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RO</text:p>
          </table:table-cell>
          <table:table-cell office:value-type="float" office:value="44.4333718049" calcext:value-type="float">
            <text:p>44.4333718049</text:p>
          </table:table-cell>
          <table:table-cell office:value-type="float" office:value="26.099946654" calcext:value-type="float">
            <text:p>26.099946654</text:p>
          </table:table-cell>
          <table:table-cell table:formula="of:=COUNTIF([.H142:.Z142];1)" office:value-type="float" office:value="6" calcext:value-type="float">
            <text:p>6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</text:p>
          </table:table-cell>
          <table:table-cell office:value-type="float" office:value="55.7521641226" calcext:value-type="float">
            <text:p>55.7521641226</text:p>
          </table:table-cell>
          <table:table-cell office:value-type="float" office:value="37.6155228259" calcext:value-type="float">
            <text:p>37.6155228259</text:p>
          </table:table-cell>
          <table:table-cell table:formula="of:=COUNTIF([.H143:.Z143];1)" office:value-type="float" office:value="18" calcext:value-type="float">
            <text:p>18</text:p>
          </table:table-cell>
          <table:table-cell table:number-columns-repeated="1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</text:p>
          </table:table-cell>
          <table:table-cell office:value-type="float" office:value="-1.9535900687" calcext:value-type="float">
            <text:p>-1.9535900687</text:p>
          </table:table-cell>
          <table:table-cell office:value-type="float" office:value="30.0605317777" calcext:value-type="float">
            <text:p>30.0605317777</text:p>
          </table:table-cell>
          <table:table-cell table:formula="of:=COUNTIF([.H144:.Z144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KN</text:p>
          </table:table-cell>
          <table:table-cell office:value-type="float" office:value="17.3020304555" calcext:value-type="float">
            <text:p>17.3020304555</text:p>
          </table:table-cell>
          <table:table-cell office:value-type="float" office:value="-62.7170093197" calcext:value-type="float">
            <text:p>-62.7170093197</text:p>
          </table:table-cell>
          <table:table-cell table:formula="of:=COUNTIF([.H145:.Z145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LC</text:p>
          </table:table-cell>
          <table:table-cell office:value-type="float" office:value="14.0019734893" calcext:value-type="float">
            <text:p>14.0019734893</text:p>
          </table:table-cell>
          <table:table-cell office:value-type="float" office:value="-61.0000081804" calcext:value-type="float">
            <text:p>-61.0000081804</text:p>
          </table:table-cell>
          <table:table-cell table:formula="of:=COUNTIF([.H146:.Z146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VC</text:p>
          </table:table-cell>
          <table:table-cell office:value-type="float" office:value="13.1482788279" calcext:value-type="float">
            <text:p>13.1482788279</text:p>
          </table:table-cell>
          <table:table-cell office:value-type="float" office:value="-61.2120624203" calcext:value-type="float">
            <text:p>-61.2120624203</text:p>
          </table:table-cell>
          <table:table-cell table:formula="of:=COUNTIF([.H147:.Z147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WS</text:p>
          </table:table-cell>
          <table:table-cell office:value-type="float" office:value="-13.8415450424" calcext:value-type="float">
            <text:p>-13.8415450424</text:p>
          </table:table-cell>
          <table:table-cell office:value-type="float" office:value="-171.738641609" calcext:value-type="float">
            <text:p>-171.738641609</text:p>
          </table:table-cell>
          <table:table-cell table:formula="of:=COUNTIF([.H148:.Z148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SM</text:p>
          </table:table-cell>
          <table:table-cell office:value-type="float" office:value="43.9171500845" calcext:value-type="float">
            <text:p>43.9171500845</text:p>
          </table:table-cell>
          <table:table-cell office:value-type="float" office:value="12.4666702867" calcext:value-type="float">
            <text:p>12.4666702867</text:p>
          </table:table-cell>
          <table:table-cell table:formula="of:=COUNTIF([.H149:.Z149];1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ST</text:p>
          </table:table-cell>
          <table:table-cell office:value-type="float" office:value="0.3334021188" calcext:value-type="float">
            <text:p>0.3334021188</text:p>
          </table:table-cell>
          <table:table-cell office:value-type="float" office:value="6.7333251532" calcext:value-type="float">
            <text:p>6.7333251532</text:p>
          </table:table-cell>
          <table:table-cell table:formula="of:=COUNTIF([.H150:.Z150];1)"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</text:p>
          </table:table-cell>
          <table:table-cell office:value-type="float" office:value="24.6408331492" calcext:value-type="float">
            <text:p>24.6408331492</text:p>
          </table:table-cell>
          <table:table-cell office:value-type="float" office:value="46.7727416573" calcext:value-type="float">
            <text:p>46.7727416573</text:p>
          </table:table-cell>
          <table:table-cell table:formula="of:=COUNTIF([.H151:.Z151];1)" office:value-type="float" office:value="2" calcext:value-type="float">
            <text:p>2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M</text:p>
          </table:table-cell>
          <table:table-cell office:value-type="float" office:value="14.715831725" calcext:value-type="float">
            <text:p>14.715831725</text:p>
          </table:table-cell>
          <table:table-cell office:value-type="float" office:value="-17.4731301284" calcext:value-type="float">
            <text:p>-17.4731301284</text:p>
          </table:table-cell>
          <table:table-cell table:formula="of:=COUNTIF([.H152:.Z152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RS</text:p>
          </table:table-cell>
          <table:table-cell office:value-type="float" office:value="44.8186454458" calcext:value-type="float">
            <text:p>44.8186454458</text:p>
          </table:table-cell>
          <table:table-cell office:value-type="float" office:value="20.4679906806" calcext:value-type="float">
            <text:p>20.4679906806</text:p>
          </table:table-cell>
          <table:table-cell table:formula="of:=COUNTIF([.H153:.Z153];1)"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SC</text:p>
          </table:table-cell>
          <table:table-cell office:value-type="float" office:value="-4.616631654" calcext:value-type="float">
            <text:p>-4.616631654</text:p>
          </table:table-cell>
          <table:table-cell office:value-type="float" office:value="55.4499897856" calcext:value-type="float">
            <text:p>55.4499897856</text:p>
          </table:table-cell>
          <table:table-cell table:formula="of:=COUNTIF([.H154:.Z154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L</text:p>
          </table:table-cell>
          <table:table-cell office:value-type="float" office:value="8.4700114125" calcext:value-type="float">
            <text:p>8.4700114125</text:p>
          </table:table-cell>
          <table:table-cell office:value-type="float" office:value="-13.2342157404" calcext:value-type="float">
            <text:p>-13.2342157404</text:p>
          </table:table-cell>
          <table:table-cell table:formula="of:=COUNTIF([.H155:.Z155];1)"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SG</text:p>
          </table:table-cell>
          <table:table-cell office:value-type="float" office:value="1.2930334665" calcext:value-type="float">
            <text:p>1.2930334665</text:p>
          </table:table-cell>
          <table:table-cell office:value-type="float" office:value="103.855820678" calcext:value-type="float">
            <text:p>103.855820678</text:p>
          </table:table-cell>
          <table:table-cell table:formula="of:=COUNTIF([.H156:.Z156];1)" office:value-type="float" office:value="3" calcext:value-type="float">
            <text:p>3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K</text:p>
          </table:table-cell>
          <table:table-cell office:value-type="float" office:value="48.15001833" calcext:value-type="float">
            <text:p>48.15001833</text:p>
          </table:table-cell>
          <table:table-cell office:value-type="float" office:value="17.1169807522" calcext:value-type="float">
            <text:p>17.1169807522</text:p>
          </table:table-cell>
          <table:table-cell table:formula="of:=COUNTIF([.H157:.Z157];1)"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I</text:p>
          </table:table-cell>
          <table:table-cell office:value-type="float" office:value="46.0552883088" calcext:value-type="float">
            <text:p>46.0552883088</text:p>
          </table:table-cell>
          <table:table-cell office:value-type="float" office:value="14.5149690335" calcext:value-type="float">
            <text:p>14.5149690335</text:p>
          </table:table-cell>
          <table:table-cell table:formula="of:=COUNTIF([.H158:.Z158];1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B</text:p>
          </table:table-cell>
          <table:table-cell office:value-type="float" office:value="-9.4379942951" calcext:value-type="float">
            <text:p>-9.4379942951</text:p>
          </table:table-cell>
          <table:table-cell office:value-type="float" office:value="159.949765734" calcext:value-type="float">
            <text:p>159.949765734</text:p>
          </table:table-cell>
          <table:table-cell table:formula="of:=COUNTIF([.H159:.Z159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</text:p>
          </table:table-cell>
          <table:table-cell office:value-type="float" office:value="2.0666813343" calcext:value-type="float">
            <text:p>2.0666813343</text:p>
          </table:table-cell>
          <table:table-cell office:value-type="float" office:value="45.3666776111" calcext:value-type="float">
            <text:p>45.3666776111</text:p>
          </table:table-cell>
          <table:table-cell table:formula="of:=COUNTIF([.H160:.Z160];1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maliland</text:p>
          </table:table-cell>
          <table:table-cell office:value-type="string" calcext:value-type="string">
            <text:p>SOL</text:p>
          </table:table-cell>
          <table:table-cell office:value-type="float" office:value="-99" calcext:value-type="float">
            <text:p>-99</text:p>
          </table:table-cell>
          <table:table-cell office:value-type="float" office:value="9.5600223988" calcext:value-type="float">
            <text:p>9.5600223988</text:p>
          </table:table-cell>
          <table:table-cell office:value-type="float" office:value="44.0653100167" calcext:value-type="float">
            <text:p>44.0653100167</text:p>
          </table:table-cell>
          <table:table-cell table:formula="of:=COUNTIF([.H161:.Z161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ZA</text:p>
          </table:table-cell>
          <table:table-cell office:value-type="float" office:value="-33.9200109672" calcext:value-type="float">
            <text:p>-33.9200109672</text:p>
          </table:table-cell>
          <table:table-cell office:value-type="float" office:value="18.4349881578" calcext:value-type="float">
            <text:p>18.4349881578</text:p>
          </table:table-cell>
          <table:table-cell table:formula="of:=COUNTIF([.H162:.Z162];1)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KR</text:p>
          </table:table-cell>
          <table:table-cell office:value-type="float" office:value="37.5663490998" calcext:value-type="float">
            <text:p>37.5663490998</text:p>
          </table:table-cell>
          <table:table-cell office:value-type="float" office:value="126.999730997" calcext:value-type="float">
            <text:p>126.999730997</text:p>
          </table:table-cell>
          <table:table-cell table:formula="of:=COUNTIF([.H163:.Z163];1)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S</text:p>
          </table:table-cell>
          <table:table-cell office:value-type="float" office:value="40.4000262645" calcext:value-type="float">
            <text:p>40.4000262645</text:p>
          </table:table-cell>
          <table:table-cell office:value-type="float" office:value="-3.683351686" calcext:value-type="float">
            <text:p>-3.683351686</text:p>
          </table:table-cell>
          <table:table-cell table:formula="of:=COUNTIF([.H164:.Z164];1)" office:value-type="float" office:value="6" calcext:value-type="float">
            <text:p>6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LK</text:p>
          </table:table-cell>
          <table:table-cell office:value-type="float" office:value="6.9319657582" calcext:value-type="float">
            <text:p>6.9319657582</text:p>
          </table:table-cell>
          <table:table-cell office:value-type="float" office:value="79.8577506093" calcext:value-type="float">
            <text:p>79.8577506093</text:p>
          </table:table-cell>
          <table:table-cell table:formula="of:=COUNTIF([.H165:.Z165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D</text:p>
          </table:table-cell>
          <table:table-cell office:value-type="float" office:value="15.5880782257" calcext:value-type="float">
            <text:p>15.5880782257</text:p>
          </table:table-cell>
          <table:table-cell office:value-type="float" office:value="32.5341792386" calcext:value-type="float">
            <text:p>32.5341792386</text:p>
          </table:table-cell>
          <table:table-cell table:formula="of:=COUNTIF([.H166:.Z166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R</text:p>
          </table:table-cell>
          <table:table-cell office:value-type="float" office:value="5.8350301299" calcext:value-type="float">
            <text:p>5.8350301299</text:p>
          </table:table-cell>
          <table:table-cell office:value-type="float" office:value="-55.1670308854" calcext:value-type="float">
            <text:p>-55.1670308854</text:p>
          </table:table-cell>
          <table:table-cell table:formula="of:=COUNTIF([.H167:.Z167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SZ</text:p>
          </table:table-cell>
          <table:table-cell office:value-type="float" office:value="-26.3166507784" calcext:value-type="float">
            <text:p>-26.3166507784</text:p>
          </table:table-cell>
          <table:table-cell office:value-type="float" office:value="31.1333345121" calcext:value-type="float">
            <text:p>31.1333345121</text:p>
          </table:table-cell>
          <table:table-cell table:formula="of:=COUNTIF([.H168:.Z168];1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E</text:p>
          </table:table-cell>
          <table:table-cell office:value-type="float" office:value="59.3507599543" calcext:value-type="float">
            <text:p>59.3507599543</text:p>
          </table:table-cell>
          <table:table-cell office:value-type="float" office:value="18.0973347328" calcext:value-type="float">
            <text:p>18.0973347328</text:p>
          </table:table-cell>
          <table:table-cell table:formula="of:=COUNTIF([.H169:.Z169];1)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</text:p>
          </table:table-cell>
          <table:table-cell office:value-type="float" office:value="46.9166827587" calcext:value-type="float">
            <text:p>46.9166827587</text:p>
          </table:table-cell>
          <table:table-cell office:value-type="float" office:value="7.4669754625" calcext:value-type="float">
            <text:p>7.4669754625</text:p>
          </table:table-cell>
          <table:table-cell table:formula="of:=COUNTIF([.H170:.Z170];1)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</text:p>
          </table:table-cell>
          <table:table-cell office:value-type="float" office:value="33.5000339956" calcext:value-type="float">
            <text:p>33.5000339956</text:p>
          </table:table-cell>
          <table:table-cell office:value-type="float" office:value="36.299995889" calcext:value-type="float">
            <text:p>36.299995889</text:p>
          </table:table-cell>
          <table:table-cell table:formula="of:=COUNTIF([.H171:.Z171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TW</text:p>
          </table:table-cell>
          <table:table-cell office:value-type="float" office:value="25.0358333333" calcext:value-type="float">
            <text:p>25.0358333333</text:p>
          </table:table-cell>
          <table:table-cell office:value-type="float" office:value="121.5683333333" calcext:value-type="float">
            <text:p>121.5683333333</text:p>
          </table:table-cell>
          <table:table-cell table:formula="of:=COUNTIF([.H172:.Z172];1)" office:value-type="float" office:value="3" calcext:value-type="float">
            <text:p>3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TJ</text:p>
          </table:table-cell>
          <table:table-cell office:value-type="float" office:value="38.5600352163" calcext:value-type="float">
            <text:p>38.5600352163</text:p>
          </table:table-cell>
          <table:table-cell office:value-type="float" office:value="68.7738793527" calcext:value-type="float">
            <text:p>68.7738793527</text:p>
          </table:table-cell>
          <table:table-cell table:formula="of:=COUNTIF([.H173:.Z173];1)"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TZ</text:p>
          </table:table-cell>
          <table:table-cell office:value-type="float" office:value="-6.8000125947" calcext:value-type="float">
            <text:p>-6.8000125947</text:p>
          </table:table-cell>
          <table:table-cell office:value-type="float" office:value="39.2683418363" calcext:value-type="float">
            <text:p>39.2683418363</text:p>
          </table:table-cell>
          <table:table-cell table:formula="of:=COUNTIF([.H174:.Z174];1)"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</text:p>
          </table:table-cell>
          <table:table-cell office:value-type="float" office:value="13.7499992055" calcext:value-type="float">
            <text:p>13.7499992055</text:p>
          </table:table-cell>
          <table:table-cell office:value-type="float" office:value="100.516644652" calcext:value-type="float">
            <text:p>100.516644652</text:p>
          </table:table-cell>
          <table:table-cell table:formula="of:=COUNTIF([.H175:.Z175];1)" office:value-type="float" office:value="3" calcext:value-type="float">
            <text:p>3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BS</text:p>
          </table:table-cell>
          <table:table-cell office:value-type="float" office:value="25.0833901154" calcext:value-type="float">
            <text:p>25.0833901154</text:p>
          </table:table-cell>
          <table:table-cell office:value-type="float" office:value="-77.3500437843" calcext:value-type="float">
            <text:p>-77.3500437843</text:p>
          </table:table-cell>
          <table:table-cell table:formula="of:=COUNTIF([.H176:.Z176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GM</text:p>
          </table:table-cell>
          <table:table-cell office:value-type="float" office:value="13.4538764603" calcext:value-type="float">
            <text:p>13.4538764603</text:p>
          </table:table-cell>
          <table:table-cell office:value-type="float" office:value="-16.5917014892" calcext:value-type="float">
            <text:p>-16.5917014892</text:p>
          </table:table-cell>
          <table:table-cell table:formula="of:=COUNTIF([.H177:.Z177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TG</text:p>
          </table:table-cell>
          <table:table-cell office:value-type="float" office:value="6.1319370717" calcext:value-type="float">
            <text:p>6.1319370717</text:p>
          </table:table-cell>
          <table:table-cell office:value-type="float" office:value="1.2227571194" calcext:value-type="float">
            <text:p>1.2227571194</text:p>
          </table:table-cell>
          <table:table-cell table:formula="of:=COUNTIF([.H178:.Z178];1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</text:p>
          </table:table-cell>
          <table:table-cell office:value-type="float" office:value="-21.1385123567" calcext:value-type="float">
            <text:p>-21.1385123567</text:p>
          </table:table-cell>
          <table:table-cell office:value-type="float" office:value="-175.220564478" calcext:value-type="float">
            <text:p>-175.220564478</text:p>
          </table:table-cell>
          <table:table-cell table:formula="of:=COUNTIF([.H179:.Z179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T</text:p>
          </table:table-cell>
          <table:table-cell office:value-type="float" office:value="10.6519970896" calcext:value-type="float">
            <text:p>10.6519970896</text:p>
          </table:table-cell>
          <table:table-cell office:value-type="float" office:value="-61.5170308854" calcext:value-type="float">
            <text:p>-61.5170308854</text:p>
          </table:table-cell>
          <table:table-cell table:formula="of:=COUNTIF([.H180:.Z180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N</text:p>
          </table:table-cell>
          <table:table-cell office:value-type="float" office:value="36.8027781362" calcext:value-type="float">
            <text:p>36.8027781362</text:p>
          </table:table-cell>
          <table:table-cell office:value-type="float" office:value="10.1796780992" calcext:value-type="float">
            <text:p>10.1796780992</text:p>
          </table:table-cell>
          <table:table-cell table:formula="of:=COUNTIF([.H181:.Z181];1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R</text:p>
          </table:table-cell>
          <table:table-cell office:value-type="float" office:value="39.9272385855" calcext:value-type="float">
            <text:p>39.9272385855</text:p>
          </table:table-cell>
          <table:table-cell office:value-type="float" office:value="32.864391641" calcext:value-type="float">
            <text:p>32.864391641</text:p>
          </table:table-cell>
          <table:table-cell table:formula="of:=COUNTIF([.H182:.Z182];1)" office:value-type="float" office:value="6" calcext:value-type="float">
            <text:p>6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TM</text:p>
          </table:table-cell>
          <table:table-cell office:value-type="float" office:value="37.9499949331" calcext:value-type="float">
            <text:p>37.9499949331</text:p>
          </table:table-cell>
          <table:table-cell office:value-type="float" office:value="58.3832991118" calcext:value-type="float">
            <text:p>58.3832991118</text:p>
          </table:table-cell>
          <table:table-cell table:formula="of:=COUNTIF([.H183:.Z183];1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TV</text:p>
          </table:table-cell>
          <table:table-cell office:value-type="float" office:value="-8.516651999" calcext:value-type="float">
            <text:p>-8.516651999</text:p>
          </table:table-cell>
          <table:table-cell office:value-type="float" office:value="179.216647094" calcext:value-type="float">
            <text:p>179.216647094</text:p>
          </table:table-cell>
          <table:table-cell table:formula="of:=COUNTIF([.H184:.Z184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UG</text:p>
          </table:table-cell>
          <table:table-cell office:value-type="float" office:value="0.3166589548" calcext:value-type="float">
            <text:p>0.3166589548</text:p>
          </table:table-cell>
          <table:table-cell office:value-type="float" office:value="32.5833235257" calcext:value-type="float">
            <text:p>32.5833235257</text:p>
          </table:table-cell>
          <table:table-cell table:formula="of:=COUNTIF([.H185:.Z185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UA</text:p>
          </table:table-cell>
          <table:table-cell office:value-type="float" office:value="50.433367329" calcext:value-type="float">
            <text:p>50.433367329</text:p>
          </table:table-cell>
          <table:table-cell office:value-type="float" office:value="30.5166279691" calcext:value-type="float">
            <text:p>30.5166279691</text:p>
          </table:table-cell>
          <table:table-cell table:formula="of:=COUNTIF([.H186:.Z186];1)" office:value-type="float" office:value="9" calcext:value-type="float">
            <text:p>9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AE</text:p>
          </table:table-cell>
          <table:table-cell office:value-type="float" office:value="24.4666835724" calcext:value-type="float">
            <text:p>24.4666835724</text:p>
          </table:table-cell>
          <table:table-cell office:value-type="float" office:value="54.3665933826" calcext:value-type="float">
            <text:p>54.3665933826</text:p>
          </table:table-cell>
          <table:table-cell table:formula="of:=COUNTIF([.H187:.Z187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</text:p>
          </table:table-cell>
          <table:table-cell office:value-type="float" office:value="51.4999947297" calcext:value-type="float">
            <text:p>51.4999947297</text:p>
          </table:table-cell>
          <table:table-cell office:value-type="float" office:value="-0.1167218439" calcext:value-type="float">
            <text:p>-0.1167218439</text:p>
          </table:table-cell>
          <table:table-cell table:formula="of:=COUNTIF([.H188:.Z188];1)" office:value-type="float" office:value="6" calcext:value-type="float">
            <text:p>6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</text:p>
          </table:table-cell>
          <table:table-cell office:value-type="float" office:value="38.8995493765" calcext:value-type="float">
            <text:p>38.8995493765</text:p>
          </table:table-cell>
          <table:table-cell office:value-type="float" office:value="-77.0094185808" calcext:value-type="float">
            <text:p>-77.0094185808</text:p>
          </table:table-cell>
          <table:table-cell table:formula="of:=COUNTIF([.H189:.Z189];1)"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UY</text:p>
          </table:table-cell>
          <table:table-cell office:value-type="float" office:value="-34.8580415662" calcext:value-type="float">
            <text:p>-34.8580415662</text:p>
          </table:table-cell>
          <table:table-cell office:value-type="float" office:value="-56.1710522884" calcext:value-type="float">
            <text:p>-56.1710522884</text:p>
          </table:table-cell>
          <table:table-cell table:formula="of:=COUNTIF([.H190:.Z190];1)"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</text:p>
          </table:table-cell>
          <table:table-cell office:value-type="float" office:value="41.311701883" calcext:value-type="float">
            <text:p>41.311701883</text:p>
          </table:table-cell>
          <table:table-cell office:value-type="float" office:value="69.2949328195" calcext:value-type="float">
            <text:p>69.2949328195</text:p>
          </table:table-cell>
          <table:table-cell table:formula="of:=COUNTIF([.H191:.Z191];1)"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U</text:p>
          </table:table-cell>
          <table:table-cell office:value-type="float" office:value="-17.733350404" calcext:value-type="float">
            <text:p>-17.733350404</text:p>
          </table:table-cell>
          <table:table-cell office:value-type="float" office:value="168.316640584" calcext:value-type="float">
            <text:p>168.316640584</text:p>
          </table:table-cell>
          <table:table-cell table:formula="of:=COUNTIF([.H192:.Z192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tican (Holy Sea)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VA</text:p>
          </table:table-cell>
          <table:table-cell office:value-type="float" office:value="41.9000122264" calcext:value-type="float">
            <text:p>41.9000122264</text:p>
          </table:table-cell>
          <table:table-cell office:value-type="float" office:value="12.4478083889" calcext:value-type="float">
            <text:p>12.4478083889</text:p>
          </table:table-cell>
          <table:table-cell table:formula="of:=COUNTIF([.H193:.Z193];1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</text:p>
          </table:table-cell>
          <table:table-cell office:value-type="float" office:value="10.5009985544" calcext:value-type="float">
            <text:p>10.5009985544</text:p>
          </table:table-cell>
          <table:table-cell office:value-type="float" office:value="-66.9170371924" calcext:value-type="float">
            <text:p>-66.9170371924</text:p>
          </table:table-cell>
          <table:table-cell table:formula="of:=COUNTIF([.H194:.Z194];1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VN</text:p>
          </table:table-cell>
          <table:table-cell office:value-type="float" office:value="21.0333272491" calcext:value-type="float">
            <text:p>21.0333272491</text:p>
          </table:table-cell>
          <table:table-cell office:value-type="float" office:value="105.8500142" calcext:value-type="float">
            <text:p>105.8500142</text:p>
          </table:table-cell>
          <table:table-cell table:formula="of:=COUNTIF([.H195:.Z195];1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E</text:p>
          </table:table-cell>
          <table:table-cell office:value-type="float" office:value="15.3547332957" calcext:value-type="float">
            <text:p>15.3547332957</text:p>
          </table:table-cell>
          <table:table-cell office:value-type="float" office:value="44.2065933826" calcext:value-type="float">
            <text:p>44.2065933826</text:p>
          </table:table-cell>
          <table:table-cell table:formula="of:=COUNTIF([.H196:.Z196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ZM</text:p>
          </table:table-cell>
          <table:table-cell office:value-type="float" office:value="-15.4166442679" calcext:value-type="float">
            <text:p>-15.4166442679</text:p>
          </table:table-cell>
          <table:table-cell office:value-type="float" office:value="28.2833275947" calcext:value-type="float">
            <text:p>28.2833275947</text:p>
          </table:table-cell>
          <table:table-cell table:formula="of:=COUNTIF([.H197:.Z197];1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ZW</text:p>
          </table:table-cell>
          <table:table-cell office:value-type="float" office:value="-17.8177896944" calcext:value-type="float">
            <text:p>-17.8177896944</text:p>
          </table:table-cell>
          <table:table-cell office:value-type="float" office:value="31.0447094307" calcext:value-type="float">
            <text:p>31.0447094307</text:p>
          </table:table-cell>
          <table:table-cell table:formula="of:=COUNTIF([.H198:.Z198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K</text:p>
          </table:table-cell>
          <table:table-cell office:value-type="float" office:value="22.304980895" calcext:value-type="float">
            <text:p>22.304980895</text:p>
          </table:table-cell>
          <table:table-cell office:value-type="float" office:value="114.185009317" calcext:value-type="float">
            <text:p>114.185009317</text:p>
          </table:table-cell>
          <table:table-cell table:formula="of:=COUNTIF([.H199:.Z199];1)"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</table:table>
      <table:table table:name="AZB_diploRels" table:style-name="ta1">
        <office:forms form:automatic-focus="false" form:apply-design-mode="false"/>
        <table:table-column table:style-name="co25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7" table:visibility="collapse" table:default-cell-style-name="Default"/>
        <table:table-column table:style-name="co26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23" table:default-cell-style-name="ce1"/>
        <table:table-column table:style-name="co24" table:number-columns-repeated="2" table:default-cell-style-name="ce1"/>
        <table:table-column table:style-name="co24" table:number-columns-repeated="996" table:default-cell-style-name="Default"/>
        <table:table-row table:style-name="ro1">
          <table:table-cell office:value-type="string" calcext:value-type="string">
            <text:p>ADM0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SO_A2,C,5</text:p>
          </table:table-cell>
          <table:table-cell office:value-type="string" calcext:value-type="string">
            <text:p>LATITUDE,N,19,11</text:p>
          </table:table-cell>
          <table:table-cell office:value-type="string" calcext:value-type="string">
            <text:p>LONGITUDE,N,19,11</text:p>
          </table:table-cell>
          <table:table-cell office:value-type="string" calcext:value-type="string">
            <text:p>isCTR</text:p>
          </table:table-cell>
          <table:table-cell office:value-type="string" calcext:value-type="string">
            <text:p>TOTAL_ORGS</text:p>
          </table:table-cell>
          <table:table-cell office:value-type="string" calcext:value-type="string">
            <text:p>PfP</text:p>
          </table:table-cell>
          <table:table-cell office:value-type="string" calcext:value-type="string">
            <text:p>BSEC</text:p>
          </table:table-cell>
          <table:table-cell office:value-type="string" calcext:value-type="string">
            <text:p>CouncEur</text:p>
          </table:table-cell>
          <table:table-cell office:value-type="string" calcext:value-type="string">
            <text:p>EurAtlPart</text:p>
          </table:table-cell>
          <table:table-cell office:value-type="string" calcext:value-type="string">
            <text:p>OSCE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EconCoopOrg</text:p>
          </table:table-cell>
          <table:table-cell office:value-type="string" calcext:value-type="string">
            <text:p>TurkicCouncil</text:p>
          </table:table-cell>
          <table:table-cell office:value-type="string" calcext:value-type="string">
            <text:p>GUAM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F</text:p>
          </table:table-cell>
          <table:table-cell office:value-type="float" office:value="34.5166902863" calcext:value-type="float">
            <text:p>34.5166902863</text:p>
          </table:table-cell>
          <table:table-cell office:value-type="float" office:value="69.1832600493" calcext:value-type="float">
            <text:p>69.1832600493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2:.Q2];1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</text:p>
          </table:table-cell>
          <table:table-cell office:value-type="float" office:value="41.3275407095" calcext:value-type="float">
            <text:p>41.3275407095</text:p>
          </table:table-cell>
          <table:table-cell office:value-type="float" office:value="19.8188830146" calcext:value-type="float">
            <text:p>19.8188830146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3:.Q3];1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DZ</text:p>
          </table:table-cell>
          <table:table-cell office:value-type="float" office:value="36.763064798" calcext:value-type="float">
            <text:p>36.763064798</text:p>
          </table:table-cell>
          <table:table-cell office:value-type="float" office:value="3.0505525295" calcext:value-type="float">
            <text:p>3.0505525295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4:.Q4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D</text:p>
          </table:table-cell>
          <table:table-cell office:value-type="float" office:value="42.5000014435" calcext:value-type="float">
            <text:p>42.5000014435</text:p>
          </table:table-cell>
          <table:table-cell office:value-type="float" office:value="1.5164859605" calcext:value-type="float">
            <text:p>1.5164859605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5:.Q5];1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O</text:p>
          </table:table-cell>
          <table:table-cell office:value-type="float" office:value="-8.8382861136" calcext:value-type="float">
            <text:p>-8.8382861136</text:p>
          </table:table-cell>
          <table:table-cell office:value-type="float" office:value="13.2344270413" calcext:value-type="float">
            <text:p>13.2344270413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6:.Q6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G</text:p>
          </table:table-cell>
          <table:table-cell office:value-type="float" office:value="17.1180365183" calcext:value-type="float">
            <text:p>17.1180365183</text:p>
          </table:table-cell>
          <table:table-cell office:value-type="float" office:value="-61.8500338151" calcext:value-type="float">
            <text:p>-61.8500338151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7:.Q7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</text:p>
          </table:table-cell>
          <table:table-cell office:value-type="float" office:value="-34.6025016085" calcext:value-type="float">
            <text:p>-34.6025016085</text:p>
          </table:table-cell>
          <table:table-cell office:value-type="float" office:value="-58.3975313737" calcext:value-type="float">
            <text:p>-58.397531373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8:.Q8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</text:p>
          </table:table-cell>
          <table:table-cell office:value-type="float" office:value="40.1811507355" calcext:value-type="float">
            <text:p>40.1811507355</text:p>
          </table:table-cell>
          <table:table-cell office:value-type="float" office:value="44.5135513904" calcext:value-type="float">
            <text:p>44.5135513904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9:.Q9];1)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</text:p>
          </table:table-cell>
          <table:table-cell office:value-type="float" office:value="-35.2830285454" calcext:value-type="float">
            <text:p>-35.2830285454</text:p>
          </table:table-cell>
          <table:table-cell office:value-type="float" office:value="149.129026244" calcext:value-type="float">
            <text:p>149.129026244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0:.Q10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T</text:p>
          </table:table-cell>
          <table:table-cell office:value-type="float" office:value="48.2000152782" calcext:value-type="float">
            <text:p>48.2000152782</text:p>
          </table:table-cell>
          <table:table-cell office:value-type="float" office:value="16.3666389554" calcext:value-type="float">
            <text:p>16.3666389554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1:.Q11];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zerbaijan</text:p>
          </table:table-cell>
          <table:table-cell table:style-name="ce1" office:value-type="string" calcext:value-type="string">
            <text:p>AZE</text:p>
          </table:table-cell>
          <table:table-cell table:style-name="ce1" office:value-type="string" calcext:value-type="string">
            <text:p>AZ</text:p>
          </table:table-cell>
          <table:table-cell table:style-name="ce1" office:value-type="float" office:value="40.3952720327" calcext:value-type="float">
            <text:p>40.3952720327</text:p>
          </table:table-cell>
          <table:table-cell table:style-name="ce1" office:value-type="float" office:value="49.8622171619" calcext:value-type="float">
            <text:p>49.862217161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UNTIF([.H12:.Q12];1)" office:value-type="float" office:value="10" calcext:value-type="float">
            <text:p>1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995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BH</text:p>
          </table:table-cell>
          <table:table-cell office:value-type="float" office:value="26.2361362905" calcext:value-type="float">
            <text:p>26.2361362905</text:p>
          </table:table-cell>
          <table:table-cell office:value-type="float" office:value="50.5830517159" calcext:value-type="float">
            <text:p>50.5830517159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3:.Q13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BD</text:p>
          </table:table-cell>
          <table:table-cell office:value-type="float" office:value="23.7230597117" calcext:value-type="float">
            <text:p>23.7230597117</text:p>
          </table:table-cell>
          <table:table-cell office:value-type="float" office:value="90.4085794667" calcext:value-type="float">
            <text:p>90.408579466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4:.Q14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BB</text:p>
          </table:table-cell>
          <table:table-cell office:value-type="float" office:value="13.1020025828" calcext:value-type="float">
            <text:p>13.1020025828</text:p>
          </table:table-cell>
          <table:table-cell office:value-type="float" office:value="-59.6165267351" calcext:value-type="float">
            <text:p>-59.6165267351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5:.Q15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BY</text:p>
          </table:table-cell>
          <table:table-cell office:value-type="float" office:value="53.8999774364" calcext:value-type="float">
            <text:p>53.8999774364</text:p>
          </table:table-cell>
          <table:table-cell office:value-type="float" office:value="27.5666271553" calcext:value-type="float">
            <text:p>27.5666271553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6:.Q16];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</text:p>
          </table:table-cell>
          <table:table-cell office:value-type="float" office:value="50.8333170767" calcext:value-type="float">
            <text:p>50.8333170767</text:p>
          </table:table-cell>
          <table:table-cell office:value-type="float" office:value="4.3333166083" calcext:value-type="float">
            <text:p>4.3333166083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7:.Q17];1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BZ</text:p>
          </table:table-cell>
          <table:table-cell office:value-type="float" office:value="17.2520335072" calcext:value-type="float">
            <text:p>17.2520335072</text:p>
          </table:table-cell>
          <table:table-cell office:value-type="float" office:value="-88.7670729998" calcext:value-type="float">
            <text:p>-88.7670729998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8:.Q18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J</text:p>
          </table:table-cell>
          <table:table-cell office:value-type="float" office:value="6.4000085642" calcext:value-type="float">
            <text:p>6.4000085642</text:p>
          </table:table-cell>
          <table:table-cell office:value-type="float" office:value="2.5199905992" calcext:value-type="float">
            <text:p>2.5199905992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9:.Q19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T</text:p>
          </table:table-cell>
          <table:table-cell office:value-type="float" office:value="27.4729858592" calcext:value-type="float">
            <text:p>27.4729858592</text:p>
          </table:table-cell>
          <table:table-cell office:value-type="float" office:value="89.639014037" calcext:value-type="float">
            <text:p>89.63901403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20:.Q20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</text:p>
          </table:table-cell>
          <table:table-cell office:value-type="float" office:value="-19.0409708467" calcext:value-type="float">
            <text:p>-19.0409708467</text:p>
          </table:table-cell>
          <table:table-cell office:value-type="float" office:value="-65.2595156267" calcext:value-type="float">
            <text:p>-65.259515626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21:.Q21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</text:p>
          </table:table-cell>
          <table:table-cell office:value-type="float" office:value="-16.4979736137" calcext:value-type="float">
            <text:p>-16.4979736137</text:p>
          </table:table-cell>
          <table:table-cell office:value-type="float" office:value="-68.1499851905" calcext:value-type="float">
            <text:p>-68.1499851905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22:.Q22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BA</text:p>
          </table:table-cell>
          <table:table-cell office:value-type="float" office:value="43.850022399" calcext:value-type="float">
            <text:p>43.850022399</text:p>
          </table:table-cell>
          <table:table-cell office:value-type="float" office:value="18.383001667" calcext:value-type="float">
            <text:p>18.38300166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23:.Q23]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W</text:p>
          </table:table-cell>
          <table:table-cell office:value-type="float" office:value="-24.6463134574" calcext:value-type="float">
            <text:p>-24.6463134574</text:p>
          </table:table-cell>
          <table:table-cell office:value-type="float" office:value="25.9119477933" calcext:value-type="float">
            <text:p>25.9119477933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24:.Q24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</text:p>
          </table:table-cell>
          <table:table-cell office:value-type="float" office:value="-15.7833402315" calcext:value-type="float">
            <text:p>-15.7833402315</text:p>
          </table:table-cell>
          <table:table-cell office:value-type="float" office:value="-47.9160522884" calcext:value-type="float">
            <text:p>-47.9160522884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25:.Q25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BN</text:p>
          </table:table-cell>
          <table:table-cell office:value-type="float" office:value="4.8833311146" calcext:value-type="float">
            <text:p>4.8833311146</text:p>
          </table:table-cell>
          <table:table-cell office:value-type="float" office:value="114.933284057" calcext:value-type="float">
            <text:p>114.93328405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26:.Q26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BG</text:p>
          </table:table-cell>
          <table:table-cell office:value-type="float" office:value="42.6833494253" calcext:value-type="float">
            <text:p>42.6833494253</text:p>
          </table:table-cell>
          <table:table-cell office:value-type="float" office:value="23.3166540107" calcext:value-type="float">
            <text:p>23.316654010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27:.Q27];1)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BF</text:p>
          </table:table-cell>
          <table:table-cell office:value-type="float" office:value="12.3703159779" calcext:value-type="float">
            <text:p>12.3703159779</text:p>
          </table:table-cell>
          <table:table-cell office:value-type="float" office:value="-1.5247237563" calcext:value-type="float">
            <text:p>-1.5247237563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28:.Q28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BI</text:p>
          </table:table-cell>
          <table:table-cell office:value-type="float" office:value="-3.3760872204" calcext:value-type="float">
            <text:p>-3.3760872204</text:p>
          </table:table-cell>
          <table:table-cell office:value-type="float" office:value="29.3600060615" calcext:value-type="float">
            <text:p>29.3600060615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29:.Q29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H</text:p>
          </table:table-cell>
          <table:table-cell office:value-type="float" office:value="11.5500301299" calcext:value-type="float">
            <text:p>11.5500301299</text:p>
          </table:table-cell>
          <table:table-cell office:value-type="float" office:value="104.91663448" calcext:value-type="float">
            <text:p>104.91663448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30:.Q30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M</text:p>
          </table:table-cell>
          <table:table-cell office:value-type="float" office:value="3.8667006621" calcext:value-type="float">
            <text:p>3.8667006621</text:p>
          </table:table-cell>
          <table:table-cell office:value-type="float" office:value="11.5166507555" calcext:value-type="float">
            <text:p>11.5166507555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31:.Q31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</text:p>
          </table:table-cell>
          <table:table-cell office:value-type="float" office:value="45.4166967967" calcext:value-type="float">
            <text:p>45.4166967967</text:p>
          </table:table-cell>
          <table:table-cell office:value-type="float" office:value="-75.7000153012" calcext:value-type="float">
            <text:p>-75.7000153012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32:.Q32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CV</text:p>
          </table:table-cell>
          <table:table-cell office:value-type="float" office:value="14.9166980173" calcext:value-type="float">
            <text:p>14.9166980173</text:p>
          </table:table-cell>
          <table:table-cell office:value-type="float" office:value="-23.516688885" calcext:value-type="float">
            <text:p>-23.516688885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33:.Q33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CF</text:p>
          </table:table-cell>
          <table:table-cell office:value-type="float" office:value="4.3666443064" calcext:value-type="float">
            <text:p>4.3666443064</text:p>
          </table:table-cell>
          <table:table-cell office:value-type="float" office:value="18.5582881253" calcext:value-type="float">
            <text:p>18.5582881253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34:.Q34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TD</text:p>
          </table:table-cell>
          <table:table-cell office:value-type="float" office:value="12.1130965362" calcext:value-type="float">
            <text:p>12.1130965362</text:p>
          </table:table-cell>
          <table:table-cell office:value-type="float" office:value="15.0491483141" calcext:value-type="float">
            <text:p>15.0491483141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35:.Q35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L</text:p>
          </table:table-cell>
          <table:table-cell office:value-type="float" office:value="-33.4500138155" calcext:value-type="float">
            <text:p>-33.4500138155</text:p>
          </table:table-cell>
          <table:table-cell office:value-type="float" office:value="-70.6670408546" calcext:value-type="float">
            <text:p>-70.6670408546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36:.Q36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N</text:p>
          </table:table-cell>
          <table:table-cell office:value-type="float" office:value="39.9288922313" calcext:value-type="float">
            <text:p>39.9288922313</text:p>
          </table:table-cell>
          <table:table-cell office:value-type="float" office:value="116.388285684" calcext:value-type="float">
            <text:p>116.388285684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37:.Q37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</text:p>
          </table:table-cell>
          <table:table-cell office:value-type="float" office:value="4.5964235625" calcext:value-type="float">
            <text:p>4.5964235625</text:p>
          </table:table-cell>
          <table:table-cell office:value-type="float" office:value="-74.0833439552" calcext:value-type="float">
            <text:p>-74.0833439552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38:.Q38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KM</text:p>
          </table:table-cell>
          <table:table-cell office:value-type="float" office:value="-11.7041576957" calcext:value-type="float">
            <text:p>-11.7041576957</text:p>
          </table:table-cell>
          <table:table-cell office:value-type="float" office:value="43.2402440987" calcext:value-type="float">
            <text:p>43.240244098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39:.Q39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ngo (Brazzaville)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CG</text:p>
          </table:table-cell>
          <table:table-cell office:value-type="float" office:value="-4.2591857718" calcext:value-type="float">
            <text:p>-4.2591857718</text:p>
          </table:table-cell>
          <table:table-cell office:value-type="float" office:value="15.2846894925" calcext:value-type="float">
            <text:p>15.2846894925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40:.Q40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ngo (Kinshasa)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D</text:p>
          </table:table-cell>
          <table:table-cell office:value-type="float" office:value="-4.3297241019" calcext:value-type="float">
            <text:p>-4.3297241019</text:p>
          </table:table-cell>
          <table:table-cell office:value-type="float" office:value="15.3149718818" calcext:value-type="float">
            <text:p>15.3149718818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41:.Q41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R</text:p>
          </table:table-cell>
          <table:table-cell office:value-type="float" office:value="9.9350124297" calcext:value-type="float">
            <text:p>9.9350124297</text:p>
          </table:table-cell>
          <table:table-cell office:value-type="float" office:value="-84.0840513527" calcext:value-type="float">
            <text:p>-84.084051352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42:.Q42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HR</text:p>
          </table:table-cell>
          <table:table-cell office:value-type="float" office:value="45.8000067333" calcext:value-type="float">
            <text:p>45.8000067333</text:p>
          </table:table-cell>
          <table:table-cell office:value-type="float" office:value="15.9999946682" calcext:value-type="float">
            <text:p>15.9999946682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43:.Q43];1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</text:p>
          </table:table-cell>
          <table:table-cell office:value-type="float" office:value="23.1319588409" calcext:value-type="float">
            <text:p>23.1319588409</text:p>
          </table:table-cell>
          <table:table-cell office:value-type="float" office:value="-82.3641821713" calcext:value-type="float">
            <text:p>-82.3641821713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44:.Q44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CY</text:p>
          </table:table-cell>
          <table:table-cell office:value-type="float" office:value="35.1666764517" calcext:value-type="float">
            <text:p>35.1666764517</text:p>
          </table:table-cell>
          <table:table-cell office:value-type="float" office:value="33.3666348864" calcext:value-type="float">
            <text:p>33.3666348864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45:.Q45];1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CZ</text:p>
          </table:table-cell>
          <table:table-cell office:value-type="float" office:value="50.0833370149" calcext:value-type="float">
            <text:p>50.0833370149</text:p>
          </table:table-cell>
          <table:table-cell office:value-type="float" office:value="14.4659797757" calcext:value-type="float">
            <text:p>14.465979775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46:.Q46];1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K</text:p>
          </table:table-cell>
          <table:table-cell office:value-type="float" office:value="55.6785641904" calcext:value-type="float">
            <text:p>55.6785641904</text:p>
          </table:table-cell>
          <table:table-cell office:value-type="float" office:value="12.5634857473" calcext:value-type="float">
            <text:p>12.5634857473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47:.Q47];1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DJ</text:p>
          </table:table-cell>
          <table:table-cell office:value-type="float" office:value="11.5950144643" calcext:value-type="float">
            <text:p>11.5950144643</text:p>
          </table:table-cell>
          <table:table-cell office:value-type="float" office:value="43.1480016671" calcext:value-type="float">
            <text:p>43.1480016671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48:.Q48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M</text:p>
          </table:table-cell>
          <table:table-cell office:value-type="float" office:value="15.3010156443" calcext:value-type="float">
            <text:p>15.3010156443</text:p>
          </table:table-cell>
          <table:table-cell office:value-type="float" office:value="-61.3870129818" calcext:value-type="float">
            <text:p>-61.3870129818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49:.Q49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</text:p>
          </table:table-cell>
          <table:table-cell office:value-type="float" office:value="18.4700728546" calcext:value-type="float">
            <text:p>18.4700728546</text:p>
          </table:table-cell>
          <table:table-cell office:value-type="float" office:value="-69.9000850847" calcext:value-type="float">
            <text:p>-69.900085084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50:.Q50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ast Timor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TL</text:p>
          </table:table-cell>
          <table:table-cell office:value-type="float" office:value="-8.5593884086" calcext:value-type="float">
            <text:p>-8.5593884086</text:p>
          </table:table-cell>
          <table:table-cell office:value-type="float" office:value="125.579455932" calcext:value-type="float">
            <text:p>125.579455932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51:.Q51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EC</text:p>
          </table:table-cell>
          <table:table-cell office:value-type="float" office:value="-0.2149881807" calcext:value-type="float">
            <text:p>-0.2149881807</text:p>
          </table:table-cell>
          <table:table-cell office:value-type="float" office:value="-78.5000511085" calcext:value-type="float">
            <text:p>-78.5000511085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52:.Q52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G</text:p>
          </table:table-cell>
          <table:table-cell office:value-type="float" office:value="30.0499603465" calcext:value-type="float">
            <text:p>30.0499603465</text:p>
          </table:table-cell>
          <table:table-cell office:value-type="float" office:value="31.2499682197" calcext:value-type="float">
            <text:p>31.249968219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53:.Q53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SV</text:p>
          </table:table-cell>
          <table:table-cell office:value-type="float" office:value="13.7100016469" calcext:value-type="float">
            <text:p>13.7100016469</text:p>
          </table:table-cell>
          <table:table-cell office:value-type="float" office:value="-89.2030412208" calcext:value-type="float">
            <text:p>-89.2030412208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54:.Q54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GQ</text:p>
          </table:table-cell>
          <table:table-cell office:value-type="float" office:value="3.750015278" calcext:value-type="float">
            <text:p>3.750015278</text:p>
          </table:table-cell>
          <table:table-cell office:value-type="float" office:value="8.7832775458" calcext:value-type="float">
            <text:p>8.7832775458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55:.Q55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</text:p>
          </table:table-cell>
          <table:table-cell office:value-type="float" office:value="15.3333392527" calcext:value-type="float">
            <text:p>15.3333392527</text:p>
          </table:table-cell>
          <table:table-cell office:value-type="float" office:value="38.9333235258" calcext:value-type="float">
            <text:p>38.9333235258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56:.Q56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E</text:p>
          </table:table-cell>
          <table:table-cell office:value-type="float" office:value="59.4338773795" calcext:value-type="float">
            <text:p>59.4338773795</text:p>
          </table:table-cell>
          <table:table-cell office:value-type="float" office:value="24.7280407295" calcext:value-type="float">
            <text:p>24.7280407295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57:.Q57];1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</text:p>
          </table:table-cell>
          <table:table-cell office:value-type="float" office:value="9.0333103627" calcext:value-type="float">
            <text:p>9.0333103627</text:p>
          </table:table-cell>
          <table:table-cell office:value-type="float" office:value="38.700004434" calcext:value-type="float">
            <text:p>38.700004434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58:.Q58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ederated States of Micronesia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FM</text:p>
          </table:table-cell>
          <table:table-cell office:value-type="float" office:value="6.916643696" calcext:value-type="float">
            <text:p>6.916643696</text:p>
          </table:table-cell>
          <table:table-cell office:value-type="float" office:value="158.149974324" calcext:value-type="float">
            <text:p>158.149974324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59:.Q59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FJ</text:p>
          </table:table-cell>
          <table:table-cell office:value-type="float" office:value="-18.1330159314" calcext:value-type="float">
            <text:p>-18.1330159314</text:p>
          </table:table-cell>
          <table:table-cell office:value-type="float" office:value="178.441707315" calcext:value-type="float">
            <text:p>178.441707315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60:.Q60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</text:p>
          </table:table-cell>
          <table:table-cell office:value-type="float" office:value="60.175563374" calcext:value-type="float">
            <text:p>60.175563374</text:p>
          </table:table-cell>
          <table:table-cell office:value-type="float" office:value="24.9341263415" calcext:value-type="float">
            <text:p>24.9341263415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61:.Q61];1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</text:p>
          </table:table-cell>
          <table:table-cell office:value-type="float" office:value="48.8666929312" calcext:value-type="float">
            <text:p>48.8666929312</text:p>
          </table:table-cell>
          <table:table-cell office:value-type="float" office:value="2.3333353257" calcext:value-type="float">
            <text:p>2.333335325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62:.Q62];1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GA</text:p>
          </table:table-cell>
          <table:table-cell office:value-type="float" office:value="0.3853886097" calcext:value-type="float">
            <text:p>0.3853886097</text:p>
          </table:table-cell>
          <table:table-cell office:value-type="float" office:value="9.4579650458" calcext:value-type="float">
            <text:p>9.4579650458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63:.Q63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E</text:p>
          </table:table-cell>
          <table:table-cell office:value-type="float" office:value="41.7250099885" calcext:value-type="float">
            <text:p>41.7250099885</text:p>
          </table:table-cell>
          <table:table-cell office:value-type="float" office:value="44.7907954496" calcext:value-type="float">
            <text:p>44.7907954496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64:.Q64];1)"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</text:p>
          </table:table-cell>
          <table:table-cell office:value-type="float" office:value="52.5218186636" calcext:value-type="float">
            <text:p>52.5218186636</text:p>
          </table:table-cell>
          <table:table-cell office:value-type="float" office:value="13.4015486233" calcext:value-type="float">
            <text:p>13.4015486233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65:.Q65];1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GH</text:p>
          </table:table-cell>
          <table:table-cell office:value-type="float" office:value="5.5500346058" calcext:value-type="float">
            <text:p>5.5500346058</text:p>
          </table:table-cell>
          <table:table-cell office:value-type="float" office:value="-0.2167157404" calcext:value-type="float">
            <text:p>-0.2167157404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66:.Q66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GR</text:p>
          </table:table-cell>
          <table:table-cell office:value-type="float" office:value="37.9833262319" calcext:value-type="float">
            <text:p>37.9833262319</text:p>
          </table:table-cell>
          <table:table-cell office:value-type="float" office:value="23.7333210843" calcext:value-type="float">
            <text:p>23.7333210843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67:.Q67];1)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GD</text:p>
          </table:table-cell>
          <table:table-cell office:value-type="float" office:value="12.0526334017" calcext:value-type="float">
            <text:p>12.0526334017</text:p>
          </table:table-cell>
          <table:table-cell office:value-type="float" office:value="-61.7416432261" calcext:value-type="float">
            <text:p>-61.7416432261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68:.Q68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GT</text:p>
          </table:table-cell>
          <table:table-cell office:value-type="float" office:value="14.6211346628" calcext:value-type="float">
            <text:p>14.6211346628</text:p>
          </table:table-cell>
          <table:table-cell office:value-type="float" office:value="-90.5269655779" calcext:value-type="float">
            <text:p>-90.5269655779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69:.Q69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N</text:p>
          </table:table-cell>
          <table:table-cell office:value-type="float" office:value="9.5315228464" calcext:value-type="float">
            <text:p>9.5315228464</text:p>
          </table:table-cell>
          <table:table-cell office:value-type="float" office:value="-13.6802350275" calcext:value-type="float">
            <text:p>-13.6802350275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70:.Q70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GW</text:p>
          </table:table-cell>
          <table:table-cell office:value-type="float" office:value="11.865023823" calcext:value-type="float">
            <text:p>11.865023823</text:p>
          </table:table-cell>
          <table:table-cell office:value-type="float" office:value="-15.5983608413" calcext:value-type="float">
            <text:p>-15.5983608413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71:.Q71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GY</text:p>
          </table:table-cell>
          <table:table-cell office:value-type="float" office:value="6.8019736928" calcext:value-type="float">
            <text:p>6.8019736928</text:p>
          </table:table-cell>
          <table:table-cell office:value-type="float" office:value="-58.1670286475" calcext:value-type="float">
            <text:p>-58.1670286475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72:.Q72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T</text:p>
          </table:table-cell>
          <table:table-cell office:value-type="float" office:value="18.5410245961" calcext:value-type="float">
            <text:p>18.5410245961</text:p>
          </table:table-cell>
          <table:table-cell office:value-type="float" office:value="-72.3360345883" calcext:value-type="float">
            <text:p>-72.3360345883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73:.Q73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N</text:p>
          </table:table-cell>
          <table:table-cell office:value-type="float" office:value="14.1020449005" calcext:value-type="float">
            <text:p>14.1020449005</text:p>
          </table:table-cell>
          <table:table-cell office:value-type="float" office:value="-87.2175293393" calcext:value-type="float">
            <text:p>-87.2175293393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74:.Q74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</text:p>
          </table:table-cell>
          <table:table-cell office:value-type="float" office:value="47.5000063264" calcext:value-type="float">
            <text:p>47.5000063264</text:p>
          </table:table-cell>
          <table:table-cell office:value-type="float" office:value="19.0833206774" calcext:value-type="float">
            <text:p>19.0833206774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75:.Q75];1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</text:p>
          </table:table-cell>
          <table:table-cell office:value-type="float" office:value="64.1500236197" calcext:value-type="float">
            <text:p>64.1500236197</text:p>
          </table:table-cell>
          <table:table-cell office:value-type="float" office:value="-21.9500144872" calcext:value-type="float">
            <text:p>-21.9500144872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76:.Q76];1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</text:p>
          </table:table-cell>
          <table:table-cell office:value-type="float" office:value="28.6000230092" calcext:value-type="float">
            <text:p>28.6000230092</text:p>
          </table:table-cell>
          <table:table-cell office:value-type="float" office:value="77.1999800201" calcext:value-type="float">
            <text:p>77.1999800201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77:.Q77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D</text:p>
          </table:table-cell>
          <table:table-cell office:value-type="float" office:value="-6.1744177054" calcext:value-type="float">
            <text:p>-6.1744177054</text:p>
          </table:table-cell>
          <table:table-cell office:value-type="float" office:value="106.829437621" calcext:value-type="float">
            <text:p>106.829437621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78:.Q78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IR</text:p>
          </table:table-cell>
          <table:table-cell office:value-type="float" office:value="35.6719427684" calcext:value-type="float">
            <text:p>35.6719427684</text:p>
          </table:table-cell>
          <table:table-cell office:value-type="float" office:value="51.4243440336" calcext:value-type="float">
            <text:p>51.4243440336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79:.Q79];1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Q</text:p>
          </table:table-cell>
          <table:table-cell office:value-type="float" office:value="33.3386484975" calcext:value-type="float">
            <text:p>33.3386484975</text:p>
          </table:table-cell>
          <table:table-cell office:value-type="float" office:value="44.3938687732" calcext:value-type="float">
            <text:p>44.3938687732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80:.Q80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IE</text:p>
          </table:table-cell>
          <table:table-cell office:value-type="float" office:value="53.333061136" calcext:value-type="float">
            <text:p>53.333061136</text:p>
          </table:table-cell>
          <table:table-cell office:value-type="float" office:value="-6.2489056818" calcext:value-type="float">
            <text:p>-6.2489056818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81:.Q81]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IL</text:p>
          </table:table-cell>
          <table:table-cell office:value-type="float" office:value="31.7784078156" calcext:value-type="float">
            <text:p>31.7784078156</text:p>
          </table:table-cell>
          <table:table-cell office:value-type="float" office:value="35.2066259346" calcext:value-type="float">
            <text:p>35.2066259346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82:.Q82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</text:p>
          </table:table-cell>
          <table:table-cell office:value-type="float" office:value="41.8959556265" calcext:value-type="float">
            <text:p>41.8959556265</text:p>
          </table:table-cell>
          <table:table-cell office:value-type="float" office:value="12.4832584215" calcext:value-type="float">
            <text:p>12.4832584215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83:.Q83];1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CI</text:p>
          </table:table-cell>
          <table:table-cell office:value-type="float" office:value="5.3199969675" calcext:value-type="float">
            <text:p>5.3199969675</text:p>
          </table:table-cell>
          <table:table-cell office:value-type="float" office:value="-4.0400482599" calcext:value-type="float">
            <text:p>-4.0400482599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84:.Q84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CI</text:p>
          </table:table-cell>
          <table:table-cell office:value-type="float" office:value="6.81838096" calcext:value-type="float">
            <text:p>6.81838096</text:p>
          </table:table-cell>
          <table:table-cell office:value-type="float" office:value="-5.2755025649" calcext:value-type="float">
            <text:p>-5.2755025649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85:.Q85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M</text:p>
          </table:table-cell>
          <table:table-cell office:value-type="float" office:value="17.9770766238" calcext:value-type="float">
            <text:p>17.9770766238</text:p>
          </table:table-cell>
          <table:table-cell office:value-type="float" office:value="-76.7674337137" calcext:value-type="float">
            <text:p>-76.767433713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86:.Q86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P</text:p>
          </table:table-cell>
          <table:table-cell office:value-type="float" office:value="35.6850169058" calcext:value-type="float">
            <text:p>35.6850169058</text:p>
          </table:table-cell>
          <table:table-cell office:value-type="float" office:value="139.751407429" calcext:value-type="float">
            <text:p>139.751407429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87:.Q87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</text:p>
          </table:table-cell>
          <table:table-cell office:value-type="float" office:value="31.9500252472" calcext:value-type="float">
            <text:p>31.9500252472</text:p>
          </table:table-cell>
          <table:table-cell office:value-type="float" office:value="35.9332999255" calcext:value-type="float">
            <text:p>35.9332999255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88:.Q88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KZ</text:p>
          </table:table-cell>
          <table:table-cell office:value-type="float" office:value="51.1811253043" calcext:value-type="float">
            <text:p>51.1811253043</text:p>
          </table:table-cell>
          <table:table-cell office:value-type="float" office:value="71.4277742095" calcext:value-type="float">
            <text:p>71.4277742095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89:.Q89];1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</text:p>
          </table:table-cell>
          <table:table-cell office:value-type="float" office:value="-1.2833467419" calcext:value-type="float">
            <text:p>-1.2833467419</text:p>
          </table:table-cell>
          <table:table-cell office:value-type="float" office:value="36.8166568591" calcext:value-type="float">
            <text:p>36.8166568591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90:.Q90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</text:p>
          </table:table-cell>
          <table:table-cell office:value-type="float" office:value="1.3381875056" calcext:value-type="float">
            <text:p>1.3381875056</text:p>
          </table:table-cell>
          <table:table-cell office:value-type="float" office:value="173.017570829" calcext:value-type="float">
            <text:p>173.017570829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91:.Q91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KOS</text:p>
          </table:table-cell>
          <table:table-cell office:value-type="float" office:value="-99" calcext:value-type="float">
            <text:p>-99</text:p>
          </table:table-cell>
          <table:table-cell office:value-type="float" office:value="42.6667096141" calcext:value-type="float">
            <text:p>42.6667096141</text:p>
          </table:table-cell>
          <table:table-cell office:value-type="float" office:value="21.1659842516" calcext:value-type="float">
            <text:p>21.1659842516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92:.Q92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KW</text:p>
          </table:table-cell>
          <table:table-cell office:value-type="float" office:value="29.36971763" calcext:value-type="float">
            <text:p>29.36971763</text:p>
          </table:table-cell>
          <table:table-cell office:value-type="float" office:value="47.9783011462" calcext:value-type="float">
            <text:p>47.9783011462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93:.Q93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KG</text:p>
          </table:table-cell>
          <table:table-cell office:value-type="float" office:value="42.8730794465" calcext:value-type="float">
            <text:p>42.8730794465</text:p>
          </table:table-cell>
          <table:table-cell office:value-type="float" office:value="74.5852042225" calcext:value-type="float">
            <text:p>74.5852042225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94:.Q94];1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</text:p>
          </table:table-cell>
          <table:table-cell office:value-type="float" office:value="17.9666927276" calcext:value-type="float">
            <text:p>17.9666927276</text:p>
          </table:table-cell>
          <table:table-cell office:value-type="float" office:value="102.59998002" calcext:value-type="float">
            <text:p>102.59998002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95:.Q95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V</text:p>
          </table:table-cell>
          <table:table-cell office:value-type="float" office:value="56.9500238232" calcext:value-type="float">
            <text:p>56.9500238232</text:p>
          </table:table-cell>
          <table:table-cell office:value-type="float" office:value="24.0999653714" calcext:value-type="float">
            <text:p>24.0999653714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96:.Q96];1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B</text:p>
          </table:table-cell>
          <table:table-cell office:value-type="float" office:value="33.871975117" calcext:value-type="float">
            <text:p>33.871975117</text:p>
          </table:table-cell>
          <table:table-cell office:value-type="float" office:value="35.50970821" calcext:value-type="float">
            <text:p>35.50970821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97:.Q97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S</text:p>
          </table:table-cell>
          <table:table-cell office:value-type="float" office:value="-29.3166743787" calcext:value-type="float">
            <text:p>-29.3166743787</text:p>
          </table:table-cell>
          <table:table-cell office:value-type="float" office:value="27.48327307" calcext:value-type="float">
            <text:p>27.4832730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98:.Q98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R</text:p>
          </table:table-cell>
          <table:table-cell office:value-type="float" office:value="6.3105566599" calcext:value-type="float">
            <text:p>6.3105566599</text:p>
          </table:table-cell>
          <table:table-cell office:value-type="float" office:value="-10.8047516291" calcext:value-type="float">
            <text:p>-10.8047516291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99:.Q99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LY</text:p>
          </table:table-cell>
          <table:table-cell office:value-type="float" office:value="32.8925000194" calcext:value-type="float">
            <text:p>32.8925000194</text:p>
          </table:table-cell>
          <table:table-cell office:value-type="float" office:value="13.1800117581" calcext:value-type="float">
            <text:p>13.1800117581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00:.Q100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I</text:p>
          </table:table-cell>
          <table:table-cell office:value-type="float" office:value="47.1337237743" calcext:value-type="float">
            <text:p>47.1337237743</text:p>
          </table:table-cell>
          <table:table-cell office:value-type="float" office:value="9.5166694729" calcext:value-type="float">
            <text:p>9.5166694729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01:.Q101];1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LT</text:p>
          </table:table-cell>
          <table:table-cell office:value-type="float" office:value="54.6833663118" calcext:value-type="float">
            <text:p>54.6833663118</text:p>
          </table:table-cell>
          <table:table-cell office:value-type="float" office:value="25.3166352933" calcext:value-type="float">
            <text:p>25.3166352933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02:.Q102];1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</text:p>
          </table:table-cell>
          <table:table-cell office:value-type="float" office:value="49.6116603791" calcext:value-type="float">
            <text:p>49.6116603791</text:p>
          </table:table-cell>
          <table:table-cell office:value-type="float" office:value="6.1300028062" calcext:value-type="float">
            <text:p>6.1300028062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03:.Q103];1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K</text:p>
          </table:table-cell>
          <table:table-cell office:value-type="float" office:value="42.0000061229" calcext:value-type="float">
            <text:p>42.0000061229</text:p>
          </table:table-cell>
          <table:table-cell office:value-type="float" office:value="21.4334614651" calcext:value-type="float">
            <text:p>21.4334614651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04:.Q104];1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G</text:p>
          </table:table-cell>
          <table:table-cell office:value-type="float" office:value="-18.9166373506" calcext:value-type="float">
            <text:p>-18.9166373506</text:p>
          </table:table-cell>
          <table:table-cell office:value-type="float" office:value="47.5166239001" calcext:value-type="float">
            <text:p>47.5166239001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05:.Q105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W</text:p>
          </table:table-cell>
          <table:table-cell office:value-type="float" office:value="-13.9832950655" calcext:value-type="float">
            <text:p>-13.9832950655</text:p>
          </table:table-cell>
          <table:table-cell office:value-type="float" office:value="33.78330196" calcext:value-type="float">
            <text:p>33.78330196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06:.Q106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Y</text:p>
          </table:table-cell>
          <table:table-cell office:value-type="float" office:value="3.1666658721" calcext:value-type="float">
            <text:p>3.1666658721</text:p>
          </table:table-cell>
          <table:table-cell office:value-type="float" office:value="101.699983275" calcext:value-type="float">
            <text:p>101.699983275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07:.Q107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MV</text:p>
          </table:table-cell>
          <table:table-cell office:value-type="float" office:value="4.1667081898" calcext:value-type="float">
            <text:p>4.1667081898</text:p>
          </table:table-cell>
          <table:table-cell office:value-type="float" office:value="73.499947468" calcext:value-type="float">
            <text:p>73.499947468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08:.Q108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L</text:p>
          </table:table-cell>
          <table:table-cell office:value-type="float" office:value="12.6500146677" calcext:value-type="float">
            <text:p>12.6500146677</text:p>
          </table:table-cell>
          <table:table-cell office:value-type="float" office:value="-8.0000391046" calcext:value-type="float">
            <text:p>-8.0000391046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09:.Q109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MT</text:p>
          </table:table-cell>
          <table:table-cell office:value-type="float" office:value="35.8997324819" calcext:value-type="float">
            <text:p>35.8997324819</text:p>
          </table:table-cell>
          <table:table-cell office:value-type="float" office:value="14.5147106513" calcext:value-type="float">
            <text:p>14.5147106513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10:.Q110]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MH</text:p>
          </table:table-cell>
          <table:table-cell office:value-type="float" office:value="7.1030043112" calcext:value-type="float">
            <text:p>7.1030043112</text:p>
          </table:table-cell>
          <table:table-cell office:value-type="float" office:value="171.380000176" calcext:value-type="float">
            <text:p>171.380000176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11:.Q111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MR</text:p>
          </table:table-cell>
          <table:table-cell office:value-type="float" office:value="18.0864270212" calcext:value-type="float">
            <text:p>18.0864270212</text:p>
          </table:table-cell>
          <table:table-cell office:value-type="float" office:value="-15.9753404149" calcext:value-type="float">
            <text:p>-15.9753404149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12:.Q112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U</text:p>
          </table:table-cell>
          <table:table-cell office:value-type="float" office:value="-20.1666385714" calcext:value-type="float">
            <text:p>-20.1666385714</text:p>
          </table:table-cell>
          <table:table-cell office:value-type="float" office:value="57.4999938546" calcext:value-type="float">
            <text:p>57.4999938546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13:.Q113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X</text:p>
          </table:table-cell>
          <table:table-cell office:value-type="float" office:value="19.4424424428" calcext:value-type="float">
            <text:p>19.4424424428</text:p>
          </table:table-cell>
          <table:table-cell office:value-type="float" office:value="-99.1309882017" calcext:value-type="float">
            <text:p>-99.130988201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14:.Q114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MD</text:p>
          </table:table-cell>
          <table:table-cell office:value-type="float" office:value="47.0050236197" calcext:value-type="float">
            <text:p>47.0050236197</text:p>
          </table:table-cell>
          <table:table-cell office:value-type="float" office:value="28.8577111397" calcext:value-type="float">
            <text:p>28.857711139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15:.Q115];1)" office:value-type="float" office:value="8" calcext:value-type="float">
            <text:p>8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MC</text:p>
          </table:table-cell>
          <table:table-cell office:value-type="float" office:value="43.7396456879" calcext:value-type="float">
            <text:p>43.7396456879</text:p>
          </table:table-cell>
          <table:table-cell office:value-type="float" office:value="7.4069131735" calcext:value-type="float">
            <text:p>7.4069131735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16:.Q116];1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N</text:p>
          </table:table-cell>
          <table:table-cell office:value-type="float" office:value="47.9166733999" calcext:value-type="float">
            <text:p>47.9166733999</text:p>
          </table:table-cell>
          <table:table-cell office:value-type="float" office:value="106.916615762" calcext:value-type="float">
            <text:p>106.916615762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17:.Q117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ME</text:p>
          </table:table-cell>
          <table:table-cell office:value-type="float" office:value="42.4659725129" calcext:value-type="float">
            <text:p>42.4659725129</text:p>
          </table:table-cell>
          <table:table-cell office:value-type="float" office:value="19.2663069241" calcext:value-type="float">
            <text:p>19.2663069241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18:.Q118];1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</text:p>
          </table:table-cell>
          <table:table-cell office:value-type="float" office:value="34.0252990916" calcext:value-type="float">
            <text:p>34.0252990916</text:p>
          </table:table-cell>
          <table:table-cell office:value-type="float" office:value="-6.8361308201" calcext:value-type="float">
            <text:p>-6.8361308201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19:.Q119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Z</text:p>
          </table:table-cell>
          <table:table-cell office:value-type="float" office:value="-25.9552774874" calcext:value-type="float">
            <text:p>-25.9552774874</text:p>
          </table:table-cell>
          <table:table-cell office:value-type="float" office:value="32.5891629626" calcext:value-type="float">
            <text:p>32.5891629626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20:.Q120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M</text:p>
          </table:table-cell>
          <table:table-cell office:value-type="float" office:value="19.7665570261" calcext:value-type="float">
            <text:p>19.7665570261</text:p>
          </table:table-cell>
          <table:table-cell office:value-type="float" office:value="96.1186185292" calcext:value-type="float">
            <text:p>96.1186185292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21:.Q121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</text:p>
          </table:table-cell>
          <table:table-cell office:value-type="float" office:value="-22.5700060844" calcext:value-type="float">
            <text:p>-22.5700060844</text:p>
          </table:table-cell>
          <table:table-cell office:value-type="float" office:value="17.0835461005" calcext:value-type="float">
            <text:p>17.0835461005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22:.Q122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P</text:p>
          </table:table-cell>
          <table:table-cell office:value-type="float" office:value="27.7166919139" calcext:value-type="float">
            <text:p>27.7166919139</text:p>
          </table:table-cell>
          <table:table-cell office:value-type="float" office:value="85.3166422108" calcext:value-type="float">
            <text:p>85.3166422108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23:.Q123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L</text:p>
          </table:table-cell>
          <table:table-cell office:value-type="float" office:value="52.3499686881" calcext:value-type="float">
            <text:p>52.3499686881</text:p>
          </table:table-cell>
          <table:table-cell office:value-type="float" office:value="4.916640176" calcext:value-type="float">
            <text:p>4.916640176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24:.Q124];1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NZ</text:p>
          </table:table-cell>
          <table:table-cell office:value-type="float" office:value="-41.2999739393" calcext:value-type="float">
            <text:p>-41.2999739393</text:p>
          </table:table-cell>
          <table:table-cell office:value-type="float" office:value="174.783274291" calcext:value-type="float">
            <text:p>174.783274291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25:.Q125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</text:p>
          </table:table-cell>
          <table:table-cell office:value-type="float" office:value="12.1530165801" calcext:value-type="float">
            <text:p>12.1530165801</text:p>
          </table:table-cell>
          <table:table-cell office:value-type="float" office:value="-86.2684916603" calcext:value-type="float">
            <text:p>-86.2684916603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26:.Q126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E</text:p>
          </table:table-cell>
          <table:table-cell office:value-type="float" office:value="13.5167059519" calcext:value-type="float">
            <text:p>13.5167059519</text:p>
          </table:table-cell>
          <table:table-cell office:value-type="float" office:value="2.1166560451" calcext:value-type="float">
            <text:p>2.1166560451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27:.Q127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</text:p>
          </table:table-cell>
          <table:table-cell office:value-type="float" office:value="9.0833331491" calcext:value-type="float">
            <text:p>9.0833331491</text:p>
          </table:table-cell>
          <table:table-cell office:value-type="float" office:value="7.5333280016" calcext:value-type="float">
            <text:p>7.5333280016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28:.Q128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KP</text:p>
          </table:table-cell>
          <table:table-cell office:value-type="float" office:value="39.0194386994" calcext:value-type="float">
            <text:p>39.0194386994</text:p>
          </table:table-cell>
          <table:table-cell office:value-type="float" office:value="125.754690714" calcext:value-type="float">
            <text:p>125.754690714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29:.Q129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</text:p>
          </table:table-cell>
          <table:table-cell office:value-type="float" office:value="59.9166902864" calcext:value-type="float">
            <text:p>59.9166902864</text:p>
          </table:table-cell>
          <table:table-cell office:value-type="float" office:value="10.749979206" calcext:value-type="float">
            <text:p>10.749979206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30:.Q130];1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OM</text:p>
          </table:table-cell>
          <table:table-cell office:value-type="float" office:value="23.6133248077" calcext:value-type="float">
            <text:p>23.6133248077</text:p>
          </table:table-cell>
          <table:table-cell office:value-type="float" office:value="58.5933121326" calcext:value-type="float">
            <text:p>58.5933121326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31:.Q131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K</text:p>
          </table:table-cell>
          <table:table-cell office:value-type="float" office:value="33.6999959503" calcext:value-type="float">
            <text:p>33.6999959503</text:p>
          </table:table-cell>
          <table:table-cell office:value-type="float" office:value="73.1666344797" calcext:value-type="float">
            <text:p>73.166634479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32:.Q132];1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PW</text:p>
          </table:table-cell>
          <table:table-cell office:value-type="float" office:value="7.487396173" calcext:value-type="float">
            <text:p>7.487396173</text:p>
          </table:table-cell>
          <table:table-cell office:value-type="float" office:value="134.626548467" calcext:value-type="float">
            <text:p>134.62654846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33:.Q133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</text:p>
          </table:table-cell>
          <table:table-cell office:value-type="float" office:value="8.9680171905" calcext:value-type="float">
            <text:p>8.9680171905</text:p>
          </table:table-cell>
          <table:table-cell office:value-type="float" office:value="-79.5330371518" calcext:value-type="float">
            <text:p>-79.5330371518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34:.Q134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G</text:p>
          </table:table-cell>
          <table:table-cell office:value-type="float" office:value="-9.4647078259" calcext:value-type="float">
            <text:p>-9.4647078259</text:p>
          </table:table-cell>
          <table:table-cell office:value-type="float" office:value="147.192503621" calcext:value-type="float">
            <text:p>147.192503621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35:.Q135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PY</text:p>
          </table:table-cell>
          <table:table-cell office:value-type="float" office:value="-25.2964029757" calcext:value-type="float">
            <text:p>-25.2964029757</text:p>
          </table:table-cell>
          <table:table-cell office:value-type="float" office:value="-57.6415051693" calcext:value-type="float">
            <text:p>-57.6415051693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36:.Q136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</text:p>
          </table:table-cell>
          <table:table-cell office:value-type="float" office:value="-12.0480126761" calcext:value-type="float">
            <text:p>-12.0480126761</text:p>
          </table:table-cell>
          <table:table-cell office:value-type="float" office:value="-77.0500620948" calcext:value-type="float">
            <text:p>-77.0500620948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37:.Q137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H</text:p>
          </table:table-cell>
          <table:table-cell office:value-type="float" office:value="14.6041589548" calcext:value-type="float">
            <text:p>14.6041589548</text:p>
          </table:table-cell>
          <table:table-cell office:value-type="float" office:value="120.982217162" calcext:value-type="float">
            <text:p>120.982217162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38:.Q138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L</text:p>
          </table:table-cell>
          <table:table-cell office:value-type="float" office:value="52.2500006298" calcext:value-type="float">
            <text:p>52.2500006298</text:p>
          </table:table-cell>
          <table:table-cell office:value-type="float" office:value="20.9999995511" calcext:value-type="float">
            <text:p>20.9999995511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39:.Q139];1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PT</text:p>
          </table:table-cell>
          <table:table-cell office:value-type="float" office:value="38.7227228779" calcext:value-type="float">
            <text:p>38.7227228779</text:p>
          </table:table-cell>
          <table:table-cell office:value-type="float" office:value="-9.1448663055" calcext:value-type="float">
            <text:p>-9.1448663055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40:.Q140];1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QA</text:p>
          </table:table-cell>
          <table:table-cell office:value-type="float" office:value="25.2865560089" calcext:value-type="float">
            <text:p>25.2865560089</text:p>
          </table:table-cell>
          <table:table-cell office:value-type="float" office:value="51.5329678943" calcext:value-type="float">
            <text:p>51.5329678943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41:.Q141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RO</text:p>
          </table:table-cell>
          <table:table-cell office:value-type="float" office:value="44.4333718049" calcext:value-type="float">
            <text:p>44.4333718049</text:p>
          </table:table-cell>
          <table:table-cell office:value-type="float" office:value="26.099946654" calcext:value-type="float">
            <text:p>26.099946654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42:.Q142];1)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Russia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RU</text:p>
          </table:table-cell>
          <table:table-cell table:style-name="ce1" office:value-type="float" office:value="55.7521641226" calcext:value-type="float">
            <text:p>55.7521641226</text:p>
          </table:table-cell>
          <table:table-cell table:style-name="ce1" office:value-type="float" office:value="37.6155228259" calcext:value-type="float">
            <text:p>37.6155228259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COUNTIF([.H143:.Q143];1)" office:value-type="float" office:value="7" calcext:value-type="float">
            <text:p>7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996"/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</text:p>
          </table:table-cell>
          <table:table-cell office:value-type="float" office:value="-1.9535900687" calcext:value-type="float">
            <text:p>-1.9535900687</text:p>
          </table:table-cell>
          <table:table-cell office:value-type="float" office:value="30.0605317777" calcext:value-type="float">
            <text:p>30.060531777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44:.Q144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KN</text:p>
          </table:table-cell>
          <table:table-cell office:value-type="float" office:value="17.3020304555" calcext:value-type="float">
            <text:p>17.3020304555</text:p>
          </table:table-cell>
          <table:table-cell office:value-type="float" office:value="-62.7170093197" calcext:value-type="float">
            <text:p>-62.717009319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45:.Q145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LC</text:p>
          </table:table-cell>
          <table:table-cell office:value-type="float" office:value="14.0019734893" calcext:value-type="float">
            <text:p>14.0019734893</text:p>
          </table:table-cell>
          <table:table-cell office:value-type="float" office:value="-61.0000081804" calcext:value-type="float">
            <text:p>-61.0000081804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46:.Q146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VC</text:p>
          </table:table-cell>
          <table:table-cell office:value-type="float" office:value="13.1482788279" calcext:value-type="float">
            <text:p>13.1482788279</text:p>
          </table:table-cell>
          <table:table-cell office:value-type="float" office:value="-61.2120624203" calcext:value-type="float">
            <text:p>-61.2120624203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47:.Q147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WS</text:p>
          </table:table-cell>
          <table:table-cell office:value-type="float" office:value="-13.8415450424" calcext:value-type="float">
            <text:p>-13.8415450424</text:p>
          </table:table-cell>
          <table:table-cell office:value-type="float" office:value="-171.738641609" calcext:value-type="float">
            <text:p>-171.738641609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48:.Q148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SM</text:p>
          </table:table-cell>
          <table:table-cell office:value-type="float" office:value="43.9171500845" calcext:value-type="float">
            <text:p>43.9171500845</text:p>
          </table:table-cell>
          <table:table-cell office:value-type="float" office:value="12.4666702867" calcext:value-type="float">
            <text:p>12.466670286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49:.Q149];1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ST</text:p>
          </table:table-cell>
          <table:table-cell office:value-type="float" office:value="0.3334021188" calcext:value-type="float">
            <text:p>0.3334021188</text:p>
          </table:table-cell>
          <table:table-cell office:value-type="float" office:value="6.7333251532" calcext:value-type="float">
            <text:p>6.7333251532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50:.Q150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</text:p>
          </table:table-cell>
          <table:table-cell office:value-type="float" office:value="24.6408331492" calcext:value-type="float">
            <text:p>24.6408331492</text:p>
          </table:table-cell>
          <table:table-cell office:value-type="float" office:value="46.7727416573" calcext:value-type="float">
            <text:p>46.7727416573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51:.Q151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M</text:p>
          </table:table-cell>
          <table:table-cell office:value-type="float" office:value="14.715831725" calcext:value-type="float">
            <text:p>14.715831725</text:p>
          </table:table-cell>
          <table:table-cell office:value-type="float" office:value="-17.4731301284" calcext:value-type="float">
            <text:p>-17.4731301284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52:.Q152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RS</text:p>
          </table:table-cell>
          <table:table-cell office:value-type="float" office:value="44.8186454458" calcext:value-type="float">
            <text:p>44.8186454458</text:p>
          </table:table-cell>
          <table:table-cell office:value-type="float" office:value="20.4679906806" calcext:value-type="float">
            <text:p>20.4679906806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53:.Q153];1)"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SC</text:p>
          </table:table-cell>
          <table:table-cell office:value-type="float" office:value="-4.616631654" calcext:value-type="float">
            <text:p>-4.616631654</text:p>
          </table:table-cell>
          <table:table-cell office:value-type="float" office:value="55.4499897856" calcext:value-type="float">
            <text:p>55.4499897856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54:.Q154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L</text:p>
          </table:table-cell>
          <table:table-cell office:value-type="float" office:value="8.4700114125" calcext:value-type="float">
            <text:p>8.4700114125</text:p>
          </table:table-cell>
          <table:table-cell office:value-type="float" office:value="-13.2342157404" calcext:value-type="float">
            <text:p>-13.2342157404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55:.Q155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SG</text:p>
          </table:table-cell>
          <table:table-cell office:value-type="float" office:value="1.2930334665" calcext:value-type="float">
            <text:p>1.2930334665</text:p>
          </table:table-cell>
          <table:table-cell office:value-type="float" office:value="103.855820678" calcext:value-type="float">
            <text:p>103.855820678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56:.Q156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K</text:p>
          </table:table-cell>
          <table:table-cell office:value-type="float" office:value="48.15001833" calcext:value-type="float">
            <text:p>48.15001833</text:p>
          </table:table-cell>
          <table:table-cell office:value-type="float" office:value="17.1169807522" calcext:value-type="float">
            <text:p>17.1169807522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57:.Q157];1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I</text:p>
          </table:table-cell>
          <table:table-cell office:value-type="float" office:value="46.0552883088" calcext:value-type="float">
            <text:p>46.0552883088</text:p>
          </table:table-cell>
          <table:table-cell office:value-type="float" office:value="14.5149690335" calcext:value-type="float">
            <text:p>14.5149690335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58:.Q158];1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B</text:p>
          </table:table-cell>
          <table:table-cell office:value-type="float" office:value="-9.4379942951" calcext:value-type="float">
            <text:p>-9.4379942951</text:p>
          </table:table-cell>
          <table:table-cell office:value-type="float" office:value="159.949765734" calcext:value-type="float">
            <text:p>159.949765734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59:.Q159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</text:p>
          </table:table-cell>
          <table:table-cell office:value-type="float" office:value="2.0666813343" calcext:value-type="float">
            <text:p>2.0666813343</text:p>
          </table:table-cell>
          <table:table-cell office:value-type="float" office:value="45.3666776111" calcext:value-type="float">
            <text:p>45.3666776111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60:.Q160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omaliland</text:p>
          </table:table-cell>
          <table:table-cell office:value-type="string" calcext:value-type="string">
            <text:p>SOL</text:p>
          </table:table-cell>
          <table:table-cell office:value-type="float" office:value="-99" calcext:value-type="float">
            <text:p>-99</text:p>
          </table:table-cell>
          <table:table-cell office:value-type="float" office:value="9.5600223988" calcext:value-type="float">
            <text:p>9.5600223988</text:p>
          </table:table-cell>
          <table:table-cell office:value-type="float" office:value="44.0653100167" calcext:value-type="float">
            <text:p>44.065310016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61:.Q161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ZA</text:p>
          </table:table-cell>
          <table:table-cell office:value-type="float" office:value="-33.9200109672" calcext:value-type="float">
            <text:p>-33.9200109672</text:p>
          </table:table-cell>
          <table:table-cell office:value-type="float" office:value="18.4349881578" calcext:value-type="float">
            <text:p>18.4349881578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62:.Q162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KR</text:p>
          </table:table-cell>
          <table:table-cell office:value-type="float" office:value="37.5663490998" calcext:value-type="float">
            <text:p>37.5663490998</text:p>
          </table:table-cell>
          <table:table-cell office:value-type="float" office:value="126.999730997" calcext:value-type="float">
            <text:p>126.99973099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63:.Q163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S</text:p>
          </table:table-cell>
          <table:table-cell office:value-type="float" office:value="40.4000262645" calcext:value-type="float">
            <text:p>40.4000262645</text:p>
          </table:table-cell>
          <table:table-cell office:value-type="float" office:value="-3.683351686" calcext:value-type="float">
            <text:p>-3.683351686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64:.Q164];1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LK</text:p>
          </table:table-cell>
          <table:table-cell office:value-type="float" office:value="6.9319657582" calcext:value-type="float">
            <text:p>6.9319657582</text:p>
          </table:table-cell>
          <table:table-cell office:value-type="float" office:value="79.8577506093" calcext:value-type="float">
            <text:p>79.8577506093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65:.Q165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D</text:p>
          </table:table-cell>
          <table:table-cell office:value-type="float" office:value="15.5880782257" calcext:value-type="float">
            <text:p>15.5880782257</text:p>
          </table:table-cell>
          <table:table-cell office:value-type="float" office:value="32.5341792386" calcext:value-type="float">
            <text:p>32.5341792386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66:.Q166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R</text:p>
          </table:table-cell>
          <table:table-cell office:value-type="float" office:value="5.8350301299" calcext:value-type="float">
            <text:p>5.8350301299</text:p>
          </table:table-cell>
          <table:table-cell office:value-type="float" office:value="-55.1670308854" calcext:value-type="float">
            <text:p>-55.1670308854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67:.Q167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SZ</text:p>
          </table:table-cell>
          <table:table-cell office:value-type="float" office:value="-26.3166507784" calcext:value-type="float">
            <text:p>-26.3166507784</text:p>
          </table:table-cell>
          <table:table-cell office:value-type="float" office:value="31.1333345121" calcext:value-type="float">
            <text:p>31.1333345121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68:.Q168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E</text:p>
          </table:table-cell>
          <table:table-cell office:value-type="float" office:value="59.3507599543" calcext:value-type="float">
            <text:p>59.3507599543</text:p>
          </table:table-cell>
          <table:table-cell office:value-type="float" office:value="18.0973347328" calcext:value-type="float">
            <text:p>18.0973347328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69:.Q169];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</text:p>
          </table:table-cell>
          <table:table-cell office:value-type="float" office:value="46.9166827587" calcext:value-type="float">
            <text:p>46.9166827587</text:p>
          </table:table-cell>
          <table:table-cell office:value-type="float" office:value="7.4669754625" calcext:value-type="float">
            <text:p>7.4669754625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70:.Q170];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</text:p>
          </table:table-cell>
          <table:table-cell office:value-type="float" office:value="33.5000339956" calcext:value-type="float">
            <text:p>33.5000339956</text:p>
          </table:table-cell>
          <table:table-cell office:value-type="float" office:value="36.299995889" calcext:value-type="float">
            <text:p>36.299995889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71:.Q171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TW</text:p>
          </table:table-cell>
          <table:table-cell office:value-type="float" office:value="25.0358333333" calcext:value-type="float">
            <text:p>25.0358333333</text:p>
          </table:table-cell>
          <table:table-cell office:value-type="float" office:value="121.5683333333" calcext:value-type="float">
            <text:p>121.5683333333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72:.Q172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TJ</text:p>
          </table:table-cell>
          <table:table-cell office:value-type="float" office:value="38.5600352163" calcext:value-type="float">
            <text:p>38.5600352163</text:p>
          </table:table-cell>
          <table:table-cell office:value-type="float" office:value="68.7738793527" calcext:value-type="float">
            <text:p>68.773879352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73:.Q173];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TZ</text:p>
          </table:table-cell>
          <table:table-cell office:value-type="float" office:value="-6.8000125947" calcext:value-type="float">
            <text:p>-6.8000125947</text:p>
          </table:table-cell>
          <table:table-cell office:value-type="float" office:value="39.2683418363" calcext:value-type="float">
            <text:p>39.2683418363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74:.Q174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</text:p>
          </table:table-cell>
          <table:table-cell office:value-type="float" office:value="13.7499992055" calcext:value-type="float">
            <text:p>13.7499992055</text:p>
          </table:table-cell>
          <table:table-cell office:value-type="float" office:value="100.516644652" calcext:value-type="float">
            <text:p>100.516644652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75:.Q175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BS</text:p>
          </table:table-cell>
          <table:table-cell office:value-type="float" office:value="25.0833901154" calcext:value-type="float">
            <text:p>25.0833901154</text:p>
          </table:table-cell>
          <table:table-cell office:value-type="float" office:value="-77.3500437843" calcext:value-type="float">
            <text:p>-77.3500437843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76:.Q176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GM</text:p>
          </table:table-cell>
          <table:table-cell office:value-type="float" office:value="13.4538764603" calcext:value-type="float">
            <text:p>13.4538764603</text:p>
          </table:table-cell>
          <table:table-cell office:value-type="float" office:value="-16.5917014892" calcext:value-type="float">
            <text:p>-16.5917014892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77:.Q177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TG</text:p>
          </table:table-cell>
          <table:table-cell office:value-type="float" office:value="6.1319370717" calcext:value-type="float">
            <text:p>6.1319370717</text:p>
          </table:table-cell>
          <table:table-cell office:value-type="float" office:value="1.2227571194" calcext:value-type="float">
            <text:p>1.2227571194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78:.Q178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</text:p>
          </table:table-cell>
          <table:table-cell office:value-type="float" office:value="-21.1385123567" calcext:value-type="float">
            <text:p>-21.1385123567</text:p>
          </table:table-cell>
          <table:table-cell office:value-type="float" office:value="-175.220564478" calcext:value-type="float">
            <text:p>-175.220564478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79:.Q179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T</text:p>
          </table:table-cell>
          <table:table-cell office:value-type="float" office:value="10.6519970896" calcext:value-type="float">
            <text:p>10.6519970896</text:p>
          </table:table-cell>
          <table:table-cell office:value-type="float" office:value="-61.5170308854" calcext:value-type="float">
            <text:p>-61.5170308854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80:.Q180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N</text:p>
          </table:table-cell>
          <table:table-cell office:value-type="float" office:value="36.8027781362" calcext:value-type="float">
            <text:p>36.8027781362</text:p>
          </table:table-cell>
          <table:table-cell office:value-type="float" office:value="10.1796780992" calcext:value-type="float">
            <text:p>10.1796780992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81:.Q181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R</text:p>
          </table:table-cell>
          <table:table-cell office:value-type="float" office:value="39.9272385855" calcext:value-type="float">
            <text:p>39.9272385855</text:p>
          </table:table-cell>
          <table:table-cell office:value-type="float" office:value="32.864391641" calcext:value-type="float">
            <text:p>32.864391641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82:.Q182];1)"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TM</text:p>
          </table:table-cell>
          <table:table-cell office:value-type="float" office:value="37.9499949331" calcext:value-type="float">
            <text:p>37.9499949331</text:p>
          </table:table-cell>
          <table:table-cell office:value-type="float" office:value="58.3832991118" calcext:value-type="float">
            <text:p>58.3832991118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83:.Q183]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TV</text:p>
          </table:table-cell>
          <table:table-cell office:value-type="float" office:value="-8.516651999" calcext:value-type="float">
            <text:p>-8.516651999</text:p>
          </table:table-cell>
          <table:table-cell office:value-type="float" office:value="179.216647094" calcext:value-type="float">
            <text:p>179.216647094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84:.Q184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UG</text:p>
          </table:table-cell>
          <table:table-cell office:value-type="float" office:value="0.3166589548" calcext:value-type="float">
            <text:p>0.3166589548</text:p>
          </table:table-cell>
          <table:table-cell office:value-type="float" office:value="32.5833235257" calcext:value-type="float">
            <text:p>32.583323525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85:.Q185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UA</text:p>
          </table:table-cell>
          <table:table-cell office:value-type="float" office:value="50.433367329" calcext:value-type="float">
            <text:p>50.433367329</text:p>
          </table:table-cell>
          <table:table-cell office:value-type="float" office:value="30.5166279691" calcext:value-type="float">
            <text:p>30.5166279691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86:.Q186];1)"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AE</text:p>
          </table:table-cell>
          <table:table-cell office:value-type="float" office:value="24.4666835724" calcext:value-type="float">
            <text:p>24.4666835724</text:p>
          </table:table-cell>
          <table:table-cell office:value-type="float" office:value="54.3665933826" calcext:value-type="float">
            <text:p>54.3665933826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87:.Q187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</text:p>
          </table:table-cell>
          <table:table-cell office:value-type="float" office:value="51.4999947297" calcext:value-type="float">
            <text:p>51.4999947297</text:p>
          </table:table-cell>
          <table:table-cell office:value-type="float" office:value="-0.1167218439" calcext:value-type="float">
            <text:p>-0.1167218439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88:.Q188];1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</text:p>
          </table:table-cell>
          <table:table-cell office:value-type="float" office:value="38.8995493765" calcext:value-type="float">
            <text:p>38.8995493765</text:p>
          </table:table-cell>
          <table:table-cell office:value-type="float" office:value="-77.0094185808" calcext:value-type="float">
            <text:p>-77.0094185808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89:.Q189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UY</text:p>
          </table:table-cell>
          <table:table-cell office:value-type="float" office:value="-34.8580415662" calcext:value-type="float">
            <text:p>-34.8580415662</text:p>
          </table:table-cell>
          <table:table-cell office:value-type="float" office:value="-56.1710522884" calcext:value-type="float">
            <text:p>-56.1710522884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90:.Q190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</text:p>
          </table:table-cell>
          <table:table-cell office:value-type="float" office:value="41.311701883" calcext:value-type="float">
            <text:p>41.311701883</text:p>
          </table:table-cell>
          <table:table-cell office:value-type="float" office:value="69.2949328195" calcext:value-type="float">
            <text:p>69.2949328195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91:.Q191];1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U</text:p>
          </table:table-cell>
          <table:table-cell office:value-type="float" office:value="-17.733350404" calcext:value-type="float">
            <text:p>-17.733350404</text:p>
          </table:table-cell>
          <table:table-cell office:value-type="float" office:value="168.316640584" calcext:value-type="float">
            <text:p>168.316640584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92:.Q192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atican (Holy Sea)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VA</text:p>
          </table:table-cell>
          <table:table-cell office:value-type="float" office:value="41.9000122264" calcext:value-type="float">
            <text:p>41.9000122264</text:p>
          </table:table-cell>
          <table:table-cell office:value-type="float" office:value="12.4478083889" calcext:value-type="float">
            <text:p>12.4478083889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93:.Q193];1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</text:p>
          </table:table-cell>
          <table:table-cell office:value-type="float" office:value="10.5009985544" calcext:value-type="float">
            <text:p>10.5009985544</text:p>
          </table:table-cell>
          <table:table-cell office:value-type="float" office:value="-66.9170371924" calcext:value-type="float">
            <text:p>-66.9170371924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94:.Q194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VN</text:p>
          </table:table-cell>
          <table:table-cell office:value-type="float" office:value="21.0333272491" calcext:value-type="float">
            <text:p>21.0333272491</text:p>
          </table:table-cell>
          <table:table-cell office:value-type="float" office:value="105.8500142" calcext:value-type="float">
            <text:p>105.8500142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95:.Q195];1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E</text:p>
          </table:table-cell>
          <table:table-cell office:value-type="float" office:value="15.3547332957" calcext:value-type="float">
            <text:p>15.3547332957</text:p>
          </table:table-cell>
          <table:table-cell office:value-type="float" office:value="44.2065933826" calcext:value-type="float">
            <text:p>44.2065933826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96:.Q196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ZM</text:p>
          </table:table-cell>
          <table:table-cell office:value-type="float" office:value="-15.4166442679" calcext:value-type="float">
            <text:p>-15.4166442679</text:p>
          </table:table-cell>
          <table:table-cell office:value-type="float" office:value="28.2833275947" calcext:value-type="float">
            <text:p>28.283327594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97:.Q197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ZW</text:p>
          </table:table-cell>
          <table:table-cell office:value-type="float" office:value="-17.8177896944" calcext:value-type="float">
            <text:p>-17.8177896944</text:p>
          </table:table-cell>
          <table:table-cell office:value-type="float" office:value="31.0447094307" calcext:value-type="float">
            <text:p>31.044709430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98:.Q198]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K</text:p>
          </table:table-cell>
          <table:table-cell office:value-type="float" office:value="22.304980895" calcext:value-type="float">
            <text:p>22.304980895</text:p>
          </table:table-cell>
          <table:table-cell office:value-type="float" office:value="114.185009317" calcext:value-type="float">
            <text:p>114.185009317</text:p>
          </table:table-cell>
          <table:table-cell office:value-type="float" office:value="0" calcext:value-type="float">
            <text:p>0</text:p>
          </table:table-cell>
          <table:table-cell table:style-name="ce4" table:formula="of:=COUNTIF([.H199:.Q199];1)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number-rows-repeated="1048376">
          <table:table-cell table:number-columns-repeated="1012"/>
        </table:table-row>
        <table:table-row table:style-name="ro1">
          <table:table-cell table:number-columns-repeated="1012"/>
        </table:table-row>
      </table:table>
      <table:table table:name="ARM_diploRels" table:style-name="ta1">
        <table:table-column table:style-name="co25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7" table:visibility="collapse" table:default-cell-style-name="Default"/>
        <table:table-column table:style-name="co26" table:default-cell-style-name="Default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1" table:default-cell-style-name="ce1"/>
        <table:table-column table:style-name="co14" table:default-cell-style-name="ce1"/>
        <table:table-column table:style-name="co7" table:default-cell-style-name="ce1"/>
        <table:table-column table:style-name="co16" table:default-cell-style-name="ce1"/>
        <table:table-column table:style-name="co17" table:default-cell-style-name="Default"/>
        <table:table-column table:style-name="co23" table:default-cell-style-name="ce2"/>
        <table:table-column table:style-name="co24" table:number-columns-repeated="995" table:default-cell-style-name="Default"/>
        <table:table-row table:style-name="ro1">
          <table:table-cell office:value-type="string" calcext:value-type="string">
            <text:p>ADM0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SO_A2,C,5</text:p>
          </table:table-cell>
          <table:table-cell office:value-type="string" calcext:value-type="string">
            <text:p>LATITUDE,N,19,11</text:p>
          </table:table-cell>
          <table:table-cell office:value-type="string" calcext:value-type="string">
            <text:p>LONGITUDE,N,19,11</text:p>
          </table:table-cell>
          <table:table-cell office:value-type="string" calcext:value-type="string">
            <text:p>isCTR</text:p>
          </table:table-cell>
          <table:table-cell office:value-type="string" calcext:value-type="string">
            <text:p>TOTAL_ORGS</text:p>
          </table:table-cell>
          <table:table-cell office:value-type="string" calcext:value-type="string">
            <text:p>CISFTA</text:p>
          </table:table-cell>
          <table:table-cell office:value-type="string" calcext:value-type="string">
            <text:p>PfP</text:p>
          </table:table-cell>
          <table:table-cell office:value-type="string" calcext:value-type="string">
            <text:p>BSEC</text:p>
          </table:table-cell>
          <table:table-cell office:value-type="string" calcext:value-type="string">
            <text:p>CouncEur</text:p>
          </table:table-cell>
          <table:table-cell office:value-type="string" calcext:value-type="string">
            <text:p>OSCE</text:p>
          </table:table-cell>
          <table:table-cell office:value-type="string" calcext:value-type="string">
            <text:p>CSTO</text:p>
          </table:table-cell>
          <table:table-cell office:value-type="string" calcext:value-type="string">
            <text:p>EEU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O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F</text:p>
          </table:table-cell>
          <table:table-cell office:value-type="float" office:value="34.5166902863" calcext:value-type="float">
            <text:p>34.5166902863</text:p>
          </table:table-cell>
          <table:table-cell office:value-type="float" office:value="69.1832600493" calcext:value-type="float">
            <text:p>69.1832600493</text:p>
          </table:table-cell>
          <table:table-cell office:value-type="float" office:value="0" calcext:value-type="float">
            <text:p>0</text:p>
          </table:table-cell>
          <table:table-cell table:formula="of:=COUNTIF([.H2:.Q2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</text:p>
          </table:table-cell>
          <table:table-cell office:value-type="float" office:value="41.3275407095" calcext:value-type="float">
            <text:p>41.3275407095</text:p>
          </table:table-cell>
          <table:table-cell office:value-type="float" office:value="19.8188830146" calcext:value-type="float">
            <text:p>19.8188830146</text:p>
          </table:table-cell>
          <table:table-cell office:value-type="float" office:value="0" calcext:value-type="float">
            <text:p>0</text:p>
          </table:table-cell>
          <table:table-cell table:formula="of:=COUNTIF([.H3:.Q3];1)" office:value-type="float" office:value="4" calcext:value-type="float">
            <text:p>4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DZ</text:p>
          </table:table-cell>
          <table:table-cell office:value-type="float" office:value="36.763064798" calcext:value-type="float">
            <text:p>36.763064798</text:p>
          </table:table-cell>
          <table:table-cell office:value-type="float" office:value="3.0505525295" calcext:value-type="float">
            <text:p>3.0505525295</text:p>
          </table:table-cell>
          <table:table-cell office:value-type="float" office:value="0" calcext:value-type="float">
            <text:p>0</text:p>
          </table:table-cell>
          <table:table-cell table:formula="of:=COUNTIF([.H4:.Q4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D</text:p>
          </table:table-cell>
          <table:table-cell office:value-type="float" office:value="42.5000014435" calcext:value-type="float">
            <text:p>42.5000014435</text:p>
          </table:table-cell>
          <table:table-cell office:value-type="float" office:value="1.5164859605" calcext:value-type="float">
            <text:p>1.5164859605</text:p>
          </table:table-cell>
          <table:table-cell office:value-type="float" office:value="0" calcext:value-type="float">
            <text:p>0</text:p>
          </table:table-cell>
          <table:table-cell table:formula="of:=COUNTIF([.H5:.Q5];1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O</text:p>
          </table:table-cell>
          <table:table-cell office:value-type="float" office:value="-8.8382861136" calcext:value-type="float">
            <text:p>-8.8382861136</text:p>
          </table:table-cell>
          <table:table-cell office:value-type="float" office:value="13.2344270413" calcext:value-type="float">
            <text:p>13.2344270413</text:p>
          </table:table-cell>
          <table:table-cell office:value-type="float" office:value="0" calcext:value-type="float">
            <text:p>0</text:p>
          </table:table-cell>
          <table:table-cell table:formula="of:=COUNTIF([.H6:.Q6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G</text:p>
          </table:table-cell>
          <table:table-cell office:value-type="float" office:value="17.1180365183" calcext:value-type="float">
            <text:p>17.1180365183</text:p>
          </table:table-cell>
          <table:table-cell office:value-type="float" office:value="-61.8500338151" calcext:value-type="float">
            <text:p>-61.8500338151</text:p>
          </table:table-cell>
          <table:table-cell office:value-type="float" office:value="0" calcext:value-type="float">
            <text:p>0</text:p>
          </table:table-cell>
          <table:table-cell table:formula="of:=COUNTIF([.H7:.Q7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</text:p>
          </table:table-cell>
          <table:table-cell office:value-type="float" office:value="-34.6025016085" calcext:value-type="float">
            <text:p>-34.6025016085</text:p>
          </table:table-cell>
          <table:table-cell office:value-type="float" office:value="-58.3975313737" calcext:value-type="float">
            <text:p>-58.3975313737</text:p>
          </table:table-cell>
          <table:table-cell office:value-type="float" office:value="0" calcext:value-type="float">
            <text:p>0</text:p>
          </table:table-cell>
          <table:table-cell table:formula="of:=COUNTIF([.H8:.Q8];1)" office:value-type="float" office:value="2" calcext:value-type="float">
            <text:p>2</text:p>
          </table:table-cell>
          <table:table-cell table:number-columns-repeated="8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Armenia</text:p>
          </table:table-cell>
          <table:table-cell table:style-name="ce1" office:value-type="string" calcext:value-type="string">
            <text:p>ARM</text:p>
          </table:table-cell>
          <table:table-cell table:style-name="ce1" office:value-type="string" calcext:value-type="string">
            <text:p>AM</text:p>
          </table:table-cell>
          <table:table-cell table:style-name="ce1" office:value-type="float" office:value="40.1811507355" calcext:value-type="float">
            <text:p>40.1811507355</text:p>
          </table:table-cell>
          <table:table-cell table:style-name="ce1" office:value-type="float" office:value="44.5135513904" calcext:value-type="float">
            <text:p>44.5135513904</text:p>
          </table:table-cell>
          <table:table-cell table:style-name="ce1" office:value-type="float" office:value="1" calcext:value-type="float">
            <text:p>1</text:p>
          </table:table-cell>
          <table:table-cell table:formula="of:=COUNTIF([.H9:.Q9];1)" office:value-type="float" office:value="10" calcext:value-type="float">
            <text:p>1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994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</text:p>
          </table:table-cell>
          <table:table-cell office:value-type="float" office:value="-35.2830285454" calcext:value-type="float">
            <text:p>-35.2830285454</text:p>
          </table:table-cell>
          <table:table-cell office:value-type="float" office:value="149.129026244" calcext:value-type="float">
            <text:p>149.129026244</text:p>
          </table:table-cell>
          <table:table-cell office:value-type="float" office:value="0" calcext:value-type="float">
            <text:p>0</text:p>
          </table:table-cell>
          <table:table-cell table:formula="of:=COUNTIF([.H10:.Q10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T</text:p>
          </table:table-cell>
          <table:table-cell office:value-type="float" office:value="48.2000152782" calcext:value-type="float">
            <text:p>48.2000152782</text:p>
          </table:table-cell>
          <table:table-cell office:value-type="float" office:value="16.3666389554" calcext:value-type="float">
            <text:p>16.3666389554</text:p>
          </table:table-cell>
          <table:table-cell office:value-type="float" office:value="0" calcext:value-type="float">
            <text:p>0</text:p>
          </table:table-cell>
          <table:table-cell table:formula="of:=COUNTIF([.H11:.Q11];1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zerbaijan</text:p>
          </table:table-cell>
          <table:table-cell table:style-name="ce2" office:value-type="string" calcext:value-type="string">
            <text:p>AZE</text:p>
          </table:table-cell>
          <table:table-cell table:style-name="ce2" office:value-type="string" calcext:value-type="string">
            <text:p>AZ</text:p>
          </table:table-cell>
          <table:table-cell table:style-name="ce2" office:value-type="float" office:value="40.3952720327" calcext:value-type="float">
            <text:p>40.3952720327</text:p>
          </table:table-cell>
          <table:table-cell table:style-name="ce2" office:value-type="float" office:value="49.8622171619" calcext:value-type="float">
            <text:p>49.8622171619</text:p>
          </table:table-cell>
          <table:table-cell table:style-name="ce2" office:value-type="float" office:value="0" calcext:value-type="float">
            <text:p>0</text:p>
          </table:table-cell>
          <table:table-cell table:formula="of:=COUNTIF([.H12:.Q12];1)" office:value-type="float" office:value="5" calcext:value-type="float">
            <text:p>5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ce2" table:number-columns-repeated="995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BH</text:p>
          </table:table-cell>
          <table:table-cell office:value-type="float" office:value="26.2361362905" calcext:value-type="float">
            <text:p>26.2361362905</text:p>
          </table:table-cell>
          <table:table-cell office:value-type="float" office:value="50.5830517159" calcext:value-type="float">
            <text:p>50.5830517159</text:p>
          </table:table-cell>
          <table:table-cell office:value-type="float" office:value="0" calcext:value-type="float">
            <text:p>0</text:p>
          </table:table-cell>
          <table:table-cell table:formula="of:=COUNTIF([.H13:.Q13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BD</text:p>
          </table:table-cell>
          <table:table-cell office:value-type="float" office:value="23.7230597117" calcext:value-type="float">
            <text:p>23.7230597117</text:p>
          </table:table-cell>
          <table:table-cell office:value-type="float" office:value="90.4085794667" calcext:value-type="float">
            <text:p>90.4085794667</text:p>
          </table:table-cell>
          <table:table-cell office:value-type="float" office:value="0" calcext:value-type="float">
            <text:p>0</text:p>
          </table:table-cell>
          <table:table-cell table:formula="of:=COUNTIF([.H14:.Q14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BB</text:p>
          </table:table-cell>
          <table:table-cell office:value-type="float" office:value="13.1020025828" calcext:value-type="float">
            <text:p>13.1020025828</text:p>
          </table:table-cell>
          <table:table-cell office:value-type="float" office:value="-59.6165267351" calcext:value-type="float">
            <text:p>-59.6165267351</text:p>
          </table:table-cell>
          <table:table-cell office:value-type="float" office:value="0" calcext:value-type="float">
            <text:p>0</text:p>
          </table:table-cell>
          <table:table-cell table:formula="of:=COUNTIF([.H15:.Q15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BY</text:p>
          </table:table-cell>
          <table:table-cell office:value-type="float" office:value="53.8999774364" calcext:value-type="float">
            <text:p>53.8999774364</text:p>
          </table:table-cell>
          <table:table-cell office:value-type="float" office:value="27.5666271553" calcext:value-type="float">
            <text:p>27.5666271553</text:p>
          </table:table-cell>
          <table:table-cell office:value-type="float" office:value="0" calcext:value-type="float">
            <text:p>0</text:p>
          </table:table-cell>
          <table:table-cell table:formula="of:=COUNTIF([.H16:.Q16];1)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</text:p>
          </table:table-cell>
          <table:table-cell office:value-type="float" office:value="50.8333170767" calcext:value-type="float">
            <text:p>50.8333170767</text:p>
          </table:table-cell>
          <table:table-cell office:value-type="float" office:value="4.3333166083" calcext:value-type="float">
            <text:p>4.3333166083</text:p>
          </table:table-cell>
          <table:table-cell office:value-type="float" office:value="0" calcext:value-type="float">
            <text:p>0</text:p>
          </table:table-cell>
          <table:table-cell table:formula="of:=COUNTIF([.H17:.Q17];1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BZ</text:p>
          </table:table-cell>
          <table:table-cell office:value-type="float" office:value="17.2520335072" calcext:value-type="float">
            <text:p>17.2520335072</text:p>
          </table:table-cell>
          <table:table-cell office:value-type="float" office:value="-88.7670729998" calcext:value-type="float">
            <text:p>-88.7670729998</text:p>
          </table:table-cell>
          <table:table-cell office:value-type="float" office:value="0" calcext:value-type="float">
            <text:p>0</text:p>
          </table:table-cell>
          <table:table-cell table:formula="of:=COUNTIF([.H18:.Q18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J</text:p>
          </table:table-cell>
          <table:table-cell office:value-type="float" office:value="6.4000085642" calcext:value-type="float">
            <text:p>6.4000085642</text:p>
          </table:table-cell>
          <table:table-cell office:value-type="float" office:value="2.5199905992" calcext:value-type="float">
            <text:p>2.5199905992</text:p>
          </table:table-cell>
          <table:table-cell office:value-type="float" office:value="0" calcext:value-type="float">
            <text:p>0</text:p>
          </table:table-cell>
          <table:table-cell table:formula="of:=COUNTIF([.H19:.Q19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T</text:p>
          </table:table-cell>
          <table:table-cell office:value-type="float" office:value="27.4729858592" calcext:value-type="float">
            <text:p>27.4729858592</text:p>
          </table:table-cell>
          <table:table-cell office:value-type="float" office:value="89.639014037" calcext:value-type="float">
            <text:p>89.639014037</text:p>
          </table:table-cell>
          <table:table-cell office:value-type="float" office:value="0" calcext:value-type="float">
            <text:p>0</text:p>
          </table:table-cell>
          <table:table-cell table:formula="of:=COUNTIF([.H20:.Q20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</text:p>
          </table:table-cell>
          <table:table-cell office:value-type="float" office:value="-19.0409708467" calcext:value-type="float">
            <text:p>-19.0409708467</text:p>
          </table:table-cell>
          <table:table-cell office:value-type="float" office:value="-65.2595156267" calcext:value-type="float">
            <text:p>-65.2595156267</text:p>
          </table:table-cell>
          <table:table-cell office:value-type="float" office:value="0" calcext:value-type="float">
            <text:p>0</text:p>
          </table:table-cell>
          <table:table-cell table:formula="of:=COUNTIF([.H21:.Q21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</text:p>
          </table:table-cell>
          <table:table-cell office:value-type="float" office:value="-16.4979736137" calcext:value-type="float">
            <text:p>-16.4979736137</text:p>
          </table:table-cell>
          <table:table-cell office:value-type="float" office:value="-68.1499851905" calcext:value-type="float">
            <text:p>-68.1499851905</text:p>
          </table:table-cell>
          <table:table-cell office:value-type="float" office:value="0" calcext:value-type="float">
            <text:p>0</text:p>
          </table:table-cell>
          <table:table-cell table:formula="of:=COUNTIF([.H22:.Q22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BA</text:p>
          </table:table-cell>
          <table:table-cell office:value-type="float" office:value="43.850022399" calcext:value-type="float">
            <text:p>43.850022399</text:p>
          </table:table-cell>
          <table:table-cell office:value-type="float" office:value="18.383001667" calcext:value-type="float">
            <text:p>18.383001667</text:p>
          </table:table-cell>
          <table:table-cell office:value-type="float" office:value="0" calcext:value-type="float">
            <text:p>0</text:p>
          </table:table-cell>
          <table:table-cell table:formula="of:=COUNTIF([.H23:.Q23];1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W</text:p>
          </table:table-cell>
          <table:table-cell office:value-type="float" office:value="-24.6463134574" calcext:value-type="float">
            <text:p>-24.6463134574</text:p>
          </table:table-cell>
          <table:table-cell office:value-type="float" office:value="25.9119477933" calcext:value-type="float">
            <text:p>25.9119477933</text:p>
          </table:table-cell>
          <table:table-cell office:value-type="float" office:value="0" calcext:value-type="float">
            <text:p>0</text:p>
          </table:table-cell>
          <table:table-cell table:formula="of:=COUNTIF([.H24:.Q24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</text:p>
          </table:table-cell>
          <table:table-cell office:value-type="float" office:value="-15.7833402315" calcext:value-type="float">
            <text:p>-15.7833402315</text:p>
          </table:table-cell>
          <table:table-cell office:value-type="float" office:value="-47.9160522884" calcext:value-type="float">
            <text:p>-47.9160522884</text:p>
          </table:table-cell>
          <table:table-cell office:value-type="float" office:value="0" calcext:value-type="float">
            <text:p>0</text:p>
          </table:table-cell>
          <table:table-cell table:formula="of:=COUNTIF([.H25:.Q25];1)" office:value-type="float" office:value="2" calcext:value-type="float">
            <text:p>2</text:p>
          </table:table-cell>
          <table:table-cell table:number-columns-repeated="8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BN</text:p>
          </table:table-cell>
          <table:table-cell office:value-type="float" office:value="4.8833311146" calcext:value-type="float">
            <text:p>4.8833311146</text:p>
          </table:table-cell>
          <table:table-cell office:value-type="float" office:value="114.933284057" calcext:value-type="float">
            <text:p>114.933284057</text:p>
          </table:table-cell>
          <table:table-cell office:value-type="float" office:value="0" calcext:value-type="float">
            <text:p>0</text:p>
          </table:table-cell>
          <table:table-cell table:formula="of:=COUNTIF([.H26:.Q26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BG</text:p>
          </table:table-cell>
          <table:table-cell office:value-type="float" office:value="42.6833494253" calcext:value-type="float">
            <text:p>42.6833494253</text:p>
          </table:table-cell>
          <table:table-cell office:value-type="float" office:value="23.3166540107" calcext:value-type="float">
            <text:p>23.3166540107</text:p>
          </table:table-cell>
          <table:table-cell office:value-type="float" office:value="0" calcext:value-type="float">
            <text:p>0</text:p>
          </table:table-cell>
          <table:table-cell table:formula="of:=COUNTIF([.H27:.Q27];1)" office:value-type="float" office:value="5" calcext:value-type="float">
            <text:p>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BF</text:p>
          </table:table-cell>
          <table:table-cell office:value-type="float" office:value="12.3703159779" calcext:value-type="float">
            <text:p>12.3703159779</text:p>
          </table:table-cell>
          <table:table-cell office:value-type="float" office:value="-1.5247237563" calcext:value-type="float">
            <text:p>-1.5247237563</text:p>
          </table:table-cell>
          <table:table-cell office:value-type="float" office:value="0" calcext:value-type="float">
            <text:p>0</text:p>
          </table:table-cell>
          <table:table-cell table:formula="of:=COUNTIF([.H28:.Q28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BI</text:p>
          </table:table-cell>
          <table:table-cell office:value-type="float" office:value="-3.3760872204" calcext:value-type="float">
            <text:p>-3.3760872204</text:p>
          </table:table-cell>
          <table:table-cell office:value-type="float" office:value="29.3600060615" calcext:value-type="float">
            <text:p>29.3600060615</text:p>
          </table:table-cell>
          <table:table-cell office:value-type="float" office:value="0" calcext:value-type="float">
            <text:p>0</text:p>
          </table:table-cell>
          <table:table-cell table:formula="of:=COUNTIF([.H29:.Q29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H</text:p>
          </table:table-cell>
          <table:table-cell office:value-type="float" office:value="11.5500301299" calcext:value-type="float">
            <text:p>11.5500301299</text:p>
          </table:table-cell>
          <table:table-cell office:value-type="float" office:value="104.91663448" calcext:value-type="float">
            <text:p>104.91663448</text:p>
          </table:table-cell>
          <table:table-cell office:value-type="float" office:value="0" calcext:value-type="float">
            <text:p>0</text:p>
          </table:table-cell>
          <table:table-cell table:formula="of:=COUNTIF([.H30:.Q30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M</text:p>
          </table:table-cell>
          <table:table-cell office:value-type="float" office:value="3.8667006621" calcext:value-type="float">
            <text:p>3.8667006621</text:p>
          </table:table-cell>
          <table:table-cell office:value-type="float" office:value="11.5166507555" calcext:value-type="float">
            <text:p>11.5166507555</text:p>
          </table:table-cell>
          <table:table-cell office:value-type="float" office:value="0" calcext:value-type="float">
            <text:p>0</text:p>
          </table:table-cell>
          <table:table-cell table:formula="of:=COUNTIF([.H31:.Q31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</text:p>
          </table:table-cell>
          <table:table-cell office:value-type="float" office:value="45.4166967967" calcext:value-type="float">
            <text:p>45.4166967967</text:p>
          </table:table-cell>
          <table:table-cell office:value-type="float" office:value="-75.7000153012" calcext:value-type="float">
            <text:p>-75.7000153012</text:p>
          </table:table-cell>
          <table:table-cell office:value-type="float" office:value="0" calcext:value-type="float">
            <text:p>0</text:p>
          </table:table-cell>
          <table:table-cell table:formula="of:=COUNTIF([.H32:.Q32];1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CV</text:p>
          </table:table-cell>
          <table:table-cell office:value-type="float" office:value="14.9166980173" calcext:value-type="float">
            <text:p>14.9166980173</text:p>
          </table:table-cell>
          <table:table-cell office:value-type="float" office:value="-23.516688885" calcext:value-type="float">
            <text:p>-23.516688885</text:p>
          </table:table-cell>
          <table:table-cell office:value-type="float" office:value="0" calcext:value-type="float">
            <text:p>0</text:p>
          </table:table-cell>
          <table:table-cell table:formula="of:=COUNTIF([.H33:.Q33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CF</text:p>
          </table:table-cell>
          <table:table-cell office:value-type="float" office:value="4.3666443064" calcext:value-type="float">
            <text:p>4.3666443064</text:p>
          </table:table-cell>
          <table:table-cell office:value-type="float" office:value="18.5582881253" calcext:value-type="float">
            <text:p>18.5582881253</text:p>
          </table:table-cell>
          <table:table-cell office:value-type="float" office:value="0" calcext:value-type="float">
            <text:p>0</text:p>
          </table:table-cell>
          <table:table-cell table:formula="of:=COUNTIF([.H34:.Q34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TD</text:p>
          </table:table-cell>
          <table:table-cell office:value-type="float" office:value="12.1130965362" calcext:value-type="float">
            <text:p>12.1130965362</text:p>
          </table:table-cell>
          <table:table-cell office:value-type="float" office:value="15.0491483141" calcext:value-type="float">
            <text:p>15.0491483141</text:p>
          </table:table-cell>
          <table:table-cell office:value-type="float" office:value="0" calcext:value-type="float">
            <text:p>0</text:p>
          </table:table-cell>
          <table:table-cell table:formula="of:=COUNTIF([.H35:.Q35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L</text:p>
          </table:table-cell>
          <table:table-cell office:value-type="float" office:value="-33.4500138155" calcext:value-type="float">
            <text:p>-33.4500138155</text:p>
          </table:table-cell>
          <table:table-cell office:value-type="float" office:value="-70.6670408546" calcext:value-type="float">
            <text:p>-70.6670408546</text:p>
          </table:table-cell>
          <table:table-cell office:value-type="float" office:value="0" calcext:value-type="float">
            <text:p>0</text:p>
          </table:table-cell>
          <table:table-cell table:formula="of:=COUNTIF([.H36:.Q36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N</text:p>
          </table:table-cell>
          <table:table-cell office:value-type="float" office:value="39.9288922313" calcext:value-type="float">
            <text:p>39.9288922313</text:p>
          </table:table-cell>
          <table:table-cell office:value-type="float" office:value="116.388285684" calcext:value-type="float">
            <text:p>116.388285684</text:p>
          </table:table-cell>
          <table:table-cell office:value-type="float" office:value="0" calcext:value-type="float">
            <text:p>0</text:p>
          </table:table-cell>
          <table:table-cell table:formula="of:=COUNTIF([.H37:.Q37];1)" office:value-type="float" office:value="1" calcext:value-type="float">
            <text:p>1</text:p>
          </table:table-cell>
          <table:table-cell table:number-columns-repeated="8"/>
          <table:table-cell table:style-name="Default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</text:p>
          </table:table-cell>
          <table:table-cell office:value-type="float" office:value="4.5964235625" calcext:value-type="float">
            <text:p>4.5964235625</text:p>
          </table:table-cell>
          <table:table-cell office:value-type="float" office:value="-74.0833439552" calcext:value-type="float">
            <text:p>-74.0833439552</text:p>
          </table:table-cell>
          <table:table-cell office:value-type="float" office:value="0" calcext:value-type="float">
            <text:p>0</text:p>
          </table:table-cell>
          <table:table-cell table:formula="of:=COUNTIF([.H38:.Q38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KM</text:p>
          </table:table-cell>
          <table:table-cell office:value-type="float" office:value="-11.7041576957" calcext:value-type="float">
            <text:p>-11.7041576957</text:p>
          </table:table-cell>
          <table:table-cell office:value-type="float" office:value="43.2402440987" calcext:value-type="float">
            <text:p>43.2402440987</text:p>
          </table:table-cell>
          <table:table-cell office:value-type="float" office:value="0" calcext:value-type="float">
            <text:p>0</text:p>
          </table:table-cell>
          <table:table-cell table:formula="of:=COUNTIF([.H39:.Q39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Congo (Brazzaville)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CG</text:p>
          </table:table-cell>
          <table:table-cell office:value-type="float" office:value="-4.2591857718" calcext:value-type="float">
            <text:p>-4.2591857718</text:p>
          </table:table-cell>
          <table:table-cell office:value-type="float" office:value="15.2846894925" calcext:value-type="float">
            <text:p>15.2846894925</text:p>
          </table:table-cell>
          <table:table-cell office:value-type="float" office:value="0" calcext:value-type="float">
            <text:p>0</text:p>
          </table:table-cell>
          <table:table-cell table:formula="of:=COUNTIF([.H40:.Q40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Congo (Kinshasa)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D</text:p>
          </table:table-cell>
          <table:table-cell office:value-type="float" office:value="-4.3297241019" calcext:value-type="float">
            <text:p>-4.3297241019</text:p>
          </table:table-cell>
          <table:table-cell office:value-type="float" office:value="15.3149718818" calcext:value-type="float">
            <text:p>15.3149718818</text:p>
          </table:table-cell>
          <table:table-cell office:value-type="float" office:value="0" calcext:value-type="float">
            <text:p>0</text:p>
          </table:table-cell>
          <table:table-cell table:formula="of:=COUNTIF([.H41:.Q41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R</text:p>
          </table:table-cell>
          <table:table-cell office:value-type="float" office:value="9.9350124297" calcext:value-type="float">
            <text:p>9.9350124297</text:p>
          </table:table-cell>
          <table:table-cell office:value-type="float" office:value="-84.0840513527" calcext:value-type="float">
            <text:p>-84.0840513527</text:p>
          </table:table-cell>
          <table:table-cell office:value-type="float" office:value="0" calcext:value-type="float">
            <text:p>0</text:p>
          </table:table-cell>
          <table:table-cell table:formula="of:=COUNTIF([.H42:.Q42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HR</text:p>
          </table:table-cell>
          <table:table-cell office:value-type="float" office:value="45.8000067333" calcext:value-type="float">
            <text:p>45.8000067333</text:p>
          </table:table-cell>
          <table:table-cell office:value-type="float" office:value="15.9999946682" calcext:value-type="float">
            <text:p>15.9999946682</text:p>
          </table:table-cell>
          <table:table-cell office:value-type="float" office:value="0" calcext:value-type="float">
            <text:p>0</text:p>
          </table:table-cell>
          <table:table-cell table:formula="of:=COUNTIF([.H43:.Q43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</text:p>
          </table:table-cell>
          <table:table-cell office:value-type="float" office:value="23.1319588409" calcext:value-type="float">
            <text:p>23.1319588409</text:p>
          </table:table-cell>
          <table:table-cell office:value-type="float" office:value="-82.3641821713" calcext:value-type="float">
            <text:p>-82.3641821713</text:p>
          </table:table-cell>
          <table:table-cell office:value-type="float" office:value="0" calcext:value-type="float">
            <text:p>0</text:p>
          </table:table-cell>
          <table:table-cell table:formula="of:=COUNTIF([.H44:.Q44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CY</text:p>
          </table:table-cell>
          <table:table-cell office:value-type="float" office:value="35.1666764517" calcext:value-type="float">
            <text:p>35.1666764517</text:p>
          </table:table-cell>
          <table:table-cell office:value-type="float" office:value="33.3666348864" calcext:value-type="float">
            <text:p>33.3666348864</text:p>
          </table:table-cell>
          <table:table-cell office:value-type="float" office:value="0" calcext:value-type="float">
            <text:p>0</text:p>
          </table:table-cell>
          <table:table-cell table:formula="of:=COUNTIF([.H45:.Q45];1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CZ</text:p>
          </table:table-cell>
          <table:table-cell office:value-type="float" office:value="50.0833370149" calcext:value-type="float">
            <text:p>50.0833370149</text:p>
          </table:table-cell>
          <table:table-cell office:value-type="float" office:value="14.4659797757" calcext:value-type="float">
            <text:p>14.4659797757</text:p>
          </table:table-cell>
          <table:table-cell office:value-type="float" office:value="0" calcext:value-type="float">
            <text:p>0</text:p>
          </table:table-cell>
          <table:table-cell table:formula="of:=COUNTIF([.H46:.Q46];1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K</text:p>
          </table:table-cell>
          <table:table-cell office:value-type="float" office:value="55.6785641904" calcext:value-type="float">
            <text:p>55.6785641904</text:p>
          </table:table-cell>
          <table:table-cell office:value-type="float" office:value="12.5634857473" calcext:value-type="float">
            <text:p>12.5634857473</text:p>
          </table:table-cell>
          <table:table-cell office:value-type="float" office:value="0" calcext:value-type="float">
            <text:p>0</text:p>
          </table:table-cell>
          <table:table-cell table:formula="of:=COUNTIF([.H47:.Q47];1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DJ</text:p>
          </table:table-cell>
          <table:table-cell office:value-type="float" office:value="11.5950144643" calcext:value-type="float">
            <text:p>11.5950144643</text:p>
          </table:table-cell>
          <table:table-cell office:value-type="float" office:value="43.1480016671" calcext:value-type="float">
            <text:p>43.1480016671</text:p>
          </table:table-cell>
          <table:table-cell office:value-type="float" office:value="0" calcext:value-type="float">
            <text:p>0</text:p>
          </table:table-cell>
          <table:table-cell table:formula="of:=COUNTIF([.H48:.Q48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M</text:p>
          </table:table-cell>
          <table:table-cell office:value-type="float" office:value="15.3010156443" calcext:value-type="float">
            <text:p>15.3010156443</text:p>
          </table:table-cell>
          <table:table-cell office:value-type="float" office:value="-61.3870129818" calcext:value-type="float">
            <text:p>-61.3870129818</text:p>
          </table:table-cell>
          <table:table-cell office:value-type="float" office:value="0" calcext:value-type="float">
            <text:p>0</text:p>
          </table:table-cell>
          <table:table-cell table:formula="of:=COUNTIF([.H49:.Q49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</text:p>
          </table:table-cell>
          <table:table-cell office:value-type="float" office:value="18.4700728546" calcext:value-type="float">
            <text:p>18.4700728546</text:p>
          </table:table-cell>
          <table:table-cell office:value-type="float" office:value="-69.9000850847" calcext:value-type="float">
            <text:p>-69.9000850847</text:p>
          </table:table-cell>
          <table:table-cell office:value-type="float" office:value="0" calcext:value-type="float">
            <text:p>0</text:p>
          </table:table-cell>
          <table:table-cell table:formula="of:=COUNTIF([.H50:.Q50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ast Timor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TL</text:p>
          </table:table-cell>
          <table:table-cell office:value-type="float" office:value="-8.5593884086" calcext:value-type="float">
            <text:p>-8.5593884086</text:p>
          </table:table-cell>
          <table:table-cell office:value-type="float" office:value="125.579455932" calcext:value-type="float">
            <text:p>125.579455932</text:p>
          </table:table-cell>
          <table:table-cell office:value-type="float" office:value="0" calcext:value-type="float">
            <text:p>0</text:p>
          </table:table-cell>
          <table:table-cell table:formula="of:=COUNTIF([.H51:.Q51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EC</text:p>
          </table:table-cell>
          <table:table-cell office:value-type="float" office:value="-0.2149881807" calcext:value-type="float">
            <text:p>-0.2149881807</text:p>
          </table:table-cell>
          <table:table-cell office:value-type="float" office:value="-78.5000511085" calcext:value-type="float">
            <text:p>-78.5000511085</text:p>
          </table:table-cell>
          <table:table-cell office:value-type="float" office:value="0" calcext:value-type="float">
            <text:p>0</text:p>
          </table:table-cell>
          <table:table-cell table:formula="of:=COUNTIF([.H52:.Q52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G</text:p>
          </table:table-cell>
          <table:table-cell office:value-type="float" office:value="30.0499603465" calcext:value-type="float">
            <text:p>30.0499603465</text:p>
          </table:table-cell>
          <table:table-cell office:value-type="float" office:value="31.2499682197" calcext:value-type="float">
            <text:p>31.2499682197</text:p>
          </table:table-cell>
          <table:table-cell office:value-type="float" office:value="0" calcext:value-type="float">
            <text:p>0</text:p>
          </table:table-cell>
          <table:table-cell table:formula="of:=COUNTIF([.H53:.Q53];1)" office:value-type="float" office:value="1" calcext:value-type="float">
            <text:p>1</text:p>
          </table:table-cell>
          <table:table-cell table:number-columns-repeated="8"/>
          <table:table-cell table:style-name="Default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SV</text:p>
          </table:table-cell>
          <table:table-cell office:value-type="float" office:value="13.7100016469" calcext:value-type="float">
            <text:p>13.7100016469</text:p>
          </table:table-cell>
          <table:table-cell office:value-type="float" office:value="-89.2030412208" calcext:value-type="float">
            <text:p>-89.2030412208</text:p>
          </table:table-cell>
          <table:table-cell office:value-type="float" office:value="0" calcext:value-type="float">
            <text:p>0</text:p>
          </table:table-cell>
          <table:table-cell table:formula="of:=COUNTIF([.H54:.Q54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GQ</text:p>
          </table:table-cell>
          <table:table-cell office:value-type="float" office:value="3.750015278" calcext:value-type="float">
            <text:p>3.750015278</text:p>
          </table:table-cell>
          <table:table-cell office:value-type="float" office:value="8.7832775458" calcext:value-type="float">
            <text:p>8.7832775458</text:p>
          </table:table-cell>
          <table:table-cell office:value-type="float" office:value="0" calcext:value-type="float">
            <text:p>0</text:p>
          </table:table-cell>
          <table:table-cell table:formula="of:=COUNTIF([.H55:.Q55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</text:p>
          </table:table-cell>
          <table:table-cell office:value-type="float" office:value="15.3333392527" calcext:value-type="float">
            <text:p>15.3333392527</text:p>
          </table:table-cell>
          <table:table-cell office:value-type="float" office:value="38.9333235258" calcext:value-type="float">
            <text:p>38.9333235258</text:p>
          </table:table-cell>
          <table:table-cell office:value-type="float" office:value="0" calcext:value-type="float">
            <text:p>0</text:p>
          </table:table-cell>
          <table:table-cell table:formula="of:=COUNTIF([.H56:.Q56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E</text:p>
          </table:table-cell>
          <table:table-cell office:value-type="float" office:value="59.4338773795" calcext:value-type="float">
            <text:p>59.4338773795</text:p>
          </table:table-cell>
          <table:table-cell office:value-type="float" office:value="24.7280407295" calcext:value-type="float">
            <text:p>24.7280407295</text:p>
          </table:table-cell>
          <table:table-cell office:value-type="float" office:value="0" calcext:value-type="float">
            <text:p>0</text:p>
          </table:table-cell>
          <table:table-cell table:formula="of:=COUNTIF([.H57:.Q57];1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</text:p>
          </table:table-cell>
          <table:table-cell office:value-type="float" office:value="9.0333103627" calcext:value-type="float">
            <text:p>9.0333103627</text:p>
          </table:table-cell>
          <table:table-cell office:value-type="float" office:value="38.700004434" calcext:value-type="float">
            <text:p>38.700004434</text:p>
          </table:table-cell>
          <table:table-cell office:value-type="float" office:value="0" calcext:value-type="float">
            <text:p>0</text:p>
          </table:table-cell>
          <table:table-cell table:formula="of:=COUNTIF([.H58:.Q58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Federated States of Micronesia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FM</text:p>
          </table:table-cell>
          <table:table-cell office:value-type="float" office:value="6.916643696" calcext:value-type="float">
            <text:p>6.916643696</text:p>
          </table:table-cell>
          <table:table-cell office:value-type="float" office:value="158.149974324" calcext:value-type="float">
            <text:p>158.149974324</text:p>
          </table:table-cell>
          <table:table-cell office:value-type="float" office:value="0" calcext:value-type="float">
            <text:p>0</text:p>
          </table:table-cell>
          <table:table-cell table:formula="of:=COUNTIF([.H59:.Q59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FJ</text:p>
          </table:table-cell>
          <table:table-cell office:value-type="float" office:value="-18.1330159314" calcext:value-type="float">
            <text:p>-18.1330159314</text:p>
          </table:table-cell>
          <table:table-cell office:value-type="float" office:value="178.441707315" calcext:value-type="float">
            <text:p>178.441707315</text:p>
          </table:table-cell>
          <table:table-cell office:value-type="float" office:value="0" calcext:value-type="float">
            <text:p>0</text:p>
          </table:table-cell>
          <table:table-cell table:formula="of:=COUNTIF([.H60:.Q60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</text:p>
          </table:table-cell>
          <table:table-cell office:value-type="float" office:value="60.175563374" calcext:value-type="float">
            <text:p>60.175563374</text:p>
          </table:table-cell>
          <table:table-cell office:value-type="float" office:value="24.9341263415" calcext:value-type="float">
            <text:p>24.9341263415</text:p>
          </table:table-cell>
          <table:table-cell office:value-type="float" office:value="0" calcext:value-type="float">
            <text:p>0</text:p>
          </table:table-cell>
          <table:table-cell table:formula="of:=COUNTIF([.H61:.Q61];1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</text:p>
          </table:table-cell>
          <table:table-cell office:value-type="float" office:value="48.8666929312" calcext:value-type="float">
            <text:p>48.8666929312</text:p>
          </table:table-cell>
          <table:table-cell office:value-type="float" office:value="2.3333353257" calcext:value-type="float">
            <text:p>2.3333353257</text:p>
          </table:table-cell>
          <table:table-cell office:value-type="float" office:value="0" calcext:value-type="float">
            <text:p>0</text:p>
          </table:table-cell>
          <table:table-cell table:formula="of:=COUNTIF([.H62:.Q62];1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GA</text:p>
          </table:table-cell>
          <table:table-cell office:value-type="float" office:value="0.3853886097" calcext:value-type="float">
            <text:p>0.3853886097</text:p>
          </table:table-cell>
          <table:table-cell office:value-type="float" office:value="9.4579650458" calcext:value-type="float">
            <text:p>9.4579650458</text:p>
          </table:table-cell>
          <table:table-cell office:value-type="float" office:value="0" calcext:value-type="float">
            <text:p>0</text:p>
          </table:table-cell>
          <table:table-cell table:formula="of:=COUNTIF([.H63:.Q63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E</text:p>
          </table:table-cell>
          <table:table-cell office:value-type="float" office:value="41.7250099885" calcext:value-type="float">
            <text:p>41.7250099885</text:p>
          </table:table-cell>
          <table:table-cell office:value-type="float" office:value="44.7907954496" calcext:value-type="float">
            <text:p>44.7907954496</text:p>
          </table:table-cell>
          <table:table-cell office:value-type="float" office:value="0" calcext:value-type="float">
            <text:p>0</text:p>
          </table:table-cell>
          <table:table-cell table:formula="of:=COUNTIF([.H64:.Q64];1)" office:value-type="float" office:value="6" calcext:value-type="float">
            <text:p>6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</text:p>
          </table:table-cell>
          <table:table-cell office:value-type="float" office:value="52.5218186636" calcext:value-type="float">
            <text:p>52.5218186636</text:p>
          </table:table-cell>
          <table:table-cell office:value-type="float" office:value="13.4015486233" calcext:value-type="float">
            <text:p>13.4015486233</text:p>
          </table:table-cell>
          <table:table-cell office:value-type="float" office:value="0" calcext:value-type="float">
            <text:p>0</text:p>
          </table:table-cell>
          <table:table-cell table:formula="of:=COUNTIF([.H65:.Q65];1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GH</text:p>
          </table:table-cell>
          <table:table-cell office:value-type="float" office:value="5.5500346058" calcext:value-type="float">
            <text:p>5.5500346058</text:p>
          </table:table-cell>
          <table:table-cell office:value-type="float" office:value="-0.2167157404" calcext:value-type="float">
            <text:p>-0.2167157404</text:p>
          </table:table-cell>
          <table:table-cell office:value-type="float" office:value="0" calcext:value-type="float">
            <text:p>0</text:p>
          </table:table-cell>
          <table:table-cell table:formula="of:=COUNTIF([.H66:.Q66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GR</text:p>
          </table:table-cell>
          <table:table-cell office:value-type="float" office:value="37.9833262319" calcext:value-type="float">
            <text:p>37.9833262319</text:p>
          </table:table-cell>
          <table:table-cell office:value-type="float" office:value="23.7333210843" calcext:value-type="float">
            <text:p>23.7333210843</text:p>
          </table:table-cell>
          <table:table-cell office:value-type="float" office:value="0" calcext:value-type="float">
            <text:p>0</text:p>
          </table:table-cell>
          <table:table-cell table:formula="of:=COUNTIF([.H67:.Q67];1)" office:value-type="float" office:value="5" calcext:value-type="float">
            <text:p>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GD</text:p>
          </table:table-cell>
          <table:table-cell office:value-type="float" office:value="12.0526334017" calcext:value-type="float">
            <text:p>12.0526334017</text:p>
          </table:table-cell>
          <table:table-cell office:value-type="float" office:value="-61.7416432261" calcext:value-type="float">
            <text:p>-61.7416432261</text:p>
          </table:table-cell>
          <table:table-cell office:value-type="float" office:value="0" calcext:value-type="float">
            <text:p>0</text:p>
          </table:table-cell>
          <table:table-cell table:formula="of:=COUNTIF([.H68:.Q68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GT</text:p>
          </table:table-cell>
          <table:table-cell office:value-type="float" office:value="14.6211346628" calcext:value-type="float">
            <text:p>14.6211346628</text:p>
          </table:table-cell>
          <table:table-cell office:value-type="float" office:value="-90.5269655779" calcext:value-type="float">
            <text:p>-90.5269655779</text:p>
          </table:table-cell>
          <table:table-cell office:value-type="float" office:value="0" calcext:value-type="float">
            <text:p>0</text:p>
          </table:table-cell>
          <table:table-cell table:formula="of:=COUNTIF([.H69:.Q69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N</text:p>
          </table:table-cell>
          <table:table-cell office:value-type="float" office:value="9.5315228464" calcext:value-type="float">
            <text:p>9.5315228464</text:p>
          </table:table-cell>
          <table:table-cell office:value-type="float" office:value="-13.6802350275" calcext:value-type="float">
            <text:p>-13.6802350275</text:p>
          </table:table-cell>
          <table:table-cell office:value-type="float" office:value="0" calcext:value-type="float">
            <text:p>0</text:p>
          </table:table-cell>
          <table:table-cell table:formula="of:=COUNTIF([.H70:.Q70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GW</text:p>
          </table:table-cell>
          <table:table-cell office:value-type="float" office:value="11.865023823" calcext:value-type="float">
            <text:p>11.865023823</text:p>
          </table:table-cell>
          <table:table-cell office:value-type="float" office:value="-15.5983608413" calcext:value-type="float">
            <text:p>-15.5983608413</text:p>
          </table:table-cell>
          <table:table-cell office:value-type="float" office:value="0" calcext:value-type="float">
            <text:p>0</text:p>
          </table:table-cell>
          <table:table-cell table:formula="of:=COUNTIF([.H71:.Q71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GY</text:p>
          </table:table-cell>
          <table:table-cell office:value-type="float" office:value="6.8019736928" calcext:value-type="float">
            <text:p>6.8019736928</text:p>
          </table:table-cell>
          <table:table-cell office:value-type="float" office:value="-58.1670286475" calcext:value-type="float">
            <text:p>-58.1670286475</text:p>
          </table:table-cell>
          <table:table-cell office:value-type="float" office:value="0" calcext:value-type="float">
            <text:p>0</text:p>
          </table:table-cell>
          <table:table-cell table:formula="of:=COUNTIF([.H72:.Q72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T</text:p>
          </table:table-cell>
          <table:table-cell office:value-type="float" office:value="18.5410245961" calcext:value-type="float">
            <text:p>18.5410245961</text:p>
          </table:table-cell>
          <table:table-cell office:value-type="float" office:value="-72.3360345883" calcext:value-type="float">
            <text:p>-72.3360345883</text:p>
          </table:table-cell>
          <table:table-cell office:value-type="float" office:value="0" calcext:value-type="float">
            <text:p>0</text:p>
          </table:table-cell>
          <table:table-cell table:formula="of:=COUNTIF([.H73:.Q73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N</text:p>
          </table:table-cell>
          <table:table-cell office:value-type="float" office:value="14.1020449005" calcext:value-type="float">
            <text:p>14.1020449005</text:p>
          </table:table-cell>
          <table:table-cell office:value-type="float" office:value="-87.2175293393" calcext:value-type="float">
            <text:p>-87.2175293393</text:p>
          </table:table-cell>
          <table:table-cell office:value-type="float" office:value="0" calcext:value-type="float">
            <text:p>0</text:p>
          </table:table-cell>
          <table:table-cell table:formula="of:=COUNTIF([.H74:.Q74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</text:p>
          </table:table-cell>
          <table:table-cell office:value-type="float" office:value="47.5000063264" calcext:value-type="float">
            <text:p>47.5000063264</text:p>
          </table:table-cell>
          <table:table-cell office:value-type="float" office:value="19.0833206774" calcext:value-type="float">
            <text:p>19.0833206774</text:p>
          </table:table-cell>
          <table:table-cell office:value-type="float" office:value="0" calcext:value-type="float">
            <text:p>0</text:p>
          </table:table-cell>
          <table:table-cell table:formula="of:=COUNTIF([.H75:.Q75];1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</text:p>
          </table:table-cell>
          <table:table-cell office:value-type="float" office:value="64.1500236197" calcext:value-type="float">
            <text:p>64.1500236197</text:p>
          </table:table-cell>
          <table:table-cell office:value-type="float" office:value="-21.9500144872" calcext:value-type="float">
            <text:p>-21.9500144872</text:p>
          </table:table-cell>
          <table:table-cell office:value-type="float" office:value="0" calcext:value-type="float">
            <text:p>0</text:p>
          </table:table-cell>
          <table:table-cell table:formula="of:=COUNTIF([.H76:.Q76];1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</text:p>
          </table:table-cell>
          <table:table-cell office:value-type="float" office:value="28.6000230092" calcext:value-type="float">
            <text:p>28.6000230092</text:p>
          </table:table-cell>
          <table:table-cell office:value-type="float" office:value="77.1999800201" calcext:value-type="float">
            <text:p>77.1999800201</text:p>
          </table:table-cell>
          <table:table-cell office:value-type="float" office:value="0" calcext:value-type="float">
            <text:p>0</text:p>
          </table:table-cell>
          <table:table-cell table:formula="of:=COUNTIF([.H77:.Q77];1)" office:value-type="float" office:value="1" calcext:value-type="float">
            <text:p>1</text:p>
          </table:table-cell>
          <table:table-cell table:number-columns-repeated="8"/>
          <table:table-cell table:style-name="Default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D</text:p>
          </table:table-cell>
          <table:table-cell office:value-type="float" office:value="-6.1744177054" calcext:value-type="float">
            <text:p>-6.1744177054</text:p>
          </table:table-cell>
          <table:table-cell office:value-type="float" office:value="106.829437621" calcext:value-type="float">
            <text:p>106.829437621</text:p>
          </table:table-cell>
          <table:table-cell office:value-type="float" office:value="0" calcext:value-type="float">
            <text:p>0</text:p>
          </table:table-cell>
          <table:table-cell table:formula="of:=COUNTIF([.H78:.Q78];1)" office:value-type="float" office:value="2" calcext:value-type="float">
            <text:p>2</text:p>
          </table:table-cell>
          <table:table-cell table:number-columns-repeated="8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IR</text:p>
          </table:table-cell>
          <table:table-cell office:value-type="float" office:value="35.6719427684" calcext:value-type="float">
            <text:p>35.6719427684</text:p>
          </table:table-cell>
          <table:table-cell office:value-type="float" office:value="51.4243440336" calcext:value-type="float">
            <text:p>51.4243440336</text:p>
          </table:table-cell>
          <table:table-cell office:value-type="float" office:value="0" calcext:value-type="float">
            <text:p>0</text:p>
          </table:table-cell>
          <table:table-cell table:formula="of:=COUNTIF([.H79:.Q79];1)" office:value-type="float" office:value="1" calcext:value-type="float">
            <text:p>1</text:p>
          </table:table-cell>
          <table:table-cell table:number-columns-repeated="8"/>
          <table:table-cell table:style-name="Default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Q</text:p>
          </table:table-cell>
          <table:table-cell office:value-type="float" office:value="33.3386484975" calcext:value-type="float">
            <text:p>33.3386484975</text:p>
          </table:table-cell>
          <table:table-cell office:value-type="float" office:value="44.3938687732" calcext:value-type="float">
            <text:p>44.3938687732</text:p>
          </table:table-cell>
          <table:table-cell office:value-type="float" office:value="0" calcext:value-type="float">
            <text:p>0</text:p>
          </table:table-cell>
          <table:table-cell table:formula="of:=COUNTIF([.H80:.Q80];1)" office:value-type="float" office:value="1" calcext:value-type="float">
            <text:p>1</text:p>
          </table:table-cell>
          <table:table-cell table:number-columns-repeated="8"/>
          <table:table-cell table:style-name="Default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IE</text:p>
          </table:table-cell>
          <table:table-cell office:value-type="float" office:value="53.333061136" calcext:value-type="float">
            <text:p>53.333061136</text:p>
          </table:table-cell>
          <table:table-cell office:value-type="float" office:value="-6.2489056818" calcext:value-type="float">
            <text:p>-6.2489056818</text:p>
          </table:table-cell>
          <table:table-cell office:value-type="float" office:value="0" calcext:value-type="float">
            <text:p>0</text:p>
          </table:table-cell>
          <table:table-cell table:formula="of:=COUNTIF([.H81:.Q81];1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IL</text:p>
          </table:table-cell>
          <table:table-cell office:value-type="float" office:value="31.7784078156" calcext:value-type="float">
            <text:p>31.7784078156</text:p>
          </table:table-cell>
          <table:table-cell office:value-type="float" office:value="35.2066259346" calcext:value-type="float">
            <text:p>35.2066259346</text:p>
          </table:table-cell>
          <table:table-cell office:value-type="float" office:value="0" calcext:value-type="float">
            <text:p>0</text:p>
          </table:table-cell>
          <table:table-cell table:formula="of:=COUNTIF([.H82:.Q82];1)" office:value-type="float" office:value="2" calcext:value-type="float">
            <text:p>2</text:p>
          </table:table-cell>
          <table:table-cell table:number-columns-repeated="8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</text:p>
          </table:table-cell>
          <table:table-cell office:value-type="float" office:value="41.8959556265" calcext:value-type="float">
            <text:p>41.8959556265</text:p>
          </table:table-cell>
          <table:table-cell office:value-type="float" office:value="12.4832584215" calcext:value-type="float">
            <text:p>12.4832584215</text:p>
          </table:table-cell>
          <table:table-cell office:value-type="float" office:value="0" calcext:value-type="float">
            <text:p>0</text:p>
          </table:table-cell>
          <table:table-cell table:formula="of:=COUNTIF([.H83:.Q83];1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CI</text:p>
          </table:table-cell>
          <table:table-cell office:value-type="float" office:value="5.3199969675" calcext:value-type="float">
            <text:p>5.3199969675</text:p>
          </table:table-cell>
          <table:table-cell office:value-type="float" office:value="-4.0400482599" calcext:value-type="float">
            <text:p>-4.0400482599</text:p>
          </table:table-cell>
          <table:table-cell office:value-type="float" office:value="0" calcext:value-type="float">
            <text:p>0</text:p>
          </table:table-cell>
          <table:table-cell table:formula="of:=COUNTIF([.H84:.Q84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M</text:p>
          </table:table-cell>
          <table:table-cell office:value-type="float" office:value="17.9770766238" calcext:value-type="float">
            <text:p>17.9770766238</text:p>
          </table:table-cell>
          <table:table-cell office:value-type="float" office:value="-76.7674337137" calcext:value-type="float">
            <text:p>-76.7674337137</text:p>
          </table:table-cell>
          <table:table-cell office:value-type="float" office:value="0" calcext:value-type="float">
            <text:p>0</text:p>
          </table:table-cell>
          <table:table-cell table:formula="of:=COUNTIF([.H85:.Q85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P</text:p>
          </table:table-cell>
          <table:table-cell office:value-type="float" office:value="35.6850169058" calcext:value-type="float">
            <text:p>35.6850169058</text:p>
          </table:table-cell>
          <table:table-cell office:value-type="float" office:value="139.751407429" calcext:value-type="float">
            <text:p>139.751407429</text:p>
          </table:table-cell>
          <table:table-cell office:value-type="float" office:value="0" calcext:value-type="float">
            <text:p>0</text:p>
          </table:table-cell>
          <table:table-cell table:formula="of:=COUNTIF([.H86:.Q86];1)" office:value-type="float" office:value="1" calcext:value-type="float">
            <text:p>1</text:p>
          </table:table-cell>
          <table:table-cell table:number-columns-repeated="8"/>
          <table:table-cell table:style-name="Default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</text:p>
          </table:table-cell>
          <table:table-cell office:value-type="float" office:value="31.9500252472" calcext:value-type="float">
            <text:p>31.9500252472</text:p>
          </table:table-cell>
          <table:table-cell office:value-type="float" office:value="35.9332999255" calcext:value-type="float">
            <text:p>35.9332999255</text:p>
          </table:table-cell>
          <table:table-cell office:value-type="float" office:value="0" calcext:value-type="float">
            <text:p>0</text:p>
          </table:table-cell>
          <table:table-cell table:formula="of:=COUNTIF([.H87:.Q87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KZ</text:p>
          </table:table-cell>
          <table:table-cell office:value-type="float" office:value="51.1811253043" calcext:value-type="float">
            <text:p>51.1811253043</text:p>
          </table:table-cell>
          <table:table-cell office:value-type="float" office:value="71.4277742095" calcext:value-type="float">
            <text:p>71.4277742095</text:p>
          </table:table-cell>
          <table:table-cell office:value-type="float" office:value="0" calcext:value-type="float">
            <text:p>0</text:p>
          </table:table-cell>
          <table:table-cell table:formula="of:=COUNTIF([.H88:.Q88];1)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</text:p>
          </table:table-cell>
          <table:table-cell office:value-type="float" office:value="-1.2833467419" calcext:value-type="float">
            <text:p>-1.2833467419</text:p>
          </table:table-cell>
          <table:table-cell office:value-type="float" office:value="36.8166568591" calcext:value-type="float">
            <text:p>36.8166568591</text:p>
          </table:table-cell>
          <table:table-cell office:value-type="float" office:value="0" calcext:value-type="float">
            <text:p>0</text:p>
          </table:table-cell>
          <table:table-cell table:formula="of:=COUNTIF([.H89:.Q89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</text:p>
          </table:table-cell>
          <table:table-cell office:value-type="float" office:value="1.3381875056" calcext:value-type="float">
            <text:p>1.3381875056</text:p>
          </table:table-cell>
          <table:table-cell office:value-type="float" office:value="173.017570829" calcext:value-type="float">
            <text:p>173.017570829</text:p>
          </table:table-cell>
          <table:table-cell office:value-type="float" office:value="0" calcext:value-type="float">
            <text:p>0</text:p>
          </table:table-cell>
          <table:table-cell table:formula="of:=COUNTIF([.H90:.Q90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KOS</text:p>
          </table:table-cell>
          <table:table-cell office:value-type="float" office:value="-99" calcext:value-type="float">
            <text:p>-99</text:p>
          </table:table-cell>
          <table:table-cell office:value-type="float" office:value="42.6667096141" calcext:value-type="float">
            <text:p>42.6667096141</text:p>
          </table:table-cell>
          <table:table-cell office:value-type="float" office:value="21.1659842516" calcext:value-type="float">
            <text:p>21.1659842516</text:p>
          </table:table-cell>
          <table:table-cell office:value-type="float" office:value="0" calcext:value-type="float">
            <text:p>0</text:p>
          </table:table-cell>
          <table:table-cell table:formula="of:=COUNTIF([.H91:.Q91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KW</text:p>
          </table:table-cell>
          <table:table-cell office:value-type="float" office:value="29.36971763" calcext:value-type="float">
            <text:p>29.36971763</text:p>
          </table:table-cell>
          <table:table-cell office:value-type="float" office:value="47.9783011462" calcext:value-type="float">
            <text:p>47.9783011462</text:p>
          </table:table-cell>
          <table:table-cell office:value-type="float" office:value="0" calcext:value-type="float">
            <text:p>0</text:p>
          </table:table-cell>
          <table:table-cell table:formula="of:=COUNTIF([.H92:.Q92];1)" office:value-type="float" office:value="1" calcext:value-type="float">
            <text:p>1</text:p>
          </table:table-cell>
          <table:table-cell table:number-columns-repeated="8"/>
          <table:table-cell table:style-name="Default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KG</text:p>
          </table:table-cell>
          <table:table-cell office:value-type="float" office:value="42.8730794465" calcext:value-type="float">
            <text:p>42.8730794465</text:p>
          </table:table-cell>
          <table:table-cell office:value-type="float" office:value="74.5852042225" calcext:value-type="float">
            <text:p>74.5852042225</text:p>
          </table:table-cell>
          <table:table-cell office:value-type="float" office:value="0" calcext:value-type="float">
            <text:p>0</text:p>
          </table:table-cell>
          <table:table-cell table:formula="of:=COUNTIF([.H93:.Q93];1)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</text:p>
          </table:table-cell>
          <table:table-cell office:value-type="float" office:value="17.9666927276" calcext:value-type="float">
            <text:p>17.9666927276</text:p>
          </table:table-cell>
          <table:table-cell office:value-type="float" office:value="102.59998002" calcext:value-type="float">
            <text:p>102.59998002</text:p>
          </table:table-cell>
          <table:table-cell office:value-type="float" office:value="0" calcext:value-type="float">
            <text:p>0</text:p>
          </table:table-cell>
          <table:table-cell table:formula="of:=COUNTIF([.H94:.Q94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V</text:p>
          </table:table-cell>
          <table:table-cell office:value-type="float" office:value="56.9500238232" calcext:value-type="float">
            <text:p>56.9500238232</text:p>
          </table:table-cell>
          <table:table-cell office:value-type="float" office:value="24.0999653714" calcext:value-type="float">
            <text:p>24.0999653714</text:p>
          </table:table-cell>
          <table:table-cell office:value-type="float" office:value="0" calcext:value-type="float">
            <text:p>0</text:p>
          </table:table-cell>
          <table:table-cell table:formula="of:=COUNTIF([.H95:.Q95];1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B</text:p>
          </table:table-cell>
          <table:table-cell office:value-type="float" office:value="33.871975117" calcext:value-type="float">
            <text:p>33.871975117</text:p>
          </table:table-cell>
          <table:table-cell office:value-type="float" office:value="35.50970821" calcext:value-type="float">
            <text:p>35.50970821</text:p>
          </table:table-cell>
          <table:table-cell office:value-type="float" office:value="0" calcext:value-type="float">
            <text:p>0</text:p>
          </table:table-cell>
          <table:table-cell table:formula="of:=COUNTIF([.H96:.Q96];1)" office:value-type="float" office:value="1" calcext:value-type="float">
            <text:p>1</text:p>
          </table:table-cell>
          <table:table-cell table:number-columns-repeated="8"/>
          <table:table-cell table:style-name="Default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S</text:p>
          </table:table-cell>
          <table:table-cell office:value-type="float" office:value="-29.3166743787" calcext:value-type="float">
            <text:p>-29.3166743787</text:p>
          </table:table-cell>
          <table:table-cell office:value-type="float" office:value="27.48327307" calcext:value-type="float">
            <text:p>27.48327307</text:p>
          </table:table-cell>
          <table:table-cell office:value-type="float" office:value="0" calcext:value-type="float">
            <text:p>0</text:p>
          </table:table-cell>
          <table:table-cell table:formula="of:=COUNTIF([.H97:.Q97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R</text:p>
          </table:table-cell>
          <table:table-cell office:value-type="float" office:value="6.3105566599" calcext:value-type="float">
            <text:p>6.3105566599</text:p>
          </table:table-cell>
          <table:table-cell office:value-type="float" office:value="-10.8047516291" calcext:value-type="float">
            <text:p>-10.8047516291</text:p>
          </table:table-cell>
          <table:table-cell office:value-type="float" office:value="0" calcext:value-type="float">
            <text:p>0</text:p>
          </table:table-cell>
          <table:table-cell table:formula="of:=COUNTIF([.H98:.Q98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LY</text:p>
          </table:table-cell>
          <table:table-cell office:value-type="float" office:value="32.8925000194" calcext:value-type="float">
            <text:p>32.8925000194</text:p>
          </table:table-cell>
          <table:table-cell office:value-type="float" office:value="13.1800117581" calcext:value-type="float">
            <text:p>13.1800117581</text:p>
          </table:table-cell>
          <table:table-cell office:value-type="float" office:value="0" calcext:value-type="float">
            <text:p>0</text:p>
          </table:table-cell>
          <table:table-cell table:formula="of:=COUNTIF([.H99:.Q99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I</text:p>
          </table:table-cell>
          <table:table-cell office:value-type="float" office:value="47.1337237743" calcext:value-type="float">
            <text:p>47.1337237743</text:p>
          </table:table-cell>
          <table:table-cell office:value-type="float" office:value="9.5166694729" calcext:value-type="float">
            <text:p>9.5166694729</text:p>
          </table:table-cell>
          <table:table-cell office:value-type="float" office:value="0" calcext:value-type="float">
            <text:p>0</text:p>
          </table:table-cell>
          <table:table-cell table:formula="of:=COUNTIF([.H100:.Q100];1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LT</text:p>
          </table:table-cell>
          <table:table-cell office:value-type="float" office:value="54.6833663118" calcext:value-type="float">
            <text:p>54.6833663118</text:p>
          </table:table-cell>
          <table:table-cell office:value-type="float" office:value="25.3166352933" calcext:value-type="float">
            <text:p>25.3166352933</text:p>
          </table:table-cell>
          <table:table-cell office:value-type="float" office:value="0" calcext:value-type="float">
            <text:p>0</text:p>
          </table:table-cell>
          <table:table-cell table:formula="of:=COUNTIF([.H101:.Q101];1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</text:p>
          </table:table-cell>
          <table:table-cell office:value-type="float" office:value="49.6116603791" calcext:value-type="float">
            <text:p>49.6116603791</text:p>
          </table:table-cell>
          <table:table-cell office:value-type="float" office:value="6.1300028062" calcext:value-type="float">
            <text:p>6.1300028062</text:p>
          </table:table-cell>
          <table:table-cell office:value-type="float" office:value="0" calcext:value-type="float">
            <text:p>0</text:p>
          </table:table-cell>
          <table:table-cell table:formula="of:=COUNTIF([.H102:.Q102];1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K</text:p>
          </table:table-cell>
          <table:table-cell office:value-type="float" office:value="42.0000061229" calcext:value-type="float">
            <text:p>42.0000061229</text:p>
          </table:table-cell>
          <table:table-cell office:value-type="float" office:value="21.4334614651" calcext:value-type="float">
            <text:p>21.4334614651</text:p>
          </table:table-cell>
          <table:table-cell office:value-type="float" office:value="0" calcext:value-type="float">
            <text:p>0</text:p>
          </table:table-cell>
          <table:table-cell table:formula="of:=COUNTIF([.H103:.Q103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G</text:p>
          </table:table-cell>
          <table:table-cell office:value-type="float" office:value="-18.9166373506" calcext:value-type="float">
            <text:p>-18.9166373506</text:p>
          </table:table-cell>
          <table:table-cell office:value-type="float" office:value="47.5166239001" calcext:value-type="float">
            <text:p>47.5166239001</text:p>
          </table:table-cell>
          <table:table-cell office:value-type="float" office:value="0" calcext:value-type="float">
            <text:p>0</text:p>
          </table:table-cell>
          <table:table-cell table:formula="of:=COUNTIF([.H104:.Q104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W</text:p>
          </table:table-cell>
          <table:table-cell office:value-type="float" office:value="-13.9832950655" calcext:value-type="float">
            <text:p>-13.9832950655</text:p>
          </table:table-cell>
          <table:table-cell office:value-type="float" office:value="33.78330196" calcext:value-type="float">
            <text:p>33.78330196</text:p>
          </table:table-cell>
          <table:table-cell office:value-type="float" office:value="0" calcext:value-type="float">
            <text:p>0</text:p>
          </table:table-cell>
          <table:table-cell table:formula="of:=COUNTIF([.H105:.Q105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Y</text:p>
          </table:table-cell>
          <table:table-cell office:value-type="float" office:value="3.1666658721" calcext:value-type="float">
            <text:p>3.1666658721</text:p>
          </table:table-cell>
          <table:table-cell office:value-type="float" office:value="101.699983275" calcext:value-type="float">
            <text:p>101.699983275</text:p>
          </table:table-cell>
          <table:table-cell office:value-type="float" office:value="0" calcext:value-type="float">
            <text:p>0</text:p>
          </table:table-cell>
          <table:table-cell table:formula="of:=COUNTIF([.H106:.Q106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MV</text:p>
          </table:table-cell>
          <table:table-cell office:value-type="float" office:value="4.1667081898" calcext:value-type="float">
            <text:p>4.1667081898</text:p>
          </table:table-cell>
          <table:table-cell office:value-type="float" office:value="73.499947468" calcext:value-type="float">
            <text:p>73.499947468</text:p>
          </table:table-cell>
          <table:table-cell office:value-type="float" office:value="0" calcext:value-type="float">
            <text:p>0</text:p>
          </table:table-cell>
          <table:table-cell table:formula="of:=COUNTIF([.H107:.Q107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L</text:p>
          </table:table-cell>
          <table:table-cell office:value-type="float" office:value="12.6500146677" calcext:value-type="float">
            <text:p>12.6500146677</text:p>
          </table:table-cell>
          <table:table-cell office:value-type="float" office:value="-8.0000391046" calcext:value-type="float">
            <text:p>-8.0000391046</text:p>
          </table:table-cell>
          <table:table-cell office:value-type="float" office:value="0" calcext:value-type="float">
            <text:p>0</text:p>
          </table:table-cell>
          <table:table-cell table:formula="of:=COUNTIF([.H108:.Q108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MT</text:p>
          </table:table-cell>
          <table:table-cell office:value-type="float" office:value="35.8997324819" calcext:value-type="float">
            <text:p>35.8997324819</text:p>
          </table:table-cell>
          <table:table-cell office:value-type="float" office:value="14.5147106513" calcext:value-type="float">
            <text:p>14.5147106513</text:p>
          </table:table-cell>
          <table:table-cell office:value-type="float" office:value="0" calcext:value-type="float">
            <text:p>0</text:p>
          </table:table-cell>
          <table:table-cell table:formula="of:=COUNTIF([.H109:.Q109];1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MH</text:p>
          </table:table-cell>
          <table:table-cell office:value-type="float" office:value="7.1030043112" calcext:value-type="float">
            <text:p>7.1030043112</text:p>
          </table:table-cell>
          <table:table-cell office:value-type="float" office:value="171.380000176" calcext:value-type="float">
            <text:p>171.380000176</text:p>
          </table:table-cell>
          <table:table-cell office:value-type="float" office:value="0" calcext:value-type="float">
            <text:p>0</text:p>
          </table:table-cell>
          <table:table-cell table:formula="of:=COUNTIF([.H110:.Q110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MR</text:p>
          </table:table-cell>
          <table:table-cell office:value-type="float" office:value="18.0864270212" calcext:value-type="float">
            <text:p>18.0864270212</text:p>
          </table:table-cell>
          <table:table-cell office:value-type="float" office:value="-15.9753404149" calcext:value-type="float">
            <text:p>-15.9753404149</text:p>
          </table:table-cell>
          <table:table-cell office:value-type="float" office:value="0" calcext:value-type="float">
            <text:p>0</text:p>
          </table:table-cell>
          <table:table-cell table:formula="of:=COUNTIF([.H111:.Q111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U</text:p>
          </table:table-cell>
          <table:table-cell office:value-type="float" office:value="-20.1666385714" calcext:value-type="float">
            <text:p>-20.1666385714</text:p>
          </table:table-cell>
          <table:table-cell office:value-type="float" office:value="57.4999938546" calcext:value-type="float">
            <text:p>57.4999938546</text:p>
          </table:table-cell>
          <table:table-cell office:value-type="float" office:value="0" calcext:value-type="float">
            <text:p>0</text:p>
          </table:table-cell>
          <table:table-cell table:formula="of:=COUNTIF([.H112:.Q112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X</text:p>
          </table:table-cell>
          <table:table-cell office:value-type="float" office:value="19.4424424428" calcext:value-type="float">
            <text:p>19.4424424428</text:p>
          </table:table-cell>
          <table:table-cell office:value-type="float" office:value="-99.1309882017" calcext:value-type="float">
            <text:p>-99.1309882017</text:p>
          </table:table-cell>
          <table:table-cell office:value-type="float" office:value="0" calcext:value-type="float">
            <text:p>0</text:p>
          </table:table-cell>
          <table:table-cell table:formula="of:=COUNTIF([.H113:.Q113];1)" office:value-type="float" office:value="2" calcext:value-type="float">
            <text:p>2</text:p>
          </table:table-cell>
          <table:table-cell table:number-columns-repeated="8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MD</text:p>
          </table:table-cell>
          <table:table-cell office:value-type="float" office:value="47.0050236197" calcext:value-type="float">
            <text:p>47.0050236197</text:p>
          </table:table-cell>
          <table:table-cell office:value-type="float" office:value="28.8577111397" calcext:value-type="float">
            <text:p>28.8577111397</text:p>
          </table:table-cell>
          <table:table-cell office:value-type="float" office:value="0" calcext:value-type="float">
            <text:p>0</text:p>
          </table:table-cell>
          <table:table-cell table:formula="of:=COUNTIF([.H114:.Q114];1)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MC</text:p>
          </table:table-cell>
          <table:table-cell office:value-type="float" office:value="43.7396456879" calcext:value-type="float">
            <text:p>43.7396456879</text:p>
          </table:table-cell>
          <table:table-cell office:value-type="float" office:value="7.4069131735" calcext:value-type="float">
            <text:p>7.4069131735</text:p>
          </table:table-cell>
          <table:table-cell office:value-type="float" office:value="0" calcext:value-type="float">
            <text:p>0</text:p>
          </table:table-cell>
          <table:table-cell table:formula="of:=COUNTIF([.H115:.Q115];1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N</text:p>
          </table:table-cell>
          <table:table-cell office:value-type="float" office:value="47.9166733999" calcext:value-type="float">
            <text:p>47.9166733999</text:p>
          </table:table-cell>
          <table:table-cell office:value-type="float" office:value="106.916615762" calcext:value-type="float">
            <text:p>106.916615762</text:p>
          </table:table-cell>
          <table:table-cell office:value-type="float" office:value="0" calcext:value-type="float">
            <text:p>0</text:p>
          </table:table-cell>
          <table:table-cell table:formula="of:=COUNTIF([.H116:.Q116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ME</text:p>
          </table:table-cell>
          <table:table-cell office:value-type="float" office:value="42.4659725129" calcext:value-type="float">
            <text:p>42.4659725129</text:p>
          </table:table-cell>
          <table:table-cell office:value-type="float" office:value="19.2663069241" calcext:value-type="float">
            <text:p>19.2663069241</text:p>
          </table:table-cell>
          <table:table-cell office:value-type="float" office:value="0" calcext:value-type="float">
            <text:p>0</text:p>
          </table:table-cell>
          <table:table-cell table:formula="of:=COUNTIF([.H117:.Q117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</text:p>
          </table:table-cell>
          <table:table-cell office:value-type="float" office:value="34.0252990916" calcext:value-type="float">
            <text:p>34.0252990916</text:p>
          </table:table-cell>
          <table:table-cell office:value-type="float" office:value="-6.8361308201" calcext:value-type="float">
            <text:p>-6.8361308201</text:p>
          </table:table-cell>
          <table:table-cell office:value-type="float" office:value="0" calcext:value-type="float">
            <text:p>0</text:p>
          </table:table-cell>
          <table:table-cell table:formula="of:=COUNTIF([.H118:.Q118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Z</text:p>
          </table:table-cell>
          <table:table-cell office:value-type="float" office:value="-25.9552774874" calcext:value-type="float">
            <text:p>-25.9552774874</text:p>
          </table:table-cell>
          <table:table-cell office:value-type="float" office:value="32.5891629626" calcext:value-type="float">
            <text:p>32.5891629626</text:p>
          </table:table-cell>
          <table:table-cell office:value-type="float" office:value="0" calcext:value-type="float">
            <text:p>0</text:p>
          </table:table-cell>
          <table:table-cell table:formula="of:=COUNTIF([.H119:.Q119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M</text:p>
          </table:table-cell>
          <table:table-cell office:value-type="float" office:value="19.7665570261" calcext:value-type="float">
            <text:p>19.7665570261</text:p>
          </table:table-cell>
          <table:table-cell office:value-type="float" office:value="96.1186185292" calcext:value-type="float">
            <text:p>96.1186185292</text:p>
          </table:table-cell>
          <table:table-cell office:value-type="float" office:value="0" calcext:value-type="float">
            <text:p>0</text:p>
          </table:table-cell>
          <table:table-cell table:formula="of:=COUNTIF([.H120:.Q120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</text:p>
          </table:table-cell>
          <table:table-cell office:value-type="float" office:value="-22.5700060844" calcext:value-type="float">
            <text:p>-22.5700060844</text:p>
          </table:table-cell>
          <table:table-cell office:value-type="float" office:value="17.0835461005" calcext:value-type="float">
            <text:p>17.0835461005</text:p>
          </table:table-cell>
          <table:table-cell office:value-type="float" office:value="0" calcext:value-type="float">
            <text:p>0</text:p>
          </table:table-cell>
          <table:table-cell table:formula="of:=COUNTIF([.H121:.Q121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P</text:p>
          </table:table-cell>
          <table:table-cell office:value-type="float" office:value="27.7166919139" calcext:value-type="float">
            <text:p>27.7166919139</text:p>
          </table:table-cell>
          <table:table-cell office:value-type="float" office:value="85.3166422108" calcext:value-type="float">
            <text:p>85.3166422108</text:p>
          </table:table-cell>
          <table:table-cell office:value-type="float" office:value="0" calcext:value-type="float">
            <text:p>0</text:p>
          </table:table-cell>
          <table:table-cell table:formula="of:=COUNTIF([.H122:.Q122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L</text:p>
          </table:table-cell>
          <table:table-cell office:value-type="float" office:value="52.3499686881" calcext:value-type="float">
            <text:p>52.3499686881</text:p>
          </table:table-cell>
          <table:table-cell office:value-type="float" office:value="4.916640176" calcext:value-type="float">
            <text:p>4.916640176</text:p>
          </table:table-cell>
          <table:table-cell office:value-type="float" office:value="0" calcext:value-type="float">
            <text:p>0</text:p>
          </table:table-cell>
          <table:table-cell table:formula="of:=COUNTIF([.H123:.Q123];1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NZ</text:p>
          </table:table-cell>
          <table:table-cell office:value-type="float" office:value="-41.2999739393" calcext:value-type="float">
            <text:p>-41.2999739393</text:p>
          </table:table-cell>
          <table:table-cell office:value-type="float" office:value="174.783274291" calcext:value-type="float">
            <text:p>174.783274291</text:p>
          </table:table-cell>
          <table:table-cell office:value-type="float" office:value="0" calcext:value-type="float">
            <text:p>0</text:p>
          </table:table-cell>
          <table:table-cell table:formula="of:=COUNTIF([.H124:.Q124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</text:p>
          </table:table-cell>
          <table:table-cell office:value-type="float" office:value="12.1530165801" calcext:value-type="float">
            <text:p>12.1530165801</text:p>
          </table:table-cell>
          <table:table-cell office:value-type="float" office:value="-86.2684916603" calcext:value-type="float">
            <text:p>-86.2684916603</text:p>
          </table:table-cell>
          <table:table-cell office:value-type="float" office:value="0" calcext:value-type="float">
            <text:p>0</text:p>
          </table:table-cell>
          <table:table-cell table:formula="of:=COUNTIF([.H125:.Q125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E</text:p>
          </table:table-cell>
          <table:table-cell office:value-type="float" office:value="13.5167059519" calcext:value-type="float">
            <text:p>13.5167059519</text:p>
          </table:table-cell>
          <table:table-cell office:value-type="float" office:value="2.1166560451" calcext:value-type="float">
            <text:p>2.1166560451</text:p>
          </table:table-cell>
          <table:table-cell office:value-type="float" office:value="0" calcext:value-type="float">
            <text:p>0</text:p>
          </table:table-cell>
          <table:table-cell table:formula="of:=COUNTIF([.H126:.Q126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</text:p>
          </table:table-cell>
          <table:table-cell office:value-type="float" office:value="9.0833331491" calcext:value-type="float">
            <text:p>9.0833331491</text:p>
          </table:table-cell>
          <table:table-cell office:value-type="float" office:value="7.5333280016" calcext:value-type="float">
            <text:p>7.5333280016</text:p>
          </table:table-cell>
          <table:table-cell office:value-type="float" office:value="0" calcext:value-type="float">
            <text:p>0</text:p>
          </table:table-cell>
          <table:table-cell table:formula="of:=COUNTIF([.H127:.Q127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KP</text:p>
          </table:table-cell>
          <table:table-cell office:value-type="float" office:value="39.0194386994" calcext:value-type="float">
            <text:p>39.0194386994</text:p>
          </table:table-cell>
          <table:table-cell office:value-type="float" office:value="125.754690714" calcext:value-type="float">
            <text:p>125.754690714</text:p>
          </table:table-cell>
          <table:table-cell office:value-type="float" office:value="0" calcext:value-type="float">
            <text:p>0</text:p>
          </table:table-cell>
          <table:table-cell table:formula="of:=COUNTIF([.H128:.Q128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</text:p>
          </table:table-cell>
          <table:table-cell office:value-type="float" office:value="59.9166902864" calcext:value-type="float">
            <text:p>59.9166902864</text:p>
          </table:table-cell>
          <table:table-cell office:value-type="float" office:value="10.749979206" calcext:value-type="float">
            <text:p>10.749979206</text:p>
          </table:table-cell>
          <table:table-cell office:value-type="float" office:value="0" calcext:value-type="float">
            <text:p>0</text:p>
          </table:table-cell>
          <table:table-cell table:formula="of:=COUNTIF([.H129:.Q129];1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OM</text:p>
          </table:table-cell>
          <table:table-cell office:value-type="float" office:value="23.6133248077" calcext:value-type="float">
            <text:p>23.6133248077</text:p>
          </table:table-cell>
          <table:table-cell office:value-type="float" office:value="58.5933121326" calcext:value-type="float">
            <text:p>58.5933121326</text:p>
          </table:table-cell>
          <table:table-cell office:value-type="float" office:value="0" calcext:value-type="float">
            <text:p>0</text:p>
          </table:table-cell>
          <table:table-cell table:formula="of:=COUNTIF([.H130:.Q130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K</text:p>
          </table:table-cell>
          <table:table-cell office:value-type="float" office:value="33.6999959503" calcext:value-type="float">
            <text:p>33.6999959503</text:p>
          </table:table-cell>
          <table:table-cell office:value-type="float" office:value="73.1666344797" calcext:value-type="float">
            <text:p>73.1666344797</text:p>
          </table:table-cell>
          <table:table-cell office:value-type="float" office:value="0" calcext:value-type="float">
            <text:p>0</text:p>
          </table:table-cell>
          <table:table-cell table:formula="of:=COUNTIF([.H131:.Q131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PW</text:p>
          </table:table-cell>
          <table:table-cell office:value-type="float" office:value="7.487396173" calcext:value-type="float">
            <text:p>7.487396173</text:p>
          </table:table-cell>
          <table:table-cell office:value-type="float" office:value="134.626548467" calcext:value-type="float">
            <text:p>134.626548467</text:p>
          </table:table-cell>
          <table:table-cell office:value-type="float" office:value="0" calcext:value-type="float">
            <text:p>0</text:p>
          </table:table-cell>
          <table:table-cell table:formula="of:=COUNTIF([.H132:.Q132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</text:p>
          </table:table-cell>
          <table:table-cell office:value-type="float" office:value="8.9680171905" calcext:value-type="float">
            <text:p>8.9680171905</text:p>
          </table:table-cell>
          <table:table-cell office:value-type="float" office:value="-79.5330371518" calcext:value-type="float">
            <text:p>-79.5330371518</text:p>
          </table:table-cell>
          <table:table-cell office:value-type="float" office:value="0" calcext:value-type="float">
            <text:p>0</text:p>
          </table:table-cell>
          <table:table-cell table:formula="of:=COUNTIF([.H133:.Q133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G</text:p>
          </table:table-cell>
          <table:table-cell office:value-type="float" office:value="-9.4647078259" calcext:value-type="float">
            <text:p>-9.4647078259</text:p>
          </table:table-cell>
          <table:table-cell office:value-type="float" office:value="147.192503621" calcext:value-type="float">
            <text:p>147.192503621</text:p>
          </table:table-cell>
          <table:table-cell office:value-type="float" office:value="0" calcext:value-type="float">
            <text:p>0</text:p>
          </table:table-cell>
          <table:table-cell table:formula="of:=COUNTIF([.H134:.Q134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PY</text:p>
          </table:table-cell>
          <table:table-cell office:value-type="float" office:value="-25.2964029757" calcext:value-type="float">
            <text:p>-25.2964029757</text:p>
          </table:table-cell>
          <table:table-cell office:value-type="float" office:value="-57.6415051693" calcext:value-type="float">
            <text:p>-57.6415051693</text:p>
          </table:table-cell>
          <table:table-cell office:value-type="float" office:value="0" calcext:value-type="float">
            <text:p>0</text:p>
          </table:table-cell>
          <table:table-cell table:formula="of:=COUNTIF([.H135:.Q135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</text:p>
          </table:table-cell>
          <table:table-cell office:value-type="float" office:value="-12.0480126761" calcext:value-type="float">
            <text:p>-12.0480126761</text:p>
          </table:table-cell>
          <table:table-cell office:value-type="float" office:value="-77.0500620948" calcext:value-type="float">
            <text:p>-77.0500620948</text:p>
          </table:table-cell>
          <table:table-cell office:value-type="float" office:value="0" calcext:value-type="float">
            <text:p>0</text:p>
          </table:table-cell>
          <table:table-cell table:formula="of:=COUNTIF([.H136:.Q136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H</text:p>
          </table:table-cell>
          <table:table-cell office:value-type="float" office:value="14.6041589548" calcext:value-type="float">
            <text:p>14.6041589548</text:p>
          </table:table-cell>
          <table:table-cell office:value-type="float" office:value="120.982217162" calcext:value-type="float">
            <text:p>120.982217162</text:p>
          </table:table-cell>
          <table:table-cell office:value-type="float" office:value="0" calcext:value-type="float">
            <text:p>0</text:p>
          </table:table-cell>
          <table:table-cell table:formula="of:=COUNTIF([.H137:.Q137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L</text:p>
          </table:table-cell>
          <table:table-cell office:value-type="float" office:value="52.2500006298" calcext:value-type="float">
            <text:p>52.2500006298</text:p>
          </table:table-cell>
          <table:table-cell office:value-type="float" office:value="20.9999995511" calcext:value-type="float">
            <text:p>20.9999995511</text:p>
          </table:table-cell>
          <table:table-cell office:value-type="float" office:value="0" calcext:value-type="float">
            <text:p>0</text:p>
          </table:table-cell>
          <table:table-cell table:formula="of:=COUNTIF([.H138:.Q138];1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PT</text:p>
          </table:table-cell>
          <table:table-cell office:value-type="float" office:value="38.7227228779" calcext:value-type="float">
            <text:p>38.7227228779</text:p>
          </table:table-cell>
          <table:table-cell office:value-type="float" office:value="-9.1448663055" calcext:value-type="float">
            <text:p>-9.1448663055</text:p>
          </table:table-cell>
          <table:table-cell office:value-type="float" office:value="0" calcext:value-type="float">
            <text:p>0</text:p>
          </table:table-cell>
          <table:table-cell table:formula="of:=COUNTIF([.H139:.Q139];1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QA</text:p>
          </table:table-cell>
          <table:table-cell office:value-type="float" office:value="25.2865560089" calcext:value-type="float">
            <text:p>25.2865560089</text:p>
          </table:table-cell>
          <table:table-cell office:value-type="float" office:value="51.5329678943" calcext:value-type="float">
            <text:p>51.5329678943</text:p>
          </table:table-cell>
          <table:table-cell office:value-type="float" office:value="0" calcext:value-type="float">
            <text:p>0</text:p>
          </table:table-cell>
          <table:table-cell table:formula="of:=COUNTIF([.H140:.Q140];1)" office:value-type="float" office:value="1" calcext:value-type="float">
            <text:p>1</text:p>
          </table:table-cell>
          <table:table-cell table:number-columns-repeated="8"/>
          <table:table-cell table:style-name="Default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RO</text:p>
          </table:table-cell>
          <table:table-cell office:value-type="float" office:value="44.4333718049" calcext:value-type="float">
            <text:p>44.4333718049</text:p>
          </table:table-cell>
          <table:table-cell office:value-type="float" office:value="26.099946654" calcext:value-type="float">
            <text:p>26.099946654</text:p>
          </table:table-cell>
          <table:table-cell office:value-type="float" office:value="0" calcext:value-type="float">
            <text:p>0</text:p>
          </table:table-cell>
          <table:table-cell table:formula="of:=COUNTIF([.H141:.Q141];1)" office:value-type="float" office:value="5" calcext:value-type="float">
            <text:p>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Russia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RU</text:p>
          </table:table-cell>
          <table:table-cell table:style-name="ce1" office:value-type="float" office:value="55.7521641226" calcext:value-type="float">
            <text:p>55.7521641226</text:p>
          </table:table-cell>
          <table:table-cell table:style-name="ce1" office:value-type="float" office:value="37.6155228259" calcext:value-type="float">
            <text:p>37.6155228259</text:p>
          </table:table-cell>
          <table:table-cell table:style-name="ce1" office:value-type="float" office:value="0" calcext:value-type="float">
            <text:p>0</text:p>
          </table:table-cell>
          <table:table-cell table:formula="of:=COUNTIF([.H142:.Q142];1)" office:value-type="float" office:value="9" calcext:value-type="float">
            <text:p>9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1" table:number-columns-repeated="995"/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</text:p>
          </table:table-cell>
          <table:table-cell office:value-type="float" office:value="-1.9535900687" calcext:value-type="float">
            <text:p>-1.9535900687</text:p>
          </table:table-cell>
          <table:table-cell office:value-type="float" office:value="30.0605317777" calcext:value-type="float">
            <text:p>30.0605317777</text:p>
          </table:table-cell>
          <table:table-cell office:value-type="float" office:value="0" calcext:value-type="float">
            <text:p>0</text:p>
          </table:table-cell>
          <table:table-cell table:formula="of:=COUNTIF([.H143:.Q143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KN</text:p>
          </table:table-cell>
          <table:table-cell office:value-type="float" office:value="17.3020304555" calcext:value-type="float">
            <text:p>17.3020304555</text:p>
          </table:table-cell>
          <table:table-cell office:value-type="float" office:value="-62.7170093197" calcext:value-type="float">
            <text:p>-62.7170093197</text:p>
          </table:table-cell>
          <table:table-cell office:value-type="float" office:value="0" calcext:value-type="float">
            <text:p>0</text:p>
          </table:table-cell>
          <table:table-cell table:formula="of:=COUNTIF([.H144:.Q144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LC</text:p>
          </table:table-cell>
          <table:table-cell office:value-type="float" office:value="14.0019734893" calcext:value-type="float">
            <text:p>14.0019734893</text:p>
          </table:table-cell>
          <table:table-cell office:value-type="float" office:value="-61.0000081804" calcext:value-type="float">
            <text:p>-61.0000081804</text:p>
          </table:table-cell>
          <table:table-cell office:value-type="float" office:value="0" calcext:value-type="float">
            <text:p>0</text:p>
          </table:table-cell>
          <table:table-cell table:formula="of:=COUNTIF([.H145:.Q145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VC</text:p>
          </table:table-cell>
          <table:table-cell office:value-type="float" office:value="13.1482788279" calcext:value-type="float">
            <text:p>13.1482788279</text:p>
          </table:table-cell>
          <table:table-cell office:value-type="float" office:value="-61.2120624203" calcext:value-type="float">
            <text:p>-61.2120624203</text:p>
          </table:table-cell>
          <table:table-cell office:value-type="float" office:value="0" calcext:value-type="float">
            <text:p>0</text:p>
          </table:table-cell>
          <table:table-cell table:formula="of:=COUNTIF([.H146:.Q146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WS</text:p>
          </table:table-cell>
          <table:table-cell office:value-type="float" office:value="-13.8415450424" calcext:value-type="float">
            <text:p>-13.8415450424</text:p>
          </table:table-cell>
          <table:table-cell office:value-type="float" office:value="-171.738641609" calcext:value-type="float">
            <text:p>-171.738641609</text:p>
          </table:table-cell>
          <table:table-cell office:value-type="float" office:value="0" calcext:value-type="float">
            <text:p>0</text:p>
          </table:table-cell>
          <table:table-cell table:formula="of:=COUNTIF([.H147:.Q147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SM</text:p>
          </table:table-cell>
          <table:table-cell office:value-type="float" office:value="43.9171500845" calcext:value-type="float">
            <text:p>43.9171500845</text:p>
          </table:table-cell>
          <table:table-cell office:value-type="float" office:value="12.4666702867" calcext:value-type="float">
            <text:p>12.4666702867</text:p>
          </table:table-cell>
          <table:table-cell office:value-type="float" office:value="0" calcext:value-type="float">
            <text:p>0</text:p>
          </table:table-cell>
          <table:table-cell table:formula="of:=COUNTIF([.H148:.Q148];1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ST</text:p>
          </table:table-cell>
          <table:table-cell office:value-type="float" office:value="0.3334021188" calcext:value-type="float">
            <text:p>0.3334021188</text:p>
          </table:table-cell>
          <table:table-cell office:value-type="float" office:value="6.7333251532" calcext:value-type="float">
            <text:p>6.7333251532</text:p>
          </table:table-cell>
          <table:table-cell office:value-type="float" office:value="0" calcext:value-type="float">
            <text:p>0</text:p>
          </table:table-cell>
          <table:table-cell table:formula="of:=COUNTIF([.H149:.Q149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</text:p>
          </table:table-cell>
          <table:table-cell office:value-type="float" office:value="24.6408331492" calcext:value-type="float">
            <text:p>24.6408331492</text:p>
          </table:table-cell>
          <table:table-cell office:value-type="float" office:value="46.7727416573" calcext:value-type="float">
            <text:p>46.7727416573</text:p>
          </table:table-cell>
          <table:table-cell office:value-type="float" office:value="0" calcext:value-type="float">
            <text:p>0</text:p>
          </table:table-cell>
          <table:table-cell table:formula="of:=COUNTIF([.H150:.Q150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M</text:p>
          </table:table-cell>
          <table:table-cell office:value-type="float" office:value="14.715831725" calcext:value-type="float">
            <text:p>14.715831725</text:p>
          </table:table-cell>
          <table:table-cell office:value-type="float" office:value="-17.4731301284" calcext:value-type="float">
            <text:p>-17.4731301284</text:p>
          </table:table-cell>
          <table:table-cell office:value-type="float" office:value="0" calcext:value-type="float">
            <text:p>0</text:p>
          </table:table-cell>
          <table:table-cell table:formula="of:=COUNTIF([.H151:.Q151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RS</text:p>
          </table:table-cell>
          <table:table-cell office:value-type="float" office:value="44.8186454458" calcext:value-type="float">
            <text:p>44.8186454458</text:p>
          </table:table-cell>
          <table:table-cell office:value-type="float" office:value="20.4679906806" calcext:value-type="float">
            <text:p>20.4679906806</text:p>
          </table:table-cell>
          <table:table-cell office:value-type="float" office:value="0" calcext:value-type="float">
            <text:p>0</text:p>
          </table:table-cell>
          <table:table-cell table:formula="of:=COUNTIF([.H152:.Q152];1)" office:value-type="float" office:value="5" calcext:value-type="float">
            <text:p>5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SC</text:p>
          </table:table-cell>
          <table:table-cell office:value-type="float" office:value="-4.616631654" calcext:value-type="float">
            <text:p>-4.616631654</text:p>
          </table:table-cell>
          <table:table-cell office:value-type="float" office:value="55.4499897856" calcext:value-type="float">
            <text:p>55.4499897856</text:p>
          </table:table-cell>
          <table:table-cell office:value-type="float" office:value="0" calcext:value-type="float">
            <text:p>0</text:p>
          </table:table-cell>
          <table:table-cell table:formula="of:=COUNTIF([.H153:.Q153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L</text:p>
          </table:table-cell>
          <table:table-cell office:value-type="float" office:value="8.4700114125" calcext:value-type="float">
            <text:p>8.4700114125</text:p>
          </table:table-cell>
          <table:table-cell office:value-type="float" office:value="-13.2342157404" calcext:value-type="float">
            <text:p>-13.2342157404</text:p>
          </table:table-cell>
          <table:table-cell office:value-type="float" office:value="0" calcext:value-type="float">
            <text:p>0</text:p>
          </table:table-cell>
          <table:table-cell table:formula="of:=COUNTIF([.H154:.Q154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SG</text:p>
          </table:table-cell>
          <table:table-cell office:value-type="float" office:value="1.2930334665" calcext:value-type="float">
            <text:p>1.2930334665</text:p>
          </table:table-cell>
          <table:table-cell office:value-type="float" office:value="103.855820678" calcext:value-type="float">
            <text:p>103.855820678</text:p>
          </table:table-cell>
          <table:table-cell office:value-type="float" office:value="0" calcext:value-type="float">
            <text:p>0</text:p>
          </table:table-cell>
          <table:table-cell table:formula="of:=COUNTIF([.H155:.Q155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K</text:p>
          </table:table-cell>
          <table:table-cell office:value-type="float" office:value="48.15001833" calcext:value-type="float">
            <text:p>48.15001833</text:p>
          </table:table-cell>
          <table:table-cell office:value-type="float" office:value="17.1169807522" calcext:value-type="float">
            <text:p>17.1169807522</text:p>
          </table:table-cell>
          <table:table-cell office:value-type="float" office:value="0" calcext:value-type="float">
            <text:p>0</text:p>
          </table:table-cell>
          <table:table-cell table:formula="of:=COUNTIF([.H156:.Q156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I</text:p>
          </table:table-cell>
          <table:table-cell office:value-type="float" office:value="46.0552883088" calcext:value-type="float">
            <text:p>46.0552883088</text:p>
          </table:table-cell>
          <table:table-cell office:value-type="float" office:value="14.5149690335" calcext:value-type="float">
            <text:p>14.5149690335</text:p>
          </table:table-cell>
          <table:table-cell office:value-type="float" office:value="0" calcext:value-type="float">
            <text:p>0</text:p>
          </table:table-cell>
          <table:table-cell table:formula="of:=COUNTIF([.H157:.Q157];1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B</text:p>
          </table:table-cell>
          <table:table-cell office:value-type="float" office:value="-9.4379942951" calcext:value-type="float">
            <text:p>-9.4379942951</text:p>
          </table:table-cell>
          <table:table-cell office:value-type="float" office:value="159.949765734" calcext:value-type="float">
            <text:p>159.949765734</text:p>
          </table:table-cell>
          <table:table-cell office:value-type="float" office:value="0" calcext:value-type="float">
            <text:p>0</text:p>
          </table:table-cell>
          <table:table-cell table:formula="of:=COUNTIF([.H158:.Q158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</text:p>
          </table:table-cell>
          <table:table-cell office:value-type="float" office:value="2.0666813343" calcext:value-type="float">
            <text:p>2.0666813343</text:p>
          </table:table-cell>
          <table:table-cell office:value-type="float" office:value="45.3666776111" calcext:value-type="float">
            <text:p>45.3666776111</text:p>
          </table:table-cell>
          <table:table-cell office:value-type="float" office:value="0" calcext:value-type="float">
            <text:p>0</text:p>
          </table:table-cell>
          <table:table-cell table:formula="of:=COUNTIF([.H159:.Q159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omaliland</text:p>
          </table:table-cell>
          <table:table-cell office:value-type="string" calcext:value-type="string">
            <text:p>SOL</text:p>
          </table:table-cell>
          <table:table-cell office:value-type="float" office:value="-99" calcext:value-type="float">
            <text:p>-99</text:p>
          </table:table-cell>
          <table:table-cell office:value-type="float" office:value="9.5600223988" calcext:value-type="float">
            <text:p>9.5600223988</text:p>
          </table:table-cell>
          <table:table-cell office:value-type="float" office:value="44.0653100167" calcext:value-type="float">
            <text:p>44.0653100167</text:p>
          </table:table-cell>
          <table:table-cell office:value-type="float" office:value="0" calcext:value-type="float">
            <text:p>0</text:p>
          </table:table-cell>
          <table:table-cell table:formula="of:=COUNTIF([.H160:.Q160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ZA</text:p>
          </table:table-cell>
          <table:table-cell office:value-type="float" office:value="-33.9200109672" calcext:value-type="float">
            <text:p>-33.9200109672</text:p>
          </table:table-cell>
          <table:table-cell office:value-type="float" office:value="18.4349881578" calcext:value-type="float">
            <text:p>18.4349881578</text:p>
          </table:table-cell>
          <table:table-cell office:value-type="float" office:value="0" calcext:value-type="float">
            <text:p>0</text:p>
          </table:table-cell>
          <table:table-cell table:formula="of:=COUNTIF([.H161:.Q161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KR</text:p>
          </table:table-cell>
          <table:table-cell office:value-type="float" office:value="37.5663490998" calcext:value-type="float">
            <text:p>37.5663490998</text:p>
          </table:table-cell>
          <table:table-cell office:value-type="float" office:value="126.999730997" calcext:value-type="float">
            <text:p>126.999730997</text:p>
          </table:table-cell>
          <table:table-cell office:value-type="float" office:value="0" calcext:value-type="float">
            <text:p>0</text:p>
          </table:table-cell>
          <table:table-cell table:formula="of:=COUNTIF([.H162:.Q162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S</text:p>
          </table:table-cell>
          <table:table-cell office:value-type="float" office:value="40.4000262645" calcext:value-type="float">
            <text:p>40.4000262645</text:p>
          </table:table-cell>
          <table:table-cell office:value-type="float" office:value="-3.683351686" calcext:value-type="float">
            <text:p>-3.683351686</text:p>
          </table:table-cell>
          <table:table-cell office:value-type="float" office:value="0" calcext:value-type="float">
            <text:p>0</text:p>
          </table:table-cell>
          <table:table-cell table:formula="of:=COUNTIF([.H163:.Q163];1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LK</text:p>
          </table:table-cell>
          <table:table-cell office:value-type="float" office:value="6.9319657582" calcext:value-type="float">
            <text:p>6.9319657582</text:p>
          </table:table-cell>
          <table:table-cell office:value-type="float" office:value="79.8577506093" calcext:value-type="float">
            <text:p>79.8577506093</text:p>
          </table:table-cell>
          <table:table-cell office:value-type="float" office:value="0" calcext:value-type="float">
            <text:p>0</text:p>
          </table:table-cell>
          <table:table-cell table:formula="of:=COUNTIF([.H164:.Q164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D</text:p>
          </table:table-cell>
          <table:table-cell office:value-type="float" office:value="15.5880782257" calcext:value-type="float">
            <text:p>15.5880782257</text:p>
          </table:table-cell>
          <table:table-cell office:value-type="float" office:value="32.5341792386" calcext:value-type="float">
            <text:p>32.5341792386</text:p>
          </table:table-cell>
          <table:table-cell office:value-type="float" office:value="0" calcext:value-type="float">
            <text:p>0</text:p>
          </table:table-cell>
          <table:table-cell table:formula="of:=COUNTIF([.H165:.Q165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R</text:p>
          </table:table-cell>
          <table:table-cell office:value-type="float" office:value="5.8350301299" calcext:value-type="float">
            <text:p>5.8350301299</text:p>
          </table:table-cell>
          <table:table-cell office:value-type="float" office:value="-55.1670308854" calcext:value-type="float">
            <text:p>-55.1670308854</text:p>
          </table:table-cell>
          <table:table-cell office:value-type="float" office:value="0" calcext:value-type="float">
            <text:p>0</text:p>
          </table:table-cell>
          <table:table-cell table:formula="of:=COUNTIF([.H166:.Q166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SZ</text:p>
          </table:table-cell>
          <table:table-cell office:value-type="float" office:value="-26.3166507784" calcext:value-type="float">
            <text:p>-26.3166507784</text:p>
          </table:table-cell>
          <table:table-cell office:value-type="float" office:value="31.1333345121" calcext:value-type="float">
            <text:p>31.1333345121</text:p>
          </table:table-cell>
          <table:table-cell office:value-type="float" office:value="0" calcext:value-type="float">
            <text:p>0</text:p>
          </table:table-cell>
          <table:table-cell table:formula="of:=COUNTIF([.H167:.Q167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E</text:p>
          </table:table-cell>
          <table:table-cell office:value-type="float" office:value="59.3507599543" calcext:value-type="float">
            <text:p>59.3507599543</text:p>
          </table:table-cell>
          <table:table-cell office:value-type="float" office:value="18.0973347328" calcext:value-type="float">
            <text:p>18.0973347328</text:p>
          </table:table-cell>
          <table:table-cell office:value-type="float" office:value="0" calcext:value-type="float">
            <text:p>0</text:p>
          </table:table-cell>
          <table:table-cell table:formula="of:=COUNTIF([.H168:.Q168];1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</text:p>
          </table:table-cell>
          <table:table-cell office:value-type="float" office:value="46.9166827587" calcext:value-type="float">
            <text:p>46.9166827587</text:p>
          </table:table-cell>
          <table:table-cell office:value-type="float" office:value="7.4669754625" calcext:value-type="float">
            <text:p>7.4669754625</text:p>
          </table:table-cell>
          <table:table-cell office:value-type="float" office:value="0" calcext:value-type="float">
            <text:p>0</text:p>
          </table:table-cell>
          <table:table-cell table:formula="of:=COUNTIF([.H169:.Q169];1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</text:p>
          </table:table-cell>
          <table:table-cell office:value-type="float" office:value="33.5000339956" calcext:value-type="float">
            <text:p>33.5000339956</text:p>
          </table:table-cell>
          <table:table-cell office:value-type="float" office:value="36.299995889" calcext:value-type="float">
            <text:p>36.299995889</text:p>
          </table:table-cell>
          <table:table-cell office:value-type="float" office:value="0" calcext:value-type="float">
            <text:p>0</text:p>
          </table:table-cell>
          <table:table-cell table:formula="of:=COUNTIF([.H170:.Q170];1)" office:value-type="float" office:value="1" calcext:value-type="float">
            <text:p>1</text:p>
          </table:table-cell>
          <table:table-cell table:number-columns-repeated="8"/>
          <table:table-cell table:style-name="Default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TW</text:p>
          </table:table-cell>
          <table:table-cell office:value-type="float" office:value="25.0358333333" calcext:value-type="float">
            <text:p>25.0358333333</text:p>
          </table:table-cell>
          <table:table-cell office:value-type="float" office:value="121.5683333333" calcext:value-type="float">
            <text:p>121.5683333333</text:p>
          </table:table-cell>
          <table:table-cell office:value-type="float" office:value="0" calcext:value-type="float">
            <text:p>0</text:p>
          </table:table-cell>
          <table:table-cell table:formula="of:=COUNTIF([.H171:.Q171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TJ</text:p>
          </table:table-cell>
          <table:table-cell office:value-type="float" office:value="38.5600352163" calcext:value-type="float">
            <text:p>38.5600352163</text:p>
          </table:table-cell>
          <table:table-cell office:value-type="float" office:value="68.7738793527" calcext:value-type="float">
            <text:p>68.7738793527</text:p>
          </table:table-cell>
          <table:table-cell office:value-type="float" office:value="0" calcext:value-type="float">
            <text:p>0</text:p>
          </table:table-cell>
          <table:table-cell table:formula="of:=COUNTIF([.H172:.Q172];1)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TZ</text:p>
          </table:table-cell>
          <table:table-cell office:value-type="float" office:value="-6.8000125947" calcext:value-type="float">
            <text:p>-6.8000125947</text:p>
          </table:table-cell>
          <table:table-cell office:value-type="float" office:value="39.2683418363" calcext:value-type="float">
            <text:p>39.2683418363</text:p>
          </table:table-cell>
          <table:table-cell office:value-type="float" office:value="0" calcext:value-type="float">
            <text:p>0</text:p>
          </table:table-cell>
          <table:table-cell table:formula="of:=COUNTIF([.H173:.Q173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</text:p>
          </table:table-cell>
          <table:table-cell office:value-type="float" office:value="13.7499992055" calcext:value-type="float">
            <text:p>13.7499992055</text:p>
          </table:table-cell>
          <table:table-cell office:value-type="float" office:value="100.516644652" calcext:value-type="float">
            <text:p>100.516644652</text:p>
          </table:table-cell>
          <table:table-cell office:value-type="float" office:value="0" calcext:value-type="float">
            <text:p>0</text:p>
          </table:table-cell>
          <table:table-cell table:formula="of:=COUNTIF([.H174:.Q174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BS</text:p>
          </table:table-cell>
          <table:table-cell office:value-type="float" office:value="25.0833901154" calcext:value-type="float">
            <text:p>25.0833901154</text:p>
          </table:table-cell>
          <table:table-cell office:value-type="float" office:value="-77.3500437843" calcext:value-type="float">
            <text:p>-77.3500437843</text:p>
          </table:table-cell>
          <table:table-cell office:value-type="float" office:value="0" calcext:value-type="float">
            <text:p>0</text:p>
          </table:table-cell>
          <table:table-cell table:formula="of:=COUNTIF([.H175:.Q175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GM</text:p>
          </table:table-cell>
          <table:table-cell office:value-type="float" office:value="13.4538764603" calcext:value-type="float">
            <text:p>13.4538764603</text:p>
          </table:table-cell>
          <table:table-cell office:value-type="float" office:value="-16.5917014892" calcext:value-type="float">
            <text:p>-16.5917014892</text:p>
          </table:table-cell>
          <table:table-cell office:value-type="float" office:value="0" calcext:value-type="float">
            <text:p>0</text:p>
          </table:table-cell>
          <table:table-cell table:formula="of:=COUNTIF([.H176:.Q176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TG</text:p>
          </table:table-cell>
          <table:table-cell office:value-type="float" office:value="6.1319370717" calcext:value-type="float">
            <text:p>6.1319370717</text:p>
          </table:table-cell>
          <table:table-cell office:value-type="float" office:value="1.2227571194" calcext:value-type="float">
            <text:p>1.2227571194</text:p>
          </table:table-cell>
          <table:table-cell office:value-type="float" office:value="0" calcext:value-type="float">
            <text:p>0</text:p>
          </table:table-cell>
          <table:table-cell table:formula="of:=COUNTIF([.H177:.Q177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</text:p>
          </table:table-cell>
          <table:table-cell office:value-type="float" office:value="-21.1385123567" calcext:value-type="float">
            <text:p>-21.1385123567</text:p>
          </table:table-cell>
          <table:table-cell office:value-type="float" office:value="-175.220564478" calcext:value-type="float">
            <text:p>-175.220564478</text:p>
          </table:table-cell>
          <table:table-cell office:value-type="float" office:value="0" calcext:value-type="float">
            <text:p>0</text:p>
          </table:table-cell>
          <table:table-cell table:formula="of:=COUNTIF([.H178:.Q178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T</text:p>
          </table:table-cell>
          <table:table-cell office:value-type="float" office:value="10.6519970896" calcext:value-type="float">
            <text:p>10.6519970896</text:p>
          </table:table-cell>
          <table:table-cell office:value-type="float" office:value="-61.5170308854" calcext:value-type="float">
            <text:p>-61.5170308854</text:p>
          </table:table-cell>
          <table:table-cell office:value-type="float" office:value="0" calcext:value-type="float">
            <text:p>0</text:p>
          </table:table-cell>
          <table:table-cell table:formula="of:=COUNTIF([.H179:.Q179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N</text:p>
          </table:table-cell>
          <table:table-cell office:value-type="float" office:value="36.8027781362" calcext:value-type="float">
            <text:p>36.8027781362</text:p>
          </table:table-cell>
          <table:table-cell office:value-type="float" office:value="10.1796780992" calcext:value-type="float">
            <text:p>10.1796780992</text:p>
          </table:table-cell>
          <table:table-cell office:value-type="float" office:value="0" calcext:value-type="float">
            <text:p>0</text:p>
          </table:table-cell>
          <table:table-cell table:formula="of:=COUNTIF([.H180:.Q180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R</text:p>
          </table:table-cell>
          <table:table-cell office:value-type="float" office:value="39.9272385855" calcext:value-type="float">
            <text:p>39.9272385855</text:p>
          </table:table-cell>
          <table:table-cell office:value-type="float" office:value="32.864391641" calcext:value-type="float">
            <text:p>32.864391641</text:p>
          </table:table-cell>
          <table:table-cell office:value-type="float" office:value="0" calcext:value-type="float">
            <text:p>0</text:p>
          </table:table-cell>
          <table:table-cell table:formula="of:=COUNTIF([.H181:.Q181];1)"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TM</text:p>
          </table:table-cell>
          <table:table-cell office:value-type="float" office:value="37.9499949331" calcext:value-type="float">
            <text:p>37.9499949331</text:p>
          </table:table-cell>
          <table:table-cell office:value-type="float" office:value="58.3832991118" calcext:value-type="float">
            <text:p>58.3832991118</text:p>
          </table:table-cell>
          <table:table-cell office:value-type="float" office:value="0" calcext:value-type="float">
            <text:p>0</text:p>
          </table:table-cell>
          <table:table-cell table:formula="of:=COUNTIF([.H182:.Q182];1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TV</text:p>
          </table:table-cell>
          <table:table-cell office:value-type="float" office:value="-8.516651999" calcext:value-type="float">
            <text:p>-8.516651999</text:p>
          </table:table-cell>
          <table:table-cell office:value-type="float" office:value="179.216647094" calcext:value-type="float">
            <text:p>179.216647094</text:p>
          </table:table-cell>
          <table:table-cell office:value-type="float" office:value="0" calcext:value-type="float">
            <text:p>0</text:p>
          </table:table-cell>
          <table:table-cell table:formula="of:=COUNTIF([.H183:.Q183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UG</text:p>
          </table:table-cell>
          <table:table-cell office:value-type="float" office:value="0.3166589548" calcext:value-type="float">
            <text:p>0.3166589548</text:p>
          </table:table-cell>
          <table:table-cell office:value-type="float" office:value="32.5833235257" calcext:value-type="float">
            <text:p>32.5833235257</text:p>
          </table:table-cell>
          <table:table-cell office:value-type="float" office:value="0" calcext:value-type="float">
            <text:p>0</text:p>
          </table:table-cell>
          <table:table-cell table:formula="of:=COUNTIF([.H184:.Q184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UA</text:p>
          </table:table-cell>
          <table:table-cell office:value-type="float" office:value="50.433367329" calcext:value-type="float">
            <text:p>50.433367329</text:p>
          </table:table-cell>
          <table:table-cell office:value-type="float" office:value="30.5166279691" calcext:value-type="float">
            <text:p>30.5166279691</text:p>
          </table:table-cell>
          <table:table-cell office:value-type="float" office:value="0" calcext:value-type="float">
            <text:p>0</text:p>
          </table:table-cell>
          <table:table-cell table:formula="of:=COUNTIF([.H185:.Q185];1)"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AE</text:p>
          </table:table-cell>
          <table:table-cell office:value-type="float" office:value="24.4666835724" calcext:value-type="float">
            <text:p>24.4666835724</text:p>
          </table:table-cell>
          <table:table-cell office:value-type="float" office:value="54.3665933826" calcext:value-type="float">
            <text:p>54.3665933826</text:p>
          </table:table-cell>
          <table:table-cell office:value-type="float" office:value="0" calcext:value-type="float">
            <text:p>0</text:p>
          </table:table-cell>
          <table:table-cell table:formula="of:=COUNTIF([.H186:.Q186];1)" office:value-type="float" office:value="1" calcext:value-type="float">
            <text:p>1</text:p>
          </table:table-cell>
          <table:table-cell table:number-columns-repeated="8"/>
          <table:table-cell table:style-name="Default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</text:p>
          </table:table-cell>
          <table:table-cell office:value-type="float" office:value="51.4999947297" calcext:value-type="float">
            <text:p>51.4999947297</text:p>
          </table:table-cell>
          <table:table-cell office:value-type="float" office:value="-0.1167218439" calcext:value-type="float">
            <text:p>-0.1167218439</text:p>
          </table:table-cell>
          <table:table-cell office:value-type="float" office:value="0" calcext:value-type="float">
            <text:p>0</text:p>
          </table:table-cell>
          <table:table-cell table:formula="of:=COUNTIF([.H187:.Q187];1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</text:p>
          </table:table-cell>
          <table:table-cell office:value-type="float" office:value="38.8995493765" calcext:value-type="float">
            <text:p>38.8995493765</text:p>
          </table:table-cell>
          <table:table-cell office:value-type="float" office:value="-77.0094185808" calcext:value-type="float">
            <text:p>-77.0094185808</text:p>
          </table:table-cell>
          <table:table-cell office:value-type="float" office:value="0" calcext:value-type="float">
            <text:p>0</text:p>
          </table:table-cell>
          <table:table-cell table:formula="of:=COUNTIF([.H188:.Q188];1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UY</text:p>
          </table:table-cell>
          <table:table-cell office:value-type="float" office:value="-34.8580415662" calcext:value-type="float">
            <text:p>-34.8580415662</text:p>
          </table:table-cell>
          <table:table-cell office:value-type="float" office:value="-56.1710522884" calcext:value-type="float">
            <text:p>-56.1710522884</text:p>
          </table:table-cell>
          <table:table-cell office:value-type="float" office:value="0" calcext:value-type="float">
            <text:p>0</text:p>
          </table:table-cell>
          <table:table-cell table:formula="of:=COUNTIF([.H189:.Q189];1)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</text:p>
          </table:table-cell>
          <table:table-cell office:value-type="float" office:value="41.311701883" calcext:value-type="float">
            <text:p>41.311701883</text:p>
          </table:table-cell>
          <table:table-cell office:value-type="float" office:value="69.2949328195" calcext:value-type="float">
            <text:p>69.2949328195</text:p>
          </table:table-cell>
          <table:table-cell office:value-type="float" office:value="0" calcext:value-type="float">
            <text:p>0</text:p>
          </table:table-cell>
          <table:table-cell table:formula="of:=COUNTIF([.H190:.Q190];1)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U</text:p>
          </table:table-cell>
          <table:table-cell office:value-type="float" office:value="-17.733350404" calcext:value-type="float">
            <text:p>-17.733350404</text:p>
          </table:table-cell>
          <table:table-cell office:value-type="float" office:value="168.316640584" calcext:value-type="float">
            <text:p>168.316640584</text:p>
          </table:table-cell>
          <table:table-cell office:value-type="float" office:value="0" calcext:value-type="float">
            <text:p>0</text:p>
          </table:table-cell>
          <table:table-cell table:formula="of:=COUNTIF([.H191:.Q191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Vatican (Holy Sea)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VA</text:p>
          </table:table-cell>
          <table:table-cell office:value-type="float" office:value="41.9000122264" calcext:value-type="float">
            <text:p>41.9000122264</text:p>
          </table:table-cell>
          <table:table-cell office:value-type="float" office:value="12.4478083889" calcext:value-type="float">
            <text:p>12.4478083889</text:p>
          </table:table-cell>
          <table:table-cell office:value-type="float" office:value="0" calcext:value-type="float">
            <text:p>0</text:p>
          </table:table-cell>
          <table:table-cell table:formula="of:=COUNTIF([.H192:.Q192];1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</text:p>
          </table:table-cell>
          <table:table-cell office:value-type="float" office:value="10.5009985544" calcext:value-type="float">
            <text:p>10.5009985544</text:p>
          </table:table-cell>
          <table:table-cell office:value-type="float" office:value="-66.9170371924" calcext:value-type="float">
            <text:p>-66.9170371924</text:p>
          </table:table-cell>
          <table:table-cell office:value-type="float" office:value="0" calcext:value-type="float">
            <text:p>0</text:p>
          </table:table-cell>
          <table:table-cell table:formula="of:=COUNTIF([.H193:.Q193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VN</text:p>
          </table:table-cell>
          <table:table-cell office:value-type="float" office:value="21.0333272491" calcext:value-type="float">
            <text:p>21.0333272491</text:p>
          </table:table-cell>
          <table:table-cell office:value-type="float" office:value="105.8500142" calcext:value-type="float">
            <text:p>105.8500142</text:p>
          </table:table-cell>
          <table:table-cell office:value-type="float" office:value="0" calcext:value-type="float">
            <text:p>0</text:p>
          </table:table-cell>
          <table:table-cell table:formula="of:=COUNTIF([.H194:.Q194];1)" office:value-type="float" office:value="1" calcext:value-type="float">
            <text:p>1</text:p>
          </table:table-cell>
          <table:table-cell table:number-columns-repeated="8"/>
          <table:table-cell table:style-name="Default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E</text:p>
          </table:table-cell>
          <table:table-cell office:value-type="float" office:value="15.3547332957" calcext:value-type="float">
            <text:p>15.3547332957</text:p>
          </table:table-cell>
          <table:table-cell office:value-type="float" office:value="44.2065933826" calcext:value-type="float">
            <text:p>44.2065933826</text:p>
          </table:table-cell>
          <table:table-cell office:value-type="float" office:value="0" calcext:value-type="float">
            <text:p>0</text:p>
          </table:table-cell>
          <table:table-cell table:formula="of:=COUNTIF([.H195:.Q195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ZM</text:p>
          </table:table-cell>
          <table:table-cell office:value-type="float" office:value="-15.4166442679" calcext:value-type="float">
            <text:p>-15.4166442679</text:p>
          </table:table-cell>
          <table:table-cell office:value-type="float" office:value="28.2833275947" calcext:value-type="float">
            <text:p>28.2833275947</text:p>
          </table:table-cell>
          <table:table-cell office:value-type="float" office:value="0" calcext:value-type="float">
            <text:p>0</text:p>
          </table:table-cell>
          <table:table-cell table:formula="of:=COUNTIF([.H196:.Q196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ZW</text:p>
          </table:table-cell>
          <table:table-cell office:value-type="float" office:value="-17.8177896944" calcext:value-type="float">
            <text:p>-17.8177896944</text:p>
          </table:table-cell>
          <table:table-cell office:value-type="float" office:value="31.0447094307" calcext:value-type="float">
            <text:p>31.0447094307</text:p>
          </table:table-cell>
          <table:table-cell office:value-type="float" office:value="0" calcext:value-type="float">
            <text:p>0</text:p>
          </table:table-cell>
          <table:table-cell table:formula="of:=COUNTIF([.H197:.Q197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K</text:p>
          </table:table-cell>
          <table:table-cell office:value-type="float" office:value="22.304980895" calcext:value-type="float">
            <text:p>22.304980895</text:p>
          </table:table-cell>
          <table:table-cell office:value-type="float" office:value="114.185009317" calcext:value-type="float">
            <text:p>114.185009317</text:p>
          </table:table-cell>
          <table:table-cell office:value-type="float" office:value="0" calcext:value-type="float">
            <text:p>0</text:p>
          </table:table-cell>
          <table:table-cell table:formula="of:=COUNTIF([.H198:.Q198];1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1" table:number-rows-repeated="1048377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TUR_diploRels" table:style-name="ta1">
        <table:table-column table:style-name="co25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7" table:visibility="collapse" table:default-cell-style-name="Default"/>
        <table:table-column table:style-name="co27" table:default-cell-style-name="Default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4" table:default-cell-style-name="ce1"/>
        <table:table-column table:style-name="co22" table:default-cell-style-name="ce1"/>
        <table:table-column table:style-name="co23" table:default-cell-style-name="ce2"/>
        <table:table-column table:style-name="co24" table:number-columns-repeated="4" table:default-cell-style-name="ce1"/>
        <table:table-column table:style-name="co24" table:number-columns-repeated="992" table:default-cell-style-name="Default"/>
        <table:table-row table:style-name="ro1">
          <table:table-cell office:value-type="string" calcext:value-type="string">
            <text:p>ADM0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SO_A2,C,5</text:p>
          </table:table-cell>
          <table:table-cell office:value-type="string" calcext:value-type="string">
            <text:p>LATITUDE,N,19,11</text:p>
          </table:table-cell>
          <table:table-cell office:value-type="string" calcext:value-type="string">
            <text:p>LONGITUDE,N,19,11</text:p>
          </table:table-cell>
          <table:table-cell office:value-type="string" calcext:value-type="string">
            <text:p>isCTR</text:p>
          </table:table-cell>
          <table:table-cell office:value-type="string" calcext:value-type="string">
            <text:p>TOTAL_ORGS</text:p>
          </table:table-cell>
          <table:table-cell office:value-type="string" calcext:value-type="string">
            <text:p>BSEC</text:p>
          </table:table-cell>
          <table:table-cell office:value-type="string" calcext:value-type="string">
            <text:p>ConfOnDisArm</text:p>
          </table:table-cell>
          <table:table-cell office:value-type="string" calcext:value-type="string">
            <text:p>CouncEur</text:p>
          </table:table-cell>
          <table:table-cell office:value-type="string" calcext:value-type="string">
            <text:p>OSCE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EconCoopOrg</text:p>
          </table:table-cell>
          <table:table-cell office:value-type="string" calcext:value-type="string">
            <text:p>TurkicCouncil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NATO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F</text:p>
          </table:table-cell>
          <table:table-cell office:value-type="float" office:value="34.5166902863" calcext:value-type="float">
            <text:p>34.5166902863</text:p>
          </table:table-cell>
          <table:table-cell office:value-type="float" office:value="69.1832600493" calcext:value-type="float">
            <text:p>69.1832600493</text:p>
          </table:table-cell>
          <table:table-cell office:value-type="float" office:value="0" calcext:value-type="float">
            <text:p>0</text:p>
          </table:table-cell>
          <table:table-cell table:formula="of:=COUNTIF([.H2:.R2];1)"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</text:p>
          </table:table-cell>
          <table:table-cell office:value-type="float" office:value="41.3275407095" calcext:value-type="float">
            <text:p>41.3275407095</text:p>
          </table:table-cell>
          <table:table-cell office:value-type="float" office:value="19.8188830146" calcext:value-type="float">
            <text:p>19.8188830146</text:p>
          </table:table-cell>
          <table:table-cell office:value-type="float" office:value="0" calcext:value-type="float">
            <text:p>0</text:p>
          </table:table-cell>
          <table:table-cell table:formula="of:=COUNTIF([.H3:.R3];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DZ</text:p>
          </table:table-cell>
          <table:table-cell office:value-type="float" office:value="36.763064798" calcext:value-type="float">
            <text:p>36.763064798</text:p>
          </table:table-cell>
          <table:table-cell office:value-type="float" office:value="3.0505525295" calcext:value-type="float">
            <text:p>3.0505525295</text:p>
          </table:table-cell>
          <table:table-cell office:value-type="float" office:value="0" calcext:value-type="float">
            <text:p>0</text:p>
          </table:table-cell>
          <table:table-cell table:formula="of:=COUNTIF([.H4:.R4];1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D</text:p>
          </table:table-cell>
          <table:table-cell office:value-type="float" office:value="42.5000014435" calcext:value-type="float">
            <text:p>42.5000014435</text:p>
          </table:table-cell>
          <table:table-cell office:value-type="float" office:value="1.5164859605" calcext:value-type="float">
            <text:p>1.5164859605</text:p>
          </table:table-cell>
          <table:table-cell office:value-type="float" office:value="0" calcext:value-type="float">
            <text:p>0</text:p>
          </table:table-cell>
          <table:table-cell table:formula="of:=COUNTIF([.H5:.R5];1)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O</text:p>
          </table:table-cell>
          <table:table-cell office:value-type="float" office:value="-8.8382861136" calcext:value-type="float">
            <text:p>-8.8382861136</text:p>
          </table:table-cell>
          <table:table-cell office:value-type="float" office:value="13.2344270413" calcext:value-type="float">
            <text:p>13.2344270413</text:p>
          </table:table-cell>
          <table:table-cell office:value-type="float" office:value="0" calcext:value-type="float">
            <text:p>0</text:p>
          </table:table-cell>
          <table:table-cell table:formula="of:=COUNTIF([.H6:.R6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G</text:p>
          </table:table-cell>
          <table:table-cell office:value-type="float" office:value="17.1180365183" calcext:value-type="float">
            <text:p>17.1180365183</text:p>
          </table:table-cell>
          <table:table-cell office:value-type="float" office:value="-61.8500338151" calcext:value-type="float">
            <text:p>-61.8500338151</text:p>
          </table:table-cell>
          <table:table-cell office:value-type="float" office:value="0" calcext:value-type="float">
            <text:p>0</text:p>
          </table:table-cell>
          <table:table-cell table:formula="of:=COUNTIF([.H7:.R7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</text:p>
          </table:table-cell>
          <table:table-cell office:value-type="float" office:value="-34.6025016085" calcext:value-type="float">
            <text:p>-34.6025016085</text:p>
          </table:table-cell>
          <table:table-cell office:value-type="float" office:value="-58.3975313737" calcext:value-type="float">
            <text:p>-58.3975313737</text:p>
          </table:table-cell>
          <table:table-cell office:value-type="float" office:value="0" calcext:value-type="float">
            <text:p>0</text:p>
          </table:table-cell>
          <table:table-cell table:formula="of:=COUNTIF([.H8:.R8];1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rmenia</text:p>
          </table:table-cell>
          <table:table-cell table:style-name="ce1" office:value-type="string" calcext:value-type="string">
            <text:p>ARM</text:p>
          </table:table-cell>
          <table:table-cell table:style-name="ce1" office:value-type="string" calcext:value-type="string">
            <text:p>AM</text:p>
          </table:table-cell>
          <table:table-cell table:style-name="ce1" office:value-type="float" office:value="40.1811507355" calcext:value-type="float">
            <text:p>40.1811507355</text:p>
          </table:table-cell>
          <table:table-cell table:style-name="ce1" office:value-type="float" office:value="44.5135513904" calcext:value-type="float">
            <text:p>44.5135513904</text:p>
          </table:table-cell>
          <table:table-cell table:style-name="ce1" office:value-type="float" office:value="0" calcext:value-type="float">
            <text:p>0</text:p>
          </table:table-cell>
          <table:table-cell table:formula="of:=COUNTIF([.H9:.R9];1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4"/>
          <table:table-cell table:style-name="ce1" table:number-columns-repeated="992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</text:p>
          </table:table-cell>
          <table:table-cell office:value-type="float" office:value="-35.2830285454" calcext:value-type="float">
            <text:p>-35.2830285454</text:p>
          </table:table-cell>
          <table:table-cell office:value-type="float" office:value="149.129026244" calcext:value-type="float">
            <text:p>149.129026244</text:p>
          </table:table-cell>
          <table:table-cell office:value-type="float" office:value="0" calcext:value-type="float">
            <text:p>0</text:p>
          </table:table-cell>
          <table:table-cell table:formula="of:=COUNTIF([.H10:.R10];1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T</text:p>
          </table:table-cell>
          <table:table-cell office:value-type="float" office:value="48.2000152782" calcext:value-type="float">
            <text:p>48.2000152782</text:p>
          </table:table-cell>
          <table:table-cell office:value-type="float" office:value="16.3666389554" calcext:value-type="float">
            <text:p>16.3666389554</text:p>
          </table:table-cell>
          <table:table-cell office:value-type="float" office:value="0" calcext:value-type="float">
            <text:p>0</text:p>
          </table:table-cell>
          <table:table-cell table:formula="of:=COUNTIF([.H11:.R11];1)"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zerbaijan</text:p>
          </table:table-cell>
          <table:table-cell table:style-name="ce2" office:value-type="string" calcext:value-type="string">
            <text:p>AZE</text:p>
          </table:table-cell>
          <table:table-cell table:style-name="ce2" office:value-type="string" calcext:value-type="string">
            <text:p>AZ</text:p>
          </table:table-cell>
          <table:table-cell table:style-name="ce2" office:value-type="float" office:value="40.3952720327" calcext:value-type="float">
            <text:p>40.3952720327</text:p>
          </table:table-cell>
          <table:table-cell table:style-name="ce2" office:value-type="float" office:value="49.8622171619" calcext:value-type="float">
            <text:p>49.8622171619</text:p>
          </table:table-cell>
          <table:table-cell table:style-name="ce2" office:value-type="float" office:value="0" calcext:value-type="float">
            <text:p>0</text:p>
          </table:table-cell>
          <table:table-cell table:formula="of:=COUNTIF([.H12:.R12];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2" table:number-columns-repeated="992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BH</text:p>
          </table:table-cell>
          <table:table-cell office:value-type="float" office:value="26.2361362905" calcext:value-type="float">
            <text:p>26.2361362905</text:p>
          </table:table-cell>
          <table:table-cell office:value-type="float" office:value="50.5830517159" calcext:value-type="float">
            <text:p>50.5830517159</text:p>
          </table:table-cell>
          <table:table-cell office:value-type="float" office:value="0" calcext:value-type="float">
            <text:p>0</text:p>
          </table:table-cell>
          <table:table-cell table:formula="of:=COUNTIF([.H13:.R13];1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BD</text:p>
          </table:table-cell>
          <table:table-cell office:value-type="float" office:value="23.7230597117" calcext:value-type="float">
            <text:p>23.7230597117</text:p>
          </table:table-cell>
          <table:table-cell office:value-type="float" office:value="90.4085794667" calcext:value-type="float">
            <text:p>90.4085794667</text:p>
          </table:table-cell>
          <table:table-cell office:value-type="float" office:value="0" calcext:value-type="float">
            <text:p>0</text:p>
          </table:table-cell>
          <table:table-cell table:formula="of:=COUNTIF([.H14:.R14];1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BB</text:p>
          </table:table-cell>
          <table:table-cell office:value-type="float" office:value="13.1020025828" calcext:value-type="float">
            <text:p>13.1020025828</text:p>
          </table:table-cell>
          <table:table-cell office:value-type="float" office:value="-59.6165267351" calcext:value-type="float">
            <text:p>-59.6165267351</text:p>
          </table:table-cell>
          <table:table-cell office:value-type="float" office:value="0" calcext:value-type="float">
            <text:p>0</text:p>
          </table:table-cell>
          <table:table-cell table:formula="of:=COUNTIF([.H15:.R15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BY</text:p>
          </table:table-cell>
          <table:table-cell office:value-type="float" office:value="53.8999774364" calcext:value-type="float">
            <text:p>53.8999774364</text:p>
          </table:table-cell>
          <table:table-cell office:value-type="float" office:value="27.5666271553" calcext:value-type="float">
            <text:p>27.5666271553</text:p>
          </table:table-cell>
          <table:table-cell office:value-type="float" office:value="0" calcext:value-type="float">
            <text:p>0</text:p>
          </table:table-cell>
          <table:table-cell table:formula="of:=COUNTIF([.H16:.R16];1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</text:p>
          </table:table-cell>
          <table:table-cell office:value-type="float" office:value="50.8333170767" calcext:value-type="float">
            <text:p>50.8333170767</text:p>
          </table:table-cell>
          <table:table-cell office:value-type="float" office:value="4.3333166083" calcext:value-type="float">
            <text:p>4.3333166083</text:p>
          </table:table-cell>
          <table:table-cell office:value-type="float" office:value="0" calcext:value-type="float">
            <text:p>0</text:p>
          </table:table-cell>
          <table:table-cell table:formula="of:=COUNTIF([.H17:.R17];1)" office:value-type="float" office:value="5" calcext:value-type="float">
            <text:p>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BZ</text:p>
          </table:table-cell>
          <table:table-cell office:value-type="float" office:value="17.2520335072" calcext:value-type="float">
            <text:p>17.2520335072</text:p>
          </table:table-cell>
          <table:table-cell office:value-type="float" office:value="-88.7670729998" calcext:value-type="float">
            <text:p>-88.7670729998</text:p>
          </table:table-cell>
          <table:table-cell office:value-type="float" office:value="0" calcext:value-type="float">
            <text:p>0</text:p>
          </table:table-cell>
          <table:table-cell table:formula="of:=COUNTIF([.H18:.R18];1)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J</text:p>
          </table:table-cell>
          <table:table-cell office:value-type="float" office:value="6.4000085642" calcext:value-type="float">
            <text:p>6.4000085642</text:p>
          </table:table-cell>
          <table:table-cell office:value-type="float" office:value="2.5199905992" calcext:value-type="float">
            <text:p>2.5199905992</text:p>
          </table:table-cell>
          <table:table-cell office:value-type="float" office:value="0" calcext:value-type="float">
            <text:p>0</text:p>
          </table:table-cell>
          <table:table-cell table:formula="of:=COUNTIF([.H19:.R19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T</text:p>
          </table:table-cell>
          <table:table-cell office:value-type="float" office:value="27.4729858592" calcext:value-type="float">
            <text:p>27.4729858592</text:p>
          </table:table-cell>
          <table:table-cell office:value-type="float" office:value="89.639014037" calcext:value-type="float">
            <text:p>89.639014037</text:p>
          </table:table-cell>
          <table:table-cell office:value-type="float" office:value="0" calcext:value-type="float">
            <text:p>0</text:p>
          </table:table-cell>
          <table:table-cell table:formula="of:=COUNTIF([.H20:.R20];1)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</text:p>
          </table:table-cell>
          <table:table-cell office:value-type="float" office:value="-19.0409708467" calcext:value-type="float">
            <text:p>-19.0409708467</text:p>
          </table:table-cell>
          <table:table-cell office:value-type="float" office:value="-65.2595156267" calcext:value-type="float">
            <text:p>-65.2595156267</text:p>
          </table:table-cell>
          <table:table-cell office:value-type="float" office:value="0" calcext:value-type="float">
            <text:p>0</text:p>
          </table:table-cell>
          <table:table-cell table:formula="of:=COUNTIF([.H21:.R21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</text:p>
          </table:table-cell>
          <table:table-cell office:value-type="float" office:value="-16.4979736137" calcext:value-type="float">
            <text:p>-16.4979736137</text:p>
          </table:table-cell>
          <table:table-cell office:value-type="float" office:value="-68.1499851905" calcext:value-type="float">
            <text:p>-68.1499851905</text:p>
          </table:table-cell>
          <table:table-cell office:value-type="float" office:value="0" calcext:value-type="float">
            <text:p>0</text:p>
          </table:table-cell>
          <table:table-cell table:formula="of:=COUNTIF([.H22:.R22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BA</text:p>
          </table:table-cell>
          <table:table-cell office:value-type="float" office:value="43.850022399" calcext:value-type="float">
            <text:p>43.850022399</text:p>
          </table:table-cell>
          <table:table-cell office:value-type="float" office:value="18.383001667" calcext:value-type="float">
            <text:p>18.383001667</text:p>
          </table:table-cell>
          <table:table-cell office:value-type="float" office:value="0" calcext:value-type="float">
            <text:p>0</text:p>
          </table:table-cell>
          <table:table-cell table:formula="of:=COUNTIF([.H23:.R23];1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W</text:p>
          </table:table-cell>
          <table:table-cell office:value-type="float" office:value="-24.6463134574" calcext:value-type="float">
            <text:p>-24.6463134574</text:p>
          </table:table-cell>
          <table:table-cell office:value-type="float" office:value="25.9119477933" calcext:value-type="float">
            <text:p>25.9119477933</text:p>
          </table:table-cell>
          <table:table-cell office:value-type="float" office:value="0" calcext:value-type="float">
            <text:p>0</text:p>
          </table:table-cell>
          <table:table-cell table:formula="of:=COUNTIF([.H24:.R24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</text:p>
          </table:table-cell>
          <table:table-cell office:value-type="float" office:value="-15.7833402315" calcext:value-type="float">
            <text:p>-15.7833402315</text:p>
          </table:table-cell>
          <table:table-cell office:value-type="float" office:value="-47.9160522884" calcext:value-type="float">
            <text:p>-47.9160522884</text:p>
          </table:table-cell>
          <table:table-cell office:value-type="float" office:value="0" calcext:value-type="float">
            <text:p>0</text:p>
          </table:table-cell>
          <table:table-cell table:formula="of:=COUNTIF([.H25:.R25];1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BN</text:p>
          </table:table-cell>
          <table:table-cell office:value-type="float" office:value="4.8833311146" calcext:value-type="float">
            <text:p>4.8833311146</text:p>
          </table:table-cell>
          <table:table-cell office:value-type="float" office:value="114.933284057" calcext:value-type="float">
            <text:p>114.933284057</text:p>
          </table:table-cell>
          <table:table-cell office:value-type="float" office:value="0" calcext:value-type="float">
            <text:p>0</text:p>
          </table:table-cell>
          <table:table-cell table:formula="of:=COUNTIF([.H26:.R26];1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BG</text:p>
          </table:table-cell>
          <table:table-cell office:value-type="float" office:value="42.6833494253" calcext:value-type="float">
            <text:p>42.6833494253</text:p>
          </table:table-cell>
          <table:table-cell office:value-type="float" office:value="23.3166540107" calcext:value-type="float">
            <text:p>23.3166540107</text:p>
          </table:table-cell>
          <table:table-cell office:value-type="float" office:value="0" calcext:value-type="float">
            <text:p>0</text:p>
          </table:table-cell>
          <table:table-cell table:formula="of:=COUNTIF([.H27:.R27];1)"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BF</text:p>
          </table:table-cell>
          <table:table-cell office:value-type="float" office:value="12.3703159779" calcext:value-type="float">
            <text:p>12.3703159779</text:p>
          </table:table-cell>
          <table:table-cell office:value-type="float" office:value="-1.5247237563" calcext:value-type="float">
            <text:p>-1.5247237563</text:p>
          </table:table-cell>
          <table:table-cell office:value-type="float" office:value="0" calcext:value-type="float">
            <text:p>0</text:p>
          </table:table-cell>
          <table:table-cell table:formula="of:=COUNTIF([.H28:.R28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BI</text:p>
          </table:table-cell>
          <table:table-cell office:value-type="float" office:value="-3.3760872204" calcext:value-type="float">
            <text:p>-3.3760872204</text:p>
          </table:table-cell>
          <table:table-cell office:value-type="float" office:value="29.3600060615" calcext:value-type="float">
            <text:p>29.3600060615</text:p>
          </table:table-cell>
          <table:table-cell office:value-type="float" office:value="0" calcext:value-type="float">
            <text:p>0</text:p>
          </table:table-cell>
          <table:table-cell table:formula="of:=COUNTIF([.H29:.R29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H</text:p>
          </table:table-cell>
          <table:table-cell office:value-type="float" office:value="11.5500301299" calcext:value-type="float">
            <text:p>11.5500301299</text:p>
          </table:table-cell>
          <table:table-cell office:value-type="float" office:value="104.91663448" calcext:value-type="float">
            <text:p>104.91663448</text:p>
          </table:table-cell>
          <table:table-cell office:value-type="float" office:value="0" calcext:value-type="float">
            <text:p>0</text:p>
          </table:table-cell>
          <table:table-cell table:formula="of:=COUNTIF([.H30:.R30];1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M</text:p>
          </table:table-cell>
          <table:table-cell office:value-type="float" office:value="3.8667006621" calcext:value-type="float">
            <text:p>3.8667006621</text:p>
          </table:table-cell>
          <table:table-cell office:value-type="float" office:value="11.5166507555" calcext:value-type="float">
            <text:p>11.5166507555</text:p>
          </table:table-cell>
          <table:table-cell office:value-type="float" office:value="0" calcext:value-type="float">
            <text:p>0</text:p>
          </table:table-cell>
          <table:table-cell table:formula="of:=COUNTIF([.H31:.R31];1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</text:p>
          </table:table-cell>
          <table:table-cell office:value-type="float" office:value="45.4166967967" calcext:value-type="float">
            <text:p>45.4166967967</text:p>
          </table:table-cell>
          <table:table-cell office:value-type="float" office:value="-75.7000153012" calcext:value-type="float">
            <text:p>-75.7000153012</text:p>
          </table:table-cell>
          <table:table-cell office:value-type="float" office:value="0" calcext:value-type="float">
            <text:p>0</text:p>
          </table:table-cell>
          <table:table-cell table:formula="of:=COUNTIF([.H32:.R32];1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CV</text:p>
          </table:table-cell>
          <table:table-cell office:value-type="float" office:value="14.9166980173" calcext:value-type="float">
            <text:p>14.9166980173</text:p>
          </table:table-cell>
          <table:table-cell office:value-type="float" office:value="-23.516688885" calcext:value-type="float">
            <text:p>-23.516688885</text:p>
          </table:table-cell>
          <table:table-cell office:value-type="float" office:value="0" calcext:value-type="float">
            <text:p>0</text:p>
          </table:table-cell>
          <table:table-cell table:formula="of:=COUNTIF([.H33:.R33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CF</text:p>
          </table:table-cell>
          <table:table-cell office:value-type="float" office:value="4.3666443064" calcext:value-type="float">
            <text:p>4.3666443064</text:p>
          </table:table-cell>
          <table:table-cell office:value-type="float" office:value="18.5582881253" calcext:value-type="float">
            <text:p>18.5582881253</text:p>
          </table:table-cell>
          <table:table-cell office:value-type="float" office:value="0" calcext:value-type="float">
            <text:p>0</text:p>
          </table:table-cell>
          <table:table-cell table:formula="of:=COUNTIF([.H34:.R34];1)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TD</text:p>
          </table:table-cell>
          <table:table-cell office:value-type="float" office:value="12.1130965362" calcext:value-type="float">
            <text:p>12.1130965362</text:p>
          </table:table-cell>
          <table:table-cell office:value-type="float" office:value="15.0491483141" calcext:value-type="float">
            <text:p>15.0491483141</text:p>
          </table:table-cell>
          <table:table-cell office:value-type="float" office:value="0" calcext:value-type="float">
            <text:p>0</text:p>
          </table:table-cell>
          <table:table-cell table:formula="of:=COUNTIF([.H35:.R35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L</text:p>
          </table:table-cell>
          <table:table-cell office:value-type="float" office:value="-33.4500138155" calcext:value-type="float">
            <text:p>-33.4500138155</text:p>
          </table:table-cell>
          <table:table-cell office:value-type="float" office:value="-70.6670408546" calcext:value-type="float">
            <text:p>-70.6670408546</text:p>
          </table:table-cell>
          <table:table-cell office:value-type="float" office:value="0" calcext:value-type="float">
            <text:p>0</text:p>
          </table:table-cell>
          <table:table-cell table:formula="of:=COUNTIF([.H36:.R36];1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N</text:p>
          </table:table-cell>
          <table:table-cell office:value-type="float" office:value="39.9288922313" calcext:value-type="float">
            <text:p>39.9288922313</text:p>
          </table:table-cell>
          <table:table-cell office:value-type="float" office:value="116.388285684" calcext:value-type="float">
            <text:p>116.388285684</text:p>
          </table:table-cell>
          <table:table-cell office:value-type="float" office:value="0" calcext:value-type="float">
            <text:p>0</text:p>
          </table:table-cell>
          <table:table-cell table:formula="of:=COUNTIF([.H37:.R37];1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</text:p>
          </table:table-cell>
          <table:table-cell office:value-type="float" office:value="4.5964235625" calcext:value-type="float">
            <text:p>4.5964235625</text:p>
          </table:table-cell>
          <table:table-cell office:value-type="float" office:value="-74.0833439552" calcext:value-type="float">
            <text:p>-74.0833439552</text:p>
          </table:table-cell>
          <table:table-cell office:value-type="float" office:value="0" calcext:value-type="float">
            <text:p>0</text:p>
          </table:table-cell>
          <table:table-cell table:formula="of:=COUNTIF([.H38:.R38];1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KM</text:p>
          </table:table-cell>
          <table:table-cell office:value-type="float" office:value="-11.7041576957" calcext:value-type="float">
            <text:p>-11.7041576957</text:p>
          </table:table-cell>
          <table:table-cell office:value-type="float" office:value="43.2402440987" calcext:value-type="float">
            <text:p>43.2402440987</text:p>
          </table:table-cell>
          <table:table-cell office:value-type="float" office:value="0" calcext:value-type="float">
            <text:p>0</text:p>
          </table:table-cell>
          <table:table-cell table:formula="of:=COUNTIF([.H39:.R39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ngo (Brazzaville)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CG</text:p>
          </table:table-cell>
          <table:table-cell office:value-type="float" office:value="-4.2591857718" calcext:value-type="float">
            <text:p>-4.2591857718</text:p>
          </table:table-cell>
          <table:table-cell office:value-type="float" office:value="15.2846894925" calcext:value-type="float">
            <text:p>15.2846894925</text:p>
          </table:table-cell>
          <table:table-cell office:value-type="float" office:value="0" calcext:value-type="float">
            <text:p>0</text:p>
          </table:table-cell>
          <table:table-cell table:formula="of:=COUNTIF([.H40:.R40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ngo (Kinshasa)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D</text:p>
          </table:table-cell>
          <table:table-cell office:value-type="float" office:value="-4.3297241019" calcext:value-type="float">
            <text:p>-4.3297241019</text:p>
          </table:table-cell>
          <table:table-cell office:value-type="float" office:value="15.3149718818" calcext:value-type="float">
            <text:p>15.3149718818</text:p>
          </table:table-cell>
          <table:table-cell office:value-type="float" office:value="0" calcext:value-type="float">
            <text:p>0</text:p>
          </table:table-cell>
          <table:table-cell table:formula="of:=COUNTIF([.H41:.R41];1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R</text:p>
          </table:table-cell>
          <table:table-cell office:value-type="float" office:value="9.9350124297" calcext:value-type="float">
            <text:p>9.9350124297</text:p>
          </table:table-cell>
          <table:table-cell office:value-type="float" office:value="-84.0840513527" calcext:value-type="float">
            <text:p>-84.0840513527</text:p>
          </table:table-cell>
          <table:table-cell office:value-type="float" office:value="0" calcext:value-type="float">
            <text:p>0</text:p>
          </table:table-cell>
          <table:table-cell table:formula="of:=COUNTIF([.H42:.R42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HR</text:p>
          </table:table-cell>
          <table:table-cell office:value-type="float" office:value="45.8000067333" calcext:value-type="float">
            <text:p>45.8000067333</text:p>
          </table:table-cell>
          <table:table-cell office:value-type="float" office:value="15.9999946682" calcext:value-type="float">
            <text:p>15.9999946682</text:p>
          </table:table-cell>
          <table:table-cell office:value-type="float" office:value="0" calcext:value-type="float">
            <text:p>0</text:p>
          </table:table-cell>
          <table:table-cell table:formula="of:=COUNTIF([.H43:.R43];1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</text:p>
          </table:table-cell>
          <table:table-cell office:value-type="float" office:value="23.1319588409" calcext:value-type="float">
            <text:p>23.1319588409</text:p>
          </table:table-cell>
          <table:table-cell office:value-type="float" office:value="-82.3641821713" calcext:value-type="float">
            <text:p>-82.3641821713</text:p>
          </table:table-cell>
          <table:table-cell office:value-type="float" office:value="0" calcext:value-type="float">
            <text:p>0</text:p>
          </table:table-cell>
          <table:table-cell table:formula="of:=COUNTIF([.H44:.R44];1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CY</text:p>
          </table:table-cell>
          <table:table-cell office:value-type="float" office:value="35.1666764517" calcext:value-type="float">
            <text:p>35.1666764517</text:p>
          </table:table-cell>
          <table:table-cell office:value-type="float" office:value="33.3666348864" calcext:value-type="float">
            <text:p>33.3666348864</text:p>
          </table:table-cell>
          <table:table-cell office:value-type="float" office:value="0" calcext:value-type="float">
            <text:p>0</text:p>
          </table:table-cell>
          <table:table-cell table:formula="of:=COUNTIF([.H45:.R45];1)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CZ</text:p>
          </table:table-cell>
          <table:table-cell office:value-type="float" office:value="50.0833370149" calcext:value-type="float">
            <text:p>50.0833370149</text:p>
          </table:table-cell>
          <table:table-cell office:value-type="float" office:value="14.4659797757" calcext:value-type="float">
            <text:p>14.4659797757</text:p>
          </table:table-cell>
          <table:table-cell office:value-type="float" office:value="0" calcext:value-type="float">
            <text:p>0</text:p>
          </table:table-cell>
          <table:table-cell table:formula="of:=COUNTIF([.H46:.R46];1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K</text:p>
          </table:table-cell>
          <table:table-cell office:value-type="float" office:value="55.6785641904" calcext:value-type="float">
            <text:p>55.6785641904</text:p>
          </table:table-cell>
          <table:table-cell office:value-type="float" office:value="12.5634857473" calcext:value-type="float">
            <text:p>12.5634857473</text:p>
          </table:table-cell>
          <table:table-cell office:value-type="float" office:value="0" calcext:value-type="float">
            <text:p>0</text:p>
          </table:table-cell>
          <table:table-cell table:formula="of:=COUNTIF([.H47:.R47];1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DJ</text:p>
          </table:table-cell>
          <table:table-cell office:value-type="float" office:value="11.5950144643" calcext:value-type="float">
            <text:p>11.5950144643</text:p>
          </table:table-cell>
          <table:table-cell office:value-type="float" office:value="43.1480016671" calcext:value-type="float">
            <text:p>43.1480016671</text:p>
          </table:table-cell>
          <table:table-cell office:value-type="float" office:value="0" calcext:value-type="float">
            <text:p>0</text:p>
          </table:table-cell>
          <table:table-cell table:formula="of:=COUNTIF([.H48:.R48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M</text:p>
          </table:table-cell>
          <table:table-cell office:value-type="float" office:value="15.3010156443" calcext:value-type="float">
            <text:p>15.3010156443</text:p>
          </table:table-cell>
          <table:table-cell office:value-type="float" office:value="-61.3870129818" calcext:value-type="float">
            <text:p>-61.3870129818</text:p>
          </table:table-cell>
          <table:table-cell office:value-type="float" office:value="0" calcext:value-type="float">
            <text:p>0</text:p>
          </table:table-cell>
          <table:table-cell table:formula="of:=COUNTIF([.H49:.R49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</text:p>
          </table:table-cell>
          <table:table-cell office:value-type="float" office:value="18.4700728546" calcext:value-type="float">
            <text:p>18.4700728546</text:p>
          </table:table-cell>
          <table:table-cell office:value-type="float" office:value="-69.9000850847" calcext:value-type="float">
            <text:p>-69.9000850847</text:p>
          </table:table-cell>
          <table:table-cell office:value-type="float" office:value="0" calcext:value-type="float">
            <text:p>0</text:p>
          </table:table-cell>
          <table:table-cell table:formula="of:=COUNTIF([.H50:.R50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ast Timor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TL</text:p>
          </table:table-cell>
          <table:table-cell office:value-type="float" office:value="-8.5593884086" calcext:value-type="float">
            <text:p>-8.5593884086</text:p>
          </table:table-cell>
          <table:table-cell office:value-type="float" office:value="125.579455932" calcext:value-type="float">
            <text:p>125.579455932</text:p>
          </table:table-cell>
          <table:table-cell office:value-type="float" office:value="0" calcext:value-type="float">
            <text:p>0</text:p>
          </table:table-cell>
          <table:table-cell table:formula="of:=COUNTIF([.H51:.R51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EC</text:p>
          </table:table-cell>
          <table:table-cell office:value-type="float" office:value="-0.2149881807" calcext:value-type="float">
            <text:p>-0.2149881807</text:p>
          </table:table-cell>
          <table:table-cell office:value-type="float" office:value="-78.5000511085" calcext:value-type="float">
            <text:p>-78.5000511085</text:p>
          </table:table-cell>
          <table:table-cell office:value-type="float" office:value="0" calcext:value-type="float">
            <text:p>0</text:p>
          </table:table-cell>
          <table:table-cell table:formula="of:=COUNTIF([.H52:.R52];1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G</text:p>
          </table:table-cell>
          <table:table-cell office:value-type="float" office:value="30.0499603465" calcext:value-type="float">
            <text:p>30.0499603465</text:p>
          </table:table-cell>
          <table:table-cell office:value-type="float" office:value="31.2499682197" calcext:value-type="float">
            <text:p>31.2499682197</text:p>
          </table:table-cell>
          <table:table-cell office:value-type="float" office:value="0" calcext:value-type="float">
            <text:p>0</text:p>
          </table:table-cell>
          <table:table-cell table:formula="of:=COUNTIF([.H53:.R53];1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SV</text:p>
          </table:table-cell>
          <table:table-cell office:value-type="float" office:value="13.7100016469" calcext:value-type="float">
            <text:p>13.7100016469</text:p>
          </table:table-cell>
          <table:table-cell office:value-type="float" office:value="-89.2030412208" calcext:value-type="float">
            <text:p>-89.2030412208</text:p>
          </table:table-cell>
          <table:table-cell office:value-type="float" office:value="0" calcext:value-type="float">
            <text:p>0</text:p>
          </table:table-cell>
          <table:table-cell table:formula="of:=COUNTIF([.H54:.R54];1)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GQ</text:p>
          </table:table-cell>
          <table:table-cell office:value-type="float" office:value="3.750015278" calcext:value-type="float">
            <text:p>3.750015278</text:p>
          </table:table-cell>
          <table:table-cell office:value-type="float" office:value="8.7832775458" calcext:value-type="float">
            <text:p>8.7832775458</text:p>
          </table:table-cell>
          <table:table-cell office:value-type="float" office:value="0" calcext:value-type="float">
            <text:p>0</text:p>
          </table:table-cell>
          <table:table-cell table:formula="of:=COUNTIF([.H55:.R55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</text:p>
          </table:table-cell>
          <table:table-cell office:value-type="float" office:value="15.3333392527" calcext:value-type="float">
            <text:p>15.3333392527</text:p>
          </table:table-cell>
          <table:table-cell office:value-type="float" office:value="38.9333235258" calcext:value-type="float">
            <text:p>38.9333235258</text:p>
          </table:table-cell>
          <table:table-cell office:value-type="float" office:value="0" calcext:value-type="float">
            <text:p>0</text:p>
          </table:table-cell>
          <table:table-cell table:formula="of:=COUNTIF([.H56:.R56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E</text:p>
          </table:table-cell>
          <table:table-cell office:value-type="float" office:value="59.4338773795" calcext:value-type="float">
            <text:p>59.4338773795</text:p>
          </table:table-cell>
          <table:table-cell office:value-type="float" office:value="24.7280407295" calcext:value-type="float">
            <text:p>24.7280407295</text:p>
          </table:table-cell>
          <table:table-cell office:value-type="float" office:value="0" calcext:value-type="float">
            <text:p>0</text:p>
          </table:table-cell>
          <table:table-cell table:formula="of:=COUNTIF([.H57:.R57];1)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</text:p>
          </table:table-cell>
          <table:table-cell office:value-type="float" office:value="9.0333103627" calcext:value-type="float">
            <text:p>9.0333103627</text:p>
          </table:table-cell>
          <table:table-cell office:value-type="float" office:value="38.700004434" calcext:value-type="float">
            <text:p>38.700004434</text:p>
          </table:table-cell>
          <table:table-cell office:value-type="float" office:value="0" calcext:value-type="float">
            <text:p>0</text:p>
          </table:table-cell>
          <table:table-cell table:formula="of:=COUNTIF([.H58:.R58];1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ederated States of Micronesia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FM</text:p>
          </table:table-cell>
          <table:table-cell office:value-type="float" office:value="6.916643696" calcext:value-type="float">
            <text:p>6.916643696</text:p>
          </table:table-cell>
          <table:table-cell office:value-type="float" office:value="158.149974324" calcext:value-type="float">
            <text:p>158.149974324</text:p>
          </table:table-cell>
          <table:table-cell office:value-type="float" office:value="0" calcext:value-type="float">
            <text:p>0</text:p>
          </table:table-cell>
          <table:table-cell table:formula="of:=COUNTIF([.H59:.R59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FJ</text:p>
          </table:table-cell>
          <table:table-cell office:value-type="float" office:value="-18.1330159314" calcext:value-type="float">
            <text:p>-18.1330159314</text:p>
          </table:table-cell>
          <table:table-cell office:value-type="float" office:value="178.441707315" calcext:value-type="float">
            <text:p>178.441707315</text:p>
          </table:table-cell>
          <table:table-cell office:value-type="float" office:value="0" calcext:value-type="float">
            <text:p>0</text:p>
          </table:table-cell>
          <table:table-cell table:formula="of:=COUNTIF([.H60:.R60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</text:p>
          </table:table-cell>
          <table:table-cell office:value-type="float" office:value="60.175563374" calcext:value-type="float">
            <text:p>60.175563374</text:p>
          </table:table-cell>
          <table:table-cell office:value-type="float" office:value="24.9341263415" calcext:value-type="float">
            <text:p>24.9341263415</text:p>
          </table:table-cell>
          <table:table-cell office:value-type="float" office:value="0" calcext:value-type="float">
            <text:p>0</text:p>
          </table:table-cell>
          <table:table-cell table:formula="of:=COUNTIF([.H61:.R61];1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</text:p>
          </table:table-cell>
          <table:table-cell office:value-type="float" office:value="48.8666929312" calcext:value-type="float">
            <text:p>48.8666929312</text:p>
          </table:table-cell>
          <table:table-cell office:value-type="float" office:value="2.3333353257" calcext:value-type="float">
            <text:p>2.3333353257</text:p>
          </table:table-cell>
          <table:table-cell office:value-type="float" office:value="0" calcext:value-type="float">
            <text:p>0</text:p>
          </table:table-cell>
          <table:table-cell table:formula="of:=COUNTIF([.H62:.R62];1)" office:value-type="float" office:value="6" calcext:value-type="float">
            <text:p>6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GA</text:p>
          </table:table-cell>
          <table:table-cell office:value-type="float" office:value="0.3853886097" calcext:value-type="float">
            <text:p>0.3853886097</text:p>
          </table:table-cell>
          <table:table-cell office:value-type="float" office:value="9.4579650458" calcext:value-type="float">
            <text:p>9.4579650458</text:p>
          </table:table-cell>
          <table:table-cell office:value-type="float" office:value="0" calcext:value-type="float">
            <text:p>0</text:p>
          </table:table-cell>
          <table:table-cell table:formula="of:=COUNTIF([.H63:.R63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E</text:p>
          </table:table-cell>
          <table:table-cell office:value-type="float" office:value="41.7250099885" calcext:value-type="float">
            <text:p>41.7250099885</text:p>
          </table:table-cell>
          <table:table-cell office:value-type="float" office:value="44.7907954496" calcext:value-type="float">
            <text:p>44.7907954496</text:p>
          </table:table-cell>
          <table:table-cell office:value-type="float" office:value="0" calcext:value-type="float">
            <text:p>0</text:p>
          </table:table-cell>
          <table:table-cell table:formula="of:=COUNTIF([.H64:.R64]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</text:p>
          </table:table-cell>
          <table:table-cell office:value-type="float" office:value="52.5218186636" calcext:value-type="float">
            <text:p>52.5218186636</text:p>
          </table:table-cell>
          <table:table-cell office:value-type="float" office:value="13.4015486233" calcext:value-type="float">
            <text:p>13.4015486233</text:p>
          </table:table-cell>
          <table:table-cell office:value-type="float" office:value="0" calcext:value-type="float">
            <text:p>0</text:p>
          </table:table-cell>
          <table:table-cell table:formula="of:=COUNTIF([.H65:.R65];1)" office:value-type="float" office:value="6" calcext:value-type="float">
            <text:p>6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GH</text:p>
          </table:table-cell>
          <table:table-cell office:value-type="float" office:value="5.5500346058" calcext:value-type="float">
            <text:p>5.5500346058</text:p>
          </table:table-cell>
          <table:table-cell office:value-type="float" office:value="-0.2167157404" calcext:value-type="float">
            <text:p>-0.2167157404</text:p>
          </table:table-cell>
          <table:table-cell office:value-type="float" office:value="0" calcext:value-type="float">
            <text:p>0</text:p>
          </table:table-cell>
          <table:table-cell table:formula="of:=COUNTIF([.H66:.R66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GR</text:p>
          </table:table-cell>
          <table:table-cell office:value-type="float" office:value="37.9833262319" calcext:value-type="float">
            <text:p>37.9833262319</text:p>
          </table:table-cell>
          <table:table-cell office:value-type="float" office:value="23.7333210843" calcext:value-type="float">
            <text:p>23.7333210843</text:p>
          </table:table-cell>
          <table:table-cell office:value-type="float" office:value="0" calcext:value-type="float">
            <text:p>0</text:p>
          </table:table-cell>
          <table:table-cell table:formula="of:=COUNTIF([.H67:.R67];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GD</text:p>
          </table:table-cell>
          <table:table-cell office:value-type="float" office:value="12.0526334017" calcext:value-type="float">
            <text:p>12.0526334017</text:p>
          </table:table-cell>
          <table:table-cell office:value-type="float" office:value="-61.7416432261" calcext:value-type="float">
            <text:p>-61.7416432261</text:p>
          </table:table-cell>
          <table:table-cell office:value-type="float" office:value="0" calcext:value-type="float">
            <text:p>0</text:p>
          </table:table-cell>
          <table:table-cell table:formula="of:=COUNTIF([.H68:.R68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GT</text:p>
          </table:table-cell>
          <table:table-cell office:value-type="float" office:value="14.6211346628" calcext:value-type="float">
            <text:p>14.6211346628</text:p>
          </table:table-cell>
          <table:table-cell office:value-type="float" office:value="-90.5269655779" calcext:value-type="float">
            <text:p>-90.5269655779</text:p>
          </table:table-cell>
          <table:table-cell office:value-type="float" office:value="0" calcext:value-type="float">
            <text:p>0</text:p>
          </table:table-cell>
          <table:table-cell table:formula="of:=COUNTIF([.H69:.R69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N</text:p>
          </table:table-cell>
          <table:table-cell office:value-type="float" office:value="9.5315228464" calcext:value-type="float">
            <text:p>9.5315228464</text:p>
          </table:table-cell>
          <table:table-cell office:value-type="float" office:value="-13.6802350275" calcext:value-type="float">
            <text:p>-13.6802350275</text:p>
          </table:table-cell>
          <table:table-cell office:value-type="float" office:value="0" calcext:value-type="float">
            <text:p>0</text:p>
          </table:table-cell>
          <table:table-cell table:formula="of:=COUNTIF([.H70:.R70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GW</text:p>
          </table:table-cell>
          <table:table-cell office:value-type="float" office:value="11.865023823" calcext:value-type="float">
            <text:p>11.865023823</text:p>
          </table:table-cell>
          <table:table-cell office:value-type="float" office:value="-15.5983608413" calcext:value-type="float">
            <text:p>-15.5983608413</text:p>
          </table:table-cell>
          <table:table-cell office:value-type="float" office:value="0" calcext:value-type="float">
            <text:p>0</text:p>
          </table:table-cell>
          <table:table-cell table:formula="of:=COUNTIF([.H71:.R71];1)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GY</text:p>
          </table:table-cell>
          <table:table-cell office:value-type="float" office:value="6.8019736928" calcext:value-type="float">
            <text:p>6.8019736928</text:p>
          </table:table-cell>
          <table:table-cell office:value-type="float" office:value="-58.1670286475" calcext:value-type="float">
            <text:p>-58.1670286475</text:p>
          </table:table-cell>
          <table:table-cell office:value-type="float" office:value="0" calcext:value-type="float">
            <text:p>0</text:p>
          </table:table-cell>
          <table:table-cell table:formula="of:=COUNTIF([.H72:.R72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T</text:p>
          </table:table-cell>
          <table:table-cell office:value-type="float" office:value="18.5410245961" calcext:value-type="float">
            <text:p>18.5410245961</text:p>
          </table:table-cell>
          <table:table-cell office:value-type="float" office:value="-72.3360345883" calcext:value-type="float">
            <text:p>-72.3360345883</text:p>
          </table:table-cell>
          <table:table-cell office:value-type="float" office:value="0" calcext:value-type="float">
            <text:p>0</text:p>
          </table:table-cell>
          <table:table-cell table:formula="of:=COUNTIF([.H73:.R73];1)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N</text:p>
          </table:table-cell>
          <table:table-cell office:value-type="float" office:value="14.1020449005" calcext:value-type="float">
            <text:p>14.1020449005</text:p>
          </table:table-cell>
          <table:table-cell office:value-type="float" office:value="-87.2175293393" calcext:value-type="float">
            <text:p>-87.2175293393</text:p>
          </table:table-cell>
          <table:table-cell office:value-type="float" office:value="0" calcext:value-type="float">
            <text:p>0</text:p>
          </table:table-cell>
          <table:table-cell table:formula="of:=COUNTIF([.H74:.R74];1)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</text:p>
          </table:table-cell>
          <table:table-cell office:value-type="float" office:value="47.5000063264" calcext:value-type="float">
            <text:p>47.5000063264</text:p>
          </table:table-cell>
          <table:table-cell office:value-type="float" office:value="19.0833206774" calcext:value-type="float">
            <text:p>19.0833206774</text:p>
          </table:table-cell>
          <table:table-cell office:value-type="float" office:value="0" calcext:value-type="float">
            <text:p>0</text:p>
          </table:table-cell>
          <table:table-cell table:formula="of:=COUNTIF([.H75:.R75];1)" office:value-type="float" office:value="5" calcext:value-type="float">
            <text:p>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</text:p>
          </table:table-cell>
          <table:table-cell office:value-type="float" office:value="64.1500236197" calcext:value-type="float">
            <text:p>64.1500236197</text:p>
          </table:table-cell>
          <table:table-cell office:value-type="float" office:value="-21.9500144872" calcext:value-type="float">
            <text:p>-21.9500144872</text:p>
          </table:table-cell>
          <table:table-cell office:value-type="float" office:value="0" calcext:value-type="float">
            <text:p>0</text:p>
          </table:table-cell>
          <table:table-cell table:formula="of:=COUNTIF([.H76:.R76];1)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</text:p>
          </table:table-cell>
          <table:table-cell office:value-type="float" office:value="28.6000230092" calcext:value-type="float">
            <text:p>28.6000230092</text:p>
          </table:table-cell>
          <table:table-cell office:value-type="float" office:value="77.1999800201" calcext:value-type="float">
            <text:p>77.1999800201</text:p>
          </table:table-cell>
          <table:table-cell office:value-type="float" office:value="0" calcext:value-type="float">
            <text:p>0</text:p>
          </table:table-cell>
          <table:table-cell table:formula="of:=COUNTIF([.H77:.R77];1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D</text:p>
          </table:table-cell>
          <table:table-cell office:value-type="float" office:value="-6.1744177054" calcext:value-type="float">
            <text:p>-6.1744177054</text:p>
          </table:table-cell>
          <table:table-cell office:value-type="float" office:value="106.829437621" calcext:value-type="float">
            <text:p>106.829437621</text:p>
          </table:table-cell>
          <table:table-cell office:value-type="float" office:value="0" calcext:value-type="float">
            <text:p>0</text:p>
          </table:table-cell>
          <table:table-cell table:formula="of:=COUNTIF([.H78:.R78];1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IR</text:p>
          </table:table-cell>
          <table:table-cell office:value-type="float" office:value="35.6719427684" calcext:value-type="float">
            <text:p>35.6719427684</text:p>
          </table:table-cell>
          <table:table-cell office:value-type="float" office:value="51.4243440336" calcext:value-type="float">
            <text:p>51.4243440336</text:p>
          </table:table-cell>
          <table:table-cell office:value-type="float" office:value="0" calcext:value-type="float">
            <text:p>0</text:p>
          </table:table-cell>
          <table:table-cell table:formula="of:=COUNTIF([.H79:.R79];1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Q</text:p>
          </table:table-cell>
          <table:table-cell office:value-type="float" office:value="33.3386484975" calcext:value-type="float">
            <text:p>33.3386484975</text:p>
          </table:table-cell>
          <table:table-cell office:value-type="float" office:value="44.3938687732" calcext:value-type="float">
            <text:p>44.3938687732</text:p>
          </table:table-cell>
          <table:table-cell office:value-type="float" office:value="0" calcext:value-type="float">
            <text:p>0</text:p>
          </table:table-cell>
          <table:table-cell table:formula="of:=COUNTIF([.H80:.R80];1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IE</text:p>
          </table:table-cell>
          <table:table-cell office:value-type="float" office:value="53.333061136" calcext:value-type="float">
            <text:p>53.333061136</text:p>
          </table:table-cell>
          <table:table-cell office:value-type="float" office:value="-6.2489056818" calcext:value-type="float">
            <text:p>-6.2489056818</text:p>
          </table:table-cell>
          <table:table-cell office:value-type="float" office:value="0" calcext:value-type="float">
            <text:p>0</text:p>
          </table:table-cell>
          <table:table-cell table:formula="of:=COUNTIF([.H81:.R81];1)"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IL</text:p>
          </table:table-cell>
          <table:table-cell office:value-type="float" office:value="31.7784078156" calcext:value-type="float">
            <text:p>31.7784078156</text:p>
          </table:table-cell>
          <table:table-cell office:value-type="float" office:value="35.2066259346" calcext:value-type="float">
            <text:p>35.2066259346</text:p>
          </table:table-cell>
          <table:table-cell office:value-type="float" office:value="0" calcext:value-type="float">
            <text:p>0</text:p>
          </table:table-cell>
          <table:table-cell table:formula="of:=COUNTIF([.H82:.R82];1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</text:p>
          </table:table-cell>
          <table:table-cell office:value-type="float" office:value="41.8959556265" calcext:value-type="float">
            <text:p>41.8959556265</text:p>
          </table:table-cell>
          <table:table-cell office:value-type="float" office:value="12.4832584215" calcext:value-type="float">
            <text:p>12.4832584215</text:p>
          </table:table-cell>
          <table:table-cell office:value-type="float" office:value="0" calcext:value-type="float">
            <text:p>0</text:p>
          </table:table-cell>
          <table:table-cell table:formula="of:=COUNTIF([.H83:.R83];1)" office:value-type="float" office:value="6" calcext:value-type="float">
            <text:p>6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CI</text:p>
          </table:table-cell>
          <table:table-cell office:value-type="float" office:value="5.3199969675" calcext:value-type="float">
            <text:p>5.3199969675</text:p>
          </table:table-cell>
          <table:table-cell office:value-type="float" office:value="-4.0400482599" calcext:value-type="float">
            <text:p>-4.0400482599</text:p>
          </table:table-cell>
          <table:table-cell office:value-type="float" office:value="0" calcext:value-type="float">
            <text:p>0</text:p>
          </table:table-cell>
          <table:table-cell table:formula="of:=COUNTIF([.H84:.R84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M</text:p>
          </table:table-cell>
          <table:table-cell office:value-type="float" office:value="17.9770766238" calcext:value-type="float">
            <text:p>17.9770766238</text:p>
          </table:table-cell>
          <table:table-cell office:value-type="float" office:value="-76.7674337137" calcext:value-type="float">
            <text:p>-76.7674337137</text:p>
          </table:table-cell>
          <table:table-cell office:value-type="float" office:value="0" calcext:value-type="float">
            <text:p>0</text:p>
          </table:table-cell>
          <table:table-cell table:formula="of:=COUNTIF([.H85:.R85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P</text:p>
          </table:table-cell>
          <table:table-cell office:value-type="float" office:value="35.6850169058" calcext:value-type="float">
            <text:p>35.6850169058</text:p>
          </table:table-cell>
          <table:table-cell office:value-type="float" office:value="139.751407429" calcext:value-type="float">
            <text:p>139.751407429</text:p>
          </table:table-cell>
          <table:table-cell office:value-type="float" office:value="0" calcext:value-type="float">
            <text:p>0</text:p>
          </table:table-cell>
          <table:table-cell table:formula="of:=COUNTIF([.H86:.R86];1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</text:p>
          </table:table-cell>
          <table:table-cell office:value-type="float" office:value="31.9500252472" calcext:value-type="float">
            <text:p>31.9500252472</text:p>
          </table:table-cell>
          <table:table-cell office:value-type="float" office:value="35.9332999255" calcext:value-type="float">
            <text:p>35.9332999255</text:p>
          </table:table-cell>
          <table:table-cell office:value-type="float" office:value="0" calcext:value-type="float">
            <text:p>0</text:p>
          </table:table-cell>
          <table:table-cell table:formula="of:=COUNTIF([.H87:.R87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KZ</text:p>
          </table:table-cell>
          <table:table-cell office:value-type="float" office:value="51.1811253043" calcext:value-type="float">
            <text:p>51.1811253043</text:p>
          </table:table-cell>
          <table:table-cell office:value-type="float" office:value="71.4277742095" calcext:value-type="float">
            <text:p>71.4277742095</text:p>
          </table:table-cell>
          <table:table-cell office:value-type="float" office:value="0" calcext:value-type="float">
            <text:p>0</text:p>
          </table:table-cell>
          <table:table-cell table:formula="of:=COUNTIF([.H88:.R88];1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</text:p>
          </table:table-cell>
          <table:table-cell office:value-type="float" office:value="-1.2833467419" calcext:value-type="float">
            <text:p>-1.2833467419</text:p>
          </table:table-cell>
          <table:table-cell office:value-type="float" office:value="36.8166568591" calcext:value-type="float">
            <text:p>36.8166568591</text:p>
          </table:table-cell>
          <table:table-cell office:value-type="float" office:value="0" calcext:value-type="float">
            <text:p>0</text:p>
          </table:table-cell>
          <table:table-cell table:formula="of:=COUNTIF([.H89:.R89];1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</text:p>
          </table:table-cell>
          <table:table-cell office:value-type="float" office:value="1.3381875056" calcext:value-type="float">
            <text:p>1.3381875056</text:p>
          </table:table-cell>
          <table:table-cell office:value-type="float" office:value="173.017570829" calcext:value-type="float">
            <text:p>173.017570829</text:p>
          </table:table-cell>
          <table:table-cell office:value-type="float" office:value="0" calcext:value-type="float">
            <text:p>0</text:p>
          </table:table-cell>
          <table:table-cell table:formula="of:=COUNTIF([.H90:.R90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KOS</text:p>
          </table:table-cell>
          <table:table-cell office:value-type="float" office:value="-99" calcext:value-type="float">
            <text:p>-99</text:p>
          </table:table-cell>
          <table:table-cell office:value-type="float" office:value="42.6667096141" calcext:value-type="float">
            <text:p>42.6667096141</text:p>
          </table:table-cell>
          <table:table-cell office:value-type="float" office:value="21.1659842516" calcext:value-type="float">
            <text:p>21.1659842516</text:p>
          </table:table-cell>
          <table:table-cell office:value-type="float" office:value="0" calcext:value-type="float">
            <text:p>0</text:p>
          </table:table-cell>
          <table:table-cell table:formula="of:=COUNTIF([.H91:.R91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KW</text:p>
          </table:table-cell>
          <table:table-cell office:value-type="float" office:value="29.36971763" calcext:value-type="float">
            <text:p>29.36971763</text:p>
          </table:table-cell>
          <table:table-cell office:value-type="float" office:value="47.9783011462" calcext:value-type="float">
            <text:p>47.9783011462</text:p>
          </table:table-cell>
          <table:table-cell office:value-type="float" office:value="0" calcext:value-type="float">
            <text:p>0</text:p>
          </table:table-cell>
          <table:table-cell table:formula="of:=COUNTIF([.H92:.R92];1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KG</text:p>
          </table:table-cell>
          <table:table-cell office:value-type="float" office:value="42.8730794465" calcext:value-type="float">
            <text:p>42.8730794465</text:p>
          </table:table-cell>
          <table:table-cell office:value-type="float" office:value="74.5852042225" calcext:value-type="float">
            <text:p>74.5852042225</text:p>
          </table:table-cell>
          <table:table-cell office:value-type="float" office:value="0" calcext:value-type="float">
            <text:p>0</text:p>
          </table:table-cell>
          <table:table-cell table:formula="of:=COUNTIF([.H93:.R93];1)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</text:p>
          </table:table-cell>
          <table:table-cell office:value-type="float" office:value="17.9666927276" calcext:value-type="float">
            <text:p>17.9666927276</text:p>
          </table:table-cell>
          <table:table-cell office:value-type="float" office:value="102.59998002" calcext:value-type="float">
            <text:p>102.59998002</text:p>
          </table:table-cell>
          <table:table-cell office:value-type="float" office:value="0" calcext:value-type="float">
            <text:p>0</text:p>
          </table:table-cell>
          <table:table-cell table:formula="of:=COUNTIF([.H94:.R94];1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V</text:p>
          </table:table-cell>
          <table:table-cell office:value-type="float" office:value="56.9500238232" calcext:value-type="float">
            <text:p>56.9500238232</text:p>
          </table:table-cell>
          <table:table-cell office:value-type="float" office:value="24.0999653714" calcext:value-type="float">
            <text:p>24.0999653714</text:p>
          </table:table-cell>
          <table:table-cell office:value-type="float" office:value="0" calcext:value-type="float">
            <text:p>0</text:p>
          </table:table-cell>
          <table:table-cell table:formula="of:=COUNTIF([.H95:.R95];1)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B</text:p>
          </table:table-cell>
          <table:table-cell office:value-type="float" office:value="33.871975117" calcext:value-type="float">
            <text:p>33.871975117</text:p>
          </table:table-cell>
          <table:table-cell office:value-type="float" office:value="35.50970821" calcext:value-type="float">
            <text:p>35.50970821</text:p>
          </table:table-cell>
          <table:table-cell office:value-type="float" office:value="0" calcext:value-type="float">
            <text:p>0</text:p>
          </table:table-cell>
          <table:table-cell table:formula="of:=COUNTIF([.H96:.R96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S</text:p>
          </table:table-cell>
          <table:table-cell office:value-type="float" office:value="-29.3166743787" calcext:value-type="float">
            <text:p>-29.3166743787</text:p>
          </table:table-cell>
          <table:table-cell office:value-type="float" office:value="27.48327307" calcext:value-type="float">
            <text:p>27.48327307</text:p>
          </table:table-cell>
          <table:table-cell office:value-type="float" office:value="0" calcext:value-type="float">
            <text:p>0</text:p>
          </table:table-cell>
          <table:table-cell table:formula="of:=COUNTIF([.H97:.R97];1)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R</text:p>
          </table:table-cell>
          <table:table-cell office:value-type="float" office:value="6.3105566599" calcext:value-type="float">
            <text:p>6.3105566599</text:p>
          </table:table-cell>
          <table:table-cell office:value-type="float" office:value="-10.8047516291" calcext:value-type="float">
            <text:p>-10.8047516291</text:p>
          </table:table-cell>
          <table:table-cell office:value-type="float" office:value="0" calcext:value-type="float">
            <text:p>0</text:p>
          </table:table-cell>
          <table:table-cell table:formula="of:=COUNTIF([.H98:.R98];1)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LY</text:p>
          </table:table-cell>
          <table:table-cell office:value-type="float" office:value="32.8925000194" calcext:value-type="float">
            <text:p>32.8925000194</text:p>
          </table:table-cell>
          <table:table-cell office:value-type="float" office:value="13.1800117581" calcext:value-type="float">
            <text:p>13.1800117581</text:p>
          </table:table-cell>
          <table:table-cell office:value-type="float" office:value="0" calcext:value-type="float">
            <text:p>0</text:p>
          </table:table-cell>
          <table:table-cell table:formula="of:=COUNTIF([.H99:.R99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I</text:p>
          </table:table-cell>
          <table:table-cell office:value-type="float" office:value="47.1337237743" calcext:value-type="float">
            <text:p>47.1337237743</text:p>
          </table:table-cell>
          <table:table-cell office:value-type="float" office:value="9.5166694729" calcext:value-type="float">
            <text:p>9.5166694729</text:p>
          </table:table-cell>
          <table:table-cell office:value-type="float" office:value="0" calcext:value-type="float">
            <text:p>0</text:p>
          </table:table-cell>
          <table:table-cell table:formula="of:=COUNTIF([.H100:.R100];1)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LT</text:p>
          </table:table-cell>
          <table:table-cell office:value-type="float" office:value="54.6833663118" calcext:value-type="float">
            <text:p>54.6833663118</text:p>
          </table:table-cell>
          <table:table-cell office:value-type="float" office:value="25.3166352933" calcext:value-type="float">
            <text:p>25.3166352933</text:p>
          </table:table-cell>
          <table:table-cell office:value-type="float" office:value="0" calcext:value-type="float">
            <text:p>0</text:p>
          </table:table-cell>
          <table:table-cell table:formula="of:=COUNTIF([.H101:.R101];1)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</text:p>
          </table:table-cell>
          <table:table-cell office:value-type="float" office:value="49.6116603791" calcext:value-type="float">
            <text:p>49.6116603791</text:p>
          </table:table-cell>
          <table:table-cell office:value-type="float" office:value="6.1300028062" calcext:value-type="float">
            <text:p>6.1300028062</text:p>
          </table:table-cell>
          <table:table-cell office:value-type="float" office:value="0" calcext:value-type="float">
            <text:p>0</text:p>
          </table:table-cell>
          <table:table-cell table:formula="of:=COUNTIF([.H102:.R102];1)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K</text:p>
          </table:table-cell>
          <table:table-cell office:value-type="float" office:value="42.0000061229" calcext:value-type="float">
            <text:p>42.0000061229</text:p>
          </table:table-cell>
          <table:table-cell office:value-type="float" office:value="21.4334614651" calcext:value-type="float">
            <text:p>21.4334614651</text:p>
          </table:table-cell>
          <table:table-cell office:value-type="float" office:value="0" calcext:value-type="float">
            <text:p>0</text:p>
          </table:table-cell>
          <table:table-cell table:formula="of:=COUNTIF([.H103:.R103];1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G</text:p>
          </table:table-cell>
          <table:table-cell office:value-type="float" office:value="-18.9166373506" calcext:value-type="float">
            <text:p>-18.9166373506</text:p>
          </table:table-cell>
          <table:table-cell office:value-type="float" office:value="47.5166239001" calcext:value-type="float">
            <text:p>47.5166239001</text:p>
          </table:table-cell>
          <table:table-cell office:value-type="float" office:value="0" calcext:value-type="float">
            <text:p>0</text:p>
          </table:table-cell>
          <table:table-cell table:formula="of:=COUNTIF([.H104:.R104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W</text:p>
          </table:table-cell>
          <table:table-cell office:value-type="float" office:value="-13.9832950655" calcext:value-type="float">
            <text:p>-13.9832950655</text:p>
          </table:table-cell>
          <table:table-cell office:value-type="float" office:value="33.78330196" calcext:value-type="float">
            <text:p>33.78330196</text:p>
          </table:table-cell>
          <table:table-cell office:value-type="float" office:value="0" calcext:value-type="float">
            <text:p>0</text:p>
          </table:table-cell>
          <table:table-cell table:formula="of:=COUNTIF([.H105:.R105];1)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Y</text:p>
          </table:table-cell>
          <table:table-cell office:value-type="float" office:value="3.1666658721" calcext:value-type="float">
            <text:p>3.1666658721</text:p>
          </table:table-cell>
          <table:table-cell office:value-type="float" office:value="101.699983275" calcext:value-type="float">
            <text:p>101.699983275</text:p>
          </table:table-cell>
          <table:table-cell office:value-type="float" office:value="0" calcext:value-type="float">
            <text:p>0</text:p>
          </table:table-cell>
          <table:table-cell table:formula="of:=COUNTIF([.H106:.R106];1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MV</text:p>
          </table:table-cell>
          <table:table-cell office:value-type="float" office:value="4.1667081898" calcext:value-type="float">
            <text:p>4.1667081898</text:p>
          </table:table-cell>
          <table:table-cell office:value-type="float" office:value="73.499947468" calcext:value-type="float">
            <text:p>73.499947468</text:p>
          </table:table-cell>
          <table:table-cell office:value-type="float" office:value="0" calcext:value-type="float">
            <text:p>0</text:p>
          </table:table-cell>
          <table:table-cell table:formula="of:=COUNTIF([.H107:.R107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L</text:p>
          </table:table-cell>
          <table:table-cell office:value-type="float" office:value="12.6500146677" calcext:value-type="float">
            <text:p>12.6500146677</text:p>
          </table:table-cell>
          <table:table-cell office:value-type="float" office:value="-8.0000391046" calcext:value-type="float">
            <text:p>-8.0000391046</text:p>
          </table:table-cell>
          <table:table-cell office:value-type="float" office:value="0" calcext:value-type="float">
            <text:p>0</text:p>
          </table:table-cell>
          <table:table-cell table:formula="of:=COUNTIF([.H108:.R108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MT</text:p>
          </table:table-cell>
          <table:table-cell office:value-type="float" office:value="35.8997324819" calcext:value-type="float">
            <text:p>35.8997324819</text:p>
          </table:table-cell>
          <table:table-cell office:value-type="float" office:value="14.5147106513" calcext:value-type="float">
            <text:p>14.5147106513</text:p>
          </table:table-cell>
          <table:table-cell office:value-type="float" office:value="0" calcext:value-type="float">
            <text:p>0</text:p>
          </table:table-cell>
          <table:table-cell table:formula="of:=COUNTIF([.H109:.R109];1)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MH</text:p>
          </table:table-cell>
          <table:table-cell office:value-type="float" office:value="7.1030043112" calcext:value-type="float">
            <text:p>7.1030043112</text:p>
          </table:table-cell>
          <table:table-cell office:value-type="float" office:value="171.380000176" calcext:value-type="float">
            <text:p>171.380000176</text:p>
          </table:table-cell>
          <table:table-cell office:value-type="float" office:value="0" calcext:value-type="float">
            <text:p>0</text:p>
          </table:table-cell>
          <table:table-cell table:formula="of:=COUNTIF([.H110:.R110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MR</text:p>
          </table:table-cell>
          <table:table-cell office:value-type="float" office:value="18.0864270212" calcext:value-type="float">
            <text:p>18.0864270212</text:p>
          </table:table-cell>
          <table:table-cell office:value-type="float" office:value="-15.9753404149" calcext:value-type="float">
            <text:p>-15.9753404149</text:p>
          </table:table-cell>
          <table:table-cell office:value-type="float" office:value="0" calcext:value-type="float">
            <text:p>0</text:p>
          </table:table-cell>
          <table:table-cell table:formula="of:=COUNTIF([.H111:.R111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U</text:p>
          </table:table-cell>
          <table:table-cell office:value-type="float" office:value="-20.1666385714" calcext:value-type="float">
            <text:p>-20.1666385714</text:p>
          </table:table-cell>
          <table:table-cell office:value-type="float" office:value="57.4999938546" calcext:value-type="float">
            <text:p>57.4999938546</text:p>
          </table:table-cell>
          <table:table-cell office:value-type="float" office:value="0" calcext:value-type="float">
            <text:p>0</text:p>
          </table:table-cell>
          <table:table-cell table:formula="of:=COUNTIF([.H112:.R112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X</text:p>
          </table:table-cell>
          <table:table-cell office:value-type="float" office:value="19.4424424428" calcext:value-type="float">
            <text:p>19.4424424428</text:p>
          </table:table-cell>
          <table:table-cell office:value-type="float" office:value="-99.1309882017" calcext:value-type="float">
            <text:p>-99.1309882017</text:p>
          </table:table-cell>
          <table:table-cell office:value-type="float" office:value="0" calcext:value-type="float">
            <text:p>0</text:p>
          </table:table-cell>
          <table:table-cell table:formula="of:=COUNTIF([.H113:.R113];1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MD</text:p>
          </table:table-cell>
          <table:table-cell office:value-type="float" office:value="47.0050236197" calcext:value-type="float">
            <text:p>47.0050236197</text:p>
          </table:table-cell>
          <table:table-cell office:value-type="float" office:value="28.8577111397" calcext:value-type="float">
            <text:p>28.8577111397</text:p>
          </table:table-cell>
          <table:table-cell office:value-type="float" office:value="0" calcext:value-type="float">
            <text:p>0</text:p>
          </table:table-cell>
          <table:table-cell table:formula="of:=COUNTIF([.H114:.R114]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MC</text:p>
          </table:table-cell>
          <table:table-cell office:value-type="float" office:value="43.7396456879" calcext:value-type="float">
            <text:p>43.7396456879</text:p>
          </table:table-cell>
          <table:table-cell office:value-type="float" office:value="7.4069131735" calcext:value-type="float">
            <text:p>7.4069131735</text:p>
          </table:table-cell>
          <table:table-cell office:value-type="float" office:value="0" calcext:value-type="float">
            <text:p>0</text:p>
          </table:table-cell>
          <table:table-cell table:formula="of:=COUNTIF([.H115:.R115];1)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N</text:p>
          </table:table-cell>
          <table:table-cell office:value-type="float" office:value="47.9166733999" calcext:value-type="float">
            <text:p>47.9166733999</text:p>
          </table:table-cell>
          <table:table-cell office:value-type="float" office:value="106.916615762" calcext:value-type="float">
            <text:p>106.916615762</text:p>
          </table:table-cell>
          <table:table-cell office:value-type="float" office:value="0" calcext:value-type="float">
            <text:p>0</text:p>
          </table:table-cell>
          <table:table-cell table:formula="of:=COUNTIF([.H116:.R116];1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ME</text:p>
          </table:table-cell>
          <table:table-cell office:value-type="float" office:value="42.4659725129" calcext:value-type="float">
            <text:p>42.4659725129</text:p>
          </table:table-cell>
          <table:table-cell office:value-type="float" office:value="19.2663069241" calcext:value-type="float">
            <text:p>19.2663069241</text:p>
          </table:table-cell>
          <table:table-cell office:value-type="float" office:value="0" calcext:value-type="float">
            <text:p>0</text:p>
          </table:table-cell>
          <table:table-cell table:formula="of:=COUNTIF([.H117:.R117];1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</text:p>
          </table:table-cell>
          <table:table-cell office:value-type="float" office:value="34.0252990916" calcext:value-type="float">
            <text:p>34.0252990916</text:p>
          </table:table-cell>
          <table:table-cell office:value-type="float" office:value="-6.8361308201" calcext:value-type="float">
            <text:p>-6.8361308201</text:p>
          </table:table-cell>
          <table:table-cell office:value-type="float" office:value="0" calcext:value-type="float">
            <text:p>0</text:p>
          </table:table-cell>
          <table:table-cell table:formula="of:=COUNTIF([.H118:.R118];1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Z</text:p>
          </table:table-cell>
          <table:table-cell office:value-type="float" office:value="-25.9552774874" calcext:value-type="float">
            <text:p>-25.9552774874</text:p>
          </table:table-cell>
          <table:table-cell office:value-type="float" office:value="32.5891629626" calcext:value-type="float">
            <text:p>32.5891629626</text:p>
          </table:table-cell>
          <table:table-cell office:value-type="float" office:value="0" calcext:value-type="float">
            <text:p>0</text:p>
          </table:table-cell>
          <table:table-cell table:formula="of:=COUNTIF([.H119:.R119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M</text:p>
          </table:table-cell>
          <table:table-cell office:value-type="float" office:value="19.7665570261" calcext:value-type="float">
            <text:p>19.7665570261</text:p>
          </table:table-cell>
          <table:table-cell office:value-type="float" office:value="96.1186185292" calcext:value-type="float">
            <text:p>96.1186185292</text:p>
          </table:table-cell>
          <table:table-cell office:value-type="float" office:value="0" calcext:value-type="float">
            <text:p>0</text:p>
          </table:table-cell>
          <table:table-cell table:formula="of:=COUNTIF([.H120:.R120];1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</text:p>
          </table:table-cell>
          <table:table-cell office:value-type="float" office:value="-22.5700060844" calcext:value-type="float">
            <text:p>-22.5700060844</text:p>
          </table:table-cell>
          <table:table-cell office:value-type="float" office:value="17.0835461005" calcext:value-type="float">
            <text:p>17.0835461005</text:p>
          </table:table-cell>
          <table:table-cell office:value-type="float" office:value="0" calcext:value-type="float">
            <text:p>0</text:p>
          </table:table-cell>
          <table:table-cell table:formula="of:=COUNTIF([.H121:.R121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P</text:p>
          </table:table-cell>
          <table:table-cell office:value-type="float" office:value="27.7166919139" calcext:value-type="float">
            <text:p>27.7166919139</text:p>
          </table:table-cell>
          <table:table-cell office:value-type="float" office:value="85.3166422108" calcext:value-type="float">
            <text:p>85.3166422108</text:p>
          </table:table-cell>
          <table:table-cell office:value-type="float" office:value="0" calcext:value-type="float">
            <text:p>0</text:p>
          </table:table-cell>
          <table:table-cell table:formula="of:=COUNTIF([.H122:.R122];1)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L</text:p>
          </table:table-cell>
          <table:table-cell office:value-type="float" office:value="52.3499686881" calcext:value-type="float">
            <text:p>52.3499686881</text:p>
          </table:table-cell>
          <table:table-cell office:value-type="float" office:value="4.916640176" calcext:value-type="float">
            <text:p>4.916640176</text:p>
          </table:table-cell>
          <table:table-cell office:value-type="float" office:value="0" calcext:value-type="float">
            <text:p>0</text:p>
          </table:table-cell>
          <table:table-cell table:formula="of:=COUNTIF([.H123:.R123];1)" office:value-type="float" office:value="5" calcext:value-type="float">
            <text:p>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NZ</text:p>
          </table:table-cell>
          <table:table-cell office:value-type="float" office:value="-41.2999739393" calcext:value-type="float">
            <text:p>-41.2999739393</text:p>
          </table:table-cell>
          <table:table-cell office:value-type="float" office:value="174.783274291" calcext:value-type="float">
            <text:p>174.783274291</text:p>
          </table:table-cell>
          <table:table-cell office:value-type="float" office:value="0" calcext:value-type="float">
            <text:p>0</text:p>
          </table:table-cell>
          <table:table-cell table:formula="of:=COUNTIF([.H124:.R124];1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</text:p>
          </table:table-cell>
          <table:table-cell office:value-type="float" office:value="12.1530165801" calcext:value-type="float">
            <text:p>12.1530165801</text:p>
          </table:table-cell>
          <table:table-cell office:value-type="float" office:value="-86.2684916603" calcext:value-type="float">
            <text:p>-86.2684916603</text:p>
          </table:table-cell>
          <table:table-cell office:value-type="float" office:value="0" calcext:value-type="float">
            <text:p>0</text:p>
          </table:table-cell>
          <table:table-cell table:formula="of:=COUNTIF([.H125:.R125];1)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E</text:p>
          </table:table-cell>
          <table:table-cell office:value-type="float" office:value="13.5167059519" calcext:value-type="float">
            <text:p>13.5167059519</text:p>
          </table:table-cell>
          <table:table-cell office:value-type="float" office:value="2.1166560451" calcext:value-type="float">
            <text:p>2.1166560451</text:p>
          </table:table-cell>
          <table:table-cell office:value-type="float" office:value="0" calcext:value-type="float">
            <text:p>0</text:p>
          </table:table-cell>
          <table:table-cell table:formula="of:=COUNTIF([.H126:.R126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</text:p>
          </table:table-cell>
          <table:table-cell office:value-type="float" office:value="9.0833331491" calcext:value-type="float">
            <text:p>9.0833331491</text:p>
          </table:table-cell>
          <table:table-cell office:value-type="float" office:value="7.5333280016" calcext:value-type="float">
            <text:p>7.5333280016</text:p>
          </table:table-cell>
          <table:table-cell office:value-type="float" office:value="0" calcext:value-type="float">
            <text:p>0</text:p>
          </table:table-cell>
          <table:table-cell table:formula="of:=COUNTIF([.H127:.R127];1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KP</text:p>
          </table:table-cell>
          <table:table-cell office:value-type="float" office:value="39.0194386994" calcext:value-type="float">
            <text:p>39.0194386994</text:p>
          </table:table-cell>
          <table:table-cell office:value-type="float" office:value="125.754690714" calcext:value-type="float">
            <text:p>125.754690714</text:p>
          </table:table-cell>
          <table:table-cell office:value-type="float" office:value="0" calcext:value-type="float">
            <text:p>0</text:p>
          </table:table-cell>
          <table:table-cell table:formula="of:=COUNTIF([.H128:.R128]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</text:p>
          </table:table-cell>
          <table:table-cell office:value-type="float" office:value="59.9166902864" calcext:value-type="float">
            <text:p>59.9166902864</text:p>
          </table:table-cell>
          <table:table-cell office:value-type="float" office:value="10.749979206" calcext:value-type="float">
            <text:p>10.749979206</text:p>
          </table:table-cell>
          <table:table-cell office:value-type="float" office:value="0" calcext:value-type="float">
            <text:p>0</text:p>
          </table:table-cell>
          <table:table-cell table:formula="of:=COUNTIF([.H129:.R129];1)" office:value-type="float" office:value="5" calcext:value-type="float">
            <text:p>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OM</text:p>
          </table:table-cell>
          <table:table-cell office:value-type="float" office:value="23.6133248077" calcext:value-type="float">
            <text:p>23.6133248077</text:p>
          </table:table-cell>
          <table:table-cell office:value-type="float" office:value="58.5933121326" calcext:value-type="float">
            <text:p>58.5933121326</text:p>
          </table:table-cell>
          <table:table-cell office:value-type="float" office:value="0" calcext:value-type="float">
            <text:p>0</text:p>
          </table:table-cell>
          <table:table-cell table:formula="of:=COUNTIF([.H130:.R130];1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K</text:p>
          </table:table-cell>
          <table:table-cell office:value-type="float" office:value="33.6999959503" calcext:value-type="float">
            <text:p>33.6999959503</text:p>
          </table:table-cell>
          <table:table-cell office:value-type="float" office:value="73.1666344797" calcext:value-type="float">
            <text:p>73.1666344797</text:p>
          </table:table-cell>
          <table:table-cell office:value-type="float" office:value="0" calcext:value-type="float">
            <text:p>0</text:p>
          </table:table-cell>
          <table:table-cell table:formula="of:=COUNTIF([.H131:.R131];1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PW</text:p>
          </table:table-cell>
          <table:table-cell office:value-type="float" office:value="7.487396173" calcext:value-type="float">
            <text:p>7.487396173</text:p>
          </table:table-cell>
          <table:table-cell office:value-type="float" office:value="134.626548467" calcext:value-type="float">
            <text:p>134.626548467</text:p>
          </table:table-cell>
          <table:table-cell office:value-type="float" office:value="0" calcext:value-type="float">
            <text:p>0</text:p>
          </table:table-cell>
          <table:table-cell table:formula="of:=COUNTIF([.H132:.R132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</text:p>
          </table:table-cell>
          <table:table-cell office:value-type="float" office:value="8.9680171905" calcext:value-type="float">
            <text:p>8.9680171905</text:p>
          </table:table-cell>
          <table:table-cell office:value-type="float" office:value="-79.5330371518" calcext:value-type="float">
            <text:p>-79.5330371518</text:p>
          </table:table-cell>
          <table:table-cell office:value-type="float" office:value="0" calcext:value-type="float">
            <text:p>0</text:p>
          </table:table-cell>
          <table:table-cell table:formula="of:=COUNTIF([.H133:.R133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G</text:p>
          </table:table-cell>
          <table:table-cell office:value-type="float" office:value="-9.4647078259" calcext:value-type="float">
            <text:p>-9.4647078259</text:p>
          </table:table-cell>
          <table:table-cell office:value-type="float" office:value="147.192503621" calcext:value-type="float">
            <text:p>147.192503621</text:p>
          </table:table-cell>
          <table:table-cell office:value-type="float" office:value="0" calcext:value-type="float">
            <text:p>0</text:p>
          </table:table-cell>
          <table:table-cell table:formula="of:=COUNTIF([.H134:.R134];1)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PY</text:p>
          </table:table-cell>
          <table:table-cell office:value-type="float" office:value="-25.2964029757" calcext:value-type="float">
            <text:p>-25.2964029757</text:p>
          </table:table-cell>
          <table:table-cell office:value-type="float" office:value="-57.6415051693" calcext:value-type="float">
            <text:p>-57.6415051693</text:p>
          </table:table-cell>
          <table:table-cell office:value-type="float" office:value="0" calcext:value-type="float">
            <text:p>0</text:p>
          </table:table-cell>
          <table:table-cell table:formula="of:=COUNTIF([.H135:.R135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</text:p>
          </table:table-cell>
          <table:table-cell office:value-type="float" office:value="-12.0480126761" calcext:value-type="float">
            <text:p>-12.0480126761</text:p>
          </table:table-cell>
          <table:table-cell office:value-type="float" office:value="-77.0500620948" calcext:value-type="float">
            <text:p>-77.0500620948</text:p>
          </table:table-cell>
          <table:table-cell office:value-type="float" office:value="0" calcext:value-type="float">
            <text:p>0</text:p>
          </table:table-cell>
          <table:table-cell table:formula="of:=COUNTIF([.H136:.R136];1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H</text:p>
          </table:table-cell>
          <table:table-cell office:value-type="float" office:value="14.6041589548" calcext:value-type="float">
            <text:p>14.6041589548</text:p>
          </table:table-cell>
          <table:table-cell office:value-type="float" office:value="120.982217162" calcext:value-type="float">
            <text:p>120.982217162</text:p>
          </table:table-cell>
          <table:table-cell office:value-type="float" office:value="0" calcext:value-type="float">
            <text:p>0</text:p>
          </table:table-cell>
          <table:table-cell table:formula="of:=COUNTIF([.H137:.R137];1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L</text:p>
          </table:table-cell>
          <table:table-cell office:value-type="float" office:value="52.2500006298" calcext:value-type="float">
            <text:p>52.2500006298</text:p>
          </table:table-cell>
          <table:table-cell office:value-type="float" office:value="20.9999995511" calcext:value-type="float">
            <text:p>20.9999995511</text:p>
          </table:table-cell>
          <table:table-cell office:value-type="float" office:value="0" calcext:value-type="float">
            <text:p>0</text:p>
          </table:table-cell>
          <table:table-cell table:formula="of:=COUNTIF([.H138:.R138];1)" office:value-type="float" office:value="5" calcext:value-type="float">
            <text:p>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PT</text:p>
          </table:table-cell>
          <table:table-cell office:value-type="float" office:value="38.7227228779" calcext:value-type="float">
            <text:p>38.7227228779</text:p>
          </table:table-cell>
          <table:table-cell office:value-type="float" office:value="-9.1448663055" calcext:value-type="float">
            <text:p>-9.1448663055</text:p>
          </table:table-cell>
          <table:table-cell office:value-type="float" office:value="0" calcext:value-type="float">
            <text:p>0</text:p>
          </table:table-cell>
          <table:table-cell table:formula="of:=COUNTIF([.H139:.R139];1)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QA</text:p>
          </table:table-cell>
          <table:table-cell office:value-type="float" office:value="25.2865560089" calcext:value-type="float">
            <text:p>25.2865560089</text:p>
          </table:table-cell>
          <table:table-cell office:value-type="float" office:value="51.5329678943" calcext:value-type="float">
            <text:p>51.5329678943</text:p>
          </table:table-cell>
          <table:table-cell office:value-type="float" office:value="0" calcext:value-type="float">
            <text:p>0</text:p>
          </table:table-cell>
          <table:table-cell table:formula="of:=COUNTIF([.H140:.R140];1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RO</text:p>
          </table:table-cell>
          <table:table-cell office:value-type="float" office:value="44.4333718049" calcext:value-type="float">
            <text:p>44.4333718049</text:p>
          </table:table-cell>
          <table:table-cell office:value-type="float" office:value="26.099946654" calcext:value-type="float">
            <text:p>26.099946654</text:p>
          </table:table-cell>
          <table:table-cell office:value-type="float" office:value="0" calcext:value-type="float">
            <text:p>0</text:p>
          </table:table-cell>
          <table:table-cell table:formula="of:=COUNTIF([.H141:.R141];1)"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Russia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RU</text:p>
          </table:table-cell>
          <table:table-cell table:style-name="ce1" office:value-type="float" office:value="55.7521641226" calcext:value-type="float">
            <text:p>55.7521641226</text:p>
          </table:table-cell>
          <table:table-cell table:style-name="ce1" office:value-type="float" office:value="37.6155228259" calcext:value-type="float">
            <text:p>37.6155228259</text:p>
          </table:table-cell>
          <table:table-cell table:style-name="ce1" office:value-type="float" office:value="0" calcext:value-type="float">
            <text:p>0</text:p>
          </table:table-cell>
          <table:table-cell table:formula="of:=COUNTIF([.H142:.R142];1)"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" table:number-columns-repeated="992"/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</text:p>
          </table:table-cell>
          <table:table-cell office:value-type="float" office:value="-1.9535900687" calcext:value-type="float">
            <text:p>-1.9535900687</text:p>
          </table:table-cell>
          <table:table-cell office:value-type="float" office:value="30.0605317777" calcext:value-type="float">
            <text:p>30.0605317777</text:p>
          </table:table-cell>
          <table:table-cell office:value-type="float" office:value="0" calcext:value-type="float">
            <text:p>0</text:p>
          </table:table-cell>
          <table:table-cell table:formula="of:=COUNTIF([.H143:.R143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KN</text:p>
          </table:table-cell>
          <table:table-cell office:value-type="float" office:value="17.3020304555" calcext:value-type="float">
            <text:p>17.3020304555</text:p>
          </table:table-cell>
          <table:table-cell office:value-type="float" office:value="-62.7170093197" calcext:value-type="float">
            <text:p>-62.7170093197</text:p>
          </table:table-cell>
          <table:table-cell office:value-type="float" office:value="0" calcext:value-type="float">
            <text:p>0</text:p>
          </table:table-cell>
          <table:table-cell table:formula="of:=COUNTIF([.H144:.R144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LC</text:p>
          </table:table-cell>
          <table:table-cell office:value-type="float" office:value="14.0019734893" calcext:value-type="float">
            <text:p>14.0019734893</text:p>
          </table:table-cell>
          <table:table-cell office:value-type="float" office:value="-61.0000081804" calcext:value-type="float">
            <text:p>-61.0000081804</text:p>
          </table:table-cell>
          <table:table-cell office:value-type="float" office:value="0" calcext:value-type="float">
            <text:p>0</text:p>
          </table:table-cell>
          <table:table-cell table:formula="of:=COUNTIF([.H145:.R145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VC</text:p>
          </table:table-cell>
          <table:table-cell office:value-type="float" office:value="13.1482788279" calcext:value-type="float">
            <text:p>13.1482788279</text:p>
          </table:table-cell>
          <table:table-cell office:value-type="float" office:value="-61.2120624203" calcext:value-type="float">
            <text:p>-61.2120624203</text:p>
          </table:table-cell>
          <table:table-cell office:value-type="float" office:value="0" calcext:value-type="float">
            <text:p>0</text:p>
          </table:table-cell>
          <table:table-cell table:formula="of:=COUNTIF([.H146:.R146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WS</text:p>
          </table:table-cell>
          <table:table-cell office:value-type="float" office:value="-13.8415450424" calcext:value-type="float">
            <text:p>-13.8415450424</text:p>
          </table:table-cell>
          <table:table-cell office:value-type="float" office:value="-171.738641609" calcext:value-type="float">
            <text:p>-171.738641609</text:p>
          </table:table-cell>
          <table:table-cell office:value-type="float" office:value="0" calcext:value-type="float">
            <text:p>0</text:p>
          </table:table-cell>
          <table:table-cell table:formula="of:=COUNTIF([.H147:.R147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SM</text:p>
          </table:table-cell>
          <table:table-cell office:value-type="float" office:value="43.9171500845" calcext:value-type="float">
            <text:p>43.9171500845</text:p>
          </table:table-cell>
          <table:table-cell office:value-type="float" office:value="12.4666702867" calcext:value-type="float">
            <text:p>12.4666702867</text:p>
          </table:table-cell>
          <table:table-cell office:value-type="float" office:value="0" calcext:value-type="float">
            <text:p>0</text:p>
          </table:table-cell>
          <table:table-cell table:formula="of:=COUNTIF([.H148:.R148];1)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ST</text:p>
          </table:table-cell>
          <table:table-cell office:value-type="float" office:value="0.3334021188" calcext:value-type="float">
            <text:p>0.3334021188</text:p>
          </table:table-cell>
          <table:table-cell office:value-type="float" office:value="6.7333251532" calcext:value-type="float">
            <text:p>6.7333251532</text:p>
          </table:table-cell>
          <table:table-cell office:value-type="float" office:value="0" calcext:value-type="float">
            <text:p>0</text:p>
          </table:table-cell>
          <table:table-cell table:formula="of:=COUNTIF([.H149:.R149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</text:p>
          </table:table-cell>
          <table:table-cell office:value-type="float" office:value="24.6408331492" calcext:value-type="float">
            <text:p>24.6408331492</text:p>
          </table:table-cell>
          <table:table-cell office:value-type="float" office:value="46.7727416573" calcext:value-type="float">
            <text:p>46.7727416573</text:p>
          </table:table-cell>
          <table:table-cell office:value-type="float" office:value="0" calcext:value-type="float">
            <text:p>0</text:p>
          </table:table-cell>
          <table:table-cell table:formula="of:=COUNTIF([.H150:.R150];1)"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M</text:p>
          </table:table-cell>
          <table:table-cell office:value-type="float" office:value="14.715831725" calcext:value-type="float">
            <text:p>14.715831725</text:p>
          </table:table-cell>
          <table:table-cell office:value-type="float" office:value="-17.4731301284" calcext:value-type="float">
            <text:p>-17.4731301284</text:p>
          </table:table-cell>
          <table:table-cell office:value-type="float" office:value="0" calcext:value-type="float">
            <text:p>0</text:p>
          </table:table-cell>
          <table:table-cell table:formula="of:=COUNTIF([.H151:.R151];1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RS</text:p>
          </table:table-cell>
          <table:table-cell office:value-type="float" office:value="44.8186454458" calcext:value-type="float">
            <text:p>44.8186454458</text:p>
          </table:table-cell>
          <table:table-cell office:value-type="float" office:value="20.4679906806" calcext:value-type="float">
            <text:p>20.4679906806</text:p>
          </table:table-cell>
          <table:table-cell office:value-type="float" office:value="0" calcext:value-type="float">
            <text:p>0</text:p>
          </table:table-cell>
          <table:table-cell table:formula="of:=COUNTIF([.H152:.R152]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SC</text:p>
          </table:table-cell>
          <table:table-cell office:value-type="float" office:value="-4.616631654" calcext:value-type="float">
            <text:p>-4.616631654</text:p>
          </table:table-cell>
          <table:table-cell office:value-type="float" office:value="55.4499897856" calcext:value-type="float">
            <text:p>55.4499897856</text:p>
          </table:table-cell>
          <table:table-cell office:value-type="float" office:value="0" calcext:value-type="float">
            <text:p>0</text:p>
          </table:table-cell>
          <table:table-cell table:formula="of:=COUNTIF([.H153:.R153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L</text:p>
          </table:table-cell>
          <table:table-cell office:value-type="float" office:value="8.4700114125" calcext:value-type="float">
            <text:p>8.4700114125</text:p>
          </table:table-cell>
          <table:table-cell office:value-type="float" office:value="-13.2342157404" calcext:value-type="float">
            <text:p>-13.2342157404</text:p>
          </table:table-cell>
          <table:table-cell office:value-type="float" office:value="0" calcext:value-type="float">
            <text:p>0</text:p>
          </table:table-cell>
          <table:table-cell table:formula="of:=COUNTIF([.H154:.R154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SG</text:p>
          </table:table-cell>
          <table:table-cell office:value-type="float" office:value="1.2930334665" calcext:value-type="float">
            <text:p>1.2930334665</text:p>
          </table:table-cell>
          <table:table-cell office:value-type="float" office:value="103.855820678" calcext:value-type="float">
            <text:p>103.855820678</text:p>
          </table:table-cell>
          <table:table-cell office:value-type="float" office:value="0" calcext:value-type="float">
            <text:p>0</text:p>
          </table:table-cell>
          <table:table-cell table:formula="of:=COUNTIF([.H155:.R155];1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K</text:p>
          </table:table-cell>
          <table:table-cell office:value-type="float" office:value="48.15001833" calcext:value-type="float">
            <text:p>48.15001833</text:p>
          </table:table-cell>
          <table:table-cell office:value-type="float" office:value="17.1169807522" calcext:value-type="float">
            <text:p>17.1169807522</text:p>
          </table:table-cell>
          <table:table-cell office:value-type="float" office:value="0" calcext:value-type="float">
            <text:p>0</text:p>
          </table:table-cell>
          <table:table-cell table:formula="of:=COUNTIF([.H156:.R156];1)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I</text:p>
          </table:table-cell>
          <table:table-cell office:value-type="float" office:value="46.0552883088" calcext:value-type="float">
            <text:p>46.0552883088</text:p>
          </table:table-cell>
          <table:table-cell office:value-type="float" office:value="14.5149690335" calcext:value-type="float">
            <text:p>14.5149690335</text:p>
          </table:table-cell>
          <table:table-cell office:value-type="float" office:value="0" calcext:value-type="float">
            <text:p>0</text:p>
          </table:table-cell>
          <table:table-cell table:formula="of:=COUNTIF([.H157:.R157];1)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B</text:p>
          </table:table-cell>
          <table:table-cell office:value-type="float" office:value="-9.4379942951" calcext:value-type="float">
            <text:p>-9.4379942951</text:p>
          </table:table-cell>
          <table:table-cell office:value-type="float" office:value="159.949765734" calcext:value-type="float">
            <text:p>159.949765734</text:p>
          </table:table-cell>
          <table:table-cell office:value-type="float" office:value="0" calcext:value-type="float">
            <text:p>0</text:p>
          </table:table-cell>
          <table:table-cell table:formula="of:=COUNTIF([.H158:.R158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</text:p>
          </table:table-cell>
          <table:table-cell office:value-type="float" office:value="2.0666813343" calcext:value-type="float">
            <text:p>2.0666813343</text:p>
          </table:table-cell>
          <table:table-cell office:value-type="float" office:value="45.3666776111" calcext:value-type="float">
            <text:p>45.3666776111</text:p>
          </table:table-cell>
          <table:table-cell office:value-type="float" office:value="0" calcext:value-type="float">
            <text:p>0</text:p>
          </table:table-cell>
          <table:table-cell table:formula="of:=COUNTIF([.H159:.R159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omaliland</text:p>
          </table:table-cell>
          <table:table-cell office:value-type="string" calcext:value-type="string">
            <text:p>SOL</text:p>
          </table:table-cell>
          <table:table-cell office:value-type="float" office:value="-99" calcext:value-type="float">
            <text:p>-99</text:p>
          </table:table-cell>
          <table:table-cell office:value-type="float" office:value="9.5600223988" calcext:value-type="float">
            <text:p>9.5600223988</text:p>
          </table:table-cell>
          <table:table-cell office:value-type="float" office:value="44.0653100167" calcext:value-type="float">
            <text:p>44.0653100167</text:p>
          </table:table-cell>
          <table:table-cell office:value-type="float" office:value="0" calcext:value-type="float">
            <text:p>0</text:p>
          </table:table-cell>
          <table:table-cell table:formula="of:=COUNTIF([.H160:.R160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ZA</text:p>
          </table:table-cell>
          <table:table-cell office:value-type="float" office:value="-33.9200109672" calcext:value-type="float">
            <text:p>-33.9200109672</text:p>
          </table:table-cell>
          <table:table-cell office:value-type="float" office:value="18.4349881578" calcext:value-type="float">
            <text:p>18.4349881578</text:p>
          </table:table-cell>
          <table:table-cell office:value-type="float" office:value="0" calcext:value-type="float">
            <text:p>0</text:p>
          </table:table-cell>
          <table:table-cell table:formula="of:=COUNTIF([.H161:.R161];1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KR</text:p>
          </table:table-cell>
          <table:table-cell office:value-type="float" office:value="37.5663490998" calcext:value-type="float">
            <text:p>37.5663490998</text:p>
          </table:table-cell>
          <table:table-cell office:value-type="float" office:value="126.999730997" calcext:value-type="float">
            <text:p>126.999730997</text:p>
          </table:table-cell>
          <table:table-cell office:value-type="float" office:value="0" calcext:value-type="float">
            <text:p>0</text:p>
          </table:table-cell>
          <table:table-cell table:formula="of:=COUNTIF([.H162:.R162];1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S</text:p>
          </table:table-cell>
          <table:table-cell office:value-type="float" office:value="40.4000262645" calcext:value-type="float">
            <text:p>40.4000262645</text:p>
          </table:table-cell>
          <table:table-cell office:value-type="float" office:value="-3.683351686" calcext:value-type="float">
            <text:p>-3.683351686</text:p>
          </table:table-cell>
          <table:table-cell office:value-type="float" office:value="0" calcext:value-type="float">
            <text:p>0</text:p>
          </table:table-cell>
          <table:table-cell table:formula="of:=COUNTIF([.H163:.R163];1)" office:value-type="float" office:value="5" calcext:value-type="float">
            <text:p>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LK</text:p>
          </table:table-cell>
          <table:table-cell office:value-type="float" office:value="6.9319657582" calcext:value-type="float">
            <text:p>6.9319657582</text:p>
          </table:table-cell>
          <table:table-cell office:value-type="float" office:value="79.8577506093" calcext:value-type="float">
            <text:p>79.8577506093</text:p>
          </table:table-cell>
          <table:table-cell office:value-type="float" office:value="0" calcext:value-type="float">
            <text:p>0</text:p>
          </table:table-cell>
          <table:table-cell table:formula="of:=COUNTIF([.H164:.R164];1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D</text:p>
          </table:table-cell>
          <table:table-cell office:value-type="float" office:value="15.5880782257" calcext:value-type="float">
            <text:p>15.5880782257</text:p>
          </table:table-cell>
          <table:table-cell office:value-type="float" office:value="32.5341792386" calcext:value-type="float">
            <text:p>32.5341792386</text:p>
          </table:table-cell>
          <table:table-cell office:value-type="float" office:value="0" calcext:value-type="float">
            <text:p>0</text:p>
          </table:table-cell>
          <table:table-cell table:formula="of:=COUNTIF([.H165:.R165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R</text:p>
          </table:table-cell>
          <table:table-cell office:value-type="float" office:value="5.8350301299" calcext:value-type="float">
            <text:p>5.8350301299</text:p>
          </table:table-cell>
          <table:table-cell office:value-type="float" office:value="-55.1670308854" calcext:value-type="float">
            <text:p>-55.1670308854</text:p>
          </table:table-cell>
          <table:table-cell office:value-type="float" office:value="0" calcext:value-type="float">
            <text:p>0</text:p>
          </table:table-cell>
          <table:table-cell table:formula="of:=COUNTIF([.H166:.R166];1)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SZ</text:p>
          </table:table-cell>
          <table:table-cell office:value-type="float" office:value="-26.3166507784" calcext:value-type="float">
            <text:p>-26.3166507784</text:p>
          </table:table-cell>
          <table:table-cell office:value-type="float" office:value="31.1333345121" calcext:value-type="float">
            <text:p>31.1333345121</text:p>
          </table:table-cell>
          <table:table-cell office:value-type="float" office:value="0" calcext:value-type="float">
            <text:p>0</text:p>
          </table:table-cell>
          <table:table-cell table:formula="of:=COUNTIF([.H167:.R167];1)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E</text:p>
          </table:table-cell>
          <table:table-cell office:value-type="float" office:value="59.3507599543" calcext:value-type="float">
            <text:p>59.3507599543</text:p>
          </table:table-cell>
          <table:table-cell office:value-type="float" office:value="18.0973347328" calcext:value-type="float">
            <text:p>18.0973347328</text:p>
          </table:table-cell>
          <table:table-cell office:value-type="float" office:value="0" calcext:value-type="float">
            <text:p>0</text:p>
          </table:table-cell>
          <table:table-cell table:formula="of:=COUNTIF([.H168:.R168];1)"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</text:p>
          </table:table-cell>
          <table:table-cell office:value-type="float" office:value="46.9166827587" calcext:value-type="float">
            <text:p>46.9166827587</text:p>
          </table:table-cell>
          <table:table-cell office:value-type="float" office:value="7.4669754625" calcext:value-type="float">
            <text:p>7.4669754625</text:p>
          </table:table-cell>
          <table:table-cell office:value-type="float" office:value="0" calcext:value-type="float">
            <text:p>0</text:p>
          </table:table-cell>
          <table:table-cell table:formula="of:=COUNTIF([.H169:.R169];1)"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</text:p>
          </table:table-cell>
          <table:table-cell office:value-type="float" office:value="33.5000339956" calcext:value-type="float">
            <text:p>33.5000339956</text:p>
          </table:table-cell>
          <table:table-cell office:value-type="float" office:value="36.299995889" calcext:value-type="float">
            <text:p>36.299995889</text:p>
          </table:table-cell>
          <table:table-cell office:value-type="float" office:value="0" calcext:value-type="float">
            <text:p>0</text:p>
          </table:table-cell>
          <table:table-cell table:formula="of:=COUNTIF([.H170:.R170];1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TW</text:p>
          </table:table-cell>
          <table:table-cell office:value-type="float" office:value="25.0358333333" calcext:value-type="float">
            <text:p>25.0358333333</text:p>
          </table:table-cell>
          <table:table-cell office:value-type="float" office:value="121.5683333333" calcext:value-type="float">
            <text:p>121.5683333333</text:p>
          </table:table-cell>
          <table:table-cell office:value-type="float" office:value="0" calcext:value-type="float">
            <text:p>0</text:p>
          </table:table-cell>
          <table:table-cell table:formula="of:=COUNTIF([.H171:.R171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TJ</text:p>
          </table:table-cell>
          <table:table-cell office:value-type="float" office:value="38.5600352163" calcext:value-type="float">
            <text:p>38.5600352163</text:p>
          </table:table-cell>
          <table:table-cell office:value-type="float" office:value="68.7738793527" calcext:value-type="float">
            <text:p>68.7738793527</text:p>
          </table:table-cell>
          <table:table-cell office:value-type="float" office:value="0" calcext:value-type="float">
            <text:p>0</text:p>
          </table:table-cell>
          <table:table-cell table:formula="of:=COUNTIF([.H172:.R172];1)"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TZ</text:p>
          </table:table-cell>
          <table:table-cell office:value-type="float" office:value="-6.8000125947" calcext:value-type="float">
            <text:p>-6.8000125947</text:p>
          </table:table-cell>
          <table:table-cell office:value-type="float" office:value="39.2683418363" calcext:value-type="float">
            <text:p>39.2683418363</text:p>
          </table:table-cell>
          <table:table-cell office:value-type="float" office:value="0" calcext:value-type="float">
            <text:p>0</text:p>
          </table:table-cell>
          <table:table-cell table:formula="of:=COUNTIF([.H173:.R173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</text:p>
          </table:table-cell>
          <table:table-cell office:value-type="float" office:value="13.7499992055" calcext:value-type="float">
            <text:p>13.7499992055</text:p>
          </table:table-cell>
          <table:table-cell office:value-type="float" office:value="100.516644652" calcext:value-type="float">
            <text:p>100.516644652</text:p>
          </table:table-cell>
          <table:table-cell office:value-type="float" office:value="0" calcext:value-type="float">
            <text:p>0</text:p>
          </table:table-cell>
          <table:table-cell table:formula="of:=COUNTIF([.H174:.R174];1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BS</text:p>
          </table:table-cell>
          <table:table-cell office:value-type="float" office:value="25.0833901154" calcext:value-type="float">
            <text:p>25.0833901154</text:p>
          </table:table-cell>
          <table:table-cell office:value-type="float" office:value="-77.3500437843" calcext:value-type="float">
            <text:p>-77.3500437843</text:p>
          </table:table-cell>
          <table:table-cell office:value-type="float" office:value="0" calcext:value-type="float">
            <text:p>0</text:p>
          </table:table-cell>
          <table:table-cell table:formula="of:=COUNTIF([.H175:.R175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GM</text:p>
          </table:table-cell>
          <table:table-cell office:value-type="float" office:value="13.4538764603" calcext:value-type="float">
            <text:p>13.4538764603</text:p>
          </table:table-cell>
          <table:table-cell office:value-type="float" office:value="-16.5917014892" calcext:value-type="float">
            <text:p>-16.5917014892</text:p>
          </table:table-cell>
          <table:table-cell office:value-type="float" office:value="0" calcext:value-type="float">
            <text:p>0</text:p>
          </table:table-cell>
          <table:table-cell table:formula="of:=COUNTIF([.H176:.R176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TG</text:p>
          </table:table-cell>
          <table:table-cell office:value-type="float" office:value="6.1319370717" calcext:value-type="float">
            <text:p>6.1319370717</text:p>
          </table:table-cell>
          <table:table-cell office:value-type="float" office:value="1.2227571194" calcext:value-type="float">
            <text:p>1.2227571194</text:p>
          </table:table-cell>
          <table:table-cell office:value-type="float" office:value="0" calcext:value-type="float">
            <text:p>0</text:p>
          </table:table-cell>
          <table:table-cell table:formula="of:=COUNTIF([.H177:.R177];1)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</text:p>
          </table:table-cell>
          <table:table-cell office:value-type="float" office:value="-21.1385123567" calcext:value-type="float">
            <text:p>-21.1385123567</text:p>
          </table:table-cell>
          <table:table-cell office:value-type="float" office:value="-175.220564478" calcext:value-type="float">
            <text:p>-175.220564478</text:p>
          </table:table-cell>
          <table:table-cell office:value-type="float" office:value="0" calcext:value-type="float">
            <text:p>0</text:p>
          </table:table-cell>
          <table:table-cell table:formula="of:=COUNTIF([.H178:.R178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T</text:p>
          </table:table-cell>
          <table:table-cell office:value-type="float" office:value="10.6519970896" calcext:value-type="float">
            <text:p>10.6519970896</text:p>
          </table:table-cell>
          <table:table-cell office:value-type="float" office:value="-61.5170308854" calcext:value-type="float">
            <text:p>-61.5170308854</text:p>
          </table:table-cell>
          <table:table-cell office:value-type="float" office:value="0" calcext:value-type="float">
            <text:p>0</text:p>
          </table:table-cell>
          <table:table-cell table:formula="of:=COUNTIF([.H179:.R179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N</text:p>
          </table:table-cell>
          <table:table-cell office:value-type="float" office:value="36.8027781362" calcext:value-type="float">
            <text:p>36.8027781362</text:p>
          </table:table-cell>
          <table:table-cell office:value-type="float" office:value="10.1796780992" calcext:value-type="float">
            <text:p>10.1796780992</text:p>
          </table:table-cell>
          <table:table-cell office:value-type="float" office:value="0" calcext:value-type="float">
            <text:p>0</text:p>
          </table:table-cell>
          <table:table-cell table:formula="of:=COUNTIF([.H180:.R180];1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urkey</text:p>
          </table:table-cell>
          <table:table-cell table:style-name="ce3" office:value-type="string" calcext:value-type="string">
            <text:p>TUR</text:p>
          </table:table-cell>
          <table:table-cell table:style-name="ce3" office:value-type="string" calcext:value-type="string">
            <text:p>TR</text:p>
          </table:table-cell>
          <table:table-cell table:style-name="ce3" office:value-type="float" office:value="39.9272385855" calcext:value-type="float">
            <text:p>39.9272385855</text:p>
          </table:table-cell>
          <table:table-cell table:style-name="ce3" office:value-type="float" office:value="32.864391641" calcext:value-type="float">
            <text:p>32.864391641</text:p>
          </table:table-cell>
          <table:table-cell table:style-name="ce3" office:value-type="float" office:value="1" calcext:value-type="float">
            <text:p>1</text:p>
          </table:table-cell>
          <table:table-cell table:formula="of:=COUNTIF([.H181:.R181];1)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91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TM</text:p>
          </table:table-cell>
          <table:table-cell office:value-type="float" office:value="37.9499949331" calcext:value-type="float">
            <text:p>37.9499949331</text:p>
          </table:table-cell>
          <table:table-cell office:value-type="float" office:value="58.3832991118" calcext:value-type="float">
            <text:p>58.3832991118</text:p>
          </table:table-cell>
          <table:table-cell office:value-type="float" office:value="0" calcext:value-type="float">
            <text:p>0</text:p>
          </table:table-cell>
          <table:table-cell table:formula="of:=COUNTIF([.H182:.R182];1)"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TV</text:p>
          </table:table-cell>
          <table:table-cell office:value-type="float" office:value="-8.516651999" calcext:value-type="float">
            <text:p>-8.516651999</text:p>
          </table:table-cell>
          <table:table-cell office:value-type="float" office:value="179.216647094" calcext:value-type="float">
            <text:p>179.216647094</text:p>
          </table:table-cell>
          <table:table-cell office:value-type="float" office:value="0" calcext:value-type="float">
            <text:p>0</text:p>
          </table:table-cell>
          <table:table-cell table:formula="of:=COUNTIF([.H183:.R183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UG</text:p>
          </table:table-cell>
          <table:table-cell office:value-type="float" office:value="0.3166589548" calcext:value-type="float">
            <text:p>0.3166589548</text:p>
          </table:table-cell>
          <table:table-cell office:value-type="float" office:value="32.5833235257" calcext:value-type="float">
            <text:p>32.5833235257</text:p>
          </table:table-cell>
          <table:table-cell office:value-type="float" office:value="0" calcext:value-type="float">
            <text:p>0</text:p>
          </table:table-cell>
          <table:table-cell table:formula="of:=COUNTIF([.H184:.R184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UA</text:p>
          </table:table-cell>
          <table:table-cell office:value-type="float" office:value="50.433367329" calcext:value-type="float">
            <text:p>50.433367329</text:p>
          </table:table-cell>
          <table:table-cell office:value-type="float" office:value="30.5166279691" calcext:value-type="float">
            <text:p>30.5166279691</text:p>
          </table:table-cell>
          <table:table-cell office:value-type="float" office:value="0" calcext:value-type="float">
            <text:p>0</text:p>
          </table:table-cell>
          <table:table-cell table:formula="of:=COUNTIF([.H185:.R185];1)"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AE</text:p>
          </table:table-cell>
          <table:table-cell office:value-type="float" office:value="24.4666835724" calcext:value-type="float">
            <text:p>24.4666835724</text:p>
          </table:table-cell>
          <table:table-cell office:value-type="float" office:value="54.3665933826" calcext:value-type="float">
            <text:p>54.3665933826</text:p>
          </table:table-cell>
          <table:table-cell office:value-type="float" office:value="0" calcext:value-type="float">
            <text:p>0</text:p>
          </table:table-cell>
          <table:table-cell table:formula="of:=COUNTIF([.H186:.R186];1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</text:p>
          </table:table-cell>
          <table:table-cell office:value-type="float" office:value="51.4999947297" calcext:value-type="float">
            <text:p>51.4999947297</text:p>
          </table:table-cell>
          <table:table-cell office:value-type="float" office:value="-0.1167218439" calcext:value-type="float">
            <text:p>-0.1167218439</text:p>
          </table:table-cell>
          <table:table-cell office:value-type="float" office:value="0" calcext:value-type="float">
            <text:p>0</text:p>
          </table:table-cell>
          <table:table-cell table:formula="of:=COUNTIF([.H187:.R187];1)" office:value-type="float" office:value="6" calcext:value-type="float">
            <text:p>6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</text:p>
          </table:table-cell>
          <table:table-cell office:value-type="float" office:value="38.8995493765" calcext:value-type="float">
            <text:p>38.8995493765</text:p>
          </table:table-cell>
          <table:table-cell office:value-type="float" office:value="-77.0094185808" calcext:value-type="float">
            <text:p>-77.0094185808</text:p>
          </table:table-cell>
          <table:table-cell office:value-type="float" office:value="0" calcext:value-type="float">
            <text:p>0</text:p>
          </table:table-cell>
          <table:table-cell table:formula="of:=COUNTIF([.H188:.R188];1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UY</text:p>
          </table:table-cell>
          <table:table-cell office:value-type="float" office:value="-34.8580415662" calcext:value-type="float">
            <text:p>-34.8580415662</text:p>
          </table:table-cell>
          <table:table-cell office:value-type="float" office:value="-56.1710522884" calcext:value-type="float">
            <text:p>-56.1710522884</text:p>
          </table:table-cell>
          <table:table-cell office:value-type="float" office:value="0" calcext:value-type="float">
            <text:p>0</text:p>
          </table:table-cell>
          <table:table-cell table:formula="of:=COUNTIF([.H189:.R189];1)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</text:p>
          </table:table-cell>
          <table:table-cell office:value-type="float" office:value="41.311701883" calcext:value-type="float">
            <text:p>41.311701883</text:p>
          </table:table-cell>
          <table:table-cell office:value-type="float" office:value="69.2949328195" calcext:value-type="float">
            <text:p>69.2949328195</text:p>
          </table:table-cell>
          <table:table-cell office:value-type="float" office:value="0" calcext:value-type="float">
            <text:p>0</text:p>
          </table:table-cell>
          <table:table-cell table:formula="of:=COUNTIF([.H190:.R190];1)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U</text:p>
          </table:table-cell>
          <table:table-cell office:value-type="float" office:value="-17.733350404" calcext:value-type="float">
            <text:p>-17.733350404</text:p>
          </table:table-cell>
          <table:table-cell office:value-type="float" office:value="168.316640584" calcext:value-type="float">
            <text:p>168.316640584</text:p>
          </table:table-cell>
          <table:table-cell office:value-type="float" office:value="0" calcext:value-type="float">
            <text:p>0</text:p>
          </table:table-cell>
          <table:table-cell table:formula="of:=COUNTIF([.H191:.R191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tican (Holy Sea)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VA</text:p>
          </table:table-cell>
          <table:table-cell office:value-type="float" office:value="41.9000122264" calcext:value-type="float">
            <text:p>41.9000122264</text:p>
          </table:table-cell>
          <table:table-cell office:value-type="float" office:value="12.4478083889" calcext:value-type="float">
            <text:p>12.4478083889</text:p>
          </table:table-cell>
          <table:table-cell office:value-type="float" office:value="0" calcext:value-type="float">
            <text:p>0</text:p>
          </table:table-cell>
          <table:table-cell table:formula="of:=COUNTIF([.H192:.R192];1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</text:p>
          </table:table-cell>
          <table:table-cell office:value-type="float" office:value="10.5009985544" calcext:value-type="float">
            <text:p>10.5009985544</text:p>
          </table:table-cell>
          <table:table-cell office:value-type="float" office:value="-66.9170371924" calcext:value-type="float">
            <text:p>-66.9170371924</text:p>
          </table:table-cell>
          <table:table-cell office:value-type="float" office:value="0" calcext:value-type="float">
            <text:p>0</text:p>
          </table:table-cell>
          <table:table-cell table:formula="of:=COUNTIF([.H193:.R193];1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VN</text:p>
          </table:table-cell>
          <table:table-cell office:value-type="float" office:value="21.0333272491" calcext:value-type="float">
            <text:p>21.0333272491</text:p>
          </table:table-cell>
          <table:table-cell office:value-type="float" office:value="105.8500142" calcext:value-type="float">
            <text:p>105.8500142</text:p>
          </table:table-cell>
          <table:table-cell office:value-type="float" office:value="0" calcext:value-type="float">
            <text:p>0</text:p>
          </table:table-cell>
          <table:table-cell table:formula="of:=COUNTIF([.H194:.R194];1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E</text:p>
          </table:table-cell>
          <table:table-cell office:value-type="float" office:value="15.3547332957" calcext:value-type="float">
            <text:p>15.3547332957</text:p>
          </table:table-cell>
          <table:table-cell office:value-type="float" office:value="44.2065933826" calcext:value-type="float">
            <text:p>44.2065933826</text:p>
          </table:table-cell>
          <table:table-cell office:value-type="float" office:value="0" calcext:value-type="float">
            <text:p>0</text:p>
          </table:table-cell>
          <table:table-cell table:formula="of:=COUNTIF([.H195:.R195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ZM</text:p>
          </table:table-cell>
          <table:table-cell office:value-type="float" office:value="-15.4166442679" calcext:value-type="float">
            <text:p>-15.4166442679</text:p>
          </table:table-cell>
          <table:table-cell office:value-type="float" office:value="28.2833275947" calcext:value-type="float">
            <text:p>28.2833275947</text:p>
          </table:table-cell>
          <table:table-cell office:value-type="float" office:value="0" calcext:value-type="float">
            <text:p>0</text:p>
          </table:table-cell>
          <table:table-cell table:formula="of:=COUNTIF([.H196:.R196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ZW</text:p>
          </table:table-cell>
          <table:table-cell office:value-type="float" office:value="-17.8177896944" calcext:value-type="float">
            <text:p>-17.8177896944</text:p>
          </table:table-cell>
          <table:table-cell office:value-type="float" office:value="31.0447094307" calcext:value-type="float">
            <text:p>31.0447094307</text:p>
          </table:table-cell>
          <table:table-cell office:value-type="float" office:value="0" calcext:value-type="float">
            <text:p>0</text:p>
          </table:table-cell>
          <table:table-cell table:formula="of:=COUNTIF([.H197:.R197];1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K</text:p>
          </table:table-cell>
          <table:table-cell office:value-type="float" office:value="22.304980895" calcext:value-type="float">
            <text:p>22.304980895</text:p>
          </table:table-cell>
          <table:table-cell office:value-type="float" office:value="114.185009317" calcext:value-type="float">
            <text:p>114.185009317</text:p>
          </table:table-cell>
          <table:table-cell office:value-type="float" office:value="0" calcext:value-type="float">
            <text:p>0</text:p>
          </table:table-cell>
          <table:table-cell table:formula="of:=COUNTIF([.H198:.R198]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 table:number-rows-repeated="1048377">
          <table:table-cell table:number-columns-repeated="1009"/>
        </table:table-row>
        <table:table-row table:style-name="ro1"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MacOSX_X86_64 LibreOffice_project/c4c7d32d0d49397cad38d62472b0bc8acff48dd6</meta:generator>
    <dc:date>2020-10-06T18:26:04.584099845</dc:date>
    <meta:editing-duration>PT58M3S</meta:editing-duration>
    <meta:editing-cycles>15</meta:editing-cycles>
    <meta:document-statistic meta:table-count="4" meta:cell-count="6931" meta:object-count="0"/>
  </office:meta>
</office:document-meta>
</file>